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Black1" svg:font-family="ArialBlack"/>
    <style:font-face style:name="Tahoma1" svg:font-family="Tahoma"/>
    <style:font-face style:name="Arial1" svg:font-family="Arial" style:font-pitch="variable"/>
    <style:font-face style:name="ArialBlack" svg:font-family="ArialBlack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47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82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91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4.38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5.74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5.9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8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13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3.64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1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25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3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20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58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2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70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38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71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9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33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81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20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91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4.75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05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75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68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49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73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4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76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6.98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3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42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4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96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5.11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76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86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30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90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45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4.1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4.22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69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94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5.44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01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56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38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04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05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94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03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91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1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7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7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96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76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46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57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05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61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12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70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12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93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4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0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1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69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09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53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48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85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32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15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6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43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74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4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34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67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27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83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82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3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992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42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63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37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1.42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.90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73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94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08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37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72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0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61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91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44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882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05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21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79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93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20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58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96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75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03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319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43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18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73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24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19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63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32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4.04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21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1.75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7.05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217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66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8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96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1.97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9.557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1.173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3.14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07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90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10.53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656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38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3.65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solid" draw:fill-color="#000000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38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85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8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854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85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4.413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5.742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45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09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8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24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0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3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61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41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84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02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48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5.277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44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3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3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468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4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6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949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09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41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17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11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5.781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74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39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93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92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85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106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3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05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146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669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15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5.353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953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34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83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22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031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1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852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94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709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911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29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411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69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21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555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07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688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068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2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378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87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076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57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065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496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414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836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288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128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47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5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722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13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58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98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21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93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01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95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58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336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86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918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17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78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02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89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95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63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812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8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435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185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21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791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96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22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12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6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495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15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88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4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58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977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849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43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0.683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6.521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289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476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87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423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1.678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0.793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9.337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20.504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3.02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21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063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0.209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466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461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31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5.90000009536743pt" style:font-size-asian="5.90000009536743pt" style:font-size-complex="5.90000009536743pt"/>
    </style:style>
    <style:style style:name="P4" style:family="paragraph">
      <loext:graphic-properties draw:fill="none"/>
      <style:paragraph-properties style:writing-mode="lr-tb"/>
      <style:text-properties fo:font-size="6.90000009536743pt" style:font-size-asian="6.90000009536743pt" style:font-size-complex="6.90000009536743pt"/>
    </style:style>
    <style:style style:name="P5" style:family="paragraph">
      <loext:graphic-properties draw:fill="none"/>
      <style:paragraph-properties style:writing-mode="lr-tb"/>
      <style:text-properties fo:font-size="7.19999980926514pt" style:font-size-asian="7.19999980926514pt" style:font-size-complex="7.19999980926514pt"/>
    </style:style>
    <style:style style:name="P6" style:family="paragraph">
      <loext:graphic-properties draw:fill="none"/>
      <style:paragraph-properties style:writing-mode="lr-tb"/>
      <style:text-properties fo:font-size="6.19999980926514pt" style:font-size-asian="6.19999980926514pt" style:font-size-complex="6.19999980926514pt"/>
    </style:style>
    <style:style style:name="P7" style:family="paragraph">
      <loext:graphic-properties draw:fill="none"/>
      <style:paragraph-properties style:writing-mode="lr-tb"/>
      <style:text-properties fo:font-size="4.90000009536743pt" style:font-size-asian="4.90000009536743pt" style:font-size-complex="4.90000009536743pt"/>
    </style:style>
    <style:style style:name="P8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9" style:family="paragraph">
      <loext:graphic-properties draw:fill="none"/>
      <style:paragraph-properties style:writing-mode="lr-tb"/>
      <style:text-properties fo:font-size="7.80000019073486pt" style:font-size-asian="7.80000019073486pt" style:font-size-complex="7.80000019073486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12" style:family="paragraph">
      <loext:graphic-properties draw:fill="none"/>
      <style:paragraph-properties style:writing-mode="lr-tb"/>
      <style:text-properties fo:font-size="6.69999980926514pt" style:font-size-asian="6.69999980926514pt" style:font-size-complex="6.69999980926514pt"/>
    </style:style>
    <style:style style:name="P13" style:family="paragraph">
      <loext:graphic-properties draw:fill="none"/>
      <style:paragraph-properties style:writing-mode="lr-tb"/>
      <style:text-properties fo:font-size="7.09999990463257pt" style:font-size-asian="7.09999990463257pt" style:font-size-complex="7.09999990463257pt"/>
    </style:style>
    <style:style style:name="P14" style:family="paragraph">
      <loext:graphic-properties draw:fill="none"/>
      <style:paragraph-properties style:writing-mode="lr-tb"/>
      <style:text-properties fo:font-size="4.80000019073486pt" style:font-size-asian="4.80000019073486pt" style:font-size-complex="4.80000019073486pt"/>
    </style:style>
    <style:style style:name="P15" style:family="paragraph">
      <loext:graphic-properties draw:fill="none"/>
      <style:paragraph-properties style:writing-mode="lr-tb"/>
      <style:text-properties fo:font-size="9.60000038146973pt" style:font-size-asian="9.60000038146973pt" style:font-size-complex="9.60000038146973pt"/>
    </style:style>
    <style:style style:name="P16" style:family="paragraph">
      <loext:graphic-properties draw:fill="none"/>
      <style:paragraph-properties style:writing-mode="lr-tb"/>
      <style:text-properties fo:font-size="7.69999980926514pt" style:font-size-asian="7.69999980926514pt" style:font-size-complex="7.69999980926514pt"/>
    </style:style>
    <style:style style:name="T1" style:family="text">
      <style:text-properties fo:color="#000000" style:font-name="Tahoma1" fo:font-size="5.90000009536743pt" style:font-size-asian="5.90000009536743pt" style:font-name-complex="Tahoma1" style:font-size-complex="5.90000009536743pt"/>
    </style:style>
    <style:style style:name="T2" style:family="text">
      <style:text-properties fo:color="#000000" style:font-name="Tahoma1" fo:font-size="6.90000009536743pt" style:font-size-asian="6.90000009536743pt" style:font-name-complex="Tahoma1" style:font-size-complex="6.90000009536743pt"/>
    </style:style>
    <style:style style:name="T3" style:family="text">
      <style:text-properties fo:color="#000000" style:font-name="Tahoma1" fo:font-size="7.19999980926514pt" style:font-size-asian="7.19999980926514pt" style:font-name-complex="Tahoma1" style:font-size-complex="7.19999980926514pt"/>
    </style:style>
    <style:style style:name="T4" style:family="text">
      <style:text-properties fo:color="#000000" style:font-name="Arial" fo:font-size="5.90000009536743pt" style:font-size-asian="5.90000009536743pt" style:font-name-complex="Arial" style:font-size-complex="5.90000009536743pt"/>
    </style:style>
    <style:style style:name="T5" style:family="text">
      <style:text-properties fo:color="#000000" style:font-name="Tahoma1" fo:font-size="5.90000009536743pt" fo:font-weight="bold" style:font-size-asian="5.90000009536743pt" style:font-name-complex="Tahoma1" style:font-size-complex="5.90000009536743pt" style:font-weight-complex="bold"/>
    </style:style>
    <style:style style:name="T6" style:family="text">
      <style:text-properties fo:color="#000000" style:font-name="Tahoma1" fo:font-size="6.19999980926514pt" style:font-size-asian="6.19999980926514pt" style:font-name-complex="Tahoma1" style:font-size-complex="6.19999980926514pt"/>
    </style:style>
    <style:style style:name="T7" style:family="text">
      <style:text-properties fo:color="#000000" style:font-name="Arial" fo:font-size="4.90000009536743pt" style:font-size-asian="4.90000009536743pt" style:font-name-complex="Arial" style:font-size-complex="4.90000009536743pt"/>
    </style:style>
    <style:style style:name="T8" style:family="text">
      <style:text-properties fo:color="#000000" style:font-name="Arial" fo:font-size="9.89999961853027pt" fo:font-weight="bold" style:font-size-asian="9.89999961853027pt" style:font-name-complex="Arial" style:font-size-complex="9.89999961853027pt" style:font-weight-complex="bold"/>
    </style:style>
    <style:style style:name="T9" style:family="text">
      <style:text-properties fo:color="#000000" style:font-name="Tahoma1" fo:font-size="7.80000019073486pt" fo:font-weight="bold" style:font-size-asian="7.80000019073486pt" style:font-name-complex="Tahoma1" style:font-size-complex="7.80000019073486pt" style:font-weight-complex="bold"/>
    </style:style>
    <style:style style:name="T10" style:family="text">
      <style:text-properties fo:color="#000000" style:font-name="ArialBlack1" fo:font-size="6.90000009536743pt" style:font-size-asian="6.90000009536743pt" style:font-name-complex="ArialBlack1" style:font-size-complex="6.90000009536743pt"/>
    </style:style>
    <style:style style:name="T11" style:family="text">
      <style:text-properties fo:color="#000000" style:font-name="Tahoma1" fo:font-size="5.80000019073486pt" style:font-size-asian="5.80000019073486pt" style:font-name-complex="Tahoma1" style:font-size-complex="5.80000019073486pt"/>
    </style:style>
    <style:style style:name="T12" style:family="text">
      <style:text-properties fo:color="#000000" style:font-name="Tahoma1" fo:font-size="6.69999980926514pt" style:font-size-asian="6.69999980926514pt" style:font-name-complex="Tahoma1" style:font-size-complex="6.69999980926514pt"/>
    </style:style>
    <style:style style:name="T13" style:family="text">
      <style:text-properties fo:color="#000000" style:font-name="Tahoma1" fo:font-size="7.09999990463257pt" style:font-size-asian="7.09999990463257pt" style:font-name-complex="Tahoma1" style:font-size-complex="7.09999990463257pt"/>
    </style:style>
    <style:style style:name="T14" style:family="text">
      <style:text-properties fo:color="#000000" style:font-name="Arial" fo:font-size="5.80000019073486pt" style:font-size-asian="5.80000019073486pt" style:font-name-complex="Arial" style:font-size-complex="5.80000019073486pt"/>
    </style:style>
    <style:style style:name="T15" style:family="text">
      <style:text-properties fo:color="#000000" style:font-name="Tahoma1" fo:font-size="5.80000019073486pt" fo:font-weight="bold" style:font-size-asian="5.80000019073486pt" style:font-name-complex="Tahoma1" style:font-size-complex="5.80000019073486pt" style:font-weight-complex="bold"/>
    </style:style>
    <style:style style:name="T16" style:family="text">
      <style:text-properties fo:color="#000000" style:font-name="Arial" fo:font-size="4.80000019073486pt" style:font-size-asian="4.80000019073486pt" style:font-name-complex="Arial" style:font-size-complex="4.80000019073486pt"/>
    </style:style>
    <style:style style:name="T17" style:family="text">
      <style:text-properties fo:color="#000000" style:font-name="Arial" fo:font-size="9.60000038146973pt" fo:font-weight="bold" style:font-size-asian="9.60000038146973pt" style:font-name-complex="Arial" style:font-size-complex="9.60000038146973pt" style:font-weight-complex="bold"/>
    </style:style>
    <style:style style:name="T18" style:family="text">
      <style:text-properties fo:color="#000000" style:font-name="Tahoma1" fo:font-size="7.69999980926514pt" fo:font-weight="bold" style:font-size-asian="7.69999980926514pt" style:font-name-complex="Tahoma1" style:font-size-complex="7.69999980926514pt" style:font-weight-complex="bold"/>
    </style:style>
    <style:style style:name="T19" style:family="text">
      <style:text-properties fo:color="#000000" style:font-name="ArialBlack1" fo:font-size="6.69999980926514pt" style:font-size-asian="6.69999980926514pt" style:font-name-complex="ArialBlack1" style:font-size-complex="6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516cm" svg:height="0.444cm" svg:x="0.848cm" svg:y="3.7cm" svg:viewBox="0 0 19517 445" draw:points="0,445 19517,445 19517,0 0,0">
          <text:p/>
        </draw:polygon>
        <draw:polygon draw:style-name="gr1" draw:text-style-name="P1" draw:layer="layout" svg:width="19.516cm" svg:height="0.47cm" svg:x="0.848cm" svg:y="13.398cm" svg:viewBox="0 0 19517 471" draw:points="0,471 19517,471 19517,0 0,0">
          <text:p/>
        </draw:polygon>
        <draw:polygon draw:style-name="gr1" draw:text-style-name="P1" draw:layer="layout" svg:width="19.516cm" svg:height="0.745cm" svg:x="0.848cm" svg:y="20.269cm" svg:viewBox="0 0 19517 746" draw:points="0,746 19517,746 19517,0 0,0">
          <text:p/>
        </draw:polygon>
        <draw:polygon draw:style-name="gr1" draw:text-style-name="P1" draw:layer="layout" svg:width="19.516cm" svg:height="0.47cm" svg:x="0.848cm" svg:y="25.971cm" svg:viewBox="0 0 19517 471" draw:points="0,471 19517,471 19517,0 0,0">
          <text:p/>
        </draw:polygon>
        <draw:frame draw:style-name="gr2" draw:text-style-name="P3" draw:layer="layout" svg:width="2.479cm" svg:height="0.243cm" svg:x="17.194cm" svg:y="2.14cm">
          <draw:text-box>
            <text:p text:style-name="P2"><text:span text:style-name="T1">Borang Notis: Rev/2010</text:span></text:p>
          </draw:text-box>
        </draw:frame>
        <draw:frame draw:style-name="gr3" draw:text-style-name="P3" draw:layer="layout" svg:width="0.828cm" svg:height="0.243cm" svg:x="17.194cm" svg:y="2.39cm">
          <draw:text-box>
            <text:p text:style-name="P2"><text:span text:style-name="T1">No. Siri:</text:span></text:p>
          </draw:text-box>
        </draw:frame>
        <draw:frame draw:style-name="gr4" draw:text-style-name="P4" draw:layer="layout" svg:width="3.918cm" svg:height="0.28cm" svg:x="1.264cm" svg:y="4.365cm">
          <draw:text-box>
            <text:p text:style-name="P2"><text:span text:style-name="T2">1. Nama Penuh (HURUF BESAR):</text:span></text:p>
          </draw:text-box>
        </draw:frame>
        <draw:frame draw:style-name="gr5" draw:text-style-name="P4" draw:layer="layout" svg:width="4.384cm" svg:height="0.28cm" svg:x="1.675cm" svg:y="5.275cm">
          <draw:text-box>
            <text:p text:style-name="P2"><text:span text:style-name="T2">Nama Pengiring (Ibu/Bapa/Penjaga):</text:span></text:p>
          </draw:text-box>
        </draw:frame>
        <draw:frame draw:style-name="gr6" draw:text-style-name="P5" draw:layer="layout" svg:width="5.747cm" svg:height="0.297cm" svg:x="1.749cm" svg:y="5.614cm">
          <draw:text-box>
            <text:p text:style-name="P2"><text:span text:style-name="T3">(Jika belum mempunyai Kad Pengenalan diri)</text:span></text:p>
          </draw:text-box>
        </draw:frame>
        <draw:frame draw:style-name="gr7" draw:text-style-name="P4" draw:layer="layout" svg:width="5.979cm" svg:height="0.28cm" svg:x="1.264cm" svg:y="6.228cm">
          <draw:text-box>
            <text:p text:style-name="P2"><text:span text:style-name="T2">2. No. Kad Pengenalan Diri / Dokumen Perjalanan</text:span></text:p>
          </draw:text-box>
        </draw:frame>
        <draw:frame draw:style-name="gr8" draw:text-style-name="P4" draw:layer="layout" svg:width="0.84cm" svg:height="0.28cm" svg:x="16.301cm" svg:y="6.228cm">
          <draw:text-box>
            <text:p text:style-name="P2"><text:span text:style-name="T2">Sendiri</text:span></text:p>
          </draw:text-box>
        </draw:frame>
        <draw:frame draw:style-name="gr9" draw:text-style-name="P4" draw:layer="layout" svg:width="1.137cm" svg:height="0.28cm" svg:x="18.096cm" svg:y="6.228cm">
          <draw:text-box>
            <text:p text:style-name="P2"><text:span text:style-name="T2">Pengiring</text:span></text:p>
          </draw:text-box>
        </draw:frame>
        <draw:frame draw:style-name="gr10" draw:text-style-name="P5" draw:layer="layout" svg:width="3.643cm" svg:height="0.297cm" svg:x="4.442cm" svg:y="6.592cm">
          <draw:text-box>
            <text:p text:style-name="P2"><text:span text:style-name="T3">(Untuk Bukan Warganegara)</text:span></text:p>
          </draw:text-box>
        </draw:frame>
        <draw:frame draw:style-name="gr11" draw:text-style-name="P4" draw:layer="layout" svg:width="3.19cm" svg:height="0.28cm" svg:x="1.674cm" svg:y="7.155cm">
          <draw:text-box>
            <text:p text:style-name="P2"><text:span text:style-name="T2">No. Daftar Hospital / Klinik</text:span></text:p>
          </draw:text-box>
        </draw:frame>
        <draw:frame draw:style-name="gr12" draw:text-style-name="P4" draw:layer="layout" svg:width="3.253cm" svg:height="0.28cm" svg:x="9.049cm" svg:y="7.155cm">
          <draw:text-box>
            <text:p text:style-name="P2"><text:span text:style-name="T2">Nama Wad:_______________</text:span></text:p>
          </draw:text-box>
        </draw:frame>
        <draw:frame draw:style-name="gr13" draw:text-style-name="P4" draw:layer="layout" svg:width="2.301cm" svg:height="0.28cm" svg:x="12.639cm" svg:y="7.155cm">
          <draw:text-box>
            <text:p text:style-name="P2"><text:span text:style-name="T2">Tarikh Masuk Wad:</text:span></text:p>
          </draw:text-box>
        </draw:frame>
        <draw:frame draw:style-name="gr14" draw:text-style-name="P3" draw:layer="layout" svg:width="0.206cm" svg:height="0.23cm" svg:x="16.013cm" svg:y="7.174cm">
          <draw:text-box>
            <text:p text:style-name="P2"><text:span text:style-name="T4">/</text:span></text:p>
          </draw:text-box>
        </draw:frame>
        <draw:frame draw:style-name="gr14" draw:text-style-name="P3" draw:layer="layout" svg:width="0.206cm" svg:height="0.23cm" svg:x="17.359cm" svg:y="7.174cm">
          <draw:text-box>
            <text:p text:style-name="P2"><text:span text:style-name="T4">/</text:span></text:p>
          </draw:text-box>
        </draw:frame>
        <draw:frame draw:style-name="gr15" draw:text-style-name="P4" draw:layer="layout" svg:width="2.584cm" svg:height="0.28cm" svg:x="1.264cm" svg:y="7.891cm">
          <draw:text-box>
            <text:p text:style-name="P2"><text:span text:style-name="T2">3. Kewarganegaraan:</text:span></text:p>
          </draw:text-box>
        </draw:frame>
        <draw:frame draw:style-name="gr16" draw:text-style-name="P4" draw:layer="layout" svg:width="1.221cm" svg:height="0.28cm" svg:x="11.293cm" svg:y="7.891cm">
          <draw:text-box>
            <text:p text:style-name="P2"><text:span text:style-name="T2">4. Jantina:</text:span></text:p>
          </draw:text-box>
        </draw:frame>
        <draw:frame draw:style-name="gr17" draw:text-style-name="P4" draw:layer="layout" svg:width="0.709cm" svg:height="0.28cm" svg:x="13.088cm" svg:y="7.891cm">
          <draw:text-box>
            <text:p text:style-name="P2"><text:span text:style-name="T2">Lelaki</text:span></text:p>
          </draw:text-box>
        </draw:frame>
        <draw:frame draw:style-name="gr18" draw:text-style-name="P4" draw:layer="layout" svg:width="1.382cm" svg:height="0.28cm" svg:x="14.954cm" svg:y="7.891cm">
          <draw:text-box>
            <text:p text:style-name="P2"><text:span text:style-name="T2">Perempuan</text:span></text:p>
          </draw:text-box>
        </draw:frame>
        <draw:frame draw:style-name="gr19" draw:text-style-name="P4" draw:layer="layout" svg:width="1.712cm" svg:height="0.28cm" svg:x="1.675cm" svg:y="8.285cm">
          <draw:text-box>
            <text:p text:style-name="P2"><text:span text:style-name="T2">Warganegara:</text:span></text:p>
          </draw:text-box>
        </draw:frame>
        <draw:frame draw:style-name="gr20" draw:text-style-name="P4" draw:layer="layout" svg:width="0.298cm" svg:height="0.28cm" svg:x="2.123cm" svg:y="8.708cm">
          <draw:text-box>
            <text:p text:style-name="P2"><text:span text:style-name="T2">Ya</text:span></text:p>
          </draw:text-box>
        </draw:frame>
        <draw:frame draw:style-name="gr21" draw:text-style-name="P4" draw:layer="layout" svg:width="1.336cm" svg:height="0.28cm" svg:x="3.021cm" svg:y="8.708cm">
          <draw:text-box>
            <text:p text:style-name="P2"><text:span text:style-name="T2">Keturunan:</text:span></text:p>
          </draw:text-box>
        </draw:frame>
        <draw:frame draw:style-name="gr22" draw:text-style-name="P4" draw:layer="layout" svg:width="1.818cm" svg:height="0.28cm" svg:x="11.293cm" svg:y="8.708cm">
          <draw:text-box>
            <text:p text:style-name="P2"><text:span text:style-name="T2">5. Tarikh Lahir:</text:span></text:p>
          </draw:text-box>
        </draw:frame>
        <draw:frame draw:style-name="gr23" draw:text-style-name="P3" draw:layer="layout" svg:width="0.206cm" svg:height="0.243cm" svg:x="14.133cm" svg:y="8.727cm">
          <draw:text-box>
            <text:p text:style-name="P2"><text:span text:style-name="T1">/</text:span></text:p>
          </draw:text-box>
        </draw:frame>
        <draw:frame draw:style-name="gr23" draw:text-style-name="P3" draw:layer="layout" svg:width="0.206cm" svg:height="0.243cm" svg:x="15.551cm" svg:y="8.727cm">
          <draw:text-box>
            <text:p text:style-name="P2"><text:span text:style-name="T1">/</text:span></text:p>
          </draw:text-box>
        </draw:frame>
        <draw:frame draw:style-name="gr24" draw:text-style-name="P4" draw:layer="layout" svg:width="1.915cm" svg:height="0.28cm" svg:x="3.021cm" svg:y="9.225cm">
          <draw:text-box>
            <text:p text:style-name="P2"><text:span text:style-name="T2">Sukuketurunan:</text:span></text:p>
          </draw:text-box>
        </draw:frame>
        <draw:frame draw:style-name="gr25" draw:text-style-name="P5" draw:layer="layout" svg:width="4.756cm" svg:height="0.297cm" svg:x="3.095cm" svg:y="9.627cm">
          <draw:text-box>
            <text:p text:style-name="P2"><text:span text:style-name="T3">(Bagi O/Asli, Pribumi Sabah/Sarawak)</text:span></text:p>
          </draw:text-box>
        </draw:frame>
        <draw:frame draw:style-name="gr26" draw:text-style-name="P4" draw:layer="layout" svg:width="1.052cm" svg:height="0.28cm" svg:x="11.293cm" svg:y="9.627cm">
          <draw:text-box>
            <text:p text:style-name="P2"><text:span text:style-name="T2">6. Umur:</text:span></text:p>
          </draw:text-box>
        </draw:frame>
        <draw:frame draw:style-name="gr27" draw:text-style-name="P4" draw:layer="layout" svg:width="0.756cm" svg:height="0.28cm" svg:x="15.403cm" svg:y="9.627cm">
          <draw:text-box>
            <text:p text:style-name="P2"><text:span text:style-name="T2">Tahun</text:span></text:p>
          </draw:text-box>
        </draw:frame>
        <draw:frame draw:style-name="gr28" draw:text-style-name="P4" draw:layer="layout" svg:width="0.688cm" svg:height="0.28cm" svg:x="16.749cm" svg:y="9.627cm">
          <draw:text-box>
            <text:p text:style-name="P2"><text:span text:style-name="T2">Bulan</text:span></text:p>
          </draw:text-box>
        </draw:frame>
        <draw:frame draw:style-name="gr29" draw:text-style-name="P4" draw:layer="layout" svg:width="0.497cm" svg:height="0.28cm" svg:x="18.096cm" svg:y="9.627cm">
          <draw:text-box>
            <text:p text:style-name="P2"><text:span text:style-name="T2">Hari</text:span></text:p>
          </draw:text-box>
        </draw:frame>
        <draw:frame draw:style-name="gr30" draw:text-style-name="P4" draw:layer="layout" svg:width="0.734cm" svg:height="0.28cm" svg:x="2.123cm" svg:y="10.055cm">
          <draw:text-box>
            <text:p text:style-name="P2"><text:span text:style-name="T2">Tidak </text:span></text:p>
          </draw:text-box>
        </draw:frame>
        <draw:frame draw:style-name="gr31" draw:text-style-name="P4" draw:layer="layout" svg:width="1.543cm" svg:height="0.28cm" svg:x="3.021cm" svg:y="10.055cm">
          <draw:text-box>
            <text:p text:style-name="P2"><text:span text:style-name="T2">Negara Asal:</text:span></text:p>
          </draw:text-box>
        </draw:frame>
        <draw:frame draw:style-name="gr32" draw:text-style-name="P4" draw:layer="layout" svg:width="0.768cm" svg:height="0.28cm" svg:x="3.021cm" svg:y="10.461cm">
          <draw:text-box>
            <text:p text:style-name="P2"><text:span text:style-name="T2">Status</text:span></text:p>
          </draw:text-box>
        </draw:frame>
        <draw:frame draw:style-name="gr33" draw:text-style-name="P4" draw:layer="layout" svg:width="6.983cm" svg:height="0.28cm" svg:x="11.293cm" svg:y="10.461cm">
          <draw:text-box>
            <text:p text:style-name="P2"><text:span text:style-name="T2">7. Pekerjaan:____________________________________________</text:span></text:p>
          </draw:text-box>
        </draw:frame>
        <draw:frame draw:style-name="gr34" draw:text-style-name="P4" draw:layer="layout" svg:width="1.534cm" svg:height="0.28cm" svg:x="3.021cm" svg:y="10.825cm">
          <draw:text-box>
            <text:p text:style-name="P2"><text:span text:style-name="T2">Kedatangan:</text:span></text:p>
          </draw:text-box>
        </draw:frame>
        <draw:frame draw:style-name="gr35" draw:text-style-name="P4" draw:layer="layout" svg:width="0.421cm" svg:height="0.28cm" svg:x="5.362cm" svg:y="10.825cm">
          <draw:text-box>
            <text:p text:style-name="P2"><text:span text:style-name="T2">Izin</text:span></text:p>
          </draw:text-box>
        </draw:frame>
        <draw:frame draw:style-name="gr36" draw:text-style-name="P4" draw:layer="layout" svg:width="1.247cm" svg:height="0.28cm" svg:x="6.708cm" svg:y="10.825cm">
          <draw:text-box>
            <text:p text:style-name="P2"><text:span text:style-name="T2">Tanpa Izin</text:span></text:p>
          </draw:text-box>
        </draw:frame>
        <draw:frame draw:style-name="gr37" draw:text-style-name="P4" draw:layer="layout" svg:width="1.962cm" svg:height="0.28cm" svg:x="8.6cm" svg:y="10.825cm">
          <draw:text-box>
            <text:p text:style-name="P2"><text:span text:style-name="T2">Penduduk Tetap</text:span></text:p>
          </draw:text-box>
        </draw:frame>
        <draw:frame draw:style-name="gr38" draw:text-style-name="P5" draw:layer="layout" svg:width="5.116cm" svg:height="0.297cm" svg:x="11.816cm" svg:y="10.872cm">
          <draw:text-box>
            <text:p text:style-name="P2"><text:span text:style-name="T3">(Jika tidak bekerja, nyatakan status diri)</text:span></text:p>
          </draw:text-box>
        </draw:frame>
        <draw:frame draw:style-name="gr39" draw:text-style-name="P4" draw:layer="layout" svg:width="1.767cm" svg:height="0.28cm" svg:x="1.264cm" svg:y="11.464cm">
          <draw:text-box>
            <text:p text:style-name="P2"><text:span text:style-name="T2">8. No. Telefon:</text:span></text:p>
          </draw:text-box>
        </draw:frame>
        <draw:frame draw:style-name="gr40" draw:text-style-name="P4" draw:layer="layout" svg:width="0.861cm" svg:height="0.28cm" svg:x="4.367cm" svg:y="11.464cm">
          <draw:text-box>
            <text:p text:style-name="P2"><text:span text:style-name="T2">Rumah</text:span></text:p>
          </draw:text-box>
        </draw:frame>
        <draw:frame draw:style-name="gr41" draw:text-style-name="P4" draw:layer="layout" svg:width="1.302cm" svg:height="0.28cm" svg:x="6.259cm" svg:y="11.464cm">
          <draw:text-box>
            <text:p text:style-name="P2"><text:span text:style-name="T2">Tel. Bimbit</text:span></text:p>
          </draw:text-box>
        </draw:frame>
        <draw:frame draw:style-name="gr42" draw:text-style-name="P4" draw:layer="layout" svg:width="0.904cm" svg:height="0.28cm" svg:x="8.152cm" svg:y="11.464cm">
          <draw:text-box>
            <text:p text:style-name="P2"><text:span text:style-name="T2">Pejabat</text:span></text:p>
          </draw:text-box>
        </draw:frame>
        <draw:frame draw:style-name="gr23" draw:text-style-name="P3" draw:layer="layout" svg:width="0.206cm" svg:height="0.243cm" svg:x="10.988cm" svg:y="11.483cm">
          <draw:text-box>
            <text:p text:style-name="P2"><text:span text:style-name="T5">-</text:span></text:p>
          </draw:text-box>
        </draw:frame>
        <draw:frame draw:style-name="gr43" draw:text-style-name="P4" draw:layer="layout" svg:width="2.453cm" svg:height="0.28cm" svg:x="1.264cm" svg:y="12.277cm">
          <draw:text-box>
            <text:p text:style-name="P2"><text:span text:style-name="T2">9. Alamat Kediaman</text:span></text:p>
          </draw:text-box>
        </draw:frame>
        <draw:frame draw:style-name="gr44" draw:text-style-name="P4" draw:layer="layout" svg:width="4.172cm" svg:height="0.28cm" svg:x="11.741cm" svg:y="12.277cm">
          <draw:text-box>
            <text:p text:style-name="P2"><text:span text:style-name="T2">10. Alamat Tempat Kerja / Belajar:</text:span></text:p>
          </draw:text-box>
        </draw:frame>
        <draw:frame draw:style-name="gr45" draw:text-style-name="P4" draw:layer="layout" svg:width="0.24cm" svg:height="0.28cm" svg:x="2.267cm" svg:y="14.059cm">
          <draw:text-box>
            <text:p text:style-name="P2"><text:span text:style-name="T2">1.</text:span></text:p>
          </draw:text-box>
        </draw:frame>
        <draw:frame draw:style-name="gr46" draw:text-style-name="P4" draw:layer="layout" svg:width="1.53cm" svg:height="0.28cm" svg:x="2.572cm" svg:y="14.034cm">
          <draw:text-box>
            <text:p text:style-name="P2"><text:span text:style-name="T2">Poliomyelitis</text:span></text:p>
          </draw:text-box>
        </draw:frame>
        <draw:frame draw:style-name="gr47" draw:text-style-name="P4" draw:layer="layout" svg:width="4.223cm" svg:height="0.28cm" svg:x="9.07cm" svg:y="14.034cm">
          <draw:text-box>
            <text:p text:style-name="P2"><text:span text:style-name="T2">16. Hand, Food and Mouth Disease</text:span></text:p>
          </draw:text-box>
        </draw:frame>
        <draw:frame draw:style-name="gr48" draw:text-style-name="P4" draw:layer="layout" svg:width="2.699cm" svg:height="0.28cm" svg:x="14.976cm" svg:y="14.034cm">
          <draw:text-box>
            <text:p text:style-name="P2"><text:span text:style-name="T2">31. Syphilis - Acquired</text:span></text:p>
          </draw:text-box>
        </draw:frame>
        <draw:frame draw:style-name="gr45" draw:text-style-name="P4" draw:layer="layout" svg:width="0.24cm" svg:height="0.28cm" svg:x="2.267cm" svg:y="14.407cm">
          <draw:text-box>
            <text:p text:style-name="P2"><text:span text:style-name="T2">2.</text:span></text:p>
          </draw:text-box>
        </draw:frame>
        <draw:frame draw:style-name="gr49" draw:text-style-name="P4" draw:layer="layout" svg:width="1.945cm" svg:height="0.28cm" svg:x="2.572cm" svg:y="14.445cm">
          <draw:text-box>
            <text:p text:style-name="P2"><text:span text:style-name="T2">Viral Hepatitis A</text:span></text:p>
          </draw:text-box>
        </draw:frame>
        <draw:frame draw:style-name="gr50" draw:text-style-name="P4" draw:layer="layout" svg:width="5.446cm" svg:height="0.28cm" svg:x="9.07cm" svg:y="14.445cm">
          <draw:text-box>
            <text:p text:style-name="P2"><text:span text:style-name="T2">17. Human Immunodeficiency Virus Infection</text:span></text:p>
          </draw:text-box>
        </draw:frame>
        <draw:frame draw:style-name="gr51" draw:text-style-name="P4" draw:layer="layout" svg:width="3.012cm" svg:height="0.28cm" svg:x="14.976cm" svg:y="14.445cm">
          <draw:text-box>
            <text:p text:style-name="P2"><text:span text:style-name="T2">32. Tetanus Neonatorum</text:span></text:p>
          </draw:text-box>
        </draw:frame>
        <draw:frame draw:style-name="gr45" draw:text-style-name="P4" draw:layer="layout" svg:width="0.24cm" svg:height="0.28cm" svg:x="2.267cm" svg:y="14.855cm">
          <draw:text-box>
            <text:p text:style-name="P2"><text:span text:style-name="T2">3.</text:span></text:p>
          </draw:text-box>
        </draw:frame>
        <draw:frame draw:style-name="gr49" draw:text-style-name="P4" draw:layer="layout" svg:width="1.945cm" svg:height="0.28cm" svg:x="2.572cm" svg:y="14.855cm">
          <draw:text-box>
            <text:p text:style-name="P2"><text:span text:style-name="T2">Viral Hepatitis B</text:span></text:p>
          </draw:text-box>
        </draw:frame>
        <draw:frame draw:style-name="gr52" draw:text-style-name="P4" draw:layer="layout" svg:width="1.564cm" svg:height="0.28cm" svg:x="9.07cm" svg:y="14.855cm">
          <draw:text-box>
            <text:p text:style-name="P2"><text:span text:style-name="T2">18. Influenza</text:span></text:p>
          </draw:text-box>
        </draw:frame>
        <draw:frame draw:style-name="gr53" draw:text-style-name="P4" draw:layer="layout" svg:width="0.383cm" svg:height="0.28cm" svg:x="14.976cm" svg:y="14.855cm">
          <draw:text-box>
            <text:p text:style-name="P2"><text:span text:style-name="T2">33.</text:span></text:p>
          </draw:text-box>
        </draw:frame>
        <draw:frame draw:style-name="gr54" draw:text-style-name="P4" draw:layer="layout" svg:width="1.048cm" svg:height="0.28cm" svg:x="15.403cm" svg:y="14.864cm">
          <draw:text-box>
            <text:p text:style-name="P2"><text:span text:style-name="T2">Tetanus </text:span></text:p>
          </draw:text-box>
        </draw:frame>
        <draw:frame draw:style-name="gr55" draw:text-style-name="P5" draw:layer="layout" svg:width="1.052cm" svg:height="0.297cm" svg:x="16.405cm" svg:y="14.864cm">
          <draw:text-box>
            <text:p text:style-name="P2"><text:span text:style-name="T3">(Others)</text:span></text:p>
          </draw:text-box>
        </draw:frame>
        <draw:frame draw:style-name="gr45" draw:text-style-name="P4" draw:layer="layout" svg:width="0.24cm" svg:height="0.28cm" svg:x="2.267cm" svg:y="15.279cm">
          <draw:text-box>
            <text:p text:style-name="P2"><text:span text:style-name="T2">4.</text:span></text:p>
          </draw:text-box>
        </draw:frame>
        <draw:frame draw:style-name="gr56" draw:text-style-name="P4" draw:layer="layout" svg:width="1.949cm" svg:height="0.28cm" svg:x="2.572cm" svg:y="15.279cm">
          <draw:text-box>
            <text:p text:style-name="P2"><text:span text:style-name="T2">Viral Hepatitis C</text:span></text:p>
          </draw:text-box>
        </draw:frame>
        <draw:frame draw:style-name="gr53" draw:text-style-name="P4" draw:layer="layout" svg:width="0.383cm" svg:height="0.28cm" svg:x="9.07cm" svg:y="15.279cm">
          <draw:text-box>
            <text:p text:style-name="P2"><text:span text:style-name="T2">19.</text:span></text:p>
          </draw:text-box>
        </draw:frame>
        <draw:frame draw:style-name="gr57" draw:text-style-name="P4" draw:layer="layout" svg:width="1.031cm" svg:height="0.28cm" svg:x="9.498cm" svg:y="15.287cm">
          <draw:text-box>
            <text:p text:style-name="P2"><text:span text:style-name="T2">Leprosy </text:span></text:p>
          </draw:text-box>
        </draw:frame>
        <draw:frame draw:style-name="gr58" draw:text-style-name="P5" draw:layer="layout" svg:width="1.911cm" svg:height="0.297cm" svg:x="10.474cm" svg:y="15.287cm">
          <draw:text-box>
            <text:p text:style-name="P2"><text:span text:style-name="T3">(Multibacillary)</text:span></text:p>
          </draw:text-box>
        </draw:frame>
        <draw:frame draw:style-name="gr53" draw:text-style-name="P4" draw:layer="layout" svg:width="0.383cm" svg:height="0.28cm" svg:x="14.976cm" svg:y="15.279cm">
          <draw:text-box>
            <text:p text:style-name="P2"><text:span text:style-name="T2">34.</text:span></text:p>
          </draw:text-box>
        </draw:frame>
        <draw:frame draw:style-name="gr59" draw:text-style-name="P4" draw:layer="layout" svg:width="1.12cm" svg:height="0.28cm" svg:x="15.403cm" svg:y="15.287cm">
          <draw:text-box>
            <text:p text:style-name="P2"><text:span text:style-name="T2">Typhus - </text:span></text:p>
          </draw:text-box>
        </draw:frame>
        <draw:frame draw:style-name="gr60" draw:text-style-name="P5" draw:layer="layout" svg:width="0.73cm" svg:height="0.297cm" svg:x="16.49cm" svg:y="15.287cm">
          <draw:text-box>
            <text:p text:style-name="P2"><text:span text:style-name="T3">Scrub</text:span></text:p>
          </draw:text-box>
        </draw:frame>
        <draw:frame draw:style-name="gr45" draw:text-style-name="P4" draw:layer="layout" svg:width="0.24cm" svg:height="0.28cm" svg:x="2.267cm" svg:y="15.681cm">
          <draw:text-box>
            <text:p text:style-name="P2"><text:span text:style-name="T2">5.</text:span></text:p>
          </draw:text-box>
        </draw:frame>
        <draw:frame draw:style-name="gr61" draw:text-style-name="P4" draw:layer="layout" svg:width="1.78cm" svg:height="0.28cm" svg:x="2.572cm" svg:y="15.689cm">
          <draw:text-box>
            <text:p text:style-name="P2"><text:span text:style-name="T2">Viral Hepatitis </text:span></text:p>
          </draw:text-box>
        </draw:frame>
        <draw:frame draw:style-name="gr55" draw:text-style-name="P5" draw:layer="layout" svg:width="1.052cm" svg:height="0.297cm" svg:x="4.196cm" svg:y="15.689cm">
          <draw:text-box>
            <text:p text:style-name="P2"><text:span text:style-name="T3">(Others)</text:span></text:p>
          </draw:text-box>
        </draw:frame>
        <draw:frame draw:style-name="gr53" draw:text-style-name="P4" draw:layer="layout" svg:width="0.383cm" svg:height="0.28cm" svg:x="9.07cm" svg:y="15.681cm">
          <draw:text-box>
            <text:p text:style-name="P2"><text:span text:style-name="T2">20.</text:span></text:p>
          </draw:text-box>
        </draw:frame>
        <draw:frame draw:style-name="gr57" draw:text-style-name="P4" draw:layer="layout" svg:width="1.031cm" svg:height="0.28cm" svg:x="9.498cm" svg:y="15.689cm">
          <draw:text-box>
            <text:p text:style-name="P2"><text:span text:style-name="T2">Leprosy </text:span></text:p>
          </draw:text-box>
        </draw:frame>
        <draw:frame draw:style-name="gr62" draw:text-style-name="P5" draw:layer="layout" svg:width="1.966cm" svg:height="0.297cm" svg:x="10.474cm" svg:y="15.689cm">
          <draw:text-box>
            <text:p text:style-name="P2"><text:span text:style-name="T3">(Paucibacillary)</text:span></text:p>
          </draw:text-box>
        </draw:frame>
        <draw:frame draw:style-name="gr53" draw:text-style-name="P4" draw:layer="layout" svg:width="0.383cm" svg:height="0.28cm" svg:x="14.976cm" svg:y="15.681cm">
          <draw:text-box>
            <text:p text:style-name="P2"><text:span text:style-name="T2">35.</text:span></text:p>
          </draw:text-box>
        </draw:frame>
        <draw:frame draw:style-name="gr63" draw:text-style-name="P4" draw:layer="layout" svg:width="1.763cm" svg:height="0.28cm" svg:x="15.403cm" svg:y="15.689cm">
          <draw:text-box>
            <text:p text:style-name="P2"><text:span text:style-name="T2">Tuberculosis - </text:span></text:p>
          </draw:text-box>
        </draw:frame>
        <draw:frame draw:style-name="gr64" draw:text-style-name="P5" draw:layer="layout" svg:width="2.466cm" svg:height="0.297cm" svg:x="17.044cm" svg:y="15.689cm">
          <draw:text-box>
            <text:p text:style-name="P2"><text:span text:style-name="T3">PTB Smear Positive</text:span></text:p>
          </draw:text-box>
        </draw:frame>
        <draw:frame draw:style-name="gr45" draw:text-style-name="P4" draw:layer="layout" svg:width="0.24cm" svg:height="0.28cm" svg:x="2.267cm" svg:y="16.083cm">
          <draw:text-box>
            <text:p text:style-name="P2"><text:span text:style-name="T2">6.</text:span></text:p>
          </draw:text-box>
        </draw:frame>
        <draw:frame draw:style-name="gr65" draw:text-style-name="P4" draw:layer="layout" svg:width="0.578cm" svg:height="0.28cm" svg:x="2.572cm" svg:y="16.083cm">
          <draw:text-box>
            <text:p text:style-name="P2"><text:span text:style-name="T2">AIDS</text:span></text:p>
          </draw:text-box>
        </draw:frame>
        <draw:frame draw:style-name="gr66" draw:text-style-name="P4" draw:layer="layout" svg:width="2.051cm" svg:height="0.28cm" svg:x="9.07cm" svg:y="16.083cm">
          <draw:text-box>
            <text:p text:style-name="P2"><text:span text:style-name="T2">21. Leptospirosis</text:span></text:p>
          </draw:text-box>
        </draw:frame>
        <draw:frame draw:style-name="gr53" draw:text-style-name="P4" draw:layer="layout" svg:width="0.383cm" svg:height="0.28cm" svg:x="14.976cm" svg:y="16.083cm">
          <draw:text-box>
            <text:p text:style-name="P2"><text:span text:style-name="T2">36.</text:span></text:p>
          </draw:text-box>
        </draw:frame>
        <draw:frame draw:style-name="gr63" draw:text-style-name="P4" draw:layer="layout" svg:width="1.763cm" svg:height="0.28cm" svg:x="15.403cm" svg:y="16.091cm">
          <draw:text-box>
            <text:p text:style-name="P2"><text:span text:style-name="T2">Tuberculosis - </text:span></text:p>
          </draw:text-box>
        </draw:frame>
        <draw:frame draw:style-name="gr67" draw:text-style-name="P5" draw:layer="layout" svg:width="2.618cm" svg:height="0.297cm" svg:x="17.044cm" svg:y="16.091cm">
          <draw:text-box>
            <text:p text:style-name="P2"><text:span text:style-name="T3">PTB Smear Negative</text:span></text:p>
          </draw:text-box>
        </draw:frame>
        <draw:frame draw:style-name="gr45" draw:text-style-name="P4" draw:layer="layout" svg:width="0.24cm" svg:height="0.28cm" svg:x="2.267cm" svg:y="16.494cm">
          <draw:text-box>
            <text:p text:style-name="P2"><text:span text:style-name="T2">7.</text:span></text:p>
          </draw:text-box>
        </draw:frame>
        <draw:frame draw:style-name="gr16" draw:text-style-name="P4" draw:layer="layout" svg:width="1.221cm" svg:height="0.28cm" svg:x="2.572cm" svg:y="16.494cm">
          <draw:text-box>
            <text:p text:style-name="P2"><text:span text:style-name="T2">Chancroid</text:span></text:p>
          </draw:text-box>
        </draw:frame>
        <draw:frame draw:style-name="gr53" draw:text-style-name="P4" draw:layer="layout" svg:width="0.383cm" svg:height="0.28cm" svg:x="9.07cm" svg:y="16.494cm">
          <draw:text-box>
            <text:p text:style-name="P2"><text:span text:style-name="T2">22.</text:span></text:p>
          </draw:text-box>
        </draw:frame>
        <draw:frame draw:style-name="gr68" draw:text-style-name="P4" draw:layer="layout" svg:width="1.128cm" svg:height="0.28cm" svg:x="9.498cm" svg:y="16.502cm">
          <draw:text-box>
            <text:p text:style-name="P2"><text:span text:style-name="T2">Malaria - </text:span></text:p>
          </draw:text-box>
        </draw:frame>
        <draw:frame draw:style-name="gr69" draw:text-style-name="P5" draw:layer="layout" svg:width="0.709cm" svg:height="0.297cm" svg:x="10.58cm" svg:y="16.502cm">
          <draw:text-box>
            <text:p text:style-name="P2"><text:span text:style-name="T3">Vivax</text:span></text:p>
          </draw:text-box>
        </draw:frame>
        <draw:frame draw:style-name="gr53" draw:text-style-name="P4" draw:layer="layout" svg:width="0.383cm" svg:height="0.28cm" svg:x="14.976cm" svg:y="16.494cm">
          <draw:text-box>
            <text:p text:style-name="P2"><text:span text:style-name="T2">37.</text:span></text:p>
          </draw:text-box>
        </draw:frame>
        <draw:frame draw:style-name="gr63" draw:text-style-name="P4" draw:layer="layout" svg:width="1.763cm" svg:height="0.28cm" svg:x="15.403cm" svg:y="16.502cm">
          <draw:text-box>
            <text:p text:style-name="P2"><text:span text:style-name="T2">Tuberculosis - </text:span></text:p>
          </draw:text-box>
        </draw:frame>
        <draw:frame draw:style-name="gr70" draw:text-style-name="P5" draw:layer="layout" svg:width="2.123cm" svg:height="0.297cm" svg:x="17.044cm" svg:y="16.502cm">
          <draw:text-box>
            <text:p text:style-name="P2"><text:span text:style-name="T3">Extra Pulmonary</text:span></text:p>
          </draw:text-box>
        </draw:frame>
        <draw:frame draw:style-name="gr45" draw:text-style-name="P4" draw:layer="layout" svg:width="0.24cm" svg:height="0.28cm" svg:x="2.267cm" svg:y="16.917cm">
          <draw:text-box>
            <text:p text:style-name="P2"><text:span text:style-name="T2">8.</text:span></text:p>
          </draw:text-box>
        </draw:frame>
        <draw:frame draw:style-name="gr71" draw:text-style-name="P4" draw:layer="layout" svg:width="0.933cm" svg:height="0.28cm" svg:x="2.572cm" svg:y="16.917cm">
          <draw:text-box>
            <text:p text:style-name="P2"><text:span text:style-name="T2">Cholera</text:span></text:p>
          </draw:text-box>
        </draw:frame>
        <draw:frame draw:style-name="gr53" draw:text-style-name="P4" draw:layer="layout" svg:width="0.383cm" svg:height="0.28cm" svg:x="9.07cm" svg:y="16.917cm">
          <draw:text-box>
            <text:p text:style-name="P2"><text:span text:style-name="T2">23.</text:span></text:p>
          </draw:text-box>
        </draw:frame>
        <draw:frame draw:style-name="gr68" draw:text-style-name="P4" draw:layer="layout" svg:width="1.128cm" svg:height="0.28cm" svg:x="9.498cm" svg:y="16.925cm">
          <draw:text-box>
            <text:p text:style-name="P2"><text:span text:style-name="T2">Malaria - </text:span></text:p>
          </draw:text-box>
        </draw:frame>
        <draw:frame draw:style-name="gr72" draw:text-style-name="P5" draw:layer="layout" svg:width="1.42cm" svg:height="0.297cm" svg:x="10.58cm" svg:y="16.925cm">
          <draw:text-box>
            <text:p text:style-name="P2"><text:span text:style-name="T3">Falciparum</text:span></text:p>
          </draw:text-box>
        </draw:frame>
        <draw:frame draw:style-name="gr53" draw:text-style-name="P4" draw:layer="layout" svg:width="0.383cm" svg:height="0.28cm" svg:x="14.976cm" svg:y="16.917cm">
          <draw:text-box>
            <text:p text:style-name="P2"><text:span text:style-name="T2">38.</text:span></text:p>
          </draw:text-box>
        </draw:frame>
        <draw:frame draw:style-name="gr73" draw:text-style-name="P4" draw:layer="layout" svg:width="1.209cm" svg:height="0.28cm" svg:x="15.403cm" svg:y="16.925cm">
          <draw:text-box>
            <text:p text:style-name="P2"><text:span text:style-name="T2">Typhoid - </text:span></text:p>
          </draw:text-box>
        </draw:frame>
        <draw:frame draw:style-name="gr74" draw:text-style-name="P5" draw:layer="layout" svg:width="2.14cm" svg:height="0.297cm" svg:x="16.57cm" svg:y="16.925cm">
          <draw:text-box>
            <text:p text:style-name="P2"><text:span text:style-name="T3">Salmonella typhi</text:span></text:p>
          </draw:text-box>
        </draw:frame>
        <draw:frame draw:style-name="gr45" draw:text-style-name="P4" draw:layer="layout" svg:width="0.24cm" svg:height="0.28cm" svg:x="2.267cm" svg:y="17.328cm">
          <draw:text-box>
            <text:p text:style-name="P2"><text:span text:style-name="T2">9.</text:span></text:p>
          </draw:text-box>
        </draw:frame>
        <draw:frame draw:style-name="gr75" draw:text-style-name="P4" draw:layer="layout" svg:width="1.695cm" svg:height="0.28cm" svg:x="2.572cm" svg:y="17.328cm">
          <draw:text-box>
            <text:p text:style-name="P2"><text:span text:style-name="T2">Dengue Fever</text:span></text:p>
          </draw:text-box>
        </draw:frame>
        <draw:frame draw:style-name="gr53" draw:text-style-name="P4" draw:layer="layout" svg:width="0.383cm" svg:height="0.28cm" svg:x="9.07cm" svg:y="17.328cm">
          <draw:text-box>
            <text:p text:style-name="P2"><text:span text:style-name="T2">24.</text:span></text:p>
          </draw:text-box>
        </draw:frame>
        <draw:frame draw:style-name="gr68" draw:text-style-name="P4" draw:layer="layout" svg:width="1.128cm" svg:height="0.28cm" svg:x="9.498cm" svg:y="17.336cm">
          <draw:text-box>
            <text:p text:style-name="P2"><text:span text:style-name="T2">Malaria - </text:span></text:p>
          </draw:text-box>
        </draw:frame>
        <draw:frame draw:style-name="gr76" draw:text-style-name="P5" draw:layer="layout" svg:width="1.098cm" svg:height="0.297cm" svg:x="10.58cm" svg:y="17.336cm">
          <draw:text-box>
            <text:p text:style-name="P2"><text:span text:style-name="T3">Malariae</text:span></text:p>
          </draw:text-box>
        </draw:frame>
        <draw:frame draw:style-name="gr53" draw:text-style-name="P4" draw:layer="layout" svg:width="0.383cm" svg:height="0.28cm" svg:x="14.976cm" svg:y="17.328cm">
          <draw:text-box>
            <text:p text:style-name="P2"><text:span text:style-name="T2">39.</text:span></text:p>
          </draw:text-box>
        </draw:frame>
        <draw:frame draw:style-name="gr73" draw:text-style-name="P4" draw:layer="layout" svg:width="1.209cm" svg:height="0.28cm" svg:x="15.403cm" svg:y="17.336cm">
          <draw:text-box>
            <text:p text:style-name="P2"><text:span text:style-name="T2">Typhoid - </text:span></text:p>
          </draw:text-box>
        </draw:frame>
        <draw:frame draw:style-name="gr77" draw:text-style-name="P5" draw:layer="layout" svg:width="1.539cm" svg:height="0.297cm" svg:x="16.57cm" svg:y="17.336cm">
          <draw:text-box>
            <text:p text:style-name="P2"><text:span text:style-name="T3">Paratyphoid</text:span></text:p>
          </draw:text-box>
        </draw:frame>
        <draw:frame draw:style-name="gr53" draw:text-style-name="P4" draw:layer="layout" svg:width="0.383cm" svg:height="0.28cm" svg:x="2.136cm" svg:y="17.751cm">
          <draw:text-box>
            <text:p text:style-name="P2"><text:span text:style-name="T2">10.</text:span></text:p>
          </draw:text-box>
        </draw:frame>
        <draw:frame draw:style-name="gr78" draw:text-style-name="P4" draw:layer="layout" svg:width="3.482cm" svg:height="0.28cm" svg:x="2.572cm" svg:y="17.751cm">
          <draw:text-box>
            <text:p text:style-name="P2"><text:span text:style-name="T2">Dengue Haemorrhagic Fever</text:span></text:p>
          </draw:text-box>
        </draw:frame>
        <draw:frame draw:style-name="gr53" draw:text-style-name="P4" draw:layer="layout" svg:width="0.383cm" svg:height="0.28cm" svg:x="9.07cm" svg:y="17.751cm">
          <draw:text-box>
            <text:p text:style-name="P2"><text:span text:style-name="T2">25.</text:span></text:p>
          </draw:text-box>
        </draw:frame>
        <draw:frame draw:style-name="gr68" draw:text-style-name="P4" draw:layer="layout" svg:width="1.128cm" svg:height="0.28cm" svg:x="9.498cm" svg:y="17.747cm">
          <draw:text-box>
            <text:p text:style-name="P2"><text:span text:style-name="T2">Malaria - </text:span></text:p>
          </draw:text-box>
        </draw:frame>
        <draw:frame draw:style-name="gr79" draw:text-style-name="P5" draw:layer="layout" svg:width="0.857cm" svg:height="0.297cm" svg:x="10.58cm" svg:y="17.747cm">
          <draw:text-box>
            <text:p text:style-name="P2"><text:span text:style-name="T3">Others</text:span></text:p>
          </draw:text-box>
        </draw:frame>
        <draw:frame draw:style-name="gr53" draw:text-style-name="P4" draw:layer="layout" svg:width="0.383cm" svg:height="0.28cm" svg:x="14.976cm" svg:y="17.751cm">
          <draw:text-box>
            <text:p text:style-name="P2"><text:span text:style-name="T2">40.</text:span></text:p>
          </draw:text-box>
        </draw:frame>
        <draw:frame draw:style-name="gr80" draw:text-style-name="P4" draw:layer="layout" svg:width="2.326cm" svg:height="0.28cm" svg:x="15.403cm" svg:y="17.759cm">
          <draw:text-box>
            <text:p text:style-name="P2"><text:span text:style-name="T2">Viral Encephalitis - </text:span></text:p>
          </draw:text-box>
        </draw:frame>
        <draw:frame draw:style-name="gr81" draw:text-style-name="P5" draw:layer="layout" svg:width="1.158cm" svg:height="0.297cm" svg:x="17.523cm" svg:y="17.759cm">
          <draw:text-box>
            <text:p text:style-name="P2"><text:span text:style-name="T3">Japanese</text:span></text:p>
          </draw:text-box>
        </draw:frame>
        <draw:frame draw:style-name="gr53" draw:text-style-name="P4" draw:layer="layout" svg:width="0.383cm" svg:height="0.28cm" svg:x="2.136cm" svg:y="18.162cm">
          <draw:text-box>
            <text:p text:style-name="P2"><text:span text:style-name="T2">11.</text:span></text:p>
          </draw:text-box>
        </draw:frame>
        <draw:frame draw:style-name="gr82" draw:text-style-name="P4" draw:layer="layout" svg:width="1.268cm" svg:height="0.28cm" svg:x="2.572cm" svg:y="18.162cm">
          <draw:text-box>
            <text:p text:style-name="P2"><text:span text:style-name="T2">Diphtheria</text:span></text:p>
          </draw:text-box>
        </draw:frame>
        <draw:frame draw:style-name="gr83" draw:text-style-name="P4" draw:layer="layout" svg:width="1.433cm" svg:height="0.28cm" svg:x="9.07cm" svg:y="18.162cm">
          <draw:text-box>
            <text:p text:style-name="P2"><text:span text:style-name="T2">26. Measles</text:span></text:p>
          </draw:text-box>
        </draw:frame>
        <draw:frame draw:style-name="gr53" draw:text-style-name="P4" draw:layer="layout" svg:width="0.383cm" svg:height="0.28cm" svg:x="14.976cm" svg:y="18.162cm">
          <draw:text-box>
            <text:p text:style-name="P2"><text:span text:style-name="T2">41.</text:span></text:p>
          </draw:text-box>
        </draw:frame>
        <draw:frame draw:style-name="gr80" draw:text-style-name="P4" draw:layer="layout" svg:width="2.326cm" svg:height="0.28cm" svg:x="15.403cm" svg:y="18.17cm">
          <draw:text-box>
            <text:p text:style-name="P2"><text:span text:style-name="T2">Viral Encephalitis - </text:span></text:p>
          </draw:text-box>
        </draw:frame>
        <draw:frame draw:style-name="gr84" draw:text-style-name="P5" draw:layer="layout" svg:width="0.743cm" svg:height="0.297cm" svg:x="17.523cm" svg:y="18.17cm">
          <draw:text-box>
            <text:p text:style-name="P2"><text:span text:style-name="T3">Nipah</text:span></text:p>
          </draw:text-box>
        </draw:frame>
        <draw:frame draw:style-name="gr53" draw:text-style-name="P4" draw:layer="layout" svg:width="0.383cm" svg:height="0.28cm" svg:x="2.136cm" svg:y="18.572cm">
          <draw:text-box>
            <text:p text:style-name="P2"><text:span text:style-name="T2">12.</text:span></text:p>
          </draw:text-box>
        </draw:frame>
        <draw:frame draw:style-name="gr85" draw:text-style-name="P4" draw:layer="layout" svg:width="1.242cm" svg:height="0.28cm" svg:x="2.572cm" svg:y="18.572cm">
          <draw:text-box>
            <text:p text:style-name="P2"><text:span text:style-name="T2">Dysentery</text:span></text:p>
          </draw:text-box>
        </draw:frame>
        <draw:frame draw:style-name="gr86" draw:text-style-name="P4" draw:layer="layout" svg:width="1.348cm" svg:height="0.28cm" svg:x="9.07cm" svg:y="18.572cm">
          <draw:text-box>
            <text:p text:style-name="P2"><text:span text:style-name="T2">27. Plague </text:span></text:p>
          </draw:text-box>
        </draw:frame>
        <draw:frame draw:style-name="gr53" draw:text-style-name="P4" draw:layer="layout" svg:width="0.383cm" svg:height="0.28cm" svg:x="14.976cm" svg:y="18.572cm">
          <draw:text-box>
            <text:p text:style-name="P2"><text:span text:style-name="T2">42.</text:span></text:p>
          </draw:text-box>
        </draw:frame>
        <draw:frame draw:style-name="gr80" draw:text-style-name="P4" draw:layer="layout" svg:width="2.326cm" svg:height="0.28cm" svg:x="15.403cm" svg:y="18.581cm">
          <draw:text-box>
            <text:p text:style-name="P2"><text:span text:style-name="T2">Viral Encephalitis - </text:span></text:p>
          </draw:text-box>
        </draw:frame>
        <draw:frame draw:style-name="gr55" draw:text-style-name="P5" draw:layer="layout" svg:width="1.052cm" svg:height="0.297cm" svg:x="17.523cm" svg:y="18.581cm">
          <draw:text-box>
            <text:p text:style-name="P2"><text:span text:style-name="T3">(Others)</text:span></text:p>
          </draw:text-box>
        </draw:frame>
        <draw:frame draw:style-name="gr53" draw:text-style-name="P4" draw:layer="layout" svg:width="0.383cm" svg:height="0.28cm" svg:x="2.136cm" svg:y="18.983cm">
          <draw:text-box>
            <text:p text:style-name="P2"><text:span text:style-name="T2">13.</text:span></text:p>
          </draw:text-box>
        </draw:frame>
        <draw:frame draw:style-name="gr87" draw:text-style-name="P4" draw:layer="layout" svg:width="0.671cm" svg:height="0.28cm" svg:x="2.572cm" svg:y="18.983cm">
          <draw:text-box>
            <text:p text:style-name="P2"><text:span text:style-name="T2">Ebola</text:span></text:p>
          </draw:text-box>
        </draw:frame>
        <draw:frame draw:style-name="gr88" draw:text-style-name="P4" draw:layer="layout" svg:width="1.272cm" svg:height="0.28cm" svg:x="9.07cm" svg:y="18.983cm">
          <draw:text-box>
            <text:p text:style-name="P2"><text:span text:style-name="T2">28. Rabies</text:span></text:p>
          </draw:text-box>
        </draw:frame>
        <draw:frame draw:style-name="gr89" draw:text-style-name="P4" draw:layer="layout" svg:width="3.837cm" svg:height="0.28cm" svg:x="14.976cm" svg:y="18.983cm">
          <draw:text-box>
            <text:p text:style-name="P2"><text:span text:style-name="T2">43. Whooping Cough / Pertussis</text:span></text:p>
          </draw:text-box>
        </draw:frame>
        <draw:frame draw:style-name="gr53" draw:text-style-name="P4" draw:layer="layout" svg:width="0.383cm" svg:height="0.28cm" svg:x="2.136cm" svg:y="19.393cm">
          <draw:text-box>
            <text:p text:style-name="P2"><text:span text:style-name="T2">14.</text:span></text:p>
          </draw:text-box>
        </draw:frame>
        <draw:frame draw:style-name="gr90" draw:text-style-name="P4" draw:layer="layout" svg:width="1.827cm" svg:height="0.28cm" svg:x="2.572cm" svg:y="19.393cm">
          <draw:text-box>
            <text:p text:style-name="P2"><text:span text:style-name="T2">Food Poisoning</text:span></text:p>
          </draw:text-box>
        </draw:frame>
        <draw:frame draw:style-name="gr91" draw:text-style-name="P4" draw:layer="layout" svg:width="2.398cm" svg:height="0.28cm" svg:x="9.07cm" svg:y="19.393cm">
          <draw:text-box>
            <text:p text:style-name="P2"><text:span text:style-name="T2">29. Relapsing Fever</text:span></text:p>
          </draw:text-box>
        </draw:frame>
        <draw:frame draw:style-name="gr92" draw:text-style-name="P4" draw:layer="layout" svg:width="1.992cm" svg:height="0.28cm" svg:x="14.976cm" svg:y="19.393cm">
          <draw:text-box>
            <text:p text:style-name="P2"><text:span text:style-name="T2">44. Yellow Fever</text:span></text:p>
          </draw:text-box>
        </draw:frame>
        <draw:frame draw:style-name="gr53" draw:text-style-name="P4" draw:layer="layout" svg:width="0.383cm" svg:height="0.28cm" svg:x="2.136cm" svg:y="19.817cm">
          <draw:text-box>
            <text:p text:style-name="P2"><text:span text:style-name="T2">15.</text:span></text:p>
          </draw:text-box>
        </draw:frame>
        <draw:frame draw:style-name="gr93" draw:text-style-name="P4" draw:layer="layout" svg:width="1.429cm" svg:height="0.28cm" svg:x="2.572cm" svg:y="19.808cm">
          <draw:text-box>
            <text:p text:style-name="P2"><text:span text:style-name="T2">Gonorrhoea</text:span></text:p>
          </draw:text-box>
        </draw:frame>
        <draw:frame draw:style-name="gr94" draw:text-style-name="P4" draw:layer="layout" svg:width="1.632cm" svg:height="0.28cm" svg:x="9.07cm" svg:y="19.817cm">
          <draw:text-box>
            <text:p text:style-name="P2"><text:span text:style-name="T2">30. Syphilis - </text:span></text:p>
          </draw:text-box>
        </draw:frame>
        <draw:frame draw:style-name="gr95" draw:text-style-name="P5" draw:layer="layout" svg:width="1.378cm" svg:height="0.297cm" svg:x="10.609cm" svg:y="19.817cm">
          <draw:text-box>
            <text:p text:style-name="P2"><text:span text:style-name="T3">Congenital</text:span></text:p>
          </draw:text-box>
        </draw:frame>
        <draw:frame draw:style-name="gr96" draw:text-style-name="P4" draw:layer="layout" svg:width="1.424cm" svg:height="0.28cm" svg:x="14.976cm" svg:y="19.817cm">
          <draw:text-box>
            <text:p text:style-name="P2"><text:span text:style-name="T2">45. Others: </text:span></text:p>
          </draw:text-box>
        </draw:frame>
        <draw:frame draw:style-name="gr97" draw:text-style-name="P5" draw:layer="layout" svg:width="1.903cm" svg:height="0.297cm" svg:x="16.346cm" svg:y="19.817cm">
          <draw:text-box>
            <text:p text:style-name="P2"><text:span text:style-name="T3">please specify:</text:span></text:p>
          </draw:text-box>
        </draw:frame>
        <draw:frame draw:style-name="gr98" draw:text-style-name="P3" draw:layer="layout" svg:width="2.733cm" svg:height="0.243cm" svg:x="1.26cm" svg:y="21.173cm">
          <draw:text-box>
            <text:p text:style-name="P2"><text:span text:style-name="T1">11. Cara Pengesanan Kes:</text:span></text:p>
          </draw:text-box>
        </draw:frame>
        <draw:frame draw:style-name="gr99" draw:text-style-name="P3" draw:layer="layout" svg:width="1.949cm" svg:height="0.243cm" svg:x="7.601cm" svg:y="21.173cm">
          <draw:text-box>
            <text:p text:style-name="P2"><text:span text:style-name="T1">12</text:span><text:span text:style-name="T1">. </text:span><text:span text:style-name="T1">St</text:span><text:span text:style-name="T1">at</text:span><text:span text:style-name="T1">us </text:span><text:span text:style-name="T1">Pe</text:span><text:span text:style-name="T1">sa</text:span><text:span text:style-name="T1">kit</text:span><text:span text:style-name="T1">:</text:span></text:p>
          </draw:text-box>
        </draw:frame>
        <draw:frame draw:style-name="gr100" draw:text-style-name="P4" draw:layer="layout" svg:width="2.081cm" svg:height="0.28cm" svg:x="14.954cm" svg:y="21.154cm">
          <draw:text-box>
            <text:p text:style-name="P2"><text:span text:style-name="T2">13. </text:span><text:span text:style-name="T2">Tari</text:span><text:span text:style-name="T2">kh </text:span><text:span text:style-name="T2">Ons</text:span><text:span text:style-name="T2">et:</text:span></text:p>
          </draw:text-box>
        </draw:frame>
        <draw:frame draw:style-name="gr101" draw:text-style-name="P3" draw:layer="layout" svg:width="0.375cm" svg:height="0.243cm" svg:x="2.119cm" svg:y="21.592cm">
          <draw:text-box>
            <text:p text:style-name="P2"><text:span text:style-name="T1">Kes</text:span></text:p>
          </draw:text-box>
        </draw:frame>
        <draw:frame draw:style-name="gr102" draw:text-style-name="P3" draw:layer="layout" svg:width="0.722cm" svg:height="0.243cm" svg:x="3.914cm" svg:y="21.592cm">
          <draw:text-box>
            <text:p text:style-name="P2"><text:span text:style-name="T1">Kontak</text:span></text:p>
          </draw:text-box>
        </draw:frame>
        <draw:frame draw:style-name="gr103" draw:text-style-name="P3" draw:layer="layout" svg:width="1.09cm" svg:height="0.243cm" svg:x="5.806cm" svg:y="21.592cm">
          <draw:text-box>
            <text:p text:style-name="P2"><text:span text:style-name="T1">FOMEMA *</text:span></text:p>
          </draw:text-box>
        </draw:frame>
        <draw:frame draw:style-name="gr104" draw:text-style-name="P3" draw:layer="layout" svg:width="0.612cm" svg:height="0.243cm" svg:x="8.596cm" svg:y="21.592cm">
          <draw:text-box>
            <text:p text:style-name="P2"><text:span text:style-name="T1">Hidup</text:span></text:p>
          </draw:text-box>
        </draw:frame>
        <draw:frame draw:style-name="gr23" draw:text-style-name="P3" draw:layer="layout" svg:width="0.206cm" svg:height="0.243cm" svg:x="16.453cm" svg:y="21.592cm">
          <draw:text-box>
            <text:p text:style-name="P2"><text:span text:style-name="T1">-</text:span></text:p>
          </draw:text-box>
        </draw:frame>
        <draw:frame draw:style-name="gr23" draw:text-style-name="P3" draw:layer="layout" svg:width="0.206cm" svg:height="0.243cm" svg:x="17.799cm" svg:y="21.592cm">
          <draw:text-box>
            <text:p text:style-name="P2"><text:span text:style-name="T1">-</text:span></text:p>
          </draw:text-box>
        </draw:frame>
        <draw:frame draw:style-name="gr105" draw:text-style-name="P3" draw:layer="layout" svg:width="3.918cm" svg:height="0.243cm" svg:x="2.119cm" svg:y="22.113cm">
          <draw:text-box>
            <text:p text:style-name="P2"><text:span text:style-name="T1">Ujian Saringan ______________________</text:span></text:p>
          </draw:text-box>
        </draw:frame>
        <draw:frame draw:style-name="gr106" draw:text-style-name="P3" draw:layer="layout" svg:width="0.447cm" svg:height="0.243cm" svg:x="8.596cm" svg:y="22.113cm">
          <draw:text-box>
            <text:p text:style-name="P2"><text:span text:style-name="T1">Mati</text:span></text:p>
          </draw:text-box>
        </draw:frame>
        <draw:frame draw:style-name="gr23" draw:text-style-name="P3" draw:layer="layout" svg:width="0.206cm" svg:height="0.243cm" svg:x="10.547cm" svg:y="22.113cm">
          <draw:text-box>
            <text:p text:style-name="P2"><text:span text:style-name="T1">-</text:span></text:p>
          </draw:text-box>
        </draw:frame>
        <draw:frame draw:style-name="gr23" draw:text-style-name="P3" draw:layer="layout" svg:width="0.206cm" svg:height="0.243cm" svg:x="11.894cm" svg:y="22.113cm">
          <draw:text-box>
            <text:p text:style-name="P2"><text:span text:style-name="T1">-</text:span></text:p>
          </draw:text-box>
        </draw:frame>
        <draw:frame draw:style-name="gr107" draw:text-style-name="P3" draw:layer="layout" svg:width="1.882cm" svg:height="0.243cm" svg:x="1.26cm" svg:y="22.697cm">
          <draw:text-box>
            <text:p text:style-name="P2"><text:span text:style-name="T1">14. Ujian Makmal:</text:span></text:p>
          </draw:text-box>
        </draw:frame>
        <draw:frame draw:style-name="gr108" draw:text-style-name="P3" draw:layer="layout" svg:width="3.054cm" svg:height="0.243cm" svg:x="7.601cm" svg:y="22.697cm">
          <draw:text-box>
            <text:p text:style-name="P2"><text:span text:style-name="T1">1</text:span><text:span text:style-name="T1">5</text:span><text:span text:style-name="T1">. </text:span><text:span text:style-name="T1">K</text:span><text:span text:style-name="T1">e</text:span><text:span text:style-name="T1">p</text:span><text:span text:style-name="T1">u</text:span><text:span text:style-name="T1">t</text:span><text:span text:style-name="T1">u</text:span><text:span text:style-name="T1">s</text:span><text:span text:style-name="T1">a</text:span><text:span text:style-name="T1">n</text:span><text:span text:style-name="T1"> </text:span><text:span text:style-name="T1">U</text:span><text:span text:style-name="T1">j</text:span><text:span text:style-name="T1">i</text:span><text:span text:style-name="T1">a</text:span><text:span text:style-name="T1">n</text:span><text:span text:style-name="T1"> </text:span><text:span text:style-name="T1">M</text:span><text:span text:style-name="T1">a</text:span><text:span text:style-name="T1">k</text:span><text:span text:style-name="T1">m</text:span><text:span text:style-name="T1">a</text:span><text:span text:style-name="T1">l</text:span><text:span text:style-name="T1">:</text:span></text:p>
          </draw:text-box>
        </draw:frame>
        <draw:frame draw:style-name="gr109" draw:text-style-name="P3" draw:layer="layout" svg:width="2.216cm" svg:height="0.243cm" svg:x="14.95cm" svg:y="22.697cm">
          <draw:text-box>
            <text:p text:style-name="P2"><text:span text:style-name="T1">16. Status Diagnosis:</text:span></text:p>
          </draw:text-box>
        </draw:frame>
        <draw:frame draw:style-name="gr110" draw:text-style-name="P3" draw:layer="layout" svg:width="3.795cm" svg:height="0.243cm" svg:x="1.67cm" svg:y="23.226cm">
          <draw:text-box>
            <text:p text:style-name="P2"><text:span text:style-name="T1">Nama Ujian: (i)_____________________</text:span></text:p>
          </draw:text-box>
        </draw:frame>
        <draw:frame draw:style-name="gr111" draw:text-style-name="P3" draw:layer="layout" svg:width="3.935cm" svg:height="0.243cm" svg:x="9.045cm" svg:y="23.226cm">
          <draw:text-box>
            <text:p text:style-name="P2"><text:span text:style-name="T1">Positif </text:span><text:span text:style-name="T1">(________</text:span><text:span text:style-name="T1">_________</text:span><text:span text:style-name="T1">_________</text:span><text:span text:style-name="T1">___)</text:span></text:p>
          </draw:text-box>
        </draw:frame>
        <draw:frame draw:style-name="gr112" draw:text-style-name="P3" draw:layer="layout" svg:width="1.209cm" svg:height="0.243cm" svg:x="15.848cm" svg:y="23.235cm">
          <draw:text-box>
            <text:p text:style-name="P2"><text:span text:style-name="T1">Sementara </text:span></text:p>
          </draw:text-box>
        </draw:frame>
        <draw:frame draw:style-name="gr113" draw:text-style-name="P6" draw:layer="layout" svg:width="2.589cm" svg:height="0.255cm" svg:x="16.962cm" svg:y="23.235cm">
          <draw:text-box>
            <text:p text:style-name="P2"><text:span text:style-name="T6">(Pr</text:span><text:span text:style-name="T6">ovi</text:span><text:span text:style-name="T6">sio</text:span><text:span text:style-name="T6">nal</text:span><text:span text:style-name="T6">/</text:span><text:span text:style-name="T6">Sus</text:span><text:span text:style-name="T6">pec</text:span><text:span text:style-name="T6">ted</text:span><text:span text:style-name="T6">)</text:span></text:p>
          </draw:text-box>
        </draw:frame>
        <draw:frame draw:style-name="gr114" draw:text-style-name="P3" draw:layer="layout" svg:width="3.969cm" svg:height="0.243cm" svg:x="1.67cm" svg:y="23.662cm">
          <draw:text-box>
            <text:p text:style-name="P2"><text:span text:style-name="T1">(ii)_______________ (iii)________________</text:span></text:p>
          </draw:text-box>
        </draw:frame>
        <draw:frame draw:style-name="gr115" draw:text-style-name="P3" draw:layer="layout" svg:width="0.756cm" svg:height="0.243cm" svg:x="9.045cm" svg:y="23.662cm">
          <draw:text-box>
            <text:p text:style-name="P2"><text:span text:style-name="T1">Negatif</text:span></text:p>
          </draw:text-box>
        </draw:frame>
        <draw:frame draw:style-name="gr116" draw:text-style-name="P3" draw:layer="layout" svg:width="1.035cm" svg:height="0.243cm" svg:x="15.848cm" svg:y="23.671cm">
          <draw:text-box>
            <text:p text:style-name="P2"><text:span text:style-name="T1">Disah</text:span><text:span text:style-name="T1">kan </text:span></text:p>
          </draw:text-box>
        </draw:frame>
        <draw:frame draw:style-name="gr117" draw:text-style-name="P6" draw:layer="layout" svg:width="1.319cm" svg:height="0.255cm" svg:x="16.805cm" svg:y="23.671cm">
          <draw:text-box>
            <text:p text:style-name="P2"><text:span text:style-name="T6">(Confirm</text:span><text:span text:style-name="T6">ed)</text:span></text:p>
          </draw:text-box>
        </draw:frame>
        <draw:frame draw:style-name="gr118" draw:text-style-name="P3" draw:layer="layout" svg:width="2.436cm" svg:height="0.243cm" svg:x="1.67cm" svg:y="24.162cm">
          <draw:text-box>
            <text:p text:style-name="P2"><text:span text:style-name="T1">Tarikh Sampel Diambil:</text:span></text:p>
          </draw:text-box>
        </draw:frame>
        <draw:frame draw:style-name="gr119" draw:text-style-name="P3" draw:layer="layout" svg:width="1.183cm" svg:height="0.243cm" svg:x="9.045cm" svg:y="24.162cm">
          <draw:text-box>
            <text:p text:style-name="P2"><text:span text:style-name="T1">Belum </text:span><text:span text:style-name="T1">Siap</text:span></text:p>
          </draw:text-box>
        </draw:frame>
        <draw:frame draw:style-name="gr120" draw:text-style-name="P3" draw:layer="layout" svg:width="1.733cm" svg:height="0.243cm" svg:x="15.399cm" svg:y="24.162cm">
          <draw:text-box>
            <text:p text:style-name="P2"><text:span text:style-name="T1">T</text:span><text:span text:style-name="T1">a</text:span><text:span text:style-name="T1">r</text:span><text:span text:style-name="T1">i</text:span><text:span text:style-name="T1">k</text:span><text:span text:style-name="T1">h</text:span><text:span text:style-name="T1"> </text:span><text:span text:style-name="T1">D</text:span><text:span text:style-name="T1">i</text:span><text:span text:style-name="T1">a</text:span><text:span text:style-name="T1">g</text:span><text:span text:style-name="T1">n</text:span><text:span text:style-name="T1">o</text:span><text:span text:style-name="T1">s</text:span><text:span text:style-name="T1">i</text:span><text:span text:style-name="T1">s</text:span></text:p>
          </draw:text-box>
        </draw:frame>
        <draw:frame draw:style-name="gr23" draw:text-style-name="P3" draw:layer="layout" svg:width="0.206cm" svg:height="0.243cm" svg:x="2.724cm" svg:y="24.547cm">
          <draw:text-box>
            <text:p text:style-name="P2"><text:span text:style-name="T1">-</text:span></text:p>
          </draw:text-box>
        </draw:frame>
        <draw:frame draw:style-name="gr23" draw:text-style-name="P3" draw:layer="layout" svg:width="0.206cm" svg:height="0.243cm" svg:x="4.071cm" svg:y="24.547cm">
          <draw:text-box>
            <text:p text:style-name="P2"><text:span text:style-name="T1">-</text:span></text:p>
          </draw:text-box>
        </draw:frame>
        <draw:frame draw:style-name="gr23" draw:text-style-name="P3" draw:layer="layout" svg:width="0.206cm" svg:height="0.243cm" svg:x="16.453cm" svg:y="24.547cm">
          <draw:text-box>
            <text:p text:style-name="P2"><text:span text:style-name="T1">-</text:span></text:p>
          </draw:text-box>
        </draw:frame>
        <draw:frame draw:style-name="gr23" draw:text-style-name="P3" draw:layer="layout" svg:width="0.206cm" svg:height="0.243cm" svg:x="17.799cm" svg:y="24.547cm">
          <draw:text-box>
            <text:p text:style-name="P2"><text:span text:style-name="T1">-</text:span></text:p>
          </draw:text-box>
        </draw:frame>
        <draw:frame draw:style-name="gr121" draw:text-style-name="P3" draw:layer="layout" svg:width="2.241cm" svg:height="0.243cm" svg:x="1.26cm" svg:y="25.127cm">
          <draw:text-box>
            <text:p text:style-name="P2"><text:span text:style-name="T1">17. Maklumat Klinikal</text:span></text:p>
          </draw:text-box>
        </draw:frame>
        <draw:frame draw:style-name="gr122" draw:text-style-name="P3" draw:layer="layout" svg:width="1.196cm" svg:height="0.243cm" svg:x="14.43cm" svg:y="25.127cm">
          <draw:text-box>
            <text:p text:style-name="P2"><text:span text:style-name="T1">18. Komen:</text:span></text:p>
          </draw:text-box>
        </draw:frame>
        <draw:frame draw:style-name="gr123" draw:text-style-name="P3" draw:layer="layout" svg:width="1.631cm" svg:height="0.243cm" svg:x="1.67cm" svg:y="25.517cm">
          <draw:text-box>
            <text:p text:style-name="P2"><text:span text:style-name="T1"><text:s text:c="2"/></text:span><text:span text:style-name="T1">Yang Relevan:</text:span></text:p>
          </draw:text-box>
        </draw:frame>
        <draw:frame draw:style-name="gr124" draw:text-style-name="P3" draw:layer="layout" svg:width="3.321cm" svg:height="0.243cm" svg:x="1.26cm" svg:y="26.643cm">
          <draw:text-box>
            <text:p text:style-name="P2"><text:span text:style-name="T1">19. Nama Pengamal Perubatan:</text:span></text:p>
          </draw:text-box>
        </draw:frame>
        <draw:frame draw:style-name="gr125" draw:text-style-name="P3" draw:layer="layout" svg:width="4.041cm" svg:height="0.243cm" svg:x="1.26cm" svg:y="27.13cm">
          <draw:text-box>
            <text:p text:style-name="P2"><text:span text:style-name="T1">20. Nama Hospital / Klinik dan Alamat:</text:span></text:p>
          </draw:text-box>
        </draw:frame>
        <draw:frame draw:style-name="gr126" draw:text-style-name="P4" draw:layer="layout" svg:width="3.211cm" svg:height="0.28cm" svg:x="1.264cm" svg:y="27.885cm">
          <draw:text-box>
            <text:p text:style-name="P2"><text:span text:style-name="T2">21. Tarikh Pemberitahuan:</text:span></text:p>
          </draw:text-box>
        </draw:frame>
        <draw:frame draw:style-name="gr23" draw:text-style-name="P3" draw:layer="layout" svg:width="0.206cm" svg:height="0.243cm" svg:x="5.506cm" svg:y="27.904cm">
          <draw:text-box>
            <text:p text:style-name="P2"><text:span text:style-name="T5">-</text:span></text:p>
          </draw:text-box>
        </draw:frame>
        <draw:frame draw:style-name="gr23" draw:text-style-name="P3" draw:layer="layout" svg:width="0.206cm" svg:height="0.243cm" svg:x="6.852cm" svg:y="27.904cm">
          <draw:text-box>
            <text:p text:style-name="P2"><text:span text:style-name="T5">-</text:span></text:p>
          </draw:text-box>
        </draw:frame>
        <draw:frame draw:style-name="gr127" draw:text-style-name="P7" draw:layer="layout" svg:width="1.755cm" svg:height="0.196cm" svg:x="18.083cm" svg:y="19.884cm">
          <draw:text-box>
            <text:p text:style-name="P2"><text:span text:style-name="T7">__________________</text:span></text:p>
          </draw:text-box>
        </draw:frame>
        <draw:frame draw:style-name="gr128" draw:text-style-name="P3" draw:layer="layout" svg:width="7.055cm" svg:height="0.23cm" svg:x="7.085cm" svg:y="1.429cm">
          <draw:text-box>
            <text:p text:style-name="P2"><text:span text:style-name="T4">AKTA PENCEGAHAN DAN PENGAWALAN PENYAKIT BERJANGKIT 1988</text:span></text:p>
          </draw:text-box>
        </draw:frame>
        <draw:frame draw:style-name="gr129" draw:text-style-name="P3" draw:layer="layout" svg:width="1.217cm" svg:height="0.23cm" svg:x="10.006cm" svg:y="1.18cm">
          <draw:text-box>
            <text:p text:style-name="P2"><text:span text:style-name="T4">(Peraturan 2)</text:span></text:p>
          </draw:text-box>
        </draw:frame>
        <draw:frame draw:style-name="gr130" draw:text-style-name="P3" draw:layer="layout" svg:width="0.667cm" svg:height="0.23cm" svg:x="10.281cm" svg:y="0.93cm">
          <draw:text-box>
            <text:p text:style-name="P2"><text:span text:style-name="T4">Borang</text:span></text:p>
          </draw:text-box>
        </draw:frame>
        <draw:frame draw:style-name="gr129" draw:text-style-name="P3" draw:layer="layout" svg:width="1.217cm" svg:height="0.23cm" svg:x="10.006cm" svg:y="0.68cm">
          <draw:text-box>
            <text:p text:style-name="P2"><text:span text:style-name="T4">(Peraturan 2)</text:span></text:p>
          </draw:text-box>
        </draw:frame>
        <draw:frame draw:style-name="gr131" draw:text-style-name="P3" draw:layer="layout" svg:width="0.87cm" svg:height="0.23cm" svg:x="10.179cm" svg:y="0.43cm">
          <draw:text-box>
            <text:p text:style-name="P2"><text:span text:style-name="T4">"JADUAL</text:span></text:p>
          </draw:text-box>
        </draw:frame>
        <draw:frame draw:style-name="gr132" draw:text-style-name="P8" draw:layer="layout" svg:width="10.962cm" svg:height="0.386cm" svg:x="5.167cm" svg:y="2.687cm">
          <draw:text-box>
            <text:p text:style-name="P2"><text:span text:style-name="T8">NOTIFIKASI PENYAKIT BERJANGKIT YANG PERLU DILAPORKAN</text:span></text:p>
          </draw:text-box>
        </draw:frame>
        <draw:frame draw:style-name="gr133" draw:text-style-name="P3" draw:layer="layout" svg:width="11.97cm" svg:height="0.23cm" svg:x="4.625cm" svg:y="1.679cm">
          <draw:text-box>
            <text:p text:style-name="P2"><text:span text:style-name="T4">PERATURAN-PERATURAN PENCEGAHAN DAN PENGAWALAN PENYAKIT BERJANGKIT (BORANG NOTIS (PINDAAN) 2011</text:span></text:p>
          </draw:text-box>
        </draw:frame>
        <draw:frame draw:style-name="gr134" draw:text-style-name="P5" draw:layer="layout" svg:width="9.557cm" svg:height="0.297cm" svg:x="6.681cm" svg:y="3.231cm">
          <draw:text-box>
            <text:p text:style-name="P2"><text:span text:style-name="T3">(Seksyen 10, Akta Pencegahan Dan Pengawalan Penyakit Berjangkit 1988)</text:span></text:p>
          </draw:text-box>
        </draw:frame>
        <draw:frame draw:style-name="gr135" draw:text-style-name="P9" draw:layer="layout" svg:width="21.173cm" svg:height="0.319cm" svg:x="0.896cm" svg:y="20.31cm">
          <draw:text-box>
            <text:p text:style-name="P2"><text:span text:style-name="T9">Selain </text:span><text:span text:style-name="T9">dari </text:span><text:span text:style-name="T9">notifik</text:span><text:span text:style-name="T9">asi </text:span><text:span text:style-name="T9">bertuli</text:span><text:span text:style-name="T9">s, </text:span><text:span text:style-name="T9">penya</text:span><text:span text:style-name="T9">kit </text:span><text:span text:style-name="T9">beriku</text:span><text:span text:style-name="T9">t perlu </text:span><text:span text:style-name="T9">dinoti</text:span><text:span text:style-name="T9">fikasi </text:span><text:span text:style-name="T9">melalu</text:span><text:span text:style-name="T9">i </text:span><text:span text:style-name="T9">telefo</text:span><text:span text:style-name="T9">n </text:span><text:span text:style-name="T9">dalam </text:span><text:span text:style-name="T9">tempo</text:span><text:span text:style-name="T9">h 24 </text:span><text:span text:style-name="T9">jam </text:span><text:span text:style-name="T9">iaitu:- </text:span><text:span text:style-name="T9">Poliom</text:span><text:span text:style-name="T9">ielitis </text:span><text:span text:style-name="T9">Akut, </text:span><text:span text:style-name="T9">Kolera</text:span><text:span text:style-name="T9">, </text:span></text:p>
          </draw:text-box>
        </draw:frame>
        <draw:frame draw:style-name="gr136" draw:text-style-name="P9" draw:layer="layout" svg:width="13.142cm" svg:height="0.319cm" svg:x="0.896cm" svg:y="20.657cm">
          <draw:text-box>
            <text:p text:style-name="P2"><text:span text:style-name="T9">Dem</text:span><text:span text:style-name="T9">am </text:span><text:span text:style-name="T9">Den</text:span><text:span text:style-name="T9">ggi, </text:span><text:span text:style-name="T9">Dipt</text:span><text:span text:style-name="T9">heri</text:span><text:span text:style-name="T9">a, </text:span><text:span text:style-name="T9">Kera</text:span><text:span text:style-name="T9">cuna</text:span><text:span text:style-name="T9">n </text:span><text:span text:style-name="T9">Mak</text:span><text:span text:style-name="T9">anan</text:span><text:span text:style-name="T9">, </text:span><text:span text:style-name="T9">Plag</text:span><text:span text:style-name="T9">ue, </text:span><text:span text:style-name="T9">Rabi</text:span><text:span text:style-name="T9">es </text:span><text:span text:style-name="T9">dan </text:span><text:span text:style-name="T9">Dem</text:span><text:span text:style-name="T9">am </text:span><text:span text:style-name="T9">Kuni</text:span><text:span text:style-name="T9">ng.</text:span></text:p>
          </draw:text-box>
        </draw:frame>
        <draw:frame draw:style-name="gr137" draw:text-style-name="P4" draw:layer="layout" svg:width="3.075cm" svg:height="0.28cm" svg:x="0.891cm" svg:y="13.471cm">
          <draw:text-box>
            <text:p text:style-name="P2"><text:span text:style-name="T10"><text:s text:c="2"/></text:span><text:span text:style-name="T10">B. DIAGNOSIS PENYAKIT</text:span></text:p>
          </draw:text-box>
        </draw:frame>
        <draw:frame draw:style-name="gr138" draw:text-style-name="P4" draw:layer="layout" svg:width="2.901cm" svg:height="0.28cm" svg:x="0.891cm" svg:y="3.76cm">
          <draw:text-box>
            <text:p text:style-name="P2"><text:span text:style-name="T10"><text:s text:c="2"/></text:span><text:span text:style-name="T10">A. MAKLUMAT PESAKIT</text:span></text:p>
          </draw:text-box>
        </draw:frame>
        <draw:frame draw:style-name="gr139" draw:text-style-name="P5" draw:layer="layout" svg:width="10.539cm" svg:height="0.297cm" svg:x="17.175cm" svg:y="28.25cm">
          <draw:text-box>
            <text:p text:style-name="P2"><text:span text:style-name="T3">Tandatangan <text:s text:c="109"/></text:span></text:p>
          </draw:text-box>
        </draw:frame>
        <draw:frame draw:style-name="gr140" draw:text-style-name="P5" draw:layer="layout" svg:width="2.656cm" svg:height="0.297cm" svg:x="16.773cm" svg:y="28.554cm">
          <draw:text-box>
            <text:p text:style-name="P2"><text:span text:style-name="T3">Penga</text:span><text:span text:style-name="T3">mal </text:span><text:span text:style-name="T3">Perubat</text:span><text:span text:style-name="T3">an</text:span></text:p>
          </draw:text-box>
        </draw:frame>
        <draw:frame draw:style-name="gr141" draw:text-style-name="P5" draw:layer="layout" svg:width="2.385cm" svg:height="0.297cm" svg:x="1.584cm" svg:y="11.85cm">
          <draw:text-box>
            <text:p text:style-name="P2"><text:span text:style-name="T3"><text:s/></text:span><text:span text:style-name="T3">(Untuk dihubungi)</text:span></text:p>
          </draw:text-box>
        </draw:frame>
        <draw:frame draw:style-name="gr142" draw:text-style-name="P4" draw:layer="layout" svg:width="3.651cm" svg:height="0.28cm" svg:x="0.891cm" svg:y="26.044cm">
          <draw:text-box>
            <text:p text:style-name="P2"><text:span text:style-name="T10"><text:s text:c="2"/></text:span><text:span text:style-name="T10">C. MAKLUMAT PEMBERITAHU</text:span></text:p>
          </draw:text-box>
        </draw:frame>
        <draw:polygon draw:style-name="gr143" draw:text-style-name="P10" draw:layer="layout" svg:width="0.018cm" svg:height="0.792cm" svg:x="6.199cm" svg:y="4.309cm" svg:viewBox="0 0 19 793" draw:points="0,793 19,793 19,0 0,0">
          <text:p/>
        </draw:polygon>
        <draw:polygon draw:style-name="gr143" draw:text-style-name="P10" draw:layer="layout" svg:width="0.017cm" svg:height="0.792cm" svg:x="6.648cm" svg:y="4.309cm" svg:viewBox="0 0 18 793" draw:points="0,793 18,793 18,0 0,0">
          <text:p/>
        </draw:polygon>
        <draw:polygon draw:style-name="gr143" draw:text-style-name="P10" draw:layer="layout" svg:width="0.017cm" svg:height="0.792cm" svg:x="7.097cm" svg:y="4.309cm" svg:viewBox="0 0 18 793" draw:points="0,793 18,793 18,0 0,0">
          <text:p/>
        </draw:polygon>
        <draw:polygon draw:style-name="gr143" draw:text-style-name="P10" draw:layer="layout" svg:width="0.017cm" svg:height="0.792cm" svg:x="7.546cm" svg:y="4.309cm" svg:viewBox="0 0 18 793" draw:points="0,793 18,793 18,0 0,0">
          <text:p/>
        </draw:polygon>
        <draw:polygon draw:style-name="gr143" draw:text-style-name="P10" draw:layer="layout" svg:width="0.017cm" svg:height="0.792cm" svg:x="8.092cm" svg:y="4.309cm" svg:viewBox="0 0 18 793" draw:points="0,793 18,793 18,0 0,0">
          <text:p/>
        </draw:polygon>
        <draw:polygon draw:style-name="gr143" draw:text-style-name="P10" draw:layer="layout" svg:width="0.017cm" svg:height="0.792cm" svg:x="8.54cm" svg:y="4.309cm" svg:viewBox="0 0 18 793" draw:points="0,793 18,793 18,0 0,0">
          <text:p/>
        </draw:polygon>
        <draw:polygon draw:style-name="gr143" draw:text-style-name="P10" draw:layer="layout" svg:width="0.017cm" svg:height="0.792cm" svg:x="8.989cm" svg:y="4.309cm" svg:viewBox="0 0 18 793" draw:points="0,793 18,793 18,0 0,0">
          <text:p/>
        </draw:polygon>
        <draw:polygon draw:style-name="gr143" draw:text-style-name="P10" draw:layer="layout" svg:width="0.017cm" svg:height="0.792cm" svg:x="9.438cm" svg:y="4.309cm" svg:viewBox="0 0 18 793" draw:points="0,793 18,793 18,0 0,0">
          <text:p/>
        </draw:polygon>
        <draw:polygon draw:style-name="gr143" draw:text-style-name="P10" draw:layer="layout" svg:width="0.017cm" svg:height="0.792cm" svg:x="9.887cm" svg:y="4.309cm" svg:viewBox="0 0 18 793" draw:points="0,793 18,793 18,0 0,0">
          <text:p/>
        </draw:polygon>
        <draw:polygon draw:style-name="gr143" draw:text-style-name="P10" draw:layer="layout" svg:width="0.017cm" svg:height="0.792cm" svg:x="10.335cm" svg:y="4.309cm" svg:viewBox="0 0 18 793" draw:points="0,793 18,793 18,0 0,0">
          <text:p/>
        </draw:polygon>
        <draw:polygon draw:style-name="gr143" draw:text-style-name="P10" draw:layer="layout" svg:width="0.017cm" svg:height="0.792cm" svg:x="10.784cm" svg:y="4.309cm" svg:viewBox="0 0 18 793" draw:points="0,793 18,793 18,0 0,0">
          <text:p/>
        </draw:polygon>
        <draw:polygon draw:style-name="gr143" draw:text-style-name="P10" draw:layer="layout" svg:width="0.017cm" svg:height="0.792cm" svg:x="11.233cm" svg:y="4.309cm" svg:viewBox="0 0 18 793" draw:points="0,793 18,793 18,0 0,0">
          <text:p/>
        </draw:polygon>
        <draw:polygon draw:style-name="gr143" draw:text-style-name="P10" draw:layer="layout" svg:width="0.017cm" svg:height="0.792cm" svg:x="11.682cm" svg:y="4.309cm" svg:viewBox="0 0 18 793" draw:points="0,793 18,793 18,0 0,0">
          <text:p/>
        </draw:polygon>
        <draw:polygon draw:style-name="gr143" draw:text-style-name="P10" draw:layer="layout" svg:width="0.017cm" svg:height="0.792cm" svg:x="12.13cm" svg:y="4.309cm" svg:viewBox="0 0 18 793" draw:points="0,793 18,793 18,0 0,0">
          <text:p/>
        </draw:polygon>
        <draw:polygon draw:style-name="gr143" draw:text-style-name="P10" draw:layer="layout" svg:width="0.017cm" svg:height="0.792cm" svg:x="12.579cm" svg:y="4.309cm" svg:viewBox="0 0 18 793" draw:points="0,793 18,793 18,0 0,0">
          <text:p/>
        </draw:polygon>
        <draw:polygon draw:style-name="gr143" draw:text-style-name="P10" draw:layer="layout" svg:width="0.017cm" svg:height="0.792cm" svg:x="13.028cm" svg:y="4.309cm" svg:viewBox="0 0 18 793" draw:points="0,793 18,793 18,0 0,0">
          <text:p/>
        </draw:polygon>
        <draw:polygon draw:style-name="gr143" draw:text-style-name="P10" draw:layer="layout" svg:width="0.016cm" svg:height="0.792cm" svg:x="13.477cm" svg:y="4.309cm" svg:viewBox="0 0 17 793" draw:points="0,793 17,793 17,0 0,0">
          <text:p/>
        </draw:polygon>
        <draw:polygon draw:style-name="gr143" draw:text-style-name="P10" draw:layer="layout" svg:width="0.017cm" svg:height="0.792cm" svg:x="13.925cm" svg:y="4.309cm" svg:viewBox="0 0 18 793" draw:points="0,793 18,793 18,0 0,0">
          <text:p/>
        </draw:polygon>
        <draw:polygon draw:style-name="gr143" draw:text-style-name="P10" draw:layer="layout" svg:width="0.017cm" svg:height="0.792cm" svg:x="14.374cm" svg:y="4.309cm" svg:viewBox="0 0 18 793" draw:points="0,793 18,793 18,0 0,0">
          <text:p/>
        </draw:polygon>
        <draw:polygon draw:style-name="gr143" draw:text-style-name="P10" draw:layer="layout" svg:width="0.017cm" svg:height="0.792cm" svg:x="14.895cm" svg:y="4.309cm" svg:viewBox="0 0 18 793" draw:points="0,793 18,793 18,0 0,0">
          <text:p/>
        </draw:polygon>
        <draw:polygon draw:style-name="gr143" draw:text-style-name="P10" draw:layer="layout" svg:width="0.017cm" svg:height="0.792cm" svg:x="15.343cm" svg:y="4.309cm" svg:viewBox="0 0 18 793" draw:points="0,793 18,793 18,0 0,0">
          <text:p/>
        </draw:polygon>
        <draw:polygon draw:style-name="gr143" draw:text-style-name="P10" draw:layer="layout" svg:width="0.017cm" svg:height="0.792cm" svg:x="15.792cm" svg:y="4.309cm" svg:viewBox="0 0 18 793" draw:points="0,793 18,793 18,0 0,0">
          <text:p/>
        </draw:polygon>
        <draw:polygon draw:style-name="gr143" draw:text-style-name="P10" draw:layer="layout" svg:width="0.017cm" svg:height="0.792cm" svg:x="16.241cm" svg:y="4.309cm" svg:viewBox="0 0 18 793" draw:points="0,793 18,793 18,0 0,0">
          <text:p/>
        </draw:polygon>
        <draw:polygon draw:style-name="gr143" draw:text-style-name="P10" draw:layer="layout" svg:width="0.017cm" svg:height="0.792cm" svg:x="16.69cm" svg:y="4.309cm" svg:viewBox="0 0 18 793" draw:points="0,793 18,793 18,0 0,0">
          <text:p/>
        </draw:polygon>
        <draw:polygon draw:style-name="gr143" draw:text-style-name="P10" draw:layer="layout" svg:width="0.017cm" svg:height="0.792cm" svg:x="17.138cm" svg:y="4.309cm" svg:viewBox="0 0 18 793" draw:points="0,793 18,793 18,0 0,0">
          <text:p/>
        </draw:polygon>
        <draw:polygon draw:style-name="gr143" draw:text-style-name="P10" draw:layer="layout" svg:width="0.017cm" svg:height="0.792cm" svg:x="17.587cm" svg:y="4.309cm" svg:viewBox="0 0 18 793" draw:points="0,793 18,793 18,0 0,0">
          <text:p/>
        </draw:polygon>
        <draw:polygon draw:style-name="gr143" draw:text-style-name="P10" draw:layer="layout" svg:width="0.017cm" svg:height="0.792cm" svg:x="18.036cm" svg:y="4.309cm" svg:viewBox="0 0 18 793" draw:points="0,793 18,793 18,0 0,0">
          <text:p/>
        </draw:polygon>
        <draw:polygon draw:style-name="gr143" draw:text-style-name="P10" draw:layer="layout" svg:width="0.017cm" svg:height="0.792cm" svg:x="18.485cm" svg:y="4.309cm" svg:viewBox="0 0 18 793" draw:points="0,793 18,793 18,0 0,0">
          <text:p/>
        </draw:polygon>
        <draw:polygon draw:style-name="gr143" draw:text-style-name="P10" draw:layer="layout" svg:width="0.017cm" svg:height="0.792cm" svg:x="18.933cm" svg:y="4.309cm" svg:viewBox="0 0 18 793" draw:points="0,793 18,793 18,0 0,0">
          <text:p/>
        </draw:polygon>
        <draw:polygon draw:style-name="gr143" draw:text-style-name="P10" draw:layer="layout" svg:width="0.017cm" svg:height="0.792cm" svg:x="19.382cm" svg:y="4.309cm" svg:viewBox="0 0 18 793" draw:points="0,793 18,793 18,0 0,0">
          <text:p/>
        </draw:polygon>
        <draw:polygon draw:style-name="gr143" draw:text-style-name="P10" draw:layer="layout" svg:width="0.018cm" svg:height="0.792cm" svg:x="19.831cm" svg:y="4.309cm" svg:viewBox="0 0 19 793" draw:points="0,793 19,793 19,0 0,0">
          <text:p/>
        </draw:polygon>
        <draw:polygon draw:style-name="gr143" draw:text-style-name="P10" draw:layer="layout" svg:width="0.017cm" svg:height="0.677cm" svg:x="7.097cm" svg:y="5.249cm" svg:viewBox="0 0 18 678" draw:points="0,678 18,678 18,0 0,0">
          <text:p/>
        </draw:polygon>
        <draw:polygon draw:style-name="gr143" draw:text-style-name="P10" draw:layer="layout" svg:width="0.017cm" svg:height="0.677cm" svg:x="7.546cm" svg:y="5.249cm" svg:viewBox="0 0 18 678" draw:points="0,678 18,678 18,0 0,0">
          <text:p/>
        </draw:polygon>
        <draw:polygon draw:style-name="gr143" draw:text-style-name="P10" draw:layer="layout" svg:width="0.017cm" svg:height="0.677cm" svg:x="8.092cm" svg:y="5.249cm" svg:viewBox="0 0 18 678" draw:points="0,678 18,678 18,0 0,0">
          <text:p/>
        </draw:polygon>
        <draw:polygon draw:style-name="gr143" draw:text-style-name="P10" draw:layer="layout" svg:width="0.017cm" svg:height="0.677cm" svg:x="8.54cm" svg:y="5.249cm" svg:viewBox="0 0 18 678" draw:points="0,678 18,678 18,0 0,0">
          <text:p/>
        </draw:polygon>
        <draw:polygon draw:style-name="gr143" draw:text-style-name="P10" draw:layer="layout" svg:width="0.017cm" svg:height="0.677cm" svg:x="8.989cm" svg:y="5.249cm" svg:viewBox="0 0 18 678" draw:points="0,678 18,678 18,0 0,0">
          <text:p/>
        </draw:polygon>
        <draw:polygon draw:style-name="gr143" draw:text-style-name="P10" draw:layer="layout" svg:width="0.017cm" svg:height="0.677cm" svg:x="9.438cm" svg:y="5.249cm" svg:viewBox="0 0 18 678" draw:points="0,678 18,678 18,0 0,0">
          <text:p/>
        </draw:polygon>
        <draw:polygon draw:style-name="gr143" draw:text-style-name="P10" draw:layer="layout" svg:width="0.017cm" svg:height="0.677cm" svg:x="9.887cm" svg:y="5.249cm" svg:viewBox="0 0 18 678" draw:points="0,678 18,678 18,0 0,0">
          <text:p/>
        </draw:polygon>
        <draw:polygon draw:style-name="gr143" draw:text-style-name="P10" draw:layer="layout" svg:width="0.017cm" svg:height="0.677cm" svg:x="10.335cm" svg:y="5.249cm" svg:viewBox="0 0 18 678" draw:points="0,678 18,678 18,0 0,0">
          <text:p/>
        </draw:polygon>
        <draw:polygon draw:style-name="gr143" draw:text-style-name="P10" draw:layer="layout" svg:width="0.017cm" svg:height="0.677cm" svg:x="10.784cm" svg:y="5.249cm" svg:viewBox="0 0 18 678" draw:points="0,678 18,678 18,0 0,0">
          <text:p/>
        </draw:polygon>
        <draw:polygon draw:style-name="gr143" draw:text-style-name="P10" draw:layer="layout" svg:width="0.017cm" svg:height="0.677cm" svg:x="11.233cm" svg:y="5.249cm" svg:viewBox="0 0 18 678" draw:points="0,678 18,678 18,0 0,0">
          <text:p/>
        </draw:polygon>
        <draw:polygon draw:style-name="gr143" draw:text-style-name="P10" draw:layer="layout" svg:width="0.017cm" svg:height="0.677cm" svg:x="11.682cm" svg:y="5.249cm" svg:viewBox="0 0 18 678" draw:points="0,678 18,678 18,0 0,0">
          <text:p/>
        </draw:polygon>
        <draw:polygon draw:style-name="gr143" draw:text-style-name="P10" draw:layer="layout" svg:width="0.017cm" svg:height="0.677cm" svg:x="12.13cm" svg:y="5.249cm" svg:viewBox="0 0 18 678" draw:points="0,678 18,678 18,0 0,0">
          <text:p/>
        </draw:polygon>
        <draw:polygon draw:style-name="gr143" draw:text-style-name="P10" draw:layer="layout" svg:width="0.017cm" svg:height="0.677cm" svg:x="12.579cm" svg:y="5.249cm" svg:viewBox="0 0 18 678" draw:points="0,678 18,678 18,0 0,0">
          <text:p/>
        </draw:polygon>
        <draw:polygon draw:style-name="gr143" draw:text-style-name="P10" draw:layer="layout" svg:width="0.017cm" svg:height="0.677cm" svg:x="13.028cm" svg:y="5.249cm" svg:viewBox="0 0 18 678" draw:points="0,678 18,678 18,0 0,0">
          <text:p/>
        </draw:polygon>
        <draw:polygon draw:style-name="gr143" draw:text-style-name="P10" draw:layer="layout" svg:width="0.016cm" svg:height="0.677cm" svg:x="13.477cm" svg:y="5.249cm" svg:viewBox="0 0 17 678" draw:points="0,678 17,678 17,0 0,0">
          <text:p/>
        </draw:polygon>
        <draw:polygon draw:style-name="gr143" draw:text-style-name="P10" draw:layer="layout" svg:width="0.017cm" svg:height="0.677cm" svg:x="13.925cm" svg:y="5.249cm" svg:viewBox="0 0 18 678" draw:points="0,678 18,678 18,0 0,0">
          <text:p/>
        </draw:polygon>
        <draw:polygon draw:style-name="gr143" draw:text-style-name="P10" draw:layer="layout" svg:width="0.017cm" svg:height="0.677cm" svg:x="14.374cm" svg:y="5.249cm" svg:viewBox="0 0 18 678" draw:points="0,678 18,678 18,0 0,0">
          <text:p/>
        </draw:polygon>
        <draw:polygon draw:style-name="gr143" draw:text-style-name="P10" draw:layer="layout" svg:width="0.017cm" svg:height="0.677cm" svg:x="14.895cm" svg:y="5.249cm" svg:viewBox="0 0 18 678" draw:points="0,678 18,678 18,0 0,0">
          <text:p/>
        </draw:polygon>
        <draw:polygon draw:style-name="gr143" draw:text-style-name="P10" draw:layer="layout" svg:width="0.017cm" svg:height="0.677cm" svg:x="15.343cm" svg:y="5.249cm" svg:viewBox="0 0 18 678" draw:points="0,678 18,678 18,0 0,0">
          <text:p/>
        </draw:polygon>
        <draw:polygon draw:style-name="gr143" draw:text-style-name="P10" draw:layer="layout" svg:width="8.246cm" svg:height="0.017cm" svg:x="7.114cm" svg:y="6.142cm" svg:viewBox="0 0 8247 18" draw:points="0,18 8247,18 8247,0 0,0">
          <text:p/>
        </draw:polygon>
        <draw:polygon draw:style-name="gr143" draw:text-style-name="P10" draw:layer="layout" svg:width="0.017cm" svg:height="0.677cm" svg:x="15.792cm" svg:y="5.249cm" svg:viewBox="0 0 18 678" draw:points="0,678 18,678 18,0 0,0">
          <text:p/>
        </draw:polygon>
        <draw:polygon draw:style-name="gr143" draw:text-style-name="P10" draw:layer="layout" svg:width="0.017cm" svg:height="0.677cm" svg:x="16.241cm" svg:y="5.249cm" svg:viewBox="0 0 18 678" draw:points="0,678 18,678 18,0 0,0">
          <text:p/>
        </draw:polygon>
        <draw:polygon draw:style-name="gr143" draw:text-style-name="P10" draw:layer="layout" svg:width="0.449cm" svg:height="0.017cm" svg:x="15.809cm" svg:y="6.142cm" svg:viewBox="0 0 450 18" draw:points="0,18 450,18 450,0 0,0">
          <text:p/>
        </draw:polygon>
        <draw:polygon draw:style-name="gr143" draw:text-style-name="P10" draw:layer="layout" svg:width="0.017cm" svg:height="0.677cm" svg:x="17.587cm" svg:y="5.249cm" svg:viewBox="0 0 18 678" draw:points="0,678 18,678 18,0 0,0">
          <text:p/>
        </draw:polygon>
        <draw:polygon draw:style-name="gr143" draw:text-style-name="P10" draw:layer="layout" svg:width="0.017cm" svg:height="0.677cm" svg:x="18.036cm" svg:y="5.249cm" svg:viewBox="0 0 18 678" draw:points="0,678 18,678 18,0 0,0">
          <text:p/>
        </draw:polygon>
        <draw:polygon draw:style-name="gr143" draw:text-style-name="P10" draw:layer="layout" svg:width="8.246cm" svg:height="0.017cm" svg:x="7.114cm" svg:y="6.557cm" svg:viewBox="0 0 8247 18" draw:points="0,18 8247,18 8247,0 0,0">
          <text:p/>
        </draw:polygon>
        <draw:polygon draw:style-name="gr143" draw:text-style-name="P10" draw:layer="layout" svg:width="0.449cm" svg:height="0.017cm" svg:x="15.809cm" svg:y="6.557cm" svg:viewBox="0 0 450 18" draw:points="0,18 450,18 450,0 0,0">
          <text:p/>
        </draw:polygon>
        <draw:polygon draw:style-name="gr143" draw:text-style-name="P10" draw:layer="layout" svg:width="0.017cm" svg:height="0.809cm" svg:x="5.302cm" svg:y="4.292cm" svg:viewBox="0 0 18 810" draw:points="0,810 18,810 18,0 0,0">
          <text:p/>
        </draw:polygon>
        <draw:polygon draw:style-name="gr143" draw:text-style-name="P10" draw:layer="layout" svg:width="0.018cm" svg:height="0.792cm" svg:x="5.751cm" svg:y="4.309cm" svg:viewBox="0 0 19 793" draw:points="0,793 19,793 19,0 0,0">
          <text:p/>
        </draw:polygon>
        <draw:polygon draw:style-name="gr143" draw:text-style-name="P10" draw:layer="layout" svg:width="0.018cm" svg:height="0.343cm" svg:x="6.199cm" svg:y="5.232cm" svg:viewBox="0 0 19 344" draw:points="0,344 19,344 19,0 0,0">
          <text:p/>
        </draw:polygon>
        <draw:polygon draw:style-name="gr143" draw:text-style-name="P10" draw:layer="layout" svg:width="0.017cm" svg:height="0.677cm" svg:x="6.648cm" svg:y="5.249cm" svg:viewBox="0 0 18 678" draw:points="0,678 18,678 18,0 0,0">
          <text:p/>
        </draw:polygon>
        <draw:polygon draw:style-name="gr143" draw:text-style-name="P10" draw:layer="layout" svg:width="0.017cm" svg:height="0.432cm" svg:x="7.097cm" svg:y="6.142cm" svg:viewBox="0 0 18 433" draw:points="0,433 18,433 18,0 0,0">
          <text:p/>
        </draw:polygon>
        <draw:polygon draw:style-name="gr143" draw:text-style-name="P10" draw:layer="layout" svg:width="0.017cm" svg:height="0.415cm" svg:x="7.546cm" svg:y="6.159cm" svg:viewBox="0 0 18 416" draw:points="0,416 18,416 18,0 0,0">
          <text:p/>
        </draw:polygon>
        <draw:polygon draw:style-name="gr143" draw:text-style-name="P10" draw:layer="layout" svg:width="0.017cm" svg:height="0.415cm" svg:x="8.092cm" svg:y="6.159cm" svg:viewBox="0 0 18 416" draw:points="0,416 18,416 18,0 0,0">
          <text:p/>
        </draw:polygon>
        <draw:polygon draw:style-name="gr143" draw:text-style-name="P10" draw:layer="layout" svg:width="0.017cm" svg:height="0.415cm" svg:x="8.54cm" svg:y="6.159cm" svg:viewBox="0 0 18 416" draw:points="0,416 18,416 18,0 0,0">
          <text:p/>
        </draw:polygon>
        <draw:polygon draw:style-name="gr143" draw:text-style-name="P10" draw:layer="layout" svg:width="3.687cm" svg:height="0.017cm" svg:x="4.87cm" svg:y="7.082cm" svg:viewBox="0 0 3688 18" draw:points="0,18 3688,18 3688,0 0,0">
          <text:p/>
        </draw:polygon>
        <draw:polygon draw:style-name="gr143" draw:text-style-name="P10" draw:layer="layout" svg:width="0.017cm" svg:height="0.415cm" svg:x="14.895cm" svg:y="6.159cm" svg:viewBox="0 0 18 416" draw:points="0,416 18,416 18,0 0,0">
          <text:p/>
        </draw:polygon>
        <draw:polygon draw:style-name="gr143" draw:text-style-name="P10" draw:layer="layout" svg:width="0.017cm" svg:height="0.415cm" svg:x="15.343cm" svg:y="6.159cm" svg:viewBox="0 0 18 416" draw:points="0,416 18,416 18,0 0,0">
          <text:p/>
        </draw:polygon>
        <draw:polygon draw:style-name="gr143" draw:text-style-name="P10" draw:layer="layout" svg:width="0.017cm" svg:height="0.432cm" svg:x="15.792cm" svg:y="6.142cm" svg:viewBox="0 0 18 433" draw:points="0,433 18,433 18,0 0,0">
          <text:p/>
        </draw:polygon>
        <draw:polygon draw:style-name="gr143" draw:text-style-name="P10" draw:layer="layout" svg:width="0.897cm" svg:height="0.017cm" svg:x="14.912cm" svg:y="7.082cm" svg:viewBox="0 0 898 18" draw:points="0,18 898,18 898,0 0,0">
          <text:p/>
        </draw:polygon>
        <draw:polygon draw:style-name="gr143" draw:text-style-name="P10" draw:layer="layout" svg:width="0.017cm" svg:height="0.415cm" svg:x="16.241cm" svg:y="6.159cm" svg:viewBox="0 0 18 416" draw:points="0,416 18,416 18,0 0,0">
          <text:p/>
        </draw:polygon>
        <draw:polygon draw:style-name="gr143" draw:text-style-name="P10" draw:layer="layout" svg:width="0.017cm" svg:height="0.677cm" svg:x="16.69cm" svg:y="5.249cm" svg:viewBox="0 0 18 678" draw:points="0,678 18,678 18,0 0,0">
          <text:p/>
        </draw:polygon>
        <draw:polygon draw:style-name="gr143" draw:text-style-name="P10" draw:layer="layout" svg:width="0.017cm" svg:height="0.677cm" svg:x="17.138cm" svg:y="5.249cm" svg:viewBox="0 0 18 678" draw:points="0,678 18,678 18,0 0,0">
          <text:p/>
        </draw:polygon>
        <draw:polygon draw:style-name="gr143" draw:text-style-name="P10" draw:layer="layout" svg:width="0.897cm" svg:height="0.017cm" svg:x="16.258cm" svg:y="7.082cm" svg:viewBox="0 0 898 18" draw:points="0,18 898,18 898,0 0,0">
          <text:p/>
        </draw:polygon>
        <draw:polygon draw:style-name="gr143" draw:text-style-name="P10" draw:layer="layout" svg:width="0.017cm" svg:height="0.432cm" svg:x="17.587cm" svg:y="6.142cm" svg:viewBox="0 0 18 433" draw:points="0,433 18,433 18,0 0,0">
          <text:p/>
        </draw:polygon>
        <draw:polygon draw:style-name="gr143" draw:text-style-name="P10" draw:layer="layout" svg:width="0.017cm" svg:height="0.415cm" svg:x="18.036cm" svg:y="6.159cm" svg:viewBox="0 0 18 416" draw:points="0,416 18,416 18,0 0,0">
          <text:p/>
        </draw:polygon>
        <draw:polygon draw:style-name="gr143" draw:text-style-name="P10" draw:layer="layout" svg:width="0.017cm" svg:height="0.677cm" svg:x="18.485cm" svg:y="5.249cm" svg:viewBox="0 0 18 678" draw:points="0,678 18,678 18,0 0,0">
          <text:p/>
        </draw:polygon>
        <draw:polygon draw:style-name="gr143" draw:text-style-name="P10" draw:layer="layout" svg:width="0.017cm" svg:height="0.677cm" svg:x="18.933cm" svg:y="5.249cm" svg:viewBox="0 0 18 678" draw:points="0,678 18,678 18,0 0,0">
          <text:p/>
        </draw:polygon>
        <draw:polygon draw:style-name="gr143" draw:text-style-name="P10" draw:layer="layout" svg:width="0.017cm" svg:height="0.677cm" svg:x="19.382cm" svg:y="5.249cm" svg:viewBox="0 0 18 678" draw:points="0,678 18,678 18,0 0,0">
          <text:p/>
        </draw:polygon>
        <draw:polygon draw:style-name="gr143" draw:text-style-name="P10" draw:layer="layout" svg:width="3.687cm" svg:height="0.017cm" svg:x="4.87cm" svg:y="7.471cm" svg:viewBox="0 0 3688 18" draw:points="0,18 3688,18 3688,0 0,0">
          <text:p/>
        </draw:polygon>
        <draw:polygon draw:style-name="gr143" draw:text-style-name="P10" draw:layer="layout" svg:width="0.897cm" svg:height="0.017cm" svg:x="14.912cm" svg:y="7.471cm" svg:viewBox="0 0 898 18" draw:points="0,18 898,18 898,0 0,0">
          <text:p/>
        </draw:polygon>
        <draw:polygon draw:style-name="gr143" draw:text-style-name="P10" draw:layer="layout" svg:width="0.897cm" svg:height="0.017cm" svg:x="16.258cm" svg:y="7.471cm" svg:viewBox="0 0 898 18" draw:points="0,18 898,18 898,0 0,0">
          <text:p/>
        </draw:polygon>
        <draw:polygon draw:style-name="gr143" draw:text-style-name="P10" draw:layer="layout" svg:width="0.017cm" svg:height="0.415cm" svg:x="10.784cm" svg:y="6.159cm" svg:viewBox="0 0 18 416" draw:points="0,416 18,416 18,0 0,0">
          <text:p/>
        </draw:polygon>
        <draw:polygon draw:style-name="gr143" draw:text-style-name="P10" draw:layer="layout" svg:width="0.017cm" svg:height="0.415cm" svg:x="12.579cm" svg:y="6.159cm" svg:viewBox="0 0 18 416" draw:points="0,416 18,416 18,0 0,0">
          <text:p/>
        </draw:polygon>
        <draw:polygon draw:style-name="gr143" draw:text-style-name="P10" draw:layer="layout" svg:width="0.017cm" svg:height="0.415cm" svg:x="13.028cm" svg:y="6.159cm" svg:viewBox="0 0 18 416" draw:points="0,416 18,416 18,0 0,0">
          <text:p/>
        </draw:polygon>
        <draw:polygon draw:style-name="gr143" draw:text-style-name="P10" draw:layer="layout" svg:width="0.449cm" svg:height="0.017cm" svg:x="12.596cm" svg:y="7.823cm" svg:viewBox="0 0 450 18" draw:points="0,18 450,18 450,0 0,0">
          <text:p/>
        </draw:polygon>
        <draw:polygon draw:style-name="gr143" draw:text-style-name="P10" draw:layer="layout" svg:width="0.017cm" svg:height="0.415cm" svg:x="14.374cm" svg:y="6.159cm" svg:viewBox="0 0 18 416" draw:points="0,416 18,416 18,0 0,0">
          <text:p/>
        </draw:polygon>
        <draw:polygon draw:style-name="gr143" draw:text-style-name="P10" draw:layer="layout" svg:width="0.017cm" svg:height="0.406cm" svg:x="14.895cm" svg:y="7.082cm" svg:viewBox="0 0 18 407" draw:points="0,407 18,407 18,0 0,0">
          <text:p/>
        </draw:polygon>
        <draw:polygon draw:style-name="gr143" draw:text-style-name="P10" draw:layer="layout" svg:width="0.449cm" svg:height="0.016cm" svg:x="12.596cm" svg:y="8.2cm" svg:viewBox="0 0 450 17" draw:points="0,17 450,17 450,0 0,0">
          <text:p/>
        </draw:polygon>
        <draw:polygon draw:style-name="gr143" draw:text-style-name="P10" draw:layer="layout" svg:width="0.448cm" svg:height="0.017cm" svg:x="1.632cm" svg:y="8.614cm" svg:viewBox="0 0 449 18" draw:points="0,18 449,18 449,0 0,0">
          <text:p/>
        </draw:polygon>
        <draw:polygon draw:style-name="gr143" draw:text-style-name="P10" draw:layer="layout" svg:width="0.017cm" svg:height="0.406cm" svg:x="4.853cm" svg:y="7.082cm" svg:viewBox="0 0 18 407" draw:points="0,407 18,407 18,0 0,0">
          <text:p/>
        </draw:polygon>
        <draw:polygon draw:style-name="gr143" draw:text-style-name="P10" draw:layer="layout" svg:width="0.017cm" svg:height="0.389cm" svg:x="5.302cm" svg:y="7.099cm" svg:viewBox="0 0 18 390" draw:points="0,390 18,390 18,0 0,0">
          <text:p/>
        </draw:polygon>
        <draw:polygon draw:style-name="gr143" draw:text-style-name="P10" draw:layer="layout" svg:width="0.018cm" svg:height="0.389cm" svg:x="5.751cm" svg:y="7.099cm" svg:viewBox="0 0 19 390" draw:points="0,390 19,390 19,0 0,0">
          <text:p/>
        </draw:polygon>
        <draw:polygon draw:style-name="gr143" draw:text-style-name="P10" draw:layer="layout" svg:width="0.018cm" svg:height="0.389cm" svg:x="6.199cm" svg:y="7.099cm" svg:viewBox="0 0 19 390" draw:points="0,390 19,390 19,0 0,0">
          <text:p/>
        </draw:polygon>
        <draw:polygon draw:style-name="gr143" draw:text-style-name="P10" draw:layer="layout" svg:width="0.017cm" svg:height="0.389cm" svg:x="6.648cm" svg:y="7.099cm" svg:viewBox="0 0 18 390" draw:points="0,390 18,390 18,0 0,0">
          <text:p/>
        </draw:polygon>
        <draw:polygon draw:style-name="gr143" draw:text-style-name="P10" draw:layer="layout" svg:width="0.017cm" svg:height="0.389cm" svg:x="7.097cm" svg:y="7.099cm" svg:viewBox="0 0 18 390" draw:points="0,390 18,390 18,0 0,0">
          <text:p/>
        </draw:polygon>
        <draw:polygon draw:style-name="gr143" draw:text-style-name="P10" draw:layer="layout" svg:width="0.017cm" svg:height="0.389cm" svg:x="7.546cm" svg:y="7.099cm" svg:viewBox="0 0 18 390" draw:points="0,390 18,390 18,0 0,0">
          <text:p/>
        </draw:polygon>
        <draw:polygon draw:style-name="gr143" draw:text-style-name="P10" draw:layer="layout" svg:width="0.017cm" svg:height="0.389cm" svg:x="8.092cm" svg:y="7.099cm" svg:viewBox="0 0 18 390" draw:points="0,390 18,390 18,0 0,0">
          <text:p/>
        </draw:polygon>
        <draw:polygon draw:style-name="gr143" draw:text-style-name="P10" draw:layer="layout" svg:width="0.017cm" svg:height="0.389cm" svg:x="8.54cm" svg:y="7.099cm" svg:viewBox="0 0 18 390" draw:points="0,390 18,390 18,0 0,0">
          <text:p/>
        </draw:polygon>
        <draw:polygon draw:style-name="gr143" draw:text-style-name="P10" draw:layer="layout" svg:width="0.017cm" svg:height="0.415cm" svg:x="8.989cm" svg:y="6.159cm" svg:viewBox="0 0 18 416" draw:points="0,416 18,416 18,0 0,0">
          <text:p/>
        </draw:polygon>
        <draw:polygon draw:style-name="gr143" draw:text-style-name="P10" draw:layer="layout" svg:width="0.017cm" svg:height="0.415cm" svg:x="9.438cm" svg:y="6.159cm" svg:viewBox="0 0 18 416" draw:points="0,416 18,416 18,0 0,0">
          <text:p/>
        </draw:polygon>
        <draw:polygon draw:style-name="gr143" draw:text-style-name="P10" draw:layer="layout" svg:width="0.017cm" svg:height="0.415cm" svg:x="9.887cm" svg:y="6.159cm" svg:viewBox="0 0 18 416" draw:points="0,416 18,416 18,0 0,0">
          <text:p/>
        </draw:polygon>
        <draw:polygon draw:style-name="gr143" draw:text-style-name="P10" draw:layer="layout" svg:width="0.017cm" svg:height="0.415cm" svg:x="10.335cm" svg:y="6.159cm" svg:viewBox="0 0 18 416" draw:points="0,416 18,416 18,0 0,0">
          <text:p/>
        </draw:polygon>
        <draw:polygon draw:style-name="gr143" draw:text-style-name="P10" draw:layer="layout" svg:width="5.482cm" svg:height="0.017cm" svg:x="4.87cm" svg:y="8.614cm" svg:viewBox="0 0 5483 18" draw:points="0,18 5483,18 5483,0 0,0">
          <text:p/>
        </draw:polygon>
        <draw:polygon draw:style-name="gr143" draw:text-style-name="P10" draw:layer="layout" svg:width="0.017cm" svg:height="0.376cm" svg:x="13.028cm" svg:y="7.84cm" svg:viewBox="0 0 18 377" draw:points="0,377 18,377 18,0 0,0">
          <text:p/>
        </draw:polygon>
        <draw:polygon draw:style-name="gr143" draw:text-style-name="P10" draw:layer="layout" svg:width="0.016cm" svg:height="0.415cm" svg:x="13.477cm" svg:y="6.159cm" svg:viewBox="0 0 17 416" draw:points="0,416 17,416 17,0 0,0">
          <text:p/>
        </draw:polygon>
        <draw:polygon draw:style-name="gr143" draw:text-style-name="P10" draw:layer="layout" svg:width="0.017cm" svg:height="0.415cm" svg:x="13.925cm" svg:y="6.159cm" svg:viewBox="0 0 18 416" draw:points="0,416 18,416 18,0 0,0">
          <text:p/>
        </draw:polygon>
        <draw:polygon draw:style-name="gr143" draw:text-style-name="P10" draw:layer="layout" svg:width="0.897cm" svg:height="0.017cm" svg:x="13.045cm" svg:y="8.614cm" svg:viewBox="0 0 898 18" draw:points="0,18 898,18 898,0 0,0">
          <text:p/>
        </draw:polygon>
        <draw:polygon draw:style-name="gr143" draw:text-style-name="P10" draw:layer="layout" svg:width="0.017cm" svg:height="0.393cm" svg:x="14.374cm" svg:y="7.823cm" svg:viewBox="0 0 18 394" draw:points="0,394 18,394 18,0 0,0">
          <text:p/>
        </draw:polygon>
        <draw:polygon draw:style-name="gr143" draw:text-style-name="P10" draw:layer="layout" svg:width="0.017cm" svg:height="0.376cm" svg:x="14.895cm" svg:y="7.84cm" svg:viewBox="0 0 18 377" draw:points="0,377 18,377 18,0 0,0">
          <text:p/>
        </draw:polygon>
        <draw:polygon draw:style-name="gr143" draw:text-style-name="P10" draw:layer="layout" svg:width="0.017cm" svg:height="0.389cm" svg:x="15.343cm" svg:y="7.099cm" svg:viewBox="0 0 18 390" draw:points="0,390 18,390 18,0 0,0">
          <text:p/>
        </draw:polygon>
        <draw:polygon draw:style-name="gr143" draw:text-style-name="P10" draw:layer="layout" svg:width="0.969cm" svg:height="0.017cm" svg:x="14.391cm" svg:y="8.614cm" svg:viewBox="0 0 970 18" draw:points="0,18 970,18 970,0 0,0">
          <text:p/>
        </draw:polygon>
        <draw:polygon draw:style-name="gr143" draw:text-style-name="P10" draw:layer="layout" svg:width="0.017cm" svg:height="0.389cm" svg:x="15.792cm" svg:y="7.099cm" svg:viewBox="0 0 18 390" draw:points="0,390 18,390 18,0 0,0">
          <text:p/>
        </draw:polygon>
        <draw:polygon draw:style-name="gr143" draw:text-style-name="P10" draw:layer="layout" svg:width="0.017cm" svg:height="0.406cm" svg:x="16.241cm" svg:y="7.082cm" svg:viewBox="0 0 18 407" draw:points="0,407 18,407 18,0 0,0">
          <text:p/>
        </draw:polygon>
        <draw:polygon draw:style-name="gr143" draw:text-style-name="P10" draw:layer="layout" svg:width="0.017cm" svg:height="0.389cm" svg:x="16.69cm" svg:y="7.099cm" svg:viewBox="0 0 18 390" draw:points="0,390 18,390 18,0 0,0">
          <text:p/>
        </draw:polygon>
        <draw:polygon draw:style-name="gr143" draw:text-style-name="P10" draw:layer="layout" svg:width="0.017cm" svg:height="0.389cm" svg:x="17.138cm" svg:y="7.099cm" svg:viewBox="0 0 18 390" draw:points="0,390 18,390 18,0 0,0">
          <text:p/>
        </draw:polygon>
        <draw:polygon draw:style-name="gr143" draw:text-style-name="P10" draw:layer="layout" svg:width="0.017cm" svg:height="0.406cm" svg:x="17.587cm" svg:y="7.082cm" svg:viewBox="0 0 18 407" draw:points="0,407 18,407 18,0 0,0">
          <text:p/>
        </draw:polygon>
        <draw:polygon draw:style-name="gr143" draw:text-style-name="P10" draw:layer="layout" svg:width="0.448cm" svg:height="0.017cm" svg:x="1.632cm" svg:y="9.042cm" svg:viewBox="0 0 449 18" draw:points="0,18 449,18 449,0 0,0">
          <text:p/>
        </draw:polygon>
        <draw:polygon draw:style-name="gr143" draw:text-style-name="P10" draw:layer="layout" svg:width="5.482cm" svg:height="0.017cm" svg:x="4.87cm" svg:y="9.042cm" svg:viewBox="0 0 5483 18" draw:points="0,18 5483,18 5483,0 0,0">
          <text:p/>
        </draw:polygon>
        <draw:polygon draw:style-name="gr143" draw:text-style-name="P10" draw:layer="layout" svg:width="0.897cm" svg:height="0.017cm" svg:x="13.045cm" svg:y="9.042cm" svg:viewBox="0 0 898 18" draw:points="0,18 898,18 898,0 0,0">
          <text:p/>
        </draw:polygon>
        <draw:polygon draw:style-name="gr143" draw:text-style-name="P10" draw:layer="layout" svg:width="0.969cm" svg:height="0.017cm" svg:x="14.391cm" svg:y="9.042cm" svg:viewBox="0 0 970 18" draw:points="0,18 970,18 970,0 0,0">
          <text:p/>
        </draw:polygon>
        <draw:polygon draw:style-name="gr143" draw:text-style-name="P10" draw:layer="layout" svg:width="0.017cm" svg:height="0.445cm" svg:x="4.853cm" svg:y="8.614cm" svg:viewBox="0 0 18 446" draw:points="0,446 18,446 18,0 0,0">
          <text:p/>
        </draw:polygon>
        <draw:polygon draw:style-name="gr143" draw:text-style-name="P10" draw:layer="layout" svg:width="0.017cm" svg:height="0.428cm" svg:x="5.302cm" svg:y="8.631cm" svg:viewBox="0 0 18 429" draw:points="0,429 18,429 18,0 0,0">
          <text:p/>
        </draw:polygon>
        <draw:polygon draw:style-name="gr143" draw:text-style-name="P10" draw:layer="layout" svg:width="0.018cm" svg:height="0.428cm" svg:x="5.751cm" svg:y="8.631cm" svg:viewBox="0 0 19 429" draw:points="0,429 19,429 19,0 0,0">
          <text:p/>
        </draw:polygon>
        <draw:polygon draw:style-name="gr143" draw:text-style-name="P10" draw:layer="layout" svg:width="0.018cm" svg:height="0.428cm" svg:x="6.199cm" svg:y="8.631cm" svg:viewBox="0 0 19 429" draw:points="0,429 19,429 19,0 0,0">
          <text:p/>
        </draw:polygon>
        <draw:polygon draw:style-name="gr143" draw:text-style-name="P10" draw:layer="layout" svg:width="0.017cm" svg:height="0.428cm" svg:x="6.648cm" svg:y="8.631cm" svg:viewBox="0 0 18 429" draw:points="0,429 18,429 18,0 0,0">
          <text:p/>
        </draw:polygon>
        <draw:polygon draw:style-name="gr143" draw:text-style-name="P10" draw:layer="layout" svg:width="0.017cm" svg:height="0.428cm" svg:x="7.097cm" svg:y="8.631cm" svg:viewBox="0 0 18 429" draw:points="0,429 18,429 18,0 0,0">
          <text:p/>
        </draw:polygon>
        <draw:polygon draw:style-name="gr143" draw:text-style-name="P10" draw:layer="layout" svg:width="0.017cm" svg:height="0.428cm" svg:x="7.546cm" svg:y="8.631cm" svg:viewBox="0 0 18 429" draw:points="0,429 18,429 18,0 0,0">
          <text:p/>
        </draw:polygon>
        <draw:polygon draw:style-name="gr143" draw:text-style-name="P10" draw:layer="layout" svg:width="0.017cm" svg:height="0.428cm" svg:x="8.092cm" svg:y="8.631cm" svg:viewBox="0 0 18 429" draw:points="0,429 18,429 18,0 0,0">
          <text:p/>
        </draw:polygon>
        <draw:polygon draw:style-name="gr143" draw:text-style-name="P10" draw:layer="layout" svg:width="0.017cm" svg:height="0.428cm" svg:x="8.54cm" svg:y="8.631cm" svg:viewBox="0 0 18 429" draw:points="0,429 18,429 18,0 0,0">
          <text:p/>
        </draw:polygon>
        <draw:polygon draw:style-name="gr143" draw:text-style-name="P10" draw:layer="layout" svg:width="0.017cm" svg:height="0.428cm" svg:x="8.989cm" svg:y="8.631cm" svg:viewBox="0 0 18 429" draw:points="0,429 18,429 18,0 0,0">
          <text:p/>
        </draw:polygon>
        <draw:polygon draw:style-name="gr143" draw:text-style-name="P10" draw:layer="layout" svg:width="0.017cm" svg:height="0.428cm" svg:x="9.438cm" svg:y="8.631cm" svg:viewBox="0 0 18 429" draw:points="0,429 18,429 18,0 0,0">
          <text:p/>
        </draw:polygon>
        <draw:polygon draw:style-name="gr143" draw:text-style-name="P10" draw:layer="layout" svg:width="0.017cm" svg:height="0.428cm" svg:x="9.887cm" svg:y="8.631cm" svg:viewBox="0 0 18 429" draw:points="0,429 18,429 18,0 0,0">
          <text:p/>
        </draw:polygon>
        <draw:polygon draw:style-name="gr143" draw:text-style-name="P10" draw:layer="layout" svg:width="0.017cm" svg:height="0.428cm" svg:x="10.335cm" svg:y="8.631cm" svg:viewBox="0 0 18 429" draw:points="0,429 18,429 18,0 0,0">
          <text:p/>
        </draw:polygon>
        <draw:polygon draw:style-name="gr143" draw:text-style-name="P10" draw:layer="layout" svg:width="5.482cm" svg:height="0.017cm" svg:x="4.87cm" svg:y="9.558cm" svg:viewBox="0 0 5483 18" draw:points="0,18 5483,18 5483,0 0,0">
          <text:p/>
        </draw:polygon>
        <draw:polygon draw:style-name="gr143" draw:text-style-name="P10" draw:layer="layout" svg:width="0.017cm" svg:height="0.393cm" svg:x="12.579cm" svg:y="7.823cm" svg:viewBox="0 0 18 394" draw:points="0,394 18,394 18,0 0,0">
          <text:p/>
        </draw:polygon>
        <draw:polygon draw:style-name="gr143" draw:text-style-name="P10" draw:layer="layout" svg:width="0.017cm" svg:height="0.445cm" svg:x="13.028cm" svg:y="8.614cm" svg:viewBox="0 0 18 446" draw:points="0,446 18,446 18,0 0,0">
          <text:p/>
        </draw:polygon>
        <draw:polygon draw:style-name="gr143" draw:text-style-name="P10" draw:layer="layout" svg:width="0.016cm" svg:height="0.428cm" svg:x="13.477cm" svg:y="8.631cm" svg:viewBox="0 0 17 429" draw:points="0,429 17,429 17,0 0,0">
          <text:p/>
        </draw:polygon>
        <draw:polygon draw:style-name="gr143" draw:text-style-name="P10" draw:layer="layout" svg:width="0.017cm" svg:height="0.428cm" svg:x="13.925cm" svg:y="8.631cm" svg:viewBox="0 0 18 429" draw:points="0,429 18,429 18,0 0,0">
          <text:p/>
        </draw:polygon>
        <draw:polygon draw:style-name="gr143" draw:text-style-name="P10" draw:layer="layout" svg:width="1.346cm" svg:height="0.017cm" svg:x="12.596cm" svg:y="9.558cm" svg:viewBox="0 0 1347 18" draw:points="0,18 1347,18 1347,0 0,0">
          <text:p/>
        </draw:polygon>
        <draw:polygon draw:style-name="gr143" draw:text-style-name="P10" draw:layer="layout" svg:width="0.017cm" svg:height="0.428cm" svg:x="14.895cm" svg:y="8.631cm" svg:viewBox="0 0 18 429" draw:points="0,429 18,429 18,0 0,0">
          <text:p/>
        </draw:polygon>
        <draw:polygon draw:style-name="gr143" draw:text-style-name="P10" draw:layer="layout" svg:width="0.017cm" svg:height="0.428cm" svg:x="15.343cm" svg:y="8.631cm" svg:viewBox="0 0 18 429" draw:points="0,429 18,429 18,0 0,0">
          <text:p/>
        </draw:polygon>
        <draw:polygon draw:style-name="gr143" draw:text-style-name="P10" draw:layer="layout" svg:width="0.448cm" svg:height="0.017cm" svg:x="14.912cm" svg:y="9.558cm" svg:viewBox="0 0 449 18" draw:points="0,18 449,18 449,0 0,0">
          <text:p/>
        </draw:polygon>
        <draw:polygon draw:style-name="gr143" draw:text-style-name="P10" draw:layer="layout" svg:width="0.017cm" svg:height="0.428cm" svg:x="16.241cm" svg:y="8.631cm" svg:viewBox="0 0 18 429" draw:points="0,429 18,429 18,0 0,0">
          <text:p/>
        </draw:polygon>
        <draw:polygon draw:style-name="gr143" draw:text-style-name="P10" draw:layer="layout" svg:width="0.017cm" svg:height="0.428cm" svg:x="16.69cm" svg:y="8.631cm" svg:viewBox="0 0 18 429" draw:points="0,429 18,429 18,0 0,0">
          <text:p/>
        </draw:polygon>
        <draw:polygon draw:style-name="gr143" draw:text-style-name="P10" draw:layer="layout" svg:width="0.449cm" svg:height="0.017cm" svg:x="16.258cm" svg:y="9.558cm" svg:viewBox="0 0 450 18" draw:points="0,18 450,18 450,0 0,0">
          <text:p/>
        </draw:polygon>
        <draw:polygon draw:style-name="gr143" draw:text-style-name="P10" draw:layer="layout" svg:width="0.017cm" svg:height="0.428cm" svg:x="17.587cm" svg:y="8.631cm" svg:viewBox="0 0 18 429" draw:points="0,429 18,429 18,0 0,0">
          <text:p/>
        </draw:polygon>
        <draw:polygon draw:style-name="gr143" draw:text-style-name="P10" draw:layer="layout" svg:width="0.017cm" svg:height="0.389cm" svg:x="18.036cm" svg:y="7.099cm" svg:viewBox="0 0 18 390" draw:points="0,390 18,390 18,0 0,0">
          <text:p/>
        </draw:polygon>
        <draw:polygon draw:style-name="gr143" draw:text-style-name="P10" draw:layer="layout" svg:width="0.017cm" svg:height="0.445cm" svg:x="1.615cm" svg:y="8.614cm" svg:viewBox="0 0 18 446" draw:points="0,446 18,446 18,0 0,0">
          <text:p/>
        </draw:polygon>
        <draw:polygon draw:style-name="gr143" draw:text-style-name="P10" draw:layer="layout" svg:width="0.017cm" svg:height="0.428cm" svg:x="2.063cm" svg:y="8.631cm" svg:viewBox="0 0 18 429" draw:points="0,429 18,429 18,0 0,0">
          <text:p/>
        </draw:polygon>
        <draw:polygon draw:style-name="gr143" draw:text-style-name="P10" draw:layer="layout" svg:width="0.448cm" svg:height="0.017cm" svg:x="1.632cm" svg:y="9.935cm" svg:viewBox="0 0 449 18" draw:points="0,18 449,18 449,0 0,0">
          <text:p/>
        </draw:polygon>
        <draw:polygon draw:style-name="gr143" draw:text-style-name="P10" draw:layer="layout" svg:width="0.017cm" svg:height="0.444cm" svg:x="4.853cm" svg:y="9.131cm" svg:viewBox="0 0 18 445" draw:points="0,445 18,445 18,0 0,0">
          <text:p/>
        </draw:polygon>
        <draw:polygon draw:style-name="gr143" draw:text-style-name="P10" draw:layer="layout" svg:width="0.017cm" svg:height="0.427cm" svg:x="5.302cm" svg:y="9.148cm" svg:viewBox="0 0 18 428" draw:points="0,428 18,428 18,0 0,0">
          <text:p/>
        </draw:polygon>
        <draw:polygon draw:style-name="gr143" draw:text-style-name="P10" draw:layer="layout" svg:width="0.018cm" svg:height="0.427cm" svg:x="5.751cm" svg:y="9.148cm" svg:viewBox="0 0 19 428" draw:points="0,428 19,428 19,0 0,0">
          <text:p/>
        </draw:polygon>
        <draw:polygon draw:style-name="gr143" draw:text-style-name="P10" draw:layer="layout" svg:width="0.018cm" svg:height="0.427cm" svg:x="6.199cm" svg:y="9.148cm" svg:viewBox="0 0 19 428" draw:points="0,428 19,428 19,0 0,0">
          <text:p/>
        </draw:polygon>
        <draw:polygon draw:style-name="gr143" draw:text-style-name="P10" draw:layer="layout" svg:width="0.017cm" svg:height="0.427cm" svg:x="6.648cm" svg:y="9.148cm" svg:viewBox="0 0 18 428" draw:points="0,428 18,428 18,0 0,0">
          <text:p/>
        </draw:polygon>
        <draw:polygon draw:style-name="gr143" draw:text-style-name="P10" draw:layer="layout" svg:width="0.017cm" svg:height="0.427cm" svg:x="7.097cm" svg:y="9.148cm" svg:viewBox="0 0 18 428" draw:points="0,428 18,428 18,0 0,0">
          <text:p/>
        </draw:polygon>
        <draw:polygon draw:style-name="gr143" draw:text-style-name="P10" draw:layer="layout" svg:width="0.017cm" svg:height="0.427cm" svg:x="7.546cm" svg:y="9.148cm" svg:viewBox="0 0 18 428" draw:points="0,428 18,428 18,0 0,0">
          <text:p/>
        </draw:polygon>
        <draw:polygon draw:style-name="gr143" draw:text-style-name="P10" draw:layer="layout" svg:width="0.017cm" svg:height="0.427cm" svg:x="8.092cm" svg:y="9.148cm" svg:viewBox="0 0 18 428" draw:points="0,428 18,428 18,0 0,0">
          <text:p/>
        </draw:polygon>
        <draw:polygon draw:style-name="gr143" draw:text-style-name="P10" draw:layer="layout" svg:width="0.017cm" svg:height="0.427cm" svg:x="8.54cm" svg:y="9.148cm" svg:viewBox="0 0 18 428" draw:points="0,428 18,428 18,0 0,0">
          <text:p/>
        </draw:polygon>
        <draw:polygon draw:style-name="gr143" draw:text-style-name="P10" draw:layer="layout" svg:width="0.017cm" svg:height="0.427cm" svg:x="8.989cm" svg:y="9.148cm" svg:viewBox="0 0 18 428" draw:points="0,428 18,428 18,0 0,0">
          <text:p/>
        </draw:polygon>
        <draw:polygon draw:style-name="gr143" draw:text-style-name="P10" draw:layer="layout" svg:width="0.017cm" svg:height="0.427cm" svg:x="9.438cm" svg:y="9.148cm" svg:viewBox="0 0 18 428" draw:points="0,428 18,428 18,0 0,0">
          <text:p/>
        </draw:polygon>
        <draw:polygon draw:style-name="gr143" draw:text-style-name="P10" draw:layer="layout" svg:width="0.017cm" svg:height="0.427cm" svg:x="9.887cm" svg:y="9.148cm" svg:viewBox="0 0 18 428" draw:points="0,428 18,428 18,0 0,0">
          <text:p/>
        </draw:polygon>
        <draw:polygon draw:style-name="gr143" draw:text-style-name="P10" draw:layer="layout" svg:width="0.017cm" svg:height="0.427cm" svg:x="10.335cm" svg:y="9.148cm" svg:viewBox="0 0 18 428" draw:points="0,428 18,428 18,0 0,0">
          <text:p/>
        </draw:polygon>
        <draw:polygon draw:style-name="gr143" draw:text-style-name="P10" draw:layer="layout" svg:width="5.482cm" svg:height="0.017cm" svg:x="4.87cm" svg:y="9.935cm" svg:viewBox="0 0 5483 18" draw:points="0,18 5483,18 5483,0 0,0">
          <text:p/>
        </draw:polygon>
        <draw:polygon draw:style-name="gr143" draw:text-style-name="P10" draw:layer="layout" svg:width="1.346cm" svg:height="0.017cm" svg:x="12.596cm" svg:y="9.935cm" svg:viewBox="0 0 1347 18" draw:points="0,18 1347,18 1347,0 0,0">
          <text:p/>
        </draw:polygon>
        <draw:polygon draw:style-name="gr143" draw:text-style-name="P10" draw:layer="layout" svg:width="0.448cm" svg:height="0.017cm" svg:x="14.912cm" svg:y="9.935cm" svg:viewBox="0 0 449 18" draw:points="0,18 449,18 449,0 0,0">
          <text:p/>
        </draw:polygon>
        <draw:polygon draw:style-name="gr143" draw:text-style-name="P10" draw:layer="layout" svg:width="0.449cm" svg:height="0.017cm" svg:x="16.258cm" svg:y="9.935cm" svg:viewBox="0 0 450 18" draw:points="0,18 450,18 450,0 0,0">
          <text:p/>
        </draw:polygon>
        <draw:polygon draw:style-name="gr143" draw:text-style-name="P10" draw:layer="layout" svg:width="0.448cm" svg:height="0.017cm" svg:x="1.632cm" svg:y="10.414cm" svg:viewBox="0 0 449 18" draw:points="0,18 449,18 449,0 0,0">
          <text:p/>
        </draw:polygon>
        <draw:polygon draw:style-name="gr143" draw:text-style-name="P10" draw:layer="layout" svg:width="0.017cm" svg:height="0.496cm" svg:x="4.853cm" svg:y="9.935cm" svg:viewBox="0 0 18 497" draw:points="0,497 18,497 18,0 0,0">
          <text:p/>
        </draw:polygon>
        <draw:polygon draw:style-name="gr143" draw:text-style-name="P10" draw:layer="layout" svg:width="0.017cm" svg:height="0.479cm" svg:x="5.302cm" svg:y="9.952cm" svg:viewBox="0 0 18 480" draw:points="0,480 18,480 18,0 0,0">
          <text:p/>
        </draw:polygon>
        <draw:polygon draw:style-name="gr143" draw:text-style-name="P10" draw:layer="layout" svg:width="0.449cm" svg:height="0.017cm" svg:x="4.87cm" svg:y="10.752cm" svg:viewBox="0 0 450 18" draw:points="0,18 450,18 450,0 0,0">
          <text:p/>
        </draw:polygon>
        <draw:polygon draw:style-name="gr143" draw:text-style-name="P10" draw:layer="layout" svg:width="0.018cm" svg:height="0.479cm" svg:x="6.199cm" svg:y="9.952cm" svg:viewBox="0 0 19 480" draw:points="0,480 19,480 19,0 0,0">
          <text:p/>
        </draw:polygon>
        <draw:polygon draw:style-name="gr143" draw:text-style-name="P10" draw:layer="layout" svg:width="0.017cm" svg:height="0.479cm" svg:x="6.648cm" svg:y="9.952cm" svg:viewBox="0 0 18 480" draw:points="0,480 18,480 18,0 0,0">
          <text:p/>
        </draw:polygon>
        <draw:polygon draw:style-name="gr143" draw:text-style-name="P10" draw:layer="layout" svg:width="0.449cm" svg:height="0.017cm" svg:x="6.216cm" svg:y="10.752cm" svg:viewBox="0 0 450 18" draw:points="0,18 450,18 450,0 0,0">
          <text:p/>
        </draw:polygon>
        <draw:polygon draw:style-name="gr143" draw:text-style-name="P10" draw:layer="layout" svg:width="0.017cm" svg:height="0.479cm" svg:x="8.092cm" svg:y="9.952cm" svg:viewBox="0 0 18 480" draw:points="0,480 18,480 18,0 0,0">
          <text:p/>
        </draw:polygon>
        <draw:polygon draw:style-name="gr143" draw:text-style-name="P10" draw:layer="layout" svg:width="0.017cm" svg:height="0.479cm" svg:x="8.54cm" svg:y="9.952cm" svg:viewBox="0 0 18 480" draw:points="0,480 18,480 18,0 0,0">
          <text:p/>
        </draw:polygon>
        <draw:polygon draw:style-name="gr143" draw:text-style-name="P10" draw:layer="layout" svg:width="0.449cm" svg:height="0.017cm" svg:x="4.87cm" svg:y="11.142cm" svg:viewBox="0 0 450 18" draw:points="0,18 450,18 450,0 0,0">
          <text:p/>
        </draw:polygon>
        <draw:polygon draw:style-name="gr143" draw:text-style-name="P10" draw:layer="layout" svg:width="0.449cm" svg:height="0.017cm" svg:x="6.216cm" svg:y="11.142cm" svg:viewBox="0 0 450 18" draw:points="0,18 450,18 450,0 0,0">
          <text:p/>
        </draw:polygon>
        <draw:polygon draw:style-name="gr143" draw:text-style-name="P10" draw:layer="layout" svg:width="0.449cm" svg:height="0.017cm" svg:x="3.875cm" svg:y="11.366cm" svg:viewBox="0 0 450 18" draw:points="0,18 450,18 450,0 0,0">
          <text:p/>
        </draw:polygon>
        <draw:polygon draw:style-name="gr143" draw:text-style-name="P10" draw:layer="layout" svg:width="0.018cm" svg:height="0.479cm" svg:x="5.751cm" svg:y="9.952cm" svg:viewBox="0 0 19 480" draw:points="0,480 19,480 19,0 0,0">
          <text:p/>
        </draw:polygon>
        <draw:polygon draw:style-name="gr143" draw:text-style-name="P10" draw:layer="layout" svg:width="0.018cm" svg:height="0.407cm" svg:x="6.199cm" svg:y="10.752cm" svg:viewBox="0 0 19 408" draw:points="0,408 19,408 19,0 0,0">
          <text:p/>
        </draw:polygon>
        <draw:polygon draw:style-name="gr143" draw:text-style-name="P10" draw:layer="layout" svg:width="0.448cm" svg:height="0.017cm" svg:x="5.768cm" svg:y="11.366cm" svg:viewBox="0 0 449 18" draw:points="0,18 449,18 449,0 0,0">
          <text:p/>
        </draw:polygon>
        <draw:polygon draw:style-name="gr143" draw:text-style-name="P10" draw:layer="layout" svg:width="0.017cm" svg:height="0.479cm" svg:x="7.546cm" svg:y="9.952cm" svg:viewBox="0 0 18 480" draw:points="0,480 18,480 18,0 0,0">
          <text:p/>
        </draw:polygon>
        <draw:polygon draw:style-name="gr143" draw:text-style-name="P10" draw:layer="layout" svg:width="0.017cm" svg:height="0.407cm" svg:x="8.092cm" svg:y="10.752cm" svg:viewBox="0 0 18 408" draw:points="0,408 18,408 18,0 0,0">
          <text:p/>
        </draw:polygon>
        <draw:polygon draw:style-name="gr143" draw:text-style-name="P10" draw:layer="layout" svg:width="0.546cm" svg:height="0.017cm" svg:x="7.563cm" svg:y="11.366cm" svg:viewBox="0 0 547 18" draw:points="0,18 547,18 547,0 0,0">
          <text:p/>
        </draw:polygon>
        <draw:polygon draw:style-name="gr143" draw:text-style-name="P10" draw:layer="layout" svg:width="0.017cm" svg:height="0.479cm" svg:x="9.438cm" svg:y="9.952cm" svg:viewBox="0 0 18 480" draw:points="0,480 18,480 18,0 0,0">
          <text:p/>
        </draw:polygon>
        <draw:polygon draw:style-name="gr143" draw:text-style-name="P10" draw:layer="layout" svg:width="0.017cm" svg:height="0.479cm" svg:x="9.887cm" svg:y="9.952cm" svg:viewBox="0 0 18 480" draw:points="0,480 18,480 18,0 0,0">
          <text:p/>
        </draw:polygon>
        <draw:polygon draw:style-name="gr143" draw:text-style-name="P10" draw:layer="layout" svg:width="0.017cm" svg:height="0.479cm" svg:x="10.335cm" svg:y="9.952cm" svg:viewBox="0 0 18 480" draw:points="0,480 18,480 18,0 0,0">
          <text:p/>
        </draw:polygon>
        <draw:polygon draw:style-name="gr143" draw:text-style-name="P10" draw:layer="layout" svg:width="0.017cm" svg:height="3.568cm" svg:x="10.784cm" svg:y="7.692cm" svg:viewBox="0 0 18 3569" draw:points="0,3569 18,3569 18,0 0,0">
          <text:p/>
        </draw:polygon>
        <draw:polygon draw:style-name="gr143" draw:text-style-name="P10" draw:layer="layout" svg:width="0.017cm" svg:height="0.415cm" svg:x="11.233cm" svg:y="6.159cm" svg:viewBox="0 0 18 416" draw:points="0,416 18,416 18,0 0,0">
          <text:p/>
        </draw:polygon>
        <draw:polygon draw:style-name="gr143" draw:text-style-name="P10" draw:layer="layout" svg:width="0.017cm" svg:height="0.415cm" svg:x="11.682cm" svg:y="6.159cm" svg:viewBox="0 0 18 416" draw:points="0,416 18,416 18,0 0,0">
          <text:p/>
        </draw:polygon>
        <draw:polygon draw:style-name="gr143" draw:text-style-name="P10" draw:layer="layout" svg:width="0.017cm" svg:height="0.415cm" svg:x="12.13cm" svg:y="6.159cm" svg:viewBox="0 0 18 416" draw:points="0,416 18,416 18,0 0,0">
          <text:p/>
        </draw:polygon>
        <draw:polygon draw:style-name="gr143" draw:text-style-name="P10" draw:layer="layout" svg:width="0.017cm" svg:height="0.394cm" svg:x="12.579cm" svg:y="9.558cm" svg:viewBox="0 0 18 395" draw:points="0,395 18,395 18,0 0,0">
          <text:p/>
        </draw:polygon>
        <draw:polygon draw:style-name="gr143" draw:text-style-name="P10" draw:layer="layout" svg:width="0.017cm" svg:height="0.377cm" svg:x="13.028cm" svg:y="9.575cm" svg:viewBox="0 0 18 378" draw:points="0,378 18,378 18,0 0,0">
          <text:p/>
        </draw:polygon>
        <draw:polygon draw:style-name="gr143" draw:text-style-name="P10" draw:layer="layout" svg:width="0.016cm" svg:height="0.377cm" svg:x="13.477cm" svg:y="9.575cm" svg:viewBox="0 0 17 378" draw:points="0,378 17,378 17,0 0,0">
          <text:p/>
        </draw:polygon>
        <draw:polygon draw:style-name="gr143" draw:text-style-name="P10" draw:layer="layout" svg:width="0.017cm" svg:height="0.377cm" svg:x="13.925cm" svg:y="9.575cm" svg:viewBox="0 0 18 378" draw:points="0,378 18,378 18,0 0,0">
          <text:p/>
        </draw:polygon>
        <draw:polygon draw:style-name="gr143" draw:text-style-name="P10" draw:layer="layout" svg:width="0.017cm" svg:height="0.445cm" svg:x="14.374cm" svg:y="8.614cm" svg:viewBox="0 0 18 446" draw:points="0,446 18,446 18,0 0,0">
          <text:p/>
        </draw:polygon>
        <draw:polygon draw:style-name="gr143" draw:text-style-name="P10" draw:layer="layout" svg:width="0.017cm" svg:height="0.394cm" svg:x="14.895cm" svg:y="9.558cm" svg:viewBox="0 0 18 395" draw:points="0,395 18,395 18,0 0,0">
          <text:p/>
        </draw:polygon>
        <draw:polygon draw:style-name="gr143" draw:text-style-name="P10" draw:layer="layout" svg:width="0.449cm" svg:height="0.017cm" svg:x="3.875cm" svg:y="11.806cm" svg:viewBox="0 0 450 18" draw:points="0,18 450,18 450,0 0,0">
          <text:p/>
        </draw:polygon>
        <draw:polygon draw:style-name="gr143" draw:text-style-name="P10" draw:layer="layout" svg:width="0.448cm" svg:height="0.017cm" svg:x="5.768cm" svg:y="11.806cm" svg:viewBox="0 0 449 18" draw:points="0,18 449,18 449,0 0,0">
          <text:p/>
        </draw:polygon>
        <draw:polygon draw:style-name="gr143" draw:text-style-name="P10" draw:layer="layout" svg:width="0.546cm" svg:height="0.017cm" svg:x="7.563cm" svg:y="11.806cm" svg:viewBox="0 0 547 18" draw:points="0,18 547,18 547,0 0,0">
          <text:p/>
        </draw:polygon>
        <draw:polygon draw:style-name="gr143" draw:text-style-name="P10" draw:layer="layout" svg:width="0.017cm" svg:height="0.457cm" svg:x="3.858cm" svg:y="11.366cm" svg:viewBox="0 0 18 458" draw:points="0,458 18,458 18,0 0,0">
          <text:p/>
        </draw:polygon>
        <draw:polygon draw:style-name="gr143" draw:text-style-name="P10" draw:layer="layout" svg:width="0.017cm" svg:height="0.44cm" svg:x="4.307cm" svg:y="11.383cm" svg:viewBox="0 0 18 441" draw:points="0,441 18,441 18,0 0,0">
          <text:p/>
        </draw:polygon>
        <draw:polygon draw:style-name="gr143" draw:text-style-name="P10" draw:layer="layout" svg:width="0.017cm" svg:height="0.407cm" svg:x="4.853cm" svg:y="10.752cm" svg:viewBox="0 0 18 408" draw:points="0,408 18,408 18,0 0,0">
          <text:p/>
        </draw:polygon>
        <draw:polygon draw:style-name="gr143" draw:text-style-name="P10" draw:layer="layout" svg:width="0.017cm" svg:height="0.39cm" svg:x="5.302cm" svg:y="10.769cm" svg:viewBox="0 0 18 391" draw:points="0,391 18,391 18,0 0,0">
          <text:p/>
        </draw:polygon>
        <draw:polygon draw:style-name="gr143" draw:text-style-name="P10" draw:layer="layout" svg:width="0.018cm" svg:height="0.457cm" svg:x="5.751cm" svg:y="11.366cm" svg:viewBox="0 0 19 458" draw:points="0,458 19,458 19,0 0,0">
          <text:p/>
        </draw:polygon>
        <draw:polygon draw:style-name="gr143" draw:text-style-name="P10" draw:layer="layout" svg:width="0.018cm" svg:height="0.44cm" svg:x="6.199cm" svg:y="11.383cm" svg:viewBox="0 0 19 441" draw:points="0,441 19,441 19,0 0,0">
          <text:p/>
        </draw:polygon>
        <draw:polygon draw:style-name="gr143" draw:text-style-name="P10" draw:layer="layout" svg:width="0.017cm" svg:height="0.39cm" svg:x="6.648cm" svg:y="10.769cm" svg:viewBox="0 0 18 391" draw:points="0,391 18,391 18,0 0,0">
          <text:p/>
        </draw:polygon>
        <draw:polygon draw:style-name="gr143" draw:text-style-name="P10" draw:layer="layout" svg:width="0.017cm" svg:height="0.479cm" svg:x="7.097cm" svg:y="9.952cm" svg:viewBox="0 0 18 480" draw:points="0,480 18,480 18,0 0,0">
          <text:p/>
        </draw:polygon>
        <draw:polygon draw:style-name="gr143" draw:text-style-name="P10" draw:layer="layout" svg:width="0.017cm" svg:height="0.457cm" svg:x="7.546cm" svg:y="11.366cm" svg:viewBox="0 0 18 458" draw:points="0,458 18,458 18,0 0,0">
          <text:p/>
        </draw:polygon>
        <draw:polygon draw:style-name="gr143" draw:text-style-name="P10" draw:layer="layout" svg:width="0.017cm" svg:height="0.44cm" svg:x="8.092cm" svg:y="11.383cm" svg:viewBox="0 0 18 441" draw:points="0,441 18,441 18,0 0,0">
          <text:p/>
        </draw:polygon>
        <draw:polygon draw:style-name="gr143" draw:text-style-name="P10" draw:layer="layout" svg:width="0.017cm" svg:height="0.39cm" svg:x="8.54cm" svg:y="10.769cm" svg:viewBox="0 0 18 391" draw:points="0,391 18,391 18,0 0,0">
          <text:p/>
        </draw:polygon>
        <draw:polygon draw:style-name="gr143" draw:text-style-name="P10" draw:layer="layout" svg:width="0.017cm" svg:height="0.479cm" svg:x="8.989cm" svg:y="9.952cm" svg:viewBox="0 0 18 480" draw:points="0,480 18,480 18,0 0,0">
          <text:p/>
        </draw:polygon>
        <draw:polygon draw:style-name="gr143" draw:text-style-name="P10" draw:layer="layout" svg:width="0.017cm" svg:height="0.457cm" svg:x="9.438cm" svg:y="11.366cm" svg:viewBox="0 0 18 458" draw:points="0,458 18,458 18,0 0,0">
          <text:p/>
        </draw:polygon>
        <draw:polygon draw:style-name="gr143" draw:text-style-name="P10" draw:layer="layout" svg:width="0.017cm" svg:height="0.44cm" svg:x="9.887cm" svg:y="11.383cm" svg:viewBox="0 0 18 441" draw:points="0,441 18,441 18,0 0,0">
          <text:p/>
        </draw:polygon>
        <draw:polygon draw:style-name="gr143" draw:text-style-name="P10" draw:layer="layout" svg:width="0.017cm" svg:height="0.44cm" svg:x="10.335cm" svg:y="11.383cm" svg:viewBox="0 0 18 441" draw:points="0,441 18,441 18,0 0,0">
          <text:p/>
        </draw:polygon>
        <draw:polygon draw:style-name="gr143" draw:text-style-name="P10" draw:layer="layout" svg:width="0.017cm" svg:height="0.44cm" svg:x="10.784cm" svg:y="11.383cm" svg:viewBox="0 0 18 441" draw:points="0,441 18,441 18,0 0,0">
          <text:p/>
        </draw:polygon>
        <draw:polygon draw:style-name="gr143" draw:text-style-name="P10" draw:layer="layout" svg:width="0.017cm" svg:height="0.44cm" svg:x="11.233cm" svg:y="11.383cm" svg:viewBox="0 0 18 441" draw:points="0,441 18,441 18,0 0,0">
          <text:p/>
        </draw:polygon>
        <draw:polygon draw:style-name="gr143" draw:text-style-name="P10" draw:layer="layout" svg:width="0.017cm" svg:height="0.496cm" svg:x="1.615cm" svg:y="9.935cm" svg:viewBox="0 0 18 497" draw:points="0,497 18,497 18,0 0,0">
          <text:p/>
        </draw:polygon>
        <draw:polygon draw:style-name="gr143" draw:text-style-name="P10" draw:layer="layout" svg:width="0.017cm" svg:height="0.479cm" svg:x="2.063cm" svg:y="9.952cm" svg:viewBox="0 0 18 480" draw:points="0,480 18,480 18,0 0,0">
          <text:p/>
        </draw:polygon>
        <draw:polygon draw:style-name="gr143" draw:text-style-name="P10" draw:layer="layout" svg:width="9.618cm" svg:height="0.017cm" svg:x="1.632cm" svg:y="12.598cm" svg:viewBox="0 0 9619 18" draw:points="0,18 9619,18 9619,0 0,0">
          <text:p/>
        </draw:polygon>
        <draw:polygon draw:style-name="gr143" draw:text-style-name="P10" draw:layer="layout" svg:width="0.017cm" svg:height="0.44cm" svg:x="12.13cm" svg:y="11.383cm" svg:viewBox="0 0 18 441" draw:points="0,441 18,441 18,0 0,0">
          <text:p/>
        </draw:polygon>
        <draw:polygon draw:style-name="gr143" draw:text-style-name="P10" draw:layer="layout" svg:width="0.017cm" svg:height="0.44cm" svg:x="12.579cm" svg:y="11.383cm" svg:viewBox="0 0 18 441" draw:points="0,441 18,441 18,0 0,0">
          <text:p/>
        </draw:polygon>
        <draw:polygon draw:style-name="gr143" draw:text-style-name="P10" draw:layer="layout" svg:width="0.017cm" svg:height="0.44cm" svg:x="13.028cm" svg:y="11.383cm" svg:viewBox="0 0 18 441" draw:points="0,441 18,441 18,0 0,0">
          <text:p/>
        </draw:polygon>
        <draw:polygon draw:style-name="gr143" draw:text-style-name="P10" draw:layer="layout" svg:width="0.016cm" svg:height="0.44cm" svg:x="13.477cm" svg:y="11.383cm" svg:viewBox="0 0 17 441" draw:points="0,441 17,441 17,0 0,0">
          <text:p/>
        </draw:polygon>
        <draw:polygon draw:style-name="gr143" draw:text-style-name="P10" draw:layer="layout" svg:width="0.017cm" svg:height="0.44cm" svg:x="13.925cm" svg:y="11.383cm" svg:viewBox="0 0 18 441" draw:points="0,441 18,441 18,0 0,0">
          <text:p/>
        </draw:polygon>
        <draw:polygon draw:style-name="gr143" draw:text-style-name="P10" draw:layer="layout" svg:width="0.017cm" svg:height="0.44cm" svg:x="14.374cm" svg:y="11.383cm" svg:viewBox="0 0 18 441" draw:points="0,441 18,441 18,0 0,0">
          <text:p/>
        </draw:polygon>
        <draw:polygon draw:style-name="gr143" draw:text-style-name="P10" draw:layer="layout" svg:width="0.017cm" svg:height="0.44cm" svg:x="14.895cm" svg:y="11.383cm" svg:viewBox="0 0 18 441" draw:points="0,441 18,441 18,0 0,0">
          <text:p/>
        </draw:polygon>
        <draw:polygon draw:style-name="gr143" draw:text-style-name="P10" draw:layer="layout" svg:width="0.017cm" svg:height="0.377cm" svg:x="15.343cm" svg:y="9.575cm" svg:viewBox="0 0 18 378" draw:points="0,378 18,378 18,0 0,0">
          <text:p/>
        </draw:polygon>
        <draw:polygon draw:style-name="gr143" draw:text-style-name="P10" draw:layer="layout" svg:width="0.017cm" svg:height="0.445cm" svg:x="15.792cm" svg:y="8.614cm" svg:viewBox="0 0 18 446" draw:points="0,446 18,446 18,0 0,0">
          <text:p/>
        </draw:polygon>
        <draw:polygon draw:style-name="gr143" draw:text-style-name="P10" draw:layer="layout" svg:width="0.017cm" svg:height="0.394cm" svg:x="16.241cm" svg:y="9.558cm" svg:viewBox="0 0 18 395" draw:points="0,395 18,395 18,0 0,0">
          <text:p/>
        </draw:polygon>
        <draw:polygon draw:style-name="gr143" draw:text-style-name="P10" draw:layer="layout" svg:width="0.017cm" svg:height="0.377cm" svg:x="16.69cm" svg:y="9.575cm" svg:viewBox="0 0 18 378" draw:points="0,378 18,378 18,0 0,0">
          <text:p/>
        </draw:polygon>
        <draw:polygon draw:style-name="gr143" draw:text-style-name="P10" draw:layer="layout" svg:width="0.017cm" svg:height="0.428cm" svg:x="17.138cm" svg:y="8.631cm" svg:viewBox="0 0 18 429" draw:points="0,429 18,429 18,0 0,0">
          <text:p/>
        </draw:polygon>
        <draw:polygon draw:style-name="gr143" draw:text-style-name="P10" draw:layer="layout" svg:width="0.017cm" svg:height="0.394cm" svg:x="17.587cm" svg:y="9.558cm" svg:viewBox="0 0 18 395" draw:points="0,395 18,395 18,0 0,0">
          <text:p/>
        </draw:polygon>
        <draw:polygon draw:style-name="gr143" draw:text-style-name="P10" draw:layer="layout" svg:width="0.017cm" svg:height="0.377cm" svg:x="18.036cm" svg:y="9.575cm" svg:viewBox="0 0 18 378" draw:points="0,378 18,378 18,0 0,0">
          <text:p/>
        </draw:polygon>
        <draw:polygon draw:style-name="gr143" draw:text-style-name="P10" draw:layer="layout" svg:width="0.017cm" svg:height="0.389cm" svg:x="18.485cm" svg:y="7.099cm" svg:viewBox="0 0 18 390" draw:points="0,390 18,390 18,0 0,0">
          <text:p/>
        </draw:polygon>
        <draw:polygon draw:style-name="gr143" draw:text-style-name="P10" draw:layer="layout" svg:width="0.017cm" svg:height="0.389cm" svg:x="18.933cm" svg:y="7.099cm" svg:viewBox="0 0 18 390" draw:points="0,390 18,390 18,0 0,0">
          <text:p/>
        </draw:polygon>
        <draw:polygon draw:style-name="gr143" draw:text-style-name="P10" draw:layer="layout" svg:width="0.017cm" svg:height="0.389cm" svg:x="19.382cm" svg:y="7.099cm" svg:viewBox="0 0 18 390" draw:points="0,390 18,390 18,0 0,0">
          <text:p/>
        </draw:polygon>
        <draw:polygon draw:style-name="gr143" draw:text-style-name="P10" draw:layer="layout" svg:width="0.018cm" svg:height="0.677cm" svg:x="19.831cm" svg:y="5.249cm" svg:viewBox="0 0 19 678" draw:points="0,678 19,678 19,0 0,0">
          <text:p/>
        </draw:polygon>
        <draw:polygon draw:style-name="gr143" draw:text-style-name="P10" draw:layer="layout" svg:width="9.618cm" svg:height="0.017cm" svg:x="1.632cm" svg:y="12.949cm" svg:viewBox="0 0 9619 18" draw:points="0,18 9619,18 9619,0 0,0">
          <text:p/>
        </draw:polygon>
        <draw:polygon draw:style-name="gr143" draw:text-style-name="P10" draw:layer="layout" svg:width="9.618cm" svg:height="0.017cm" svg:x="1.632cm" svg:y="13.288cm" svg:viewBox="0 0 9619 18" draw:points="0,18 9619,18 9619,0 0,0">
          <text:p/>
        </draw:polygon>
        <draw:polygon draw:style-name="gr143" draw:text-style-name="P10" draw:layer="layout" svg:width="0.017cm" svg:height="0.707cm" svg:x="1.615cm" svg:y="12.598cm" svg:viewBox="0 0 18 708" draw:points="0,708 18,708 18,0 0,0">
          <text:p/>
        </draw:polygon>
        <draw:polygon draw:style-name="gr143" draw:text-style-name="P10" draw:layer="layout" svg:width="0.017cm" svg:height="0.69cm" svg:x="2.063cm" svg:y="12.615cm" svg:viewBox="0 0 18 691" draw:points="0,691 18,691 18,0 0,0">
          <text:p/>
        </draw:polygon>
        <draw:polygon draw:style-name="gr143" draw:text-style-name="P10" draw:layer="layout" svg:width="0.448cm" svg:height="0.017cm" svg:x="1.632cm" svg:y="13.978cm" svg:viewBox="0 0 449 18" draw:points="0,18 449,18 449,0 0,0">
          <text:p/>
        </draw:polygon>
        <draw:polygon draw:style-name="gr143" draw:text-style-name="P10" draw:layer="layout" svg:width="0.017cm" svg:height="1.092cm" svg:x="8.54cm" svg:y="12.213cm" svg:viewBox="0 0 18 1093" draw:points="0,1093 18,1093 18,0 0,0">
          <text:p/>
        </draw:polygon>
        <draw:polygon draw:style-name="gr143" draw:text-style-name="P10" draw:layer="layout" svg:width="0.017cm" svg:height="1.092cm" svg:x="8.989cm" svg:y="12.213cm" svg:viewBox="0 0 18 1093" draw:points="0,1093 18,1093 18,0 0,0">
          <text:p/>
        </draw:polygon>
        <draw:polygon draw:style-name="gr143" draw:text-style-name="P10" draw:layer="layout" svg:width="0.449cm" svg:height="0.017cm" svg:x="8.557cm" svg:y="13.978cm" svg:viewBox="0 0 450 18" draw:points="0,18 450,18 450,0 0,0">
          <text:p/>
        </draw:polygon>
        <draw:polygon draw:style-name="gr143" draw:text-style-name="P10" draw:layer="layout" svg:width="0.017cm" svg:height="0.69cm" svg:x="14.374cm" svg:y="12.615cm" svg:viewBox="0 0 18 691" draw:points="0,691 18,691 18,0 0,0">
          <text:p/>
        </draw:polygon>
        <draw:polygon draw:style-name="gr143" draw:text-style-name="P10" draw:layer="layout" svg:width="0.017cm" svg:height="0.69cm" svg:x="14.895cm" svg:y="12.615cm" svg:viewBox="0 0 18 691" draw:points="0,691 18,691 18,0 0,0">
          <text:p/>
        </draw:polygon>
        <draw:polygon draw:style-name="gr143" draw:text-style-name="P10" draw:layer="layout" svg:width="0.448cm" svg:height="0.017cm" svg:x="1.632cm" svg:y="14.329cm" svg:viewBox="0 0 449 18" draw:points="0,18 449,18 449,0 0,0">
          <text:p/>
        </draw:polygon>
        <draw:polygon draw:style-name="gr143" draw:text-style-name="P10" draw:layer="layout" svg:width="0.449cm" svg:height="0.017cm" svg:x="8.557cm" svg:y="14.329cm" svg:viewBox="0 0 450 18" draw:points="0,18 450,18 450,0 0,0">
          <text:p/>
        </draw:polygon>
        <draw:polygon draw:style-name="gr143" draw:text-style-name="P10" draw:layer="layout" svg:width="0.017cm" svg:height="0.368cm" svg:x="1.615cm" svg:y="13.978cm" svg:viewBox="0 0 18 369" draw:points="0,369 18,369 18,0 0,0">
          <text:p/>
        </draw:polygon>
        <draw:polygon draw:style-name="gr143" draw:text-style-name="P10" draw:layer="layout" svg:width="0.017cm" svg:height="0.351cm" svg:x="2.063cm" svg:y="13.995cm" svg:viewBox="0 0 18 352" draw:points="0,352 18,352 18,0 0,0">
          <text:p/>
        </draw:polygon>
        <draw:polygon draw:style-name="gr143" draw:text-style-name="P10" draw:layer="layout" svg:width="0.448cm" svg:height="0.017cm" svg:x="1.632cm" svg:y="14.452cm" svg:viewBox="0 0 449 18" draw:points="0,18 449,18 449,0 0,0">
          <text:p/>
        </draw:polygon>
        <draw:polygon draw:style-name="gr143" draw:text-style-name="P10" draw:layer="layout" svg:width="0.017cm" svg:height="0.368cm" svg:x="8.54cm" svg:y="13.978cm" svg:viewBox="0 0 18 369" draw:points="0,369 18,369 18,0 0,0">
          <text:p/>
        </draw:polygon>
        <draw:polygon draw:style-name="gr143" draw:text-style-name="P10" draw:layer="layout" svg:width="0.017cm" svg:height="0.351cm" svg:x="8.989cm" svg:y="13.995cm" svg:viewBox="0 0 18 352" draw:points="0,352 18,352 18,0 0,0">
          <text:p/>
        </draw:polygon>
        <draw:polygon draw:style-name="gr143" draw:text-style-name="P10" draw:layer="layout" svg:width="0.449cm" svg:height="0.017cm" svg:x="8.557cm" svg:y="14.452cm" svg:viewBox="0 0 450 18" draw:points="0,18 450,18 450,0 0,0">
          <text:p/>
        </draw:polygon>
        <draw:polygon draw:style-name="gr143" draw:text-style-name="P10" draw:layer="layout" svg:width="0.017cm" svg:height="0.368cm" svg:x="14.374cm" svg:y="13.978cm" svg:viewBox="0 0 18 369" draw:points="0,369 18,369 18,0 0,0">
          <text:p/>
        </draw:polygon>
        <draw:polygon draw:style-name="gr143" draw:text-style-name="P10" draw:layer="layout" svg:width="0.017cm" svg:height="0.351cm" svg:x="14.895cm" svg:y="13.995cm" svg:viewBox="0 0 18 352" draw:points="0,352 18,352 18,0 0,0">
          <text:p/>
        </draw:polygon>
        <draw:polygon draw:style-name="gr143" draw:text-style-name="P10" draw:layer="layout" svg:width="0.448cm" svg:height="0.016cm" svg:x="1.632cm" svg:y="14.677cm" svg:viewBox="0 0 449 17" draw:points="0,17 449,17 449,0 0,0">
          <text:p/>
        </draw:polygon>
        <draw:polygon draw:style-name="gr143" draw:text-style-name="P10" draw:layer="layout" svg:width="0.449cm" svg:height="0.016cm" svg:x="8.557cm" svg:y="14.677cm" svg:viewBox="0 0 450 17" draw:points="0,17 450,17 450,0 0,0">
          <text:p/>
        </draw:polygon>
        <draw:polygon draw:style-name="gr143" draw:text-style-name="P10" draw:layer="layout" svg:width="0.017cm" svg:height="0.241cm" svg:x="1.615cm" svg:y="14.452cm" svg:viewBox="0 0 18 242" draw:points="0,242 18,242 18,0 0,0">
          <text:p/>
        </draw:polygon>
        <draw:polygon draw:style-name="gr143" draw:text-style-name="P10" draw:layer="layout" svg:width="0.017cm" svg:height="0.224cm" svg:x="2.063cm" svg:y="14.469cm" svg:viewBox="0 0 18 225" draw:points="0,225 18,225 18,0 0,0">
          <text:p/>
        </draw:polygon>
        <draw:polygon draw:style-name="gr143" draw:text-style-name="P10" draw:layer="layout" svg:width="0.448cm" svg:height="0.017cm" svg:x="1.632cm" svg:y="14.825cm" svg:viewBox="0 0 449 18" draw:points="0,18 449,18 449,0 0,0">
          <text:p/>
        </draw:polygon>
        <draw:polygon draw:style-name="gr143" draw:text-style-name="P10" draw:layer="layout" svg:width="0.017cm" svg:height="0.241cm" svg:x="8.54cm" svg:y="14.452cm" svg:viewBox="0 0 18 242" draw:points="0,242 18,242 18,0 0,0">
          <text:p/>
        </draw:polygon>
        <draw:polygon draw:style-name="gr143" draw:text-style-name="P10" draw:layer="layout" svg:width="0.017cm" svg:height="0.224cm" svg:x="8.989cm" svg:y="14.469cm" svg:viewBox="0 0 18 225" draw:points="0,225 18,225 18,0 0,0">
          <text:p/>
        </draw:polygon>
        <draw:polygon draw:style-name="gr143" draw:text-style-name="P10" draw:layer="layout" svg:width="0.449cm" svg:height="0.017cm" svg:x="8.557cm" svg:y="14.825cm" svg:viewBox="0 0 450 18" draw:points="0,18 450,18 450,0 0,0">
          <text:p/>
        </draw:polygon>
        <draw:polygon draw:style-name="gr143" draw:text-style-name="P10" draw:layer="layout" svg:width="0.017cm" svg:height="0.241cm" svg:x="14.374cm" svg:y="14.452cm" svg:viewBox="0 0 18 242" draw:points="0,242 18,242 18,0 0,0">
          <text:p/>
        </draw:polygon>
        <draw:polygon draw:style-name="gr143" draw:text-style-name="P10" draw:layer="layout" svg:width="0.017cm" svg:height="0.224cm" svg:x="14.895cm" svg:y="14.469cm" svg:viewBox="0 0 18 225" draw:points="0,225 18,225 18,0 0,0">
          <text:p/>
        </draw:polygon>
        <draw:polygon draw:style-name="gr143" draw:text-style-name="P10" draw:layer="layout" svg:width="0.448cm" svg:height="0.017cm" svg:x="1.632cm" svg:y="15.125cm" svg:viewBox="0 0 449 18" draw:points="0,18 449,18 449,0 0,0">
          <text:p/>
        </draw:polygon>
        <draw:polygon draw:style-name="gr143" draw:text-style-name="P10" draw:layer="layout" svg:width="0.449cm" svg:height="0.017cm" svg:x="8.557cm" svg:y="15.125cm" svg:viewBox="0 0 450 18" draw:points="0,18 450,18 450,0 0,0">
          <text:p/>
        </draw:polygon>
        <draw:polygon draw:style-name="gr143" draw:text-style-name="P10" draw:layer="layout" svg:width="0.017cm" svg:height="0.317cm" svg:x="1.615cm" svg:y="14.825cm" svg:viewBox="0 0 18 318" draw:points="0,318 18,318 18,0 0,0">
          <text:p/>
        </draw:polygon>
        <draw:polygon draw:style-name="gr143" draw:text-style-name="P10" draw:layer="layout" svg:width="0.017cm" svg:height="0.3cm" svg:x="2.063cm" svg:y="14.842cm" svg:viewBox="0 0 18 301" draw:points="0,301 18,301 18,0 0,0">
          <text:p/>
        </draw:polygon>
        <draw:polygon draw:style-name="gr143" draw:text-style-name="P10" draw:layer="layout" svg:width="0.448cm" svg:height="0.017cm" svg:x="1.632cm" svg:y="15.248cm" svg:viewBox="0 0 449 18" draw:points="0,18 449,18 449,0 0,0">
          <text:p/>
        </draw:polygon>
        <draw:polygon draw:style-name="gr143" draw:text-style-name="P10" draw:layer="layout" svg:width="0.017cm" svg:height="0.317cm" svg:x="8.54cm" svg:y="14.825cm" svg:viewBox="0 0 18 318" draw:points="0,318 18,318 18,0 0,0">
          <text:p/>
        </draw:polygon>
        <draw:polygon draw:style-name="gr143" draw:text-style-name="P10" draw:layer="layout" svg:width="0.017cm" svg:height="0.3cm" svg:x="8.989cm" svg:y="14.842cm" svg:viewBox="0 0 18 301" draw:points="0,301 18,301 18,0 0,0">
          <text:p/>
        </draw:polygon>
        <draw:polygon draw:style-name="gr143" draw:text-style-name="P10" draw:layer="layout" svg:width="0.449cm" svg:height="0.017cm" svg:x="8.557cm" svg:y="15.248cm" svg:viewBox="0 0 450 18" draw:points="0,18 450,18 450,0 0,0">
          <text:p/>
        </draw:polygon>
        <draw:polygon draw:style-name="gr143" draw:text-style-name="P10" draw:layer="layout" svg:width="0.017cm" svg:height="0.317cm" svg:x="14.374cm" svg:y="14.825cm" svg:viewBox="0 0 18 318" draw:points="0,318 18,318 18,0 0,0">
          <text:p/>
        </draw:polygon>
        <draw:polygon draw:style-name="gr143" draw:text-style-name="P10" draw:layer="layout" svg:width="0.017cm" svg:height="0.3cm" svg:x="14.895cm" svg:y="14.842cm" svg:viewBox="0 0 18 301" draw:points="0,301 18,301 18,0 0,0">
          <text:p/>
        </draw:polygon>
        <draw:polygon draw:style-name="gr143" draw:text-style-name="P10" draw:layer="layout" svg:width="0.448cm" svg:height="0.017cm" svg:x="1.632cm" svg:y="15.549cm" svg:viewBox="0 0 449 18" draw:points="0,18 449,18 449,0 0,0">
          <text:p/>
        </draw:polygon>
        <draw:polygon draw:style-name="gr143" draw:text-style-name="P10" draw:layer="layout" svg:width="0.449cm" svg:height="0.017cm" svg:x="8.557cm" svg:y="15.549cm" svg:viewBox="0 0 450 18" draw:points="0,18 450,18 450,0 0,0">
          <text:p/>
        </draw:polygon>
        <draw:polygon draw:style-name="gr143" draw:text-style-name="P10" draw:layer="layout" svg:width="0.017cm" svg:height="0.318cm" svg:x="1.615cm" svg:y="15.248cm" svg:viewBox="0 0 18 319" draw:points="0,319 18,319 18,0 0,0">
          <text:p/>
        </draw:polygon>
        <draw:polygon draw:style-name="gr143" draw:text-style-name="P10" draw:layer="layout" svg:width="0.017cm" svg:height="0.301cm" svg:x="2.063cm" svg:y="15.265cm" svg:viewBox="0 0 18 302" draw:points="0,302 18,302 18,0 0,0">
          <text:p/>
        </draw:polygon>
        <draw:polygon draw:style-name="gr143" draw:text-style-name="P10" draw:layer="layout" svg:width="0.448cm" svg:height="0.017cm" svg:x="1.632cm" svg:y="15.65cm" svg:viewBox="0 0 449 18" draw:points="0,18 449,18 449,0 0,0">
          <text:p/>
        </draw:polygon>
        <draw:polygon draw:style-name="gr143" draw:text-style-name="P10" draw:layer="layout" svg:width="0.017cm" svg:height="0.318cm" svg:x="8.54cm" svg:y="15.248cm" svg:viewBox="0 0 18 319" draw:points="0,319 18,319 18,0 0,0">
          <text:p/>
        </draw:polygon>
        <draw:polygon draw:style-name="gr143" draw:text-style-name="P10" draw:layer="layout" svg:width="0.017cm" svg:height="0.301cm" svg:x="8.989cm" svg:y="15.265cm" svg:viewBox="0 0 18 302" draw:points="0,302 18,302 18,0 0,0">
          <text:p/>
        </draw:polygon>
        <draw:polygon draw:style-name="gr143" draw:text-style-name="P10" draw:layer="layout" svg:width="0.449cm" svg:height="0.017cm" svg:x="8.557cm" svg:y="15.65cm" svg:viewBox="0 0 450 18" draw:points="0,18 450,18 450,0 0,0">
          <text:p/>
        </draw:polygon>
        <draw:polygon draw:style-name="gr143" draw:text-style-name="P10" draw:layer="layout" svg:width="0.017cm" svg:height="0.318cm" svg:x="14.374cm" svg:y="15.248cm" svg:viewBox="0 0 18 319" draw:points="0,319 18,319 18,0 0,0">
          <text:p/>
        </draw:polygon>
        <draw:polygon draw:style-name="gr143" draw:text-style-name="P10" draw:layer="layout" svg:width="0.017cm" svg:height="0.301cm" svg:x="14.895cm" svg:y="15.265cm" svg:viewBox="0 0 18 302" draw:points="0,302 18,302 18,0 0,0">
          <text:p/>
        </draw:polygon>
        <draw:polygon draw:style-name="gr143" draw:text-style-name="P10" draw:layer="layout" svg:width="0.448cm" svg:height="0.017cm" svg:x="1.632cm" svg:y="15.951cm" svg:viewBox="0 0 449 18" draw:points="0,18 449,18 449,0 0,0">
          <text:p/>
        </draw:polygon>
        <draw:polygon draw:style-name="gr143" draw:text-style-name="P10" draw:layer="layout" svg:width="0.449cm" svg:height="0.017cm" svg:x="8.557cm" svg:y="15.951cm" svg:viewBox="0 0 450 18" draw:points="0,18 450,18 450,0 0,0">
          <text:p/>
        </draw:polygon>
        <draw:polygon draw:style-name="gr143" draw:text-style-name="P10" draw:layer="layout" svg:width="0.017cm" svg:height="0.318cm" svg:x="1.615cm" svg:y="15.65cm" svg:viewBox="0 0 18 319" draw:points="0,319 18,319 18,0 0,0">
          <text:p/>
        </draw:polygon>
        <draw:polygon draw:style-name="gr143" draw:text-style-name="P10" draw:layer="layout" svg:width="0.017cm" svg:height="0.301cm" svg:x="2.063cm" svg:y="15.667cm" svg:viewBox="0 0 18 302" draw:points="0,302 18,302 18,0 0,0">
          <text:p/>
        </draw:polygon>
        <draw:polygon draw:style-name="gr143" draw:text-style-name="P10" draw:layer="layout" svg:width="0.448cm" svg:height="0.017cm" svg:x="1.632cm" svg:y="16.052cm" svg:viewBox="0 0 449 18" draw:points="0,18 449,18 449,0 0,0">
          <text:p/>
        </draw:polygon>
        <draw:polygon draw:style-name="gr143" draw:text-style-name="P10" draw:layer="layout" svg:width="0.017cm" svg:height="0.318cm" svg:x="8.54cm" svg:y="15.65cm" svg:viewBox="0 0 18 319" draw:points="0,319 18,319 18,0 0,0">
          <text:p/>
        </draw:polygon>
        <draw:polygon draw:style-name="gr143" draw:text-style-name="P10" draw:layer="layout" svg:width="0.017cm" svg:height="0.301cm" svg:x="8.989cm" svg:y="15.667cm" svg:viewBox="0 0 18 302" draw:points="0,302 18,302 18,0 0,0">
          <text:p/>
        </draw:polygon>
        <draw:polygon draw:style-name="gr143" draw:text-style-name="P10" draw:layer="layout" svg:width="0.449cm" svg:height="0.017cm" svg:x="8.557cm" svg:y="16.052cm" svg:viewBox="0 0 450 18" draw:points="0,18 450,18 450,0 0,0">
          <text:p/>
        </draw:polygon>
        <draw:polygon draw:style-name="gr143" draw:text-style-name="P10" draw:layer="layout" svg:width="0.017cm" svg:height="0.318cm" svg:x="14.374cm" svg:y="15.65cm" svg:viewBox="0 0 18 319" draw:points="0,319 18,319 18,0 0,0">
          <text:p/>
        </draw:polygon>
        <draw:polygon draw:style-name="gr143" draw:text-style-name="P10" draw:layer="layout" svg:width="0.017cm" svg:height="0.301cm" svg:x="14.895cm" svg:y="15.667cm" svg:viewBox="0 0 18 302" draw:points="0,302 18,302 18,0 0,0">
          <text:p/>
        </draw:polygon>
        <draw:polygon draw:style-name="gr143" draw:text-style-name="P10" draw:layer="layout" svg:width="0.448cm" svg:height="0.017cm" svg:x="1.632cm" svg:y="16.353cm" svg:viewBox="0 0 449 18" draw:points="0,18 449,18 449,0 0,0">
          <text:p/>
        </draw:polygon>
        <draw:polygon draw:style-name="gr143" draw:text-style-name="P10" draw:layer="layout" svg:width="0.449cm" svg:height="0.017cm" svg:x="8.557cm" svg:y="16.353cm" svg:viewBox="0 0 450 18" draw:points="0,18 450,18 450,0 0,0">
          <text:p/>
        </draw:polygon>
        <draw:polygon draw:style-name="gr143" draw:text-style-name="P10" draw:layer="layout" svg:width="0.017cm" svg:height="0.318cm" svg:x="1.615cm" svg:y="16.052cm" svg:viewBox="0 0 18 319" draw:points="0,319 18,319 18,0 0,0">
          <text:p/>
        </draw:polygon>
        <draw:polygon draw:style-name="gr143" draw:text-style-name="P10" draw:layer="layout" svg:width="0.017cm" svg:height="0.301cm" svg:x="2.063cm" svg:y="16.069cm" svg:viewBox="0 0 18 302" draw:points="0,302 18,302 18,0 0,0">
          <text:p/>
        </draw:polygon>
        <draw:polygon draw:style-name="gr143" draw:text-style-name="P10" draw:layer="layout" svg:width="0.448cm" svg:height="0.017cm" svg:x="1.632cm" svg:y="16.463cm" svg:viewBox="0 0 449 18" draw:points="0,18 449,18 449,0 0,0">
          <text:p/>
        </draw:polygon>
        <draw:polygon draw:style-name="gr143" draw:text-style-name="P10" draw:layer="layout" svg:width="0.017cm" svg:height="0.318cm" svg:x="8.54cm" svg:y="16.052cm" svg:viewBox="0 0 18 319" draw:points="0,319 18,319 18,0 0,0">
          <text:p/>
        </draw:polygon>
        <draw:polygon draw:style-name="gr143" draw:text-style-name="P10" draw:layer="layout" svg:width="0.017cm" svg:height="0.301cm" svg:x="8.989cm" svg:y="16.069cm" svg:viewBox="0 0 18 302" draw:points="0,302 18,302 18,0 0,0">
          <text:p/>
        </draw:polygon>
        <draw:polygon draw:style-name="gr143" draw:text-style-name="P10" draw:layer="layout" svg:width="0.449cm" svg:height="0.017cm" svg:x="8.557cm" svg:y="16.463cm" svg:viewBox="0 0 450 18" draw:points="0,18 450,18 450,0 0,0">
          <text:p/>
        </draw:polygon>
        <draw:polygon draw:style-name="gr143" draw:text-style-name="P10" draw:layer="layout" svg:width="0.017cm" svg:height="0.318cm" svg:x="14.374cm" svg:y="16.052cm" svg:viewBox="0 0 18 319" draw:points="0,319 18,319 18,0 0,0">
          <text:p/>
        </draw:polygon>
        <draw:polygon draw:style-name="gr143" draw:text-style-name="P10" draw:layer="layout" svg:width="0.017cm" svg:height="0.301cm" svg:x="14.895cm" svg:y="16.069cm" svg:viewBox="0 0 18 302" draw:points="0,302 18,302 18,0 0,0">
          <text:p/>
        </draw:polygon>
        <draw:polygon draw:style-name="gr143" draw:text-style-name="P10" draw:layer="layout" svg:width="0.448cm" svg:height="0.017cm" svg:x="1.632cm" svg:y="16.764cm" svg:viewBox="0 0 449 18" draw:points="0,18 449,18 449,0 0,0">
          <text:p/>
        </draw:polygon>
        <draw:polygon draw:style-name="gr143" draw:text-style-name="P10" draw:layer="layout" svg:width="0.449cm" svg:height="0.017cm" svg:x="8.557cm" svg:y="16.764cm" svg:viewBox="0 0 450 18" draw:points="0,18 450,18 450,0 0,0">
          <text:p/>
        </draw:polygon>
        <draw:polygon draw:style-name="gr143" draw:text-style-name="P10" draw:layer="layout" svg:width="0.017cm" svg:height="0.318cm" svg:x="1.615cm" svg:y="16.463cm" svg:viewBox="0 0 18 319" draw:points="0,319 18,319 18,0 0,0">
          <text:p/>
        </draw:polygon>
        <draw:polygon draw:style-name="gr143" draw:text-style-name="P10" draw:layer="layout" svg:width="0.017cm" svg:height="0.301cm" svg:x="2.063cm" svg:y="16.48cm" svg:viewBox="0 0 18 302" draw:points="0,302 18,302 18,0 0,0">
          <text:p/>
        </draw:polygon>
        <draw:polygon draw:style-name="gr143" draw:text-style-name="P10" draw:layer="layout" svg:width="0.448cm" svg:height="0.017cm" svg:x="1.632cm" svg:y="16.886cm" svg:viewBox="0 0 449 18" draw:points="0,18 449,18 449,0 0,0">
          <text:p/>
        </draw:polygon>
        <draw:polygon draw:style-name="gr143" draw:text-style-name="P10" draw:layer="layout" svg:width="0.017cm" svg:height="0.318cm" svg:x="8.54cm" svg:y="16.463cm" svg:viewBox="0 0 18 319" draw:points="0,319 18,319 18,0 0,0">
          <text:p/>
        </draw:polygon>
        <draw:polygon draw:style-name="gr143" draw:text-style-name="P10" draw:layer="layout" svg:width="0.017cm" svg:height="0.301cm" svg:x="8.989cm" svg:y="16.48cm" svg:viewBox="0 0 18 302" draw:points="0,302 18,302 18,0 0,0">
          <text:p/>
        </draw:polygon>
        <draw:polygon draw:style-name="gr143" draw:text-style-name="P10" draw:layer="layout" svg:width="0.449cm" svg:height="0.017cm" svg:x="8.557cm" svg:y="16.886cm" svg:viewBox="0 0 450 18" draw:points="0,18 450,18 450,0 0,0">
          <text:p/>
        </draw:polygon>
        <draw:polygon draw:style-name="gr143" draw:text-style-name="P10" draw:layer="layout" svg:width="0.017cm" svg:height="0.318cm" svg:x="14.374cm" svg:y="16.463cm" svg:viewBox="0 0 18 319" draw:points="0,319 18,319 18,0 0,0">
          <text:p/>
        </draw:polygon>
        <draw:polygon draw:style-name="gr143" draw:text-style-name="P10" draw:layer="layout" svg:width="0.017cm" svg:height="0.301cm" svg:x="14.895cm" svg:y="16.48cm" svg:viewBox="0 0 18 302" draw:points="0,302 18,302 18,0 0,0">
          <text:p/>
        </draw:polygon>
        <draw:polygon draw:style-name="gr143" draw:text-style-name="P10" draw:layer="layout" svg:width="0.448cm" svg:height="0.017cm" svg:x="1.632cm" svg:y="17.187cm" svg:viewBox="0 0 449 18" draw:points="0,18 449,18 449,0 0,0">
          <text:p/>
        </draw:polygon>
        <draw:polygon draw:style-name="gr143" draw:text-style-name="P10" draw:layer="layout" svg:width="0.449cm" svg:height="0.017cm" svg:x="8.557cm" svg:y="17.187cm" svg:viewBox="0 0 450 18" draw:points="0,18 450,18 450,0 0,0">
          <text:p/>
        </draw:polygon>
        <draw:polygon draw:style-name="gr143" draw:text-style-name="P10" draw:layer="layout" svg:width="0.017cm" svg:height="0.318cm" svg:x="1.615cm" svg:y="16.886cm" svg:viewBox="0 0 18 319" draw:points="0,319 18,319 18,0 0,0">
          <text:p/>
        </draw:polygon>
        <draw:polygon draw:style-name="gr143" draw:text-style-name="P10" draw:layer="layout" svg:width="0.017cm" svg:height="0.301cm" svg:x="2.063cm" svg:y="16.903cm" svg:viewBox="0 0 18 302" draw:points="0,302 18,302 18,0 0,0">
          <text:p/>
        </draw:polygon>
        <draw:polygon draw:style-name="gr143" draw:text-style-name="P10" draw:layer="layout" svg:width="0.448cm" svg:height="0.017cm" svg:x="1.632cm" svg:y="17.297cm" svg:viewBox="0 0 449 18" draw:points="0,18 449,18 449,0 0,0">
          <text:p/>
        </draw:polygon>
        <draw:polygon draw:style-name="gr143" draw:text-style-name="P10" draw:layer="layout" svg:width="0.017cm" svg:height="0.318cm" svg:x="8.54cm" svg:y="16.886cm" svg:viewBox="0 0 18 319" draw:points="0,319 18,319 18,0 0,0">
          <text:p/>
        </draw:polygon>
        <draw:polygon draw:style-name="gr143" draw:text-style-name="P10" draw:layer="layout" svg:width="0.017cm" svg:height="0.301cm" svg:x="8.989cm" svg:y="16.903cm" svg:viewBox="0 0 18 302" draw:points="0,302 18,302 18,0 0,0">
          <text:p/>
        </draw:polygon>
        <draw:polygon draw:style-name="gr143" draw:text-style-name="P10" draw:layer="layout" svg:width="0.449cm" svg:height="0.017cm" svg:x="8.557cm" svg:y="17.297cm" svg:viewBox="0 0 450 18" draw:points="0,18 450,18 450,0 0,0">
          <text:p/>
        </draw:polygon>
        <draw:polygon draw:style-name="gr143" draw:text-style-name="P10" draw:layer="layout" svg:width="0.017cm" svg:height="0.318cm" svg:x="14.374cm" svg:y="16.886cm" svg:viewBox="0 0 18 319" draw:points="0,319 18,319 18,0 0,0">
          <text:p/>
        </draw:polygon>
        <draw:polygon draw:style-name="gr143" draw:text-style-name="P10" draw:layer="layout" svg:width="0.017cm" svg:height="0.301cm" svg:x="14.895cm" svg:y="16.903cm" svg:viewBox="0 0 18 302" draw:points="0,302 18,302 18,0 0,0">
          <text:p/>
        </draw:polygon>
        <draw:polygon draw:style-name="gr143" draw:text-style-name="P10" draw:layer="layout" svg:width="0.448cm" svg:height="0.016cm" svg:x="1.632cm" svg:y="17.598cm" svg:viewBox="0 0 449 17" draw:points="0,17 449,17 449,0 0,0">
          <text:p/>
        </draw:polygon>
        <draw:polygon draw:style-name="gr143" draw:text-style-name="P10" draw:layer="layout" svg:width="0.449cm" svg:height="0.016cm" svg:x="8.557cm" svg:y="17.598cm" svg:viewBox="0 0 450 17" draw:points="0,17 450,17 450,0 0,0">
          <text:p/>
        </draw:polygon>
        <draw:polygon draw:style-name="gr143" draw:text-style-name="P10" draw:layer="layout" svg:width="0.017cm" svg:height="0.317cm" svg:x="1.615cm" svg:y="17.297cm" svg:viewBox="0 0 18 318" draw:points="0,318 18,318 18,0 0,0">
          <text:p/>
        </draw:polygon>
        <draw:polygon draw:style-name="gr143" draw:text-style-name="P10" draw:layer="layout" svg:width="0.017cm" svg:height="0.3cm" svg:x="2.063cm" svg:y="17.314cm" svg:viewBox="0 0 18 301" draw:points="0,301 18,301 18,0 0,0">
          <text:p/>
        </draw:polygon>
        <draw:polygon draw:style-name="gr143" draw:text-style-name="P10" draw:layer="layout" svg:width="0.448cm" svg:height="0.017cm" svg:x="1.632cm" svg:y="17.72cm" svg:viewBox="0 0 449 18" draw:points="0,18 449,18 449,0 0,0">
          <text:p/>
        </draw:polygon>
        <draw:polygon draw:style-name="gr143" draw:text-style-name="P10" draw:layer="layout" svg:width="0.017cm" svg:height="0.317cm" svg:x="8.54cm" svg:y="17.297cm" svg:viewBox="0 0 18 318" draw:points="0,318 18,318 18,0 0,0">
          <text:p/>
        </draw:polygon>
        <draw:polygon draw:style-name="gr143" draw:text-style-name="P10" draw:layer="layout" svg:width="0.017cm" svg:height="0.3cm" svg:x="8.989cm" svg:y="17.314cm" svg:viewBox="0 0 18 301" draw:points="0,301 18,301 18,0 0,0">
          <text:p/>
        </draw:polygon>
        <draw:polygon draw:style-name="gr143" draw:text-style-name="P10" draw:layer="layout" svg:width="0.449cm" svg:height="0.017cm" svg:x="8.557cm" svg:y="17.72cm" svg:viewBox="0 0 450 18" draw:points="0,18 450,18 450,0 0,0">
          <text:p/>
        </draw:polygon>
        <draw:polygon draw:style-name="gr143" draw:text-style-name="P10" draw:layer="layout" svg:width="0.017cm" svg:height="0.317cm" svg:x="14.374cm" svg:y="17.297cm" svg:viewBox="0 0 18 318" draw:points="0,318 18,318 18,0 0,0">
          <text:p/>
        </draw:polygon>
        <draw:polygon draw:style-name="gr143" draw:text-style-name="P10" draw:layer="layout" svg:width="0.017cm" svg:height="0.3cm" svg:x="14.895cm" svg:y="17.314cm" svg:viewBox="0 0 18 301" draw:points="0,301 18,301 18,0 0,0">
          <text:p/>
        </draw:polygon>
        <draw:polygon draw:style-name="gr143" draw:text-style-name="P10" draw:layer="layout" svg:width="0.448cm" svg:height="0.017cm" svg:x="1.632cm" svg:y="18.021cm" svg:viewBox="0 0 449 18" draw:points="0,18 449,18 449,0 0,0">
          <text:p/>
        </draw:polygon>
        <draw:polygon draw:style-name="gr143" draw:text-style-name="P10" draw:layer="layout" svg:width="0.449cm" svg:height="0.017cm" svg:x="8.557cm" svg:y="18.021cm" svg:viewBox="0 0 450 18" draw:points="0,18 450,18 450,0 0,0">
          <text:p/>
        </draw:polygon>
        <draw:polygon draw:style-name="gr143" draw:text-style-name="P10" draw:layer="layout" svg:width="0.017cm" svg:height="0.318cm" svg:x="1.615cm" svg:y="17.72cm" svg:viewBox="0 0 18 319" draw:points="0,319 18,319 18,0 0,0">
          <text:p/>
        </draw:polygon>
        <draw:polygon draw:style-name="gr143" draw:text-style-name="P10" draw:layer="layout" svg:width="0.017cm" svg:height="0.301cm" svg:x="2.063cm" svg:y="17.737cm" svg:viewBox="0 0 18 302" draw:points="0,302 18,302 18,0 0,0">
          <text:p/>
        </draw:polygon>
        <draw:polygon draw:style-name="gr143" draw:text-style-name="P10" draw:layer="layout" svg:width="0.448cm" svg:height="0.017cm" svg:x="1.632cm" svg:y="18.131cm" svg:viewBox="0 0 449 18" draw:points="0,18 449,18 449,0 0,0">
          <text:p/>
        </draw:polygon>
        <draw:polygon draw:style-name="gr143" draw:text-style-name="P10" draw:layer="layout" svg:width="0.017cm" svg:height="0.318cm" svg:x="8.54cm" svg:y="17.72cm" svg:viewBox="0 0 18 319" draw:points="0,319 18,319 18,0 0,0">
          <text:p/>
        </draw:polygon>
        <draw:polygon draw:style-name="gr143" draw:text-style-name="P10" draw:layer="layout" svg:width="0.017cm" svg:height="0.301cm" svg:x="8.989cm" svg:y="17.737cm" svg:viewBox="0 0 18 302" draw:points="0,302 18,302 18,0 0,0">
          <text:p/>
        </draw:polygon>
        <draw:polygon draw:style-name="gr143" draw:text-style-name="P10" draw:layer="layout" svg:width="0.449cm" svg:height="0.017cm" svg:x="8.557cm" svg:y="18.131cm" svg:viewBox="0 0 450 18" draw:points="0,18 450,18 450,0 0,0">
          <text:p/>
        </draw:polygon>
        <draw:polygon draw:style-name="gr143" draw:text-style-name="P10" draw:layer="layout" svg:width="0.017cm" svg:height="0.318cm" svg:x="14.374cm" svg:y="17.72cm" svg:viewBox="0 0 18 319" draw:points="0,319 18,319 18,0 0,0">
          <text:p/>
        </draw:polygon>
        <draw:polygon draw:style-name="gr143" draw:text-style-name="P10" draw:layer="layout" svg:width="0.017cm" svg:height="0.301cm" svg:x="14.895cm" svg:y="17.737cm" svg:viewBox="0 0 18 302" draw:points="0,302 18,302 18,0 0,0">
          <text:p/>
        </draw:polygon>
        <draw:polygon draw:style-name="gr143" draw:text-style-name="P10" draw:layer="layout" svg:width="0.448cm" svg:height="0.017cm" svg:x="1.632cm" svg:y="18.431cm" svg:viewBox="0 0 449 18" draw:points="0,18 449,18 449,0 0,0">
          <text:p/>
        </draw:polygon>
        <draw:polygon draw:style-name="gr143" draw:text-style-name="P10" draw:layer="layout" svg:width="0.449cm" svg:height="0.017cm" svg:x="8.557cm" svg:y="18.431cm" svg:viewBox="0 0 450 18" draw:points="0,18 450,18 450,0 0,0">
          <text:p/>
        </draw:polygon>
        <draw:polygon draw:style-name="gr143" draw:text-style-name="P10" draw:layer="layout" svg:width="0.017cm" svg:height="0.317cm" svg:x="1.615cm" svg:y="18.131cm" svg:viewBox="0 0 18 318" draw:points="0,318 18,318 18,0 0,0">
          <text:p/>
        </draw:polygon>
        <draw:polygon draw:style-name="gr143" draw:text-style-name="P10" draw:layer="layout" svg:width="0.017cm" svg:height="0.3cm" svg:x="2.063cm" svg:y="18.148cm" svg:viewBox="0 0 18 301" draw:points="0,301 18,301 18,0 0,0">
          <text:p/>
        </draw:polygon>
        <draw:polygon draw:style-name="gr143" draw:text-style-name="P10" draw:layer="layout" svg:width="0.448cm" svg:height="0.017cm" svg:x="1.632cm" svg:y="18.542cm" svg:viewBox="0 0 449 18" draw:points="0,18 449,18 449,0 0,0">
          <text:p/>
        </draw:polygon>
        <draw:polygon draw:style-name="gr143" draw:text-style-name="P10" draw:layer="layout" svg:width="0.017cm" svg:height="0.317cm" svg:x="8.54cm" svg:y="18.131cm" svg:viewBox="0 0 18 318" draw:points="0,318 18,318 18,0 0,0">
          <text:p/>
        </draw:polygon>
        <draw:polygon draw:style-name="gr143" draw:text-style-name="P10" draw:layer="layout" svg:width="0.017cm" svg:height="0.3cm" svg:x="8.989cm" svg:y="18.148cm" svg:viewBox="0 0 18 301" draw:points="0,301 18,301 18,0 0,0">
          <text:p/>
        </draw:polygon>
        <draw:polygon draw:style-name="gr143" draw:text-style-name="P10" draw:layer="layout" svg:width="0.449cm" svg:height="0.017cm" svg:x="8.557cm" svg:y="18.542cm" svg:viewBox="0 0 450 18" draw:points="0,18 450,18 450,0 0,0">
          <text:p/>
        </draw:polygon>
        <draw:polygon draw:style-name="gr143" draw:text-style-name="P10" draw:layer="layout" svg:width="0.017cm" svg:height="0.317cm" svg:x="14.374cm" svg:y="18.131cm" svg:viewBox="0 0 18 318" draw:points="0,318 18,318 18,0 0,0">
          <text:p/>
        </draw:polygon>
        <draw:polygon draw:style-name="gr143" draw:text-style-name="P10" draw:layer="layout" svg:width="0.017cm" svg:height="0.3cm" svg:x="14.895cm" svg:y="18.148cm" svg:viewBox="0 0 18 301" draw:points="0,301 18,301 18,0 0,0">
          <text:p/>
        </draw:polygon>
        <draw:polygon draw:style-name="gr143" draw:text-style-name="P10" draw:layer="layout" svg:width="0.448cm" svg:height="0.017cm" svg:x="1.632cm" svg:y="18.842cm" svg:viewBox="0 0 449 18" draw:points="0,18 449,18 449,0 0,0">
          <text:p/>
        </draw:polygon>
        <draw:polygon draw:style-name="gr143" draw:text-style-name="P10" draw:layer="layout" svg:width="0.449cm" svg:height="0.017cm" svg:x="8.557cm" svg:y="18.842cm" svg:viewBox="0 0 450 18" draw:points="0,18 450,18 450,0 0,0">
          <text:p/>
        </draw:polygon>
        <draw:polygon draw:style-name="gr143" draw:text-style-name="P10" draw:layer="layout" svg:width="0.017cm" svg:height="0.317cm" svg:x="1.615cm" svg:y="18.542cm" svg:viewBox="0 0 18 318" draw:points="0,318 18,318 18,0 0,0">
          <text:p/>
        </draw:polygon>
        <draw:polygon draw:style-name="gr143" draw:text-style-name="P10" draw:layer="layout" svg:width="0.017cm" svg:height="0.3cm" svg:x="2.063cm" svg:y="18.559cm" svg:viewBox="0 0 18 301" draw:points="0,301 18,301 18,0 0,0">
          <text:p/>
        </draw:polygon>
        <draw:polygon draw:style-name="gr143" draw:text-style-name="P10" draw:layer="layout" svg:width="0.448cm" svg:height="0.017cm" svg:x="1.632cm" svg:y="18.952cm" svg:viewBox="0 0 449 18" draw:points="0,18 449,18 449,0 0,0">
          <text:p/>
        </draw:polygon>
        <draw:polygon draw:style-name="gr143" draw:text-style-name="P10" draw:layer="layout" svg:width="0.017cm" svg:height="0.317cm" svg:x="8.54cm" svg:y="18.542cm" svg:viewBox="0 0 18 318" draw:points="0,318 18,318 18,0 0,0">
          <text:p/>
        </draw:polygon>
        <draw:polygon draw:style-name="gr143" draw:text-style-name="P10" draw:layer="layout" svg:width="0.017cm" svg:height="0.3cm" svg:x="8.989cm" svg:y="18.559cm" svg:viewBox="0 0 18 301" draw:points="0,301 18,301 18,0 0,0">
          <text:p/>
        </draw:polygon>
        <draw:polygon draw:style-name="gr143" draw:text-style-name="P10" draw:layer="layout" svg:width="0.449cm" svg:height="0.017cm" svg:x="8.557cm" svg:y="18.952cm" svg:viewBox="0 0 450 18" draw:points="0,18 450,18 450,0 0,0">
          <text:p/>
        </draw:polygon>
        <draw:polygon draw:style-name="gr143" draw:text-style-name="P10" draw:layer="layout" svg:width="0.017cm" svg:height="0.317cm" svg:x="14.374cm" svg:y="18.542cm" svg:viewBox="0 0 18 318" draw:points="0,318 18,318 18,0 0,0">
          <text:p/>
        </draw:polygon>
        <draw:polygon draw:style-name="gr143" draw:text-style-name="P10" draw:layer="layout" svg:width="0.017cm" svg:height="0.3cm" svg:x="14.895cm" svg:y="18.559cm" svg:viewBox="0 0 18 301" draw:points="0,301 18,301 18,0 0,0">
          <text:p/>
        </draw:polygon>
        <draw:polygon draw:style-name="gr143" draw:text-style-name="P10" draw:layer="layout" svg:width="0.448cm" svg:height="0.017cm" svg:x="1.632cm" svg:y="19.253cm" svg:viewBox="0 0 449 18" draw:points="0,18 449,18 449,0 0,0">
          <text:p/>
        </draw:polygon>
        <draw:polygon draw:style-name="gr143" draw:text-style-name="P10" draw:layer="layout" svg:width="0.449cm" svg:height="0.017cm" svg:x="8.557cm" svg:y="19.253cm" svg:viewBox="0 0 450 18" draw:points="0,18 450,18 450,0 0,0">
          <text:p/>
        </draw:polygon>
        <draw:polygon draw:style-name="gr143" draw:text-style-name="P10" draw:layer="layout" svg:width="0.017cm" svg:height="0.318cm" svg:x="1.615cm" svg:y="18.952cm" svg:viewBox="0 0 18 319" draw:points="0,319 18,319 18,0 0,0">
          <text:p/>
        </draw:polygon>
        <draw:polygon draw:style-name="gr143" draw:text-style-name="P10" draw:layer="layout" svg:width="0.017cm" svg:height="0.301cm" svg:x="2.063cm" svg:y="18.969cm" svg:viewBox="0 0 18 302" draw:points="0,302 18,302 18,0 0,0">
          <text:p/>
        </draw:polygon>
        <draw:polygon draw:style-name="gr143" draw:text-style-name="P10" draw:layer="layout" svg:width="0.448cm" svg:height="0.017cm" svg:x="1.632cm" svg:y="19.363cm" svg:viewBox="0 0 449 18" draw:points="0,18 449,18 449,0 0,0">
          <text:p/>
        </draw:polygon>
        <draw:polygon draw:style-name="gr143" draw:text-style-name="P10" draw:layer="layout" svg:width="0.017cm" svg:height="0.318cm" svg:x="8.54cm" svg:y="18.952cm" svg:viewBox="0 0 18 319" draw:points="0,319 18,319 18,0 0,0">
          <text:p/>
        </draw:polygon>
        <draw:polygon draw:style-name="gr143" draw:text-style-name="P10" draw:layer="layout" svg:width="0.017cm" svg:height="0.301cm" svg:x="8.989cm" svg:y="18.969cm" svg:viewBox="0 0 18 302" draw:points="0,302 18,302 18,0 0,0">
          <text:p/>
        </draw:polygon>
        <draw:polygon draw:style-name="gr143" draw:text-style-name="P10" draw:layer="layout" svg:width="0.449cm" svg:height="0.017cm" svg:x="8.557cm" svg:y="19.363cm" svg:viewBox="0 0 450 18" draw:points="0,18 450,18 450,0 0,0">
          <text:p/>
        </draw:polygon>
        <draw:polygon draw:style-name="gr143" draw:text-style-name="P10" draw:layer="layout" svg:width="0.017cm" svg:height="0.318cm" svg:x="14.374cm" svg:y="18.952cm" svg:viewBox="0 0 18 319" draw:points="0,319 18,319 18,0 0,0">
          <text:p/>
        </draw:polygon>
        <draw:polygon draw:style-name="gr143" draw:text-style-name="P10" draw:layer="layout" svg:width="0.017cm" svg:height="0.301cm" svg:x="14.895cm" svg:y="18.969cm" svg:viewBox="0 0 18 302" draw:points="0,302 18,302 18,0 0,0">
          <text:p/>
        </draw:polygon>
        <draw:polygon draw:style-name="gr143" draw:text-style-name="P10" draw:layer="layout" svg:width="0.448cm" svg:height="0.017cm" svg:x="1.632cm" svg:y="19.663cm" svg:viewBox="0 0 449 18" draw:points="0,18 449,18 449,0 0,0">
          <text:p/>
        </draw:polygon>
        <draw:polygon draw:style-name="gr143" draw:text-style-name="P10" draw:layer="layout" svg:width="0.449cm" svg:height="0.017cm" svg:x="8.557cm" svg:y="19.663cm" svg:viewBox="0 0 450 18" draw:points="0,18 450,18 450,0 0,0">
          <text:p/>
        </draw:polygon>
        <draw:polygon draw:style-name="gr143" draw:text-style-name="P10" draw:layer="layout" svg:width="0.017cm" svg:height="0.317cm" svg:x="1.615cm" svg:y="19.363cm" svg:viewBox="0 0 18 318" draw:points="0,318 18,318 18,0 0,0">
          <text:p/>
        </draw:polygon>
        <draw:polygon draw:style-name="gr143" draw:text-style-name="P10" draw:layer="layout" svg:width="0.017cm" svg:height="0.3cm" svg:x="2.063cm" svg:y="19.38cm" svg:viewBox="0 0 18 301" draw:points="0,301 18,301 18,0 0,0">
          <text:p/>
        </draw:polygon>
        <draw:polygon draw:style-name="gr143" draw:text-style-name="P10" draw:layer="layout" svg:width="0.448cm" svg:height="0.017cm" svg:x="1.632cm" svg:y="19.773cm" svg:viewBox="0 0 449 18" draw:points="0,18 449,18 449,0 0,0">
          <text:p/>
        </draw:polygon>
        <draw:polygon draw:style-name="gr143" draw:text-style-name="P10" draw:layer="layout" svg:width="0.017cm" svg:height="0.317cm" svg:x="8.54cm" svg:y="19.363cm" svg:viewBox="0 0 18 318" draw:points="0,318 18,318 18,0 0,0">
          <text:p/>
        </draw:polygon>
        <draw:polygon draw:style-name="gr143" draw:text-style-name="P10" draw:layer="layout" svg:width="0.017cm" svg:height="0.3cm" svg:x="8.989cm" svg:y="19.38cm" svg:viewBox="0 0 18 301" draw:points="0,301 18,301 18,0 0,0">
          <text:p/>
        </draw:polygon>
        <draw:polygon draw:style-name="gr143" draw:text-style-name="P10" draw:layer="layout" svg:width="0.449cm" svg:height="0.017cm" svg:x="8.557cm" svg:y="19.773cm" svg:viewBox="0 0 450 18" draw:points="0,18 450,18 450,0 0,0">
          <text:p/>
        </draw:polygon>
        <draw:polygon draw:style-name="gr143" draw:text-style-name="P10" draw:layer="layout" svg:width="0.017cm" svg:height="0.317cm" svg:x="14.374cm" svg:y="19.363cm" svg:viewBox="0 0 18 318" draw:points="0,318 18,318 18,0 0,0">
          <text:p/>
        </draw:polygon>
        <draw:polygon draw:style-name="gr143" draw:text-style-name="P10" draw:layer="layout" svg:width="0.017cm" svg:height="0.3cm" svg:x="14.895cm" svg:y="19.38cm" svg:viewBox="0 0 18 301" draw:points="0,301 18,301 18,0 0,0">
          <text:p/>
        </draw:polygon>
        <draw:polygon draw:style-name="gr143" draw:text-style-name="P10" draw:layer="layout" svg:width="0.448cm" svg:height="0.018cm" svg:x="1.632cm" svg:y="20.087cm" svg:viewBox="0 0 449 19" draw:points="0,19 449,19 449,0 0,0">
          <text:p/>
        </draw:polygon>
        <draw:polygon draw:style-name="gr143" draw:text-style-name="P10" draw:layer="layout" svg:width="0.449cm" svg:height="0.018cm" svg:x="8.557cm" svg:y="20.087cm" svg:viewBox="0 0 450 19" draw:points="0,19 450,19 450,0 0,0">
          <text:p/>
        </draw:polygon>
        <draw:polygon draw:style-name="gr143" draw:text-style-name="P10" draw:layer="layout" svg:width="0.017cm" svg:height="1.092cm" svg:x="7.097cm" svg:y="12.213cm" svg:viewBox="0 0 18 1093" draw:points="0,1093 18,1093 18,0 0,0">
          <text:p/>
        </draw:polygon>
        <draw:polygon draw:style-name="gr143" draw:text-style-name="P10" draw:layer="layout" svg:width="0.017cm" svg:height="0.331cm" svg:x="14.374cm" svg:y="19.773cm" svg:viewBox="0 0 18 332" draw:points="0,332 18,332 18,0 0,0">
          <text:p/>
        </draw:polygon>
        <draw:polygon draw:style-name="gr143" draw:text-style-name="P10" draw:layer="layout" svg:width="0.017cm" svg:height="0.331cm" svg:x="1.615cm" svg:y="19.773cm" svg:viewBox="0 0 18 332" draw:points="0,332 18,332 18,0 0,0">
          <text:p/>
        </draw:polygon>
        <draw:polygon draw:style-name="gr143" draw:text-style-name="P10" draw:layer="layout" svg:width="0.017cm" svg:height="0.314cm" svg:x="2.063cm" svg:y="19.79cm" svg:viewBox="0 0 18 315" draw:points="0,315 18,315 18,0 0,0">
          <text:p/>
        </draw:polygon>
        <draw:polygon draw:style-name="gr143" draw:text-style-name="P10" draw:layer="layout" svg:width="0.448cm" svg:height="0.017cm" svg:x="1.632cm" svg:y="21.513cm" svg:viewBox="0 0 449 18" draw:points="0,18 449,18 449,0 0,0">
          <text:p/>
        </draw:polygon>
        <draw:polygon draw:style-name="gr143" draw:text-style-name="P10" draw:layer="layout" svg:width="0.017cm" svg:height="0.69cm" svg:x="3.41cm" svg:y="12.615cm" svg:viewBox="0 0 18 691" draw:points="0,691 18,691 18,0 0,0">
          <text:p/>
        </draw:polygon>
        <draw:polygon draw:style-name="gr143" draw:text-style-name="P10" draw:layer="layout" svg:width="0.017cm" svg:height="1.109cm" svg:x="3.858cm" svg:y="12.196cm" svg:viewBox="0 0 18 1110" draw:points="0,1110 18,1110 18,0 0,0">
          <text:p/>
        </draw:polygon>
        <draw:polygon draw:style-name="gr143" draw:text-style-name="P10" draw:layer="layout" svg:width="0.448cm" svg:height="0.017cm" svg:x="3.427cm" svg:y="21.513cm" svg:viewBox="0 0 449 18" draw:points="0,18 449,18 449,0 0,0">
          <text:p/>
        </draw:polygon>
        <draw:polygon draw:style-name="gr143" draw:text-style-name="P10" draw:layer="layout" svg:width="0.017cm" svg:height="1.092cm" svg:x="5.302cm" svg:y="12.213cm" svg:viewBox="0 0 18 1093" draw:points="0,1093 18,1093 18,0 0,0">
          <text:p/>
        </draw:polygon>
        <draw:polygon draw:style-name="gr143" draw:text-style-name="P10" draw:layer="layout" svg:width="0.018cm" svg:height="1.092cm" svg:x="5.751cm" svg:y="12.213cm" svg:viewBox="0 0 19 1093" draw:points="0,1093 19,1093 19,0 0,0">
          <text:p/>
        </draw:polygon>
        <draw:polygon draw:style-name="gr143" draw:text-style-name="P10" draw:layer="layout" svg:width="0.449cm" svg:height="0.017cm" svg:x="5.319cm" svg:y="21.513cm" svg:viewBox="0 0 450 18" draw:points="0,18 450,18 450,0 0,0">
          <text:p/>
        </draw:polygon>
        <draw:polygon draw:style-name="gr143" draw:text-style-name="P10" draw:layer="layout" svg:width="0.017cm" svg:height="1.092cm" svg:x="8.092cm" svg:y="12.213cm" svg:viewBox="0 0 18 1093" draw:points="0,1093 18,1093 18,0 0,0">
          <text:p/>
        </draw:polygon>
        <draw:polygon draw:style-name="gr143" draw:text-style-name="P10" draw:layer="layout" svg:width="0.017cm" svg:height="0.331cm" svg:x="8.54cm" svg:y="19.773cm" svg:viewBox="0 0 18 332" draw:points="0,332 18,332 18,0 0,0">
          <text:p/>
        </draw:polygon>
        <draw:polygon draw:style-name="gr143" draw:text-style-name="P10" draw:layer="layout" svg:width="0.448cm" svg:height="0.017cm" svg:x="8.109cm" svg:y="21.513cm" svg:viewBox="0 0 449 18" draw:points="0,18 449,18 449,0 0,0">
          <text:p/>
        </draw:polygon>
        <draw:polygon draw:style-name="gr143" draw:text-style-name="P10" draw:layer="layout" svg:width="0.017cm" svg:height="0.69cm" svg:x="15.343cm" svg:y="12.615cm" svg:viewBox="0 0 18 691" draw:points="0,691 18,691 18,0 0,0">
          <text:p/>
        </draw:polygon>
        <draw:polygon draw:style-name="gr143" draw:text-style-name="P10" draw:layer="layout" svg:width="0.017cm" svg:height="0.69cm" svg:x="15.792cm" svg:y="12.615cm" svg:viewBox="0 0 18 691" draw:points="0,691 18,691 18,0 0,0">
          <text:p/>
        </draw:polygon>
        <draw:polygon draw:style-name="gr143" draw:text-style-name="P10" draw:layer="layout" svg:width="0.017cm" svg:height="0.69cm" svg:x="16.241cm" svg:y="12.615cm" svg:viewBox="0 0 18 691" draw:points="0,691 18,691 18,0 0,0">
          <text:p/>
        </draw:polygon>
        <draw:polygon draw:style-name="gr143" draw:text-style-name="P10" draw:layer="layout" svg:width="0.898cm" svg:height="0.017cm" svg:x="15.36cm" svg:y="21.513cm" svg:viewBox="0 0 899 18" draw:points="0,18 899,18 899,0 0,0">
          <text:p/>
        </draw:polygon>
        <draw:polygon draw:style-name="gr143" draw:text-style-name="P10" draw:layer="layout" svg:width="0.017cm" svg:height="0.69cm" svg:x="16.69cm" svg:y="12.615cm" svg:viewBox="0 0 18 691" draw:points="0,691 18,691 18,0 0,0">
          <text:p/>
        </draw:polygon>
        <draw:polygon draw:style-name="gr143" draw:text-style-name="P10" draw:layer="layout" svg:width="0.017cm" svg:height="0.69cm" svg:x="17.138cm" svg:y="12.615cm" svg:viewBox="0 0 18 691" draw:points="0,691 18,691 18,0 0,0">
          <text:p/>
        </draw:polygon>
        <draw:polygon draw:style-name="gr143" draw:text-style-name="P10" draw:layer="layout" svg:width="0.017cm" svg:height="0.69cm" svg:x="17.587cm" svg:y="12.615cm" svg:viewBox="0 0 18 691" draw:points="0,691 18,691 18,0 0,0">
          <text:p/>
        </draw:polygon>
        <draw:polygon draw:style-name="gr143" draw:text-style-name="P10" draw:layer="layout" svg:width="0.897cm" svg:height="0.017cm" svg:x="16.707cm" svg:y="21.513cm" svg:viewBox="0 0 898 18" draw:points="0,18 898,18 898,0 0,0">
          <text:p/>
        </draw:polygon>
        <draw:polygon draw:style-name="gr143" draw:text-style-name="P10" draw:layer="layout" svg:width="0.017cm" svg:height="0.69cm" svg:x="18.036cm" svg:y="12.615cm" svg:viewBox="0 0 18 691" draw:points="0,691 18,691 18,0 0,0">
          <text:p/>
        </draw:polygon>
        <draw:polygon draw:style-name="gr143" draw:text-style-name="P10" draw:layer="layout" svg:width="0.017cm" svg:height="0.69cm" svg:x="18.485cm" svg:y="12.615cm" svg:viewBox="0 0 18 691" draw:points="0,691 18,691 18,0 0,0">
          <text:p/>
        </draw:polygon>
        <draw:polygon draw:style-name="gr143" draw:text-style-name="P10" draw:layer="layout" svg:width="0.017cm" svg:height="0.69cm" svg:x="18.933cm" svg:y="12.615cm" svg:viewBox="0 0 18 691" draw:points="0,691 18,691 18,0 0,0">
          <text:p/>
        </draw:polygon>
        <draw:polygon draw:style-name="gr143" draw:text-style-name="P10" draw:layer="layout" svg:width="0.017cm" svg:height="0.69cm" svg:x="19.382cm" svg:y="12.615cm" svg:viewBox="0 0 18 691" draw:points="0,691 18,691 18,0 0,0">
          <text:p/>
        </draw:polygon>
        <draw:polygon draw:style-name="gr143" draw:text-style-name="P10" draw:layer="layout" svg:width="0.018cm" svg:height="0.69cm" svg:x="19.831cm" svg:y="12.615cm" svg:viewBox="0 0 19 691" draw:points="0,691 19,691 19,0 0,0">
          <text:p/>
        </draw:polygon>
        <draw:polygon draw:style-name="gr143" draw:text-style-name="P10" draw:layer="layout" svg:width="0.448cm" svg:height="0.017cm" svg:x="1.632cm" svg:y="21.877cm" svg:viewBox="0 0 449 18" draw:points="0,18 449,18 449,0 0,0">
          <text:p/>
        </draw:polygon>
        <draw:polygon draw:style-name="gr143" draw:text-style-name="P10" draw:layer="layout" svg:width="0.448cm" svg:height="0.017cm" svg:x="3.427cm" svg:y="21.877cm" svg:viewBox="0 0 449 18" draw:points="0,18 449,18 449,0 0,0">
          <text:p/>
        </draw:polygon>
        <draw:polygon draw:style-name="gr143" draw:text-style-name="P10" draw:layer="layout" svg:width="0.449cm" svg:height="0.017cm" svg:x="5.319cm" svg:y="21.877cm" svg:viewBox="0 0 450 18" draw:points="0,18 450,18 450,0 0,0">
          <text:p/>
        </draw:polygon>
        <draw:polygon draw:style-name="gr143" draw:text-style-name="P10" draw:layer="layout" svg:width="0.448cm" svg:height="0.017cm" svg:x="8.109cm" svg:y="21.877cm" svg:viewBox="0 0 449 18" draw:points="0,18 449,18 449,0 0,0">
          <text:p/>
        </draw:polygon>
        <draw:polygon draw:style-name="gr143" draw:text-style-name="P10" draw:layer="layout" svg:width="0.898cm" svg:height="0.017cm" svg:x="15.36cm" svg:y="21.877cm" svg:viewBox="0 0 899 18" draw:points="0,18 899,18 899,0 0,0">
          <text:p/>
        </draw:polygon>
        <draw:polygon draw:style-name="gr143" draw:text-style-name="P10" draw:layer="layout" svg:width="0.897cm" svg:height="0.017cm" svg:x="16.707cm" svg:y="21.877cm" svg:viewBox="0 0 898 18" draw:points="0,18 898,18 898,0 0,0">
          <text:p/>
        </draw:polygon>
        <draw:polygon draw:style-name="gr143" draw:text-style-name="P10" draw:layer="layout" svg:width="0.017cm" svg:height="0.381cm" svg:x="1.615cm" svg:y="21.513cm" svg:viewBox="0 0 18 382" draw:points="0,382 18,382 18,0 0,0">
          <text:p/>
        </draw:polygon>
        <draw:polygon draw:style-name="gr143" draw:text-style-name="P10" draw:layer="layout" svg:width="0.017cm" svg:height="0.364cm" svg:x="2.063cm" svg:y="21.53cm" svg:viewBox="0 0 18 365" draw:points="0,365 18,365 18,0 0,0">
          <text:p/>
        </draw:polygon>
        <draw:polygon draw:style-name="gr143" draw:text-style-name="P10" draw:layer="layout" svg:width="0.448cm" svg:height="0.017cm" svg:x="1.632cm" svg:y="22cm" svg:viewBox="0 0 449 18" draw:points="0,18 449,18 449,0 0,0">
          <text:p/>
        </draw:polygon>
        <draw:polygon draw:style-name="gr143" draw:text-style-name="P10" draw:layer="layout" svg:width="0.017cm" svg:height="0.381cm" svg:x="8.092cm" svg:y="21.513cm" svg:viewBox="0 0 18 382" draw:points="0,382 18,382 18,0 0,0">
          <text:p/>
        </draw:polygon>
        <draw:polygon draw:style-name="gr143" draw:text-style-name="P10" draw:layer="layout" svg:width="0.017cm" svg:height="0.364cm" svg:x="8.54cm" svg:y="21.53cm" svg:viewBox="0 0 18 365" draw:points="0,365 18,365 18,0 0,0">
          <text:p/>
        </draw:polygon>
        <draw:polygon draw:style-name="gr143" draw:text-style-name="P10" draw:layer="layout" svg:width="0.448cm" svg:height="0.017cm" svg:x="8.109cm" svg:y="22cm" svg:viewBox="0 0 449 18" draw:points="0,18 449,18 449,0 0,0">
          <text:p/>
        </draw:polygon>
        <draw:polygon draw:style-name="gr143" draw:text-style-name="P10" draw:layer="layout" svg:width="0.017cm" svg:height="1.092cm" svg:x="9.438cm" svg:y="12.213cm" svg:viewBox="0 0 18 1093" draw:points="0,1093 18,1093 18,0 0,0">
          <text:p/>
        </draw:polygon>
        <draw:polygon draw:style-name="gr143" draw:text-style-name="P10" draw:layer="layout" svg:width="0.017cm" svg:height="1.092cm" svg:x="9.887cm" svg:y="12.213cm" svg:viewBox="0 0 18 1093" draw:points="0,1093 18,1093 18,0 0,0">
          <text:p/>
        </draw:polygon>
        <draw:polygon draw:style-name="gr143" draw:text-style-name="P10" draw:layer="layout" svg:width="0.017cm" svg:height="1.092cm" svg:x="10.335cm" svg:y="12.213cm" svg:viewBox="0 0 18 1093" draw:points="0,1093 18,1093 18,0 0,0">
          <text:p/>
        </draw:polygon>
        <draw:polygon draw:style-name="gr143" draw:text-style-name="P10" draw:layer="layout" svg:width="0.897cm" svg:height="0.017cm" svg:x="9.455cm" svg:y="22cm" svg:viewBox="0 0 898 18" draw:points="0,18 898,18 898,0 0,0">
          <text:p/>
        </draw:polygon>
        <draw:polygon draw:style-name="gr143" draw:text-style-name="P10" draw:layer="layout" svg:width="0.017cm" svg:height="1.092cm" svg:x="10.784cm" svg:y="12.213cm" svg:viewBox="0 0 18 1093" draw:points="0,1093 18,1093 18,0 0,0">
          <text:p/>
        </draw:polygon>
        <draw:polygon draw:style-name="gr143" draw:text-style-name="P10" draw:layer="layout" svg:width="0.017cm" svg:height="1.092cm" svg:x="11.233cm" svg:y="12.213cm" svg:viewBox="0 0 18 1093" draw:points="0,1093 18,1093 18,0 0,0">
          <text:p/>
        </draw:polygon>
        <draw:polygon draw:style-name="gr143" draw:text-style-name="P10" draw:layer="layout" svg:width="0.017cm" svg:height="0.44cm" svg:x="11.682cm" svg:y="11.383cm" svg:viewBox="0 0 18 441" draw:points="0,441 18,441 18,0 0,0">
          <text:p/>
        </draw:polygon>
        <draw:polygon draw:style-name="gr143" draw:text-style-name="P10" draw:layer="layout" svg:width="0.898cm" svg:height="0.017cm" svg:x="10.801cm" svg:y="22cm" svg:viewBox="0 0 899 18" draw:points="0,18 899,18 899,0 0,0">
          <text:p/>
        </draw:polygon>
        <draw:polygon draw:style-name="gr143" draw:text-style-name="P10" draw:layer="layout" svg:width="0.017cm" svg:height="0.707cm" svg:x="12.13cm" svg:y="12.598cm" svg:viewBox="0 0 18 708" draw:points="0,708 18,708 18,0 0,0">
          <text:p/>
        </draw:polygon>
        <draw:polygon draw:style-name="gr143" draw:text-style-name="P10" draw:layer="layout" svg:width="0.017cm" svg:height="0.69cm" svg:x="12.579cm" svg:y="12.615cm" svg:viewBox="0 0 18 691" draw:points="0,691 18,691 18,0 0,0">
          <text:p/>
        </draw:polygon>
        <draw:polygon draw:style-name="gr143" draw:text-style-name="P10" draw:layer="layout" svg:width="0.017cm" svg:height="0.69cm" svg:x="13.028cm" svg:y="12.615cm" svg:viewBox="0 0 18 691" draw:points="0,691 18,691 18,0 0,0">
          <text:p/>
        </draw:polygon>
        <draw:polygon draw:style-name="gr143" draw:text-style-name="P10" draw:layer="layout" svg:width="0.016cm" svg:height="0.69cm" svg:x="13.477cm" svg:y="12.615cm" svg:viewBox="0 0 17 691" draw:points="0,691 17,691 17,0 0,0">
          <text:p/>
        </draw:polygon>
        <draw:polygon draw:style-name="gr143" draw:text-style-name="P10" draw:layer="layout" svg:width="0.017cm" svg:height="0.69cm" svg:x="13.925cm" svg:y="12.615cm" svg:viewBox="0 0 18 691" draw:points="0,691 18,691 18,0 0,0">
          <text:p/>
        </draw:polygon>
        <draw:polygon draw:style-name="gr143" draw:text-style-name="P10" draw:layer="layout" svg:width="0.448cm" svg:height="0.017cm" svg:x="1.632cm" svg:y="22.428cm" svg:viewBox="0 0 449 18" draw:points="0,18 449,18 449,0 0,0">
          <text:p/>
        </draw:polygon>
        <draw:polygon draw:style-name="gr143" draw:text-style-name="P10" draw:layer="layout" svg:width="0.448cm" svg:height="0.017cm" svg:x="8.109cm" svg:y="22.428cm" svg:viewBox="0 0 449 18" draw:points="0,18 449,18 449,0 0,0">
          <text:p/>
        </draw:polygon>
        <draw:polygon draw:style-name="gr143" draw:text-style-name="P10" draw:layer="layout" svg:width="0.897cm" svg:height="0.017cm" svg:x="9.455cm" svg:y="22.428cm" svg:viewBox="0 0 898 18" draw:points="0,18 898,18 898,0 0,0">
          <text:p/>
        </draw:polygon>
        <draw:polygon draw:style-name="gr143" draw:text-style-name="P10" draw:layer="layout" svg:width="0.898cm" svg:height="0.017cm" svg:x="10.801cm" svg:y="22.428cm" svg:viewBox="0 0 899 18" draw:points="0,18 899,18 899,0 0,0">
          <text:p/>
        </draw:polygon>
        <draw:polygon draw:style-name="gr143" draw:text-style-name="P10" draw:layer="layout" svg:width="0.017cm" svg:height="0.445cm" svg:x="8.092cm" svg:y="22cm" svg:viewBox="0 0 18 446" draw:points="0,446 18,446 18,0 0,0">
          <text:p/>
        </draw:polygon>
        <draw:polygon draw:style-name="gr143" draw:text-style-name="P10" draw:layer="layout" svg:width="0.017cm" svg:height="0.428cm" svg:x="8.54cm" svg:y="22.017cm" svg:viewBox="0 0 18 429" draw:points="0,429 18,429 18,0 0,0">
          <text:p/>
        </draw:polygon>
        <draw:polygon draw:style-name="gr143" draw:text-style-name="P10" draw:layer="layout" svg:width="0.448cm" svg:height="0.017cm" svg:x="8.109cm" svg:y="23.173cm" svg:viewBox="0 0 449 18" draw:points="0,18 449,18 449,0 0,0">
          <text:p/>
        </draw:polygon>
        <draw:polygon draw:style-name="gr143" draw:text-style-name="P10" draw:layer="layout" svg:width="0.017cm" svg:height="0.381cm" svg:x="15.343cm" svg:y="21.513cm" svg:viewBox="0 0 18 382" draw:points="0,382 18,382 18,0 0,0">
          <text:p/>
        </draw:polygon>
        <draw:polygon draw:style-name="gr143" draw:text-style-name="P10" draw:layer="layout" svg:width="0.017cm" svg:height="0.364cm" svg:x="15.792cm" svg:y="21.53cm" svg:viewBox="0 0 18 365" draw:points="0,365 18,365 18,0 0,0">
          <text:p/>
        </draw:polygon>
        <draw:polygon draw:style-name="gr143" draw:text-style-name="P10" draw:layer="layout" svg:width="0.448cm" svg:height="0.017cm" svg:x="8.109cm" svg:y="23.486cm" svg:viewBox="0 0 449 18" draw:points="0,18 449,18 449,0 0,0">
          <text:p/>
        </draw:polygon>
        <draw:polygon draw:style-name="gr143" draw:text-style-name="P10" draw:layer="layout" svg:width="0.017cm" svg:height="0.33cm" svg:x="8.092cm" svg:y="23.173cm" svg:viewBox="0 0 18 331" draw:points="0,331 18,331 18,0 0,0">
          <text:p/>
        </draw:polygon>
        <draw:polygon draw:style-name="gr143" draw:text-style-name="P10" draw:layer="layout" svg:width="0.017cm" svg:height="0.313cm" svg:x="8.54cm" svg:y="23.19cm" svg:viewBox="0 0 18 314" draw:points="0,314 18,314 18,0 0,0">
          <text:p/>
        </draw:polygon>
        <draw:polygon draw:style-name="gr143" draw:text-style-name="P10" draw:layer="layout" svg:width="0.448cm" svg:height="0.017cm" svg:x="8.109cm" svg:y="23.596cm" svg:viewBox="0 0 449 18" draw:points="0,18 449,18 449,0 0,0">
          <text:p/>
        </draw:polygon>
        <draw:polygon draw:style-name="gr143" draw:text-style-name="P10" draw:layer="layout" svg:width="0.017cm" svg:height="0.33cm" svg:x="15.343cm" svg:y="23.173cm" svg:viewBox="0 0 18 331" draw:points="0,331 18,331 18,0 0,0">
          <text:p/>
        </draw:polygon>
        <draw:polygon draw:style-name="gr143" draw:text-style-name="P10" draw:layer="layout" svg:width="0.017cm" svg:height="0.313cm" svg:x="15.792cm" svg:y="23.19cm" svg:viewBox="0 0 18 314" draw:points="0,314 18,314 18,0 0,0">
          <text:p/>
        </draw:polygon>
        <draw:polygon draw:style-name="gr143" draw:text-style-name="P10" draw:layer="layout" svg:width="0.448cm" svg:height="0.017cm" svg:x="8.109cm" svg:y="23.935cm" svg:viewBox="0 0 449 18" draw:points="0,18 449,18 449,0 0,0">
          <text:p/>
        </draw:polygon>
        <draw:polygon draw:style-name="gr143" draw:text-style-name="P10" draw:layer="layout" svg:width="0.017cm" svg:height="0.356cm" svg:x="8.092cm" svg:y="23.596cm" svg:viewBox="0 0 18 357" draw:points="0,357 18,357 18,0 0,0">
          <text:p/>
        </draw:polygon>
        <draw:polygon draw:style-name="gr143" draw:text-style-name="P10" draw:layer="layout" svg:width="0.017cm" svg:height="0.339cm" svg:x="8.54cm" svg:y="23.613cm" svg:viewBox="0 0 18 340" draw:points="0,340 18,340 18,0 0,0">
          <text:p/>
        </draw:polygon>
        <draw:polygon draw:style-name="gr143" draw:text-style-name="P10" draw:layer="layout" svg:width="0.017cm" svg:height="0.445cm" svg:x="1.615cm" svg:y="22cm" svg:viewBox="0 0 18 446" draw:points="0,446 18,446 18,0 0,0">
          <text:p/>
        </draw:polygon>
        <draw:polygon draw:style-name="gr143" draw:text-style-name="P10" draw:layer="layout" svg:width="0.017cm" svg:height="0.428cm" svg:x="2.063cm" svg:y="22.017cm" svg:viewBox="0 0 18 429" draw:points="0,429 18,429 18,0 0,0">
          <text:p/>
        </draw:polygon>
        <draw:polygon draw:style-name="gr143" draw:text-style-name="P10" draw:layer="layout" svg:width="0.017cm" svg:height="0.69cm" svg:x="2.512cm" svg:y="12.615cm" svg:viewBox="0 0 18 691" draw:points="0,691 18,691 18,0 0,0">
          <text:p/>
        </draw:polygon>
        <draw:polygon draw:style-name="gr143" draw:text-style-name="P10" draw:layer="layout" svg:width="0.897cm" svg:height="0.017cm" svg:x="1.632cm" svg:y="24.447cm" svg:viewBox="0 0 898 18" draw:points="0,18 898,18 898,0 0,0">
          <text:p/>
        </draw:polygon>
        <draw:polygon draw:style-name="gr143" draw:text-style-name="P10" draw:layer="layout" svg:width="0.017cm" svg:height="0.69cm" svg:x="2.961cm" svg:y="12.615cm" svg:viewBox="0 0 18 691" draw:points="0,691 18,691 18,0 0,0">
          <text:p/>
        </draw:polygon>
        <draw:polygon draw:style-name="gr143" draw:text-style-name="P10" draw:layer="layout" svg:width="0.017cm" svg:height="0.381cm" svg:x="3.41cm" svg:y="21.513cm" svg:viewBox="0 0 18 382" draw:points="0,382 18,382 18,0 0,0">
          <text:p/>
        </draw:polygon>
        <draw:polygon draw:style-name="gr143" draw:text-style-name="P10" draw:layer="layout" svg:width="0.017cm" svg:height="0.364cm" svg:x="3.858cm" svg:y="21.53cm" svg:viewBox="0 0 18 365" draw:points="0,365 18,365 18,0 0,0">
          <text:p/>
        </draw:polygon>
        <draw:polygon draw:style-name="gr143" draw:text-style-name="P10" draw:layer="layout" svg:width="0.897cm" svg:height="0.017cm" svg:x="2.978cm" svg:y="24.447cm" svg:viewBox="0 0 898 18" draw:points="0,18 898,18 898,0 0,0">
          <text:p/>
        </draw:polygon>
        <draw:polygon draw:style-name="gr143" draw:text-style-name="P10" draw:layer="layout" svg:width="0.017cm" svg:height="1.092cm" svg:x="4.307cm" svg:y="12.213cm" svg:viewBox="0 0 18 1093" draw:points="0,1093 18,1093 18,0 0,0">
          <text:p/>
        </draw:polygon>
        <draw:polygon draw:style-name="gr143" draw:text-style-name="P10" draw:layer="layout" svg:width="0.017cm" svg:height="1.092cm" svg:x="4.853cm" svg:y="12.213cm" svg:viewBox="0 0 18 1093" draw:points="0,1093 18,1093 18,0 0,0">
          <text:p/>
        </draw:polygon>
        <draw:polygon draw:style-name="gr143" draw:text-style-name="P10" draw:layer="layout" svg:width="0.017cm" svg:height="0.381cm" svg:x="5.302cm" svg:y="21.513cm" svg:viewBox="0 0 18 382" draw:points="0,382 18,382 18,0 0,0">
          <text:p/>
        </draw:polygon>
        <draw:polygon draw:style-name="gr143" draw:text-style-name="P10" draw:layer="layout" svg:width="0.018cm" svg:height="0.364cm" svg:x="5.751cm" svg:y="21.53cm" svg:viewBox="0 0 19 365" draw:points="0,365 19,365 19,0 0,0">
          <text:p/>
        </draw:polygon>
        <draw:polygon draw:style-name="gr143" draw:text-style-name="P10" draw:layer="layout" svg:width="0.018cm" svg:height="1.092cm" svg:x="6.199cm" svg:y="12.213cm" svg:viewBox="0 0 19 1093" draw:points="0,1093 19,1093 19,0 0,0">
          <text:p/>
        </draw:polygon>
        <draw:polygon draw:style-name="gr143" draw:text-style-name="P10" draw:layer="layout" svg:width="1.892cm" svg:height="0.017cm" svg:x="4.324cm" svg:y="24.447cm" svg:viewBox="0 0 1893 18" draw:points="0,18 1893,18 1893,0 0,0">
          <text:p/>
        </draw:polygon>
        <draw:polygon draw:style-name="gr143" draw:text-style-name="P10" draw:layer="layout" svg:width="0.448cm" svg:height="0.017cm" svg:x="8.109cm" svg:y="24.447cm" svg:viewBox="0 0 449 18" draw:points="0,18 449,18 449,0 0,0">
          <text:p/>
        </draw:polygon>
        <draw:polygon draw:style-name="gr143" draw:text-style-name="P10" draw:layer="layout" svg:width="0.017cm" svg:height="0.356cm" svg:x="15.343cm" svg:y="23.596cm" svg:viewBox="0 0 18 357" draw:points="0,357 18,357 18,0 0,0">
          <text:p/>
        </draw:polygon>
        <draw:polygon draw:style-name="gr143" draw:text-style-name="P10" draw:layer="layout" svg:width="0.017cm" svg:height="0.339cm" svg:x="15.792cm" svg:y="23.613cm" svg:viewBox="0 0 18 340" draw:points="0,340 18,340 18,0 0,0">
          <text:p/>
        </draw:polygon>
        <draw:polygon draw:style-name="gr143" draw:text-style-name="P10" draw:layer="layout" svg:width="0.017cm" svg:height="0.364cm" svg:x="16.241cm" svg:y="21.53cm" svg:viewBox="0 0 18 365" draw:points="0,365 18,365 18,0 0,0">
          <text:p/>
        </draw:polygon>
        <draw:polygon draw:style-name="gr143" draw:text-style-name="P10" draw:layer="layout" svg:width="0.898cm" svg:height="0.017cm" svg:x="15.36cm" svg:y="24.447cm" svg:viewBox="0 0 899 18" draw:points="0,18 899,18 899,0 0,0">
          <text:p/>
        </draw:polygon>
        <draw:polygon draw:style-name="gr143" draw:text-style-name="P10" draw:layer="layout" svg:width="0.017cm" svg:height="0.381cm" svg:x="16.69cm" svg:y="21.513cm" svg:viewBox="0 0 18 382" draw:points="0,382 18,382 18,0 0,0">
          <text:p/>
        </draw:polygon>
        <draw:polygon draw:style-name="gr143" draw:text-style-name="P10" draw:layer="layout" svg:width="0.017cm" svg:height="0.364cm" svg:x="17.138cm" svg:y="21.53cm" svg:viewBox="0 0 18 365" draw:points="0,365 18,365 18,0 0,0">
          <text:p/>
        </draw:polygon>
        <draw:polygon draw:style-name="gr143" draw:text-style-name="P10" draw:layer="layout" svg:width="0.017cm" svg:height="0.364cm" svg:x="17.587cm" svg:y="21.53cm" svg:viewBox="0 0 18 365" draw:points="0,365 18,365 18,0 0,0">
          <text:p/>
        </draw:polygon>
        <draw:polygon draw:style-name="gr143" draw:text-style-name="P10" draw:layer="layout" svg:width="0.897cm" svg:height="0.017cm" svg:x="16.707cm" svg:y="24.447cm" svg:viewBox="0 0 898 18" draw:points="0,18 898,18 898,0 0,0">
          <text:p/>
        </draw:polygon>
        <draw:polygon draw:style-name="gr143" draw:text-style-name="P10" draw:layer="layout" svg:width="0.017cm" svg:height="0.381cm" svg:x="18.036cm" svg:y="21.513cm" svg:viewBox="0 0 18 382" draw:points="0,382 18,382 18,0 0,0">
          <text:p/>
        </draw:polygon>
        <draw:polygon draw:style-name="gr143" draw:text-style-name="P10" draw:layer="layout" svg:width="0.017cm" svg:height="0.364cm" svg:x="18.485cm" svg:y="21.53cm" svg:viewBox="0 0 18 365" draw:points="0,365 18,365 18,0 0,0">
          <text:p/>
        </draw:polygon>
        <draw:polygon draw:style-name="gr143" draw:text-style-name="P10" draw:layer="layout" svg:width="0.017cm" svg:height="0.364cm" svg:x="18.933cm" svg:y="21.53cm" svg:viewBox="0 0 18 365" draw:points="0,365 18,365 18,0 0,0">
          <text:p/>
        </draw:polygon>
        <draw:polygon draw:style-name="gr143" draw:text-style-name="P10" draw:layer="layout" svg:width="0.017cm" svg:height="0.364cm" svg:x="19.382cm" svg:y="21.53cm" svg:viewBox="0 0 18 365" draw:points="0,365 18,365 18,0 0,0">
          <text:p/>
        </draw:polygon>
        <draw:polygon draw:style-name="gr143" draw:text-style-name="P10" draw:layer="layout" svg:width="0.018cm" svg:height="0.364cm" svg:x="19.831cm" svg:y="21.53cm" svg:viewBox="0 0 19 365" draw:points="0,365 19,365 19,0 0,0">
          <text:p/>
        </draw:polygon>
        <draw:polygon draw:style-name="gr143" draw:text-style-name="P10" draw:layer="layout" svg:width="0.897cm" svg:height="0.017cm" svg:x="1.632cm" svg:y="24.849cm" svg:viewBox="0 0 898 18" draw:points="0,18 898,18 898,0 0,0">
          <text:p/>
        </draw:polygon>
        <draw:polygon draw:style-name="gr143" draw:text-style-name="P10" draw:layer="layout" svg:width="0.897cm" svg:height="0.017cm" svg:x="2.978cm" svg:y="24.849cm" svg:viewBox="0 0 898 18" draw:points="0,18 898,18 898,0 0,0">
          <text:p/>
        </draw:polygon>
        <draw:polygon draw:style-name="gr143" draw:text-style-name="P10" draw:layer="layout" svg:width="1.892cm" svg:height="0.017cm" svg:x="4.324cm" svg:y="24.849cm" svg:viewBox="0 0 1893 18" draw:points="0,18 1893,18 1893,0 0,0">
          <text:p/>
        </draw:polygon>
        <draw:polygon draw:style-name="gr143" draw:text-style-name="P10" draw:layer="layout" svg:width="0.898cm" svg:height="0.017cm" svg:x="15.36cm" svg:y="24.849cm" svg:viewBox="0 0 899 18" draw:points="0,18 899,18 899,0 0,0">
          <text:p/>
        </draw:polygon>
        <draw:polygon draw:style-name="gr143" draw:text-style-name="P10" draw:layer="layout" svg:width="0.897cm" svg:height="0.017cm" svg:x="16.707cm" svg:y="24.849cm" svg:viewBox="0 0 898 18" draw:points="0,18 898,18 898,0 0,0">
          <text:p/>
        </draw:polygon>
        <draw:polygon draw:style-name="gr143" draw:text-style-name="P10" draw:layer="layout" svg:width="0.017cm" svg:height="0.402cm" svg:x="3.858cm" svg:y="24.464cm" svg:viewBox="0 0 18 403" draw:points="0,403 18,403 18,0 0,0">
          <text:p/>
        </draw:polygon>
        <draw:polygon draw:style-name="gr143" draw:text-style-name="P10" draw:layer="layout" svg:width="0.017cm" svg:height="0.428cm" svg:x="13.925cm" svg:y="22.017cm" svg:viewBox="0 0 18 429" draw:points="0,429 18,429 18,0 0,0">
          <text:p/>
        </draw:polygon>
        <draw:polygon draw:style-name="gr143" draw:text-style-name="P10" draw:layer="layout" svg:width="10.067cm" svg:height="0.017cm" svg:x="3.875cm" svg:y="25.061cm" svg:viewBox="0 0 10068 18" draw:points="0,18 10068,18 10068,0 0,0">
          <text:p/>
        </draw:polygon>
        <draw:polygon draw:style-name="gr143" draw:text-style-name="P10" draw:layer="layout" svg:width="0.017cm" svg:height="0.402cm" svg:x="15.792cm" svg:y="24.464cm" svg:viewBox="0 0 18 403" draw:points="0,403 18,403 18,0 0,0">
          <text:p/>
        </draw:polygon>
        <draw:polygon draw:style-name="gr143" draw:text-style-name="P10" draw:layer="layout" svg:width="0.018cm" svg:height="0.402cm" svg:x="19.831cm" svg:y="24.464cm" svg:viewBox="0 0 19 403" draw:points="0,403 19,403 19,0 0,0">
          <text:p/>
        </draw:polygon>
        <draw:polygon draw:style-name="gr143" draw:text-style-name="P10" draw:layer="layout" svg:width="10.067cm" svg:height="0.017cm" svg:x="3.875cm" svg:y="25.84cm" svg:viewBox="0 0 10068 18" draw:points="0,18 10068,18 10068,0 0,0">
          <text:p/>
        </draw:polygon>
        <draw:polygon draw:style-name="gr143" draw:text-style-name="P10" draw:layer="layout" svg:width="0.017cm" svg:height="0.402cm" svg:x="5.302cm" svg:y="24.464cm" svg:viewBox="0 0 18 403" draw:points="0,403 18,403 18,0 0,0">
          <text:p/>
        </draw:polygon>
        <draw:polygon draw:style-name="gr143" draw:text-style-name="P10" draw:layer="layout" svg:width="0.018cm" svg:height="0.402cm" svg:x="5.751cm" svg:y="24.464cm" svg:viewBox="0 0 19 403" draw:points="0,403 19,403 19,0 0,0">
          <text:p/>
        </draw:polygon>
        <draw:polygon draw:style-name="gr143" draw:text-style-name="P10" draw:layer="layout" svg:width="0.018cm" svg:height="0.402cm" svg:x="6.199cm" svg:y="24.464cm" svg:viewBox="0 0 19 403" draw:points="0,403 19,403 19,0 0,0">
          <text:p/>
        </draw:polygon>
        <draw:polygon draw:style-name="gr143" draw:text-style-name="P10" draw:layer="layout" svg:width="0.017cm" svg:height="1.092cm" svg:x="6.648cm" svg:y="12.213cm" svg:viewBox="0 0 18 1093" draw:points="0,1093 18,1093 18,0 0,0">
          <text:p/>
        </draw:polygon>
        <draw:polygon draw:style-name="gr143" draw:text-style-name="P10" draw:layer="layout" svg:width="0.017cm" svg:height="3.971cm" svg:x="7.097cm" svg:y="21.018cm" svg:viewBox="0 0 18 3972" draw:points="0,3972 18,3972 18,0 0,0">
          <text:p/>
        </draw:polygon>
        <draw:polygon draw:style-name="gr143" draw:text-style-name="P10" draw:layer="layout" svg:width="0.017cm" svg:height="1.092cm" svg:x="7.546cm" svg:y="12.213cm" svg:viewBox="0 0 18 1093" draw:points="0,1093 18,1093 18,0 0,0">
          <text:p/>
        </draw:polygon>
        <draw:polygon draw:style-name="gr143" draw:text-style-name="P10" draw:layer="layout" svg:width="0.017cm" svg:height="0.381cm" svg:x="8.092cm" svg:y="24.083cm" svg:viewBox="0 0 18 382" draw:points="0,382 18,382 18,0 0,0">
          <text:p/>
        </draw:polygon>
        <draw:polygon draw:style-name="gr143" draw:text-style-name="P10" draw:layer="layout" svg:width="0.017cm" svg:height="0.364cm" svg:x="8.54cm" svg:y="24.1cm" svg:viewBox="0 0 18 365" draw:points="0,365 18,365 18,0 0,0">
          <text:p/>
        </draw:polygon>
        <draw:polygon draw:style-name="gr143" draw:text-style-name="P10" draw:layer="layout" svg:width="0.017cm" svg:height="0.314cm" svg:x="8.989cm" svg:y="19.79cm" svg:viewBox="0 0 18 315" draw:points="0,315 18,315 18,0 0,0">
          <text:p/>
        </draw:polygon>
        <draw:polygon draw:style-name="gr143" draw:text-style-name="P10" draw:layer="layout" svg:width="0.017cm" svg:height="0.445cm" svg:x="9.438cm" svg:y="22cm" svg:viewBox="0 0 18 446" draw:points="0,446 18,446 18,0 0,0">
          <text:p/>
        </draw:polygon>
        <draw:polygon draw:style-name="gr143" draw:text-style-name="P10" draw:layer="layout" svg:width="0.017cm" svg:height="0.428cm" svg:x="9.887cm" svg:y="22.017cm" svg:viewBox="0 0 18 429" draw:points="0,429 18,429 18,0 0,0">
          <text:p/>
        </draw:polygon>
        <draw:polygon draw:style-name="gr143" draw:text-style-name="P10" draw:layer="layout" svg:width="0.017cm" svg:height="0.428cm" svg:x="10.335cm" svg:y="22.017cm" svg:viewBox="0 0 18 429" draw:points="0,429 18,429 18,0 0,0">
          <text:p/>
        </draw:polygon>
        <draw:polygon draw:style-name="gr143" draw:text-style-name="P10" draw:layer="layout" svg:width="0.017cm" svg:height="0.445cm" svg:x="10.784cm" svg:y="22cm" svg:viewBox="0 0 18 446" draw:points="0,446 18,446 18,0 0,0">
          <text:p/>
        </draw:polygon>
        <draw:polygon draw:style-name="gr143" draw:text-style-name="P10" draw:layer="layout" svg:width="0.017cm" svg:height="0.428cm" svg:x="11.233cm" svg:y="22.017cm" svg:viewBox="0 0 18 429" draw:points="0,429 18,429 18,0 0,0">
          <text:p/>
        </draw:polygon>
        <draw:polygon draw:style-name="gr143" draw:text-style-name="P10" draw:layer="layout" svg:width="0.017cm" svg:height="0.428cm" svg:x="11.682cm" svg:y="22.017cm" svg:viewBox="0 0 18 429" draw:points="0,429 18,429 18,0 0,0">
          <text:p/>
        </draw:polygon>
        <draw:polygon draw:style-name="gr143" draw:text-style-name="P10" draw:layer="layout" svg:width="0.017cm" svg:height="0.445cm" svg:x="12.13cm" svg:y="22cm" svg:viewBox="0 0 18 446" draw:points="0,446 18,446 18,0 0,0">
          <text:p/>
        </draw:polygon>
        <draw:polygon draw:style-name="gr143" draw:text-style-name="P10" draw:layer="layout" svg:width="0.017cm" svg:height="0.428cm" svg:x="12.579cm" svg:y="22.017cm" svg:viewBox="0 0 18 429" draw:points="0,429 18,429 18,0 0,0">
          <text:p/>
        </draw:polygon>
        <draw:polygon draw:style-name="gr143" draw:text-style-name="P10" draw:layer="layout" svg:width="0.017cm" svg:height="0.428cm" svg:x="13.028cm" svg:y="22.017cm" svg:viewBox="0 0 18 429" draw:points="0,429 18,429 18,0 0,0">
          <text:p/>
        </draw:polygon>
        <draw:polygon draw:style-name="gr143" draw:text-style-name="P10" draw:layer="layout" svg:width="0.016cm" svg:height="0.428cm" svg:x="13.477cm" svg:y="22.017cm" svg:viewBox="0 0 17 429" draw:points="0,429 17,429 17,0 0,0">
          <text:p/>
        </draw:polygon>
        <draw:polygon draw:style-name="gr143" draw:text-style-name="P10" draw:layer="layout" svg:width="0.017cm" svg:height="0.779cm" svg:x="13.925cm" svg:y="25.078cm" svg:viewBox="0 0 18 780" draw:points="0,780 18,780 18,0 0,0">
          <text:p/>
        </draw:polygon>
        <draw:polygon draw:style-name="gr143" draw:text-style-name="P10" draw:layer="layout" svg:width="0.017cm" svg:height="3.971cm" svg:x="14.374cm" svg:y="21.018cm" svg:viewBox="0 0 18 3972" draw:points="0,3972 18,3972 18,0 0,0">
          <text:p/>
        </draw:polygon>
        <draw:polygon draw:style-name="gr143" draw:text-style-name="P10" draw:layer="layout" svg:width="0.017cm" svg:height="0.314cm" svg:x="14.895cm" svg:y="19.79cm" svg:viewBox="0 0 18 315" draw:points="0,315 18,315 18,0 0,0">
          <text:p/>
        </draw:polygon>
        <draw:polygon draw:style-name="gr143" draw:text-style-name="P10" draw:layer="layout" svg:width="0.017cm" svg:height="0.419cm" svg:x="15.343cm" svg:y="24.447cm" svg:viewBox="0 0 18 420" draw:points="0,420 18,420 18,0 0,0">
          <text:p/>
        </draw:polygon>
        <draw:polygon draw:style-name="gr143" draw:text-style-name="P10" draw:layer="layout" svg:width="0.017cm" svg:height="0.796cm" svg:x="15.792cm" svg:y="25.061cm" svg:viewBox="0 0 18 797" draw:points="0,797 18,797 18,0 0,0">
          <text:p/>
        </draw:polygon>
        <draw:polygon draw:style-name="gr143" draw:text-style-name="P10" draw:layer="layout" svg:width="0.018cm" svg:height="0.339cm" svg:x="5.751cm" svg:y="26.593cm" svg:viewBox="0 0 19 340" draw:points="0,340 19,340 19,0 0,0">
          <text:p/>
        </draw:polygon>
        <draw:polygon draw:style-name="gr143" draw:text-style-name="P10" draw:layer="layout" svg:width="0.018cm" svg:height="0.339cm" svg:x="6.199cm" svg:y="26.593cm" svg:viewBox="0 0 19 340" draw:points="0,340 19,340 19,0 0,0">
          <text:p/>
        </draw:polygon>
        <draw:polygon draw:style-name="gr143" draw:text-style-name="P10" draw:layer="layout" svg:width="0.017cm" svg:height="0.339cm" svg:x="6.648cm" svg:y="26.593cm" svg:viewBox="0 0 18 340" draw:points="0,340 18,340 18,0 0,0">
          <text:p/>
        </draw:polygon>
        <draw:polygon draw:style-name="gr143" draw:text-style-name="P10" draw:layer="layout" svg:width="0.017cm" svg:height="0.339cm" svg:x="7.097cm" svg:y="26.593cm" svg:viewBox="0 0 18 340" draw:points="0,340 18,340 18,0 0,0">
          <text:p/>
        </draw:polygon>
        <draw:polygon draw:style-name="gr143" draw:text-style-name="P10" draw:layer="layout" svg:width="0.017cm" svg:height="0.339cm" svg:x="7.546cm" svg:y="26.593cm" svg:viewBox="0 0 18 340" draw:points="0,340 18,340 18,0 0,0">
          <text:p/>
        </draw:polygon>
        <draw:polygon draw:style-name="gr143" draw:text-style-name="P10" draw:layer="layout" svg:width="0.017cm" svg:height="0.339cm" svg:x="8.092cm" svg:y="26.593cm" svg:viewBox="0 0 18 340" draw:points="0,340 18,340 18,0 0,0">
          <text:p/>
        </draw:polygon>
        <draw:polygon draw:style-name="gr143" draw:text-style-name="P10" draw:layer="layout" svg:width="0.017cm" svg:height="0.339cm" svg:x="8.54cm" svg:y="26.593cm" svg:viewBox="0 0 18 340" draw:points="0,340 18,340 18,0 0,0">
          <text:p/>
        </draw:polygon>
        <draw:polygon draw:style-name="gr143" draw:text-style-name="P10" draw:layer="layout" svg:width="0.017cm" svg:height="0.339cm" svg:x="8.989cm" svg:y="26.593cm" svg:viewBox="0 0 18 340" draw:points="0,340 18,340 18,0 0,0">
          <text:p/>
        </draw:polygon>
        <draw:polygon draw:style-name="gr143" draw:text-style-name="P10" draw:layer="layout" svg:width="0.017cm" svg:height="0.339cm" svg:x="9.438cm" svg:y="26.593cm" svg:viewBox="0 0 18 340" draw:points="0,340 18,340 18,0 0,0">
          <text:p/>
        </draw:polygon>
        <draw:polygon draw:style-name="gr143" draw:text-style-name="P10" draw:layer="layout" svg:width="0.017cm" svg:height="0.339cm" svg:x="9.887cm" svg:y="26.593cm" svg:viewBox="0 0 18 340" draw:points="0,340 18,340 18,0 0,0">
          <text:p/>
        </draw:polygon>
        <draw:polygon draw:style-name="gr143" draw:text-style-name="P10" draw:layer="layout" svg:width="0.017cm" svg:height="0.339cm" svg:x="10.335cm" svg:y="26.593cm" svg:viewBox="0 0 18 340" draw:points="0,340 18,340 18,0 0,0">
          <text:p/>
        </draw:polygon>
        <draw:polygon draw:style-name="gr143" draw:text-style-name="P10" draw:layer="layout" svg:width="0.017cm" svg:height="0.339cm" svg:x="10.784cm" svg:y="26.593cm" svg:viewBox="0 0 18 340" draw:points="0,340 18,340 18,0 0,0">
          <text:p/>
        </draw:polygon>
        <draw:polygon draw:style-name="gr143" draw:text-style-name="P10" draw:layer="layout" svg:width="0.017cm" svg:height="0.339cm" svg:x="11.233cm" svg:y="26.593cm" svg:viewBox="0 0 18 340" draw:points="0,340 18,340 18,0 0,0">
          <text:p/>
        </draw:polygon>
        <draw:polygon draw:style-name="gr143" draw:text-style-name="P10" draw:layer="layout" svg:width="0.017cm" svg:height="0.339cm" svg:x="11.682cm" svg:y="26.593cm" svg:viewBox="0 0 18 340" draw:points="0,340 18,340 18,0 0,0">
          <text:p/>
        </draw:polygon>
        <draw:polygon draw:style-name="gr143" draw:text-style-name="P10" draw:layer="layout" svg:width="0.017cm" svg:height="0.339cm" svg:x="12.13cm" svg:y="26.593cm" svg:viewBox="0 0 18 340" draw:points="0,340 18,340 18,0 0,0">
          <text:p/>
        </draw:polygon>
        <draw:polygon draw:style-name="gr143" draw:text-style-name="P10" draw:layer="layout" svg:width="0.017cm" svg:height="0.339cm" svg:x="12.579cm" svg:y="26.593cm" svg:viewBox="0 0 18 340" draw:points="0,340 18,340 18,0 0,0">
          <text:p/>
        </draw:polygon>
        <draw:polygon draw:style-name="gr143" draw:text-style-name="P10" draw:layer="layout" svg:width="0.017cm" svg:height="0.339cm" svg:x="13.028cm" svg:y="26.593cm" svg:viewBox="0 0 18 340" draw:points="0,340 18,340 18,0 0,0">
          <text:p/>
        </draw:polygon>
        <draw:polygon draw:style-name="gr143" draw:text-style-name="P10" draw:layer="layout" svg:width="0.016cm" svg:height="0.339cm" svg:x="13.477cm" svg:y="26.593cm" svg:viewBox="0 0 17 340" draw:points="0,340 17,340 17,0 0,0">
          <text:p/>
        </draw:polygon>
        <draw:polygon draw:style-name="gr143" draw:text-style-name="P10" draw:layer="layout" svg:width="0.017cm" svg:height="0.339cm" svg:x="13.925cm" svg:y="26.593cm" svg:viewBox="0 0 18 340" draw:points="0,340 18,340 18,0 0,0">
          <text:p/>
        </draw:polygon>
        <draw:polygon draw:style-name="gr143" draw:text-style-name="P10" draw:layer="layout" svg:width="0.017cm" svg:height="0.339cm" svg:x="14.374cm" svg:y="26.593cm" svg:viewBox="0 0 18 340" draw:points="0,340 18,340 18,0 0,0">
          <text:p/>
        </draw:polygon>
        <draw:polygon draw:style-name="gr143" draw:text-style-name="P10" draw:layer="layout" svg:width="0.017cm" svg:height="0.339cm" svg:x="14.895cm" svg:y="26.593cm" svg:viewBox="0 0 18 340" draw:points="0,340 18,340 18,0 0,0">
          <text:p/>
        </draw:polygon>
        <draw:polygon draw:style-name="gr143" draw:text-style-name="P10" draw:layer="layout" svg:width="0.017cm" svg:height="0.339cm" svg:x="15.343cm" svg:y="26.593cm" svg:viewBox="0 0 18 340" draw:points="0,340 18,340 18,0 0,0">
          <text:p/>
        </draw:polygon>
        <draw:polygon draw:style-name="gr143" draw:text-style-name="P10" draw:layer="layout" svg:width="0.017cm" svg:height="0.339cm" svg:x="15.792cm" svg:y="26.593cm" svg:viewBox="0 0 18 340" draw:points="0,340 18,340 18,0 0,0">
          <text:p/>
        </draw:polygon>
        <draw:polygon draw:style-name="gr143" draw:text-style-name="P10" draw:layer="layout" svg:width="0.017cm" svg:height="0.419cm" svg:x="4.307cm" svg:y="24.447cm" svg:viewBox="0 0 18 420" draw:points="0,420 18,420 18,0 0,0">
          <text:p/>
        </draw:polygon>
        <draw:polygon draw:style-name="gr143" draw:text-style-name="P10" draw:layer="layout" svg:width="0.017cm" svg:height="0.402cm" svg:x="4.853cm" svg:y="24.464cm" svg:viewBox="0 0 18 403" draw:points="0,403 18,403 18,0 0,0">
          <text:p/>
        </draw:polygon>
        <draw:polygon draw:style-name="gr143" draw:text-style-name="P10" draw:layer="layout" svg:width="0.017cm" svg:height="0.356cm" svg:x="5.302cm" svg:y="26.576cm" svg:viewBox="0 0 18 357" draw:points="0,357 18,357 18,0 0,0">
          <text:p/>
        </draw:polygon>
        <draw:polygon draw:style-name="gr143" draw:text-style-name="P10" draw:layer="layout" svg:width="0.995cm" svg:height="0.017cm" svg:x="4.324cm" svg:y="27.825cm" svg:viewBox="0 0 996 18" draw:points="0,18 996,18 996,0 0,0">
          <text:p/>
        </draw:polygon>
        <draw:polygon draw:style-name="gr143" draw:text-style-name="P10" draw:layer="layout" svg:width="0.018cm" svg:height="0.631cm" svg:x="5.751cm" svg:y="27.063cm" svg:viewBox="0 0 19 632" draw:points="0,632 19,632 19,0 0,0">
          <text:p/>
        </draw:polygon>
        <draw:polygon draw:style-name="gr143" draw:text-style-name="P10" draw:layer="layout" svg:width="0.018cm" svg:height="0.614cm" svg:x="6.199cm" svg:y="27.08cm" svg:viewBox="0 0 19 615" draw:points="0,615 19,615 19,0 0,0">
          <text:p/>
        </draw:polygon>
        <draw:polygon draw:style-name="gr143" draw:text-style-name="P10" draw:layer="layout" svg:width="0.017cm" svg:height="0.614cm" svg:x="6.648cm" svg:y="27.08cm" svg:viewBox="0 0 18 615" draw:points="0,615 18,615 18,0 0,0">
          <text:p/>
        </draw:polygon>
        <draw:polygon draw:style-name="gr143" draw:text-style-name="P10" draw:layer="layout" svg:width="0.897cm" svg:height="0.017cm" svg:x="5.768cm" svg:y="27.825cm" svg:viewBox="0 0 898 18" draw:points="0,18 898,18 898,0 0,0">
          <text:p/>
        </draw:polygon>
        <draw:polygon draw:style-name="gr143" draw:text-style-name="P10" draw:layer="layout" svg:width="0.017cm" svg:height="0.614cm" svg:x="7.097cm" svg:y="27.08cm" svg:viewBox="0 0 18 615" draw:points="0,615 18,615 18,0 0,0">
          <text:p/>
        </draw:polygon>
        <draw:polygon draw:style-name="gr143" draw:text-style-name="P10" draw:layer="layout" svg:width="0.017cm" svg:height="0.614cm" svg:x="7.546cm" svg:y="27.08cm" svg:viewBox="0 0 18 615" draw:points="0,615 18,615 18,0 0,0">
          <text:p/>
        </draw:polygon>
        <draw:polygon draw:style-name="gr143" draw:text-style-name="P10" draw:layer="layout" svg:width="0.017cm" svg:height="0.614cm" svg:x="8.092cm" svg:y="27.08cm" svg:viewBox="0 0 18 615" draw:points="0,615 18,615 18,0 0,0">
          <text:p/>
        </draw:polygon>
        <draw:polygon draw:style-name="gr143" draw:text-style-name="P10" draw:layer="layout" svg:width="0.017cm" svg:height="0.614cm" svg:x="8.54cm" svg:y="27.08cm" svg:viewBox="0 0 18 615" draw:points="0,615 18,615 18,0 0,0">
          <text:p/>
        </draw:polygon>
        <draw:polygon draw:style-name="gr143" draw:text-style-name="P10" draw:layer="layout" svg:width="0.017cm" svg:height="0.614cm" svg:x="8.989cm" svg:y="27.08cm" svg:viewBox="0 0 18 615" draw:points="0,615 18,615 18,0 0,0">
          <text:p/>
        </draw:polygon>
        <draw:polygon draw:style-name="gr143" draw:text-style-name="P10" draw:layer="layout" svg:width="0.995cm" svg:height="0.017cm" svg:x="4.324cm" svg:y="28.189cm" svg:viewBox="0 0 996 18" draw:points="0,18 996,18 996,0 0,0">
          <text:p/>
        </draw:polygon>
        <draw:polygon draw:style-name="gr143" draw:text-style-name="P10" draw:layer="layout" svg:width="0.897cm" svg:height="0.017cm" svg:x="5.768cm" svg:y="28.189cm" svg:viewBox="0 0 898 18" draw:points="0,18 898,18 898,0 0,0">
          <text:p/>
        </draw:polygon>
        <draw:polygon draw:style-name="gr143" draw:text-style-name="P10" draw:layer="layout" svg:width="0.018cm" svg:height="25.353cm" svg:x="0.823cm" svg:y="3.691cm" svg:viewBox="0 0 19 25354" draw:points="0,25354 19,25354 19,0 0,0">
          <text:p/>
        </draw:polygon>
        <draw:polygon draw:style-name="gr143" draw:text-style-name="P10" draw:layer="layout" svg:width="0.017cm" svg:height="25.336cm" svg:x="20.351cm" svg:y="3.708cm" svg:viewBox="0 0 18 25337" draw:points="0,25337 18,25337 18,0 0,0">
          <text:p/>
        </draw:polygon>
        <draw:polygon draw:style-name="gr143" draw:text-style-name="P10" draw:layer="layout" svg:width="0.017cm" svg:height="0.364cm" svg:x="5.302cm" svg:y="27.842cm" svg:viewBox="0 0 18 365" draw:points="0,365 18,365 18,0 0,0">
          <text:p/>
        </draw:polygon>
        <draw:polygon draw:style-name="gr143" draw:text-style-name="P10" draw:layer="layout" svg:width="0.018cm" svg:height="0.381cm" svg:x="5.751cm" svg:y="27.825cm" svg:viewBox="0 0 19 382" draw:points="0,382 19,382 19,0 0,0">
          <text:p/>
        </draw:polygon>
        <draw:polygon draw:style-name="gr143" draw:text-style-name="P10" draw:layer="layout" svg:width="0.018cm" svg:height="0.364cm" svg:x="6.199cm" svg:y="27.842cm" svg:viewBox="0 0 19 365" draw:points="0,365 19,365 19,0 0,0">
          <text:p/>
        </draw:polygon>
        <draw:polygon draw:style-name="gr143" draw:text-style-name="P10" draw:layer="layout" svg:width="0.017cm" svg:height="0.364cm" svg:x="6.648cm" svg:y="27.842cm" svg:viewBox="0 0 18 365" draw:points="0,365 18,365 18,0 0,0">
          <text:p/>
        </draw:polygon>
        <draw:polygon draw:style-name="gr143" draw:text-style-name="P10" draw:layer="layout" svg:width="0.017cm" svg:height="0.381cm" svg:x="7.097cm" svg:y="27.825cm" svg:viewBox="0 0 18 382" draw:points="0,382 18,382 18,0 0,0">
          <text:p/>
        </draw:polygon>
        <draw:polygon draw:style-name="gr143" draw:text-style-name="P10" draw:layer="layout" svg:width="0.017cm" svg:height="0.364cm" svg:x="7.546cm" svg:y="27.842cm" svg:viewBox="0 0 18 365" draw:points="0,365 18,365 18,0 0,0">
          <text:p/>
        </draw:polygon>
        <draw:polygon draw:style-name="gr143" draw:text-style-name="P10" draw:layer="layout" svg:width="0.017cm" svg:height="0.364cm" svg:x="8.092cm" svg:y="27.842cm" svg:viewBox="0 0 18 365" draw:points="0,365 18,365 18,0 0,0">
          <text:p/>
        </draw:polygon>
        <draw:polygon draw:style-name="gr143" draw:text-style-name="P10" draw:layer="layout" svg:width="0.017cm" svg:height="0.364cm" svg:x="8.54cm" svg:y="27.842cm" svg:viewBox="0 0 18 365" draw:points="0,365 18,365 18,0 0,0">
          <text:p/>
        </draw:polygon>
        <draw:polygon draw:style-name="gr143" draw:text-style-name="P10" draw:layer="layout" svg:width="0.017cm" svg:height="0.364cm" svg:x="8.989cm" svg:y="27.842cm" svg:viewBox="0 0 18 365" draw:points="0,365 18,365 18,0 0,0">
          <text:p/>
        </draw:polygon>
        <draw:polygon draw:style-name="gr143" draw:text-style-name="P10" draw:layer="layout" svg:width="0.017cm" svg:height="0.614cm" svg:x="9.438cm" svg:y="27.08cm" svg:viewBox="0 0 18 615" draw:points="0,615 18,615 18,0 0,0">
          <text:p/>
        </draw:polygon>
        <draw:polygon draw:style-name="gr143" draw:text-style-name="P10" draw:layer="layout" svg:width="0.017cm" svg:height="0.614cm" svg:x="9.887cm" svg:y="27.08cm" svg:viewBox="0 0 18 615" draw:points="0,615 18,615 18,0 0,0">
          <text:p/>
        </draw:polygon>
        <draw:polygon draw:style-name="gr143" draw:text-style-name="P10" draw:layer="layout" svg:width="0.017cm" svg:height="0.614cm" svg:x="10.335cm" svg:y="27.08cm" svg:viewBox="0 0 18 615" draw:points="0,615 18,615 18,0 0,0">
          <text:p/>
        </draw:polygon>
        <draw:polygon draw:style-name="gr143" draw:text-style-name="P10" draw:layer="layout" svg:width="0.017cm" svg:height="0.614cm" svg:x="10.784cm" svg:y="27.08cm" svg:viewBox="0 0 18 615" draw:points="0,615 18,615 18,0 0,0">
          <text:p/>
        </draw:polygon>
        <draw:polygon draw:style-name="gr143" draw:text-style-name="P10" draw:layer="layout" svg:width="0.017cm" svg:height="0.614cm" svg:x="11.233cm" svg:y="27.08cm" svg:viewBox="0 0 18 615" draw:points="0,615 18,615 18,0 0,0">
          <text:p/>
        </draw:polygon>
        <draw:polygon draw:style-name="gr143" draw:text-style-name="P10" draw:layer="layout" svg:width="0.017cm" svg:height="0.614cm" svg:x="11.682cm" svg:y="27.08cm" svg:viewBox="0 0 18 615" draw:points="0,615 18,615 18,0 0,0">
          <text:p/>
        </draw:polygon>
        <draw:polygon draw:style-name="gr143" draw:text-style-name="P10" draw:layer="layout" svg:width="0.017cm" svg:height="0.614cm" svg:x="12.13cm" svg:y="27.08cm" svg:viewBox="0 0 18 615" draw:points="0,615 18,615 18,0 0,0">
          <text:p/>
        </draw:polygon>
        <draw:polygon draw:style-name="gr143" draw:text-style-name="P10" draw:layer="layout" svg:width="0.017cm" svg:height="0.614cm" svg:x="12.579cm" svg:y="27.08cm" svg:viewBox="0 0 18 615" draw:points="0,615 18,615 18,0 0,0">
          <text:p/>
        </draw:polygon>
        <draw:polygon draw:style-name="gr143" draw:text-style-name="P10" draw:layer="layout" svg:width="0.017cm" svg:height="0.614cm" svg:x="13.028cm" svg:y="27.08cm" svg:viewBox="0 0 18 615" draw:points="0,615 18,615 18,0 0,0">
          <text:p/>
        </draw:polygon>
        <draw:polygon draw:style-name="gr143" draw:text-style-name="P10" draw:layer="layout" svg:width="0.016cm" svg:height="0.614cm" svg:x="13.477cm" svg:y="27.08cm" svg:viewBox="0 0 17 615" draw:points="0,615 17,615 17,0 0,0">
          <text:p/>
        </draw:polygon>
        <draw:polygon draw:style-name="gr143" draw:text-style-name="P10" draw:layer="layout" svg:width="0.017cm" svg:height="0.614cm" svg:x="13.925cm" svg:y="27.08cm" svg:viewBox="0 0 18 615" draw:points="0,615 18,615 18,0 0,0">
          <text:p/>
        </draw:polygon>
        <draw:polygon draw:style-name="gr143" draw:text-style-name="P10" draw:layer="layout" svg:width="0.017cm" svg:height="0.614cm" svg:x="14.374cm" svg:y="27.08cm" svg:viewBox="0 0 18 615" draw:points="0,615 18,615 18,0 0,0">
          <text:p/>
        </draw:polygon>
        <draw:polygon draw:style-name="gr143" draw:text-style-name="P10" draw:layer="layout" svg:width="0.017cm" svg:height="0.614cm" svg:x="14.895cm" svg:y="27.08cm" svg:viewBox="0 0 18 615" draw:points="0,615 18,615 18,0 0,0">
          <text:p/>
        </draw:polygon>
        <draw:polygon draw:style-name="gr143" draw:text-style-name="P10" draw:layer="layout" svg:width="0.017cm" svg:height="0.614cm" svg:x="15.343cm" svg:y="27.08cm" svg:viewBox="0 0 18 615" draw:points="0,615 18,615 18,0 0,0">
          <text:p/>
        </draw:polygon>
        <draw:polygon draw:style-name="gr143" draw:text-style-name="P10" draw:layer="layout" svg:width="0.017cm" svg:height="0.614cm" svg:x="15.792cm" svg:y="27.08cm" svg:viewBox="0 0 18 615" draw:points="0,615 18,615 18,0 0,0">
          <text:p/>
        </draw:polygon>
        <draw:polygon draw:style-name="gr143" draw:text-style-name="P10" draw:layer="layout" svg:width="0.017cm" svg:height="0.402cm" svg:x="16.241cm" svg:y="24.464cm" svg:viewBox="0 0 18 403" draw:points="0,403 18,403 18,0 0,0">
          <text:p/>
        </draw:polygon>
        <draw:polygon draw:style-name="gr143" draw:text-style-name="P10" draw:layer="layout" svg:width="0.017cm" svg:height="0.419cm" svg:x="16.69cm" svg:y="24.447cm" svg:viewBox="0 0 18 420" draw:points="0,420 18,420 18,0 0,0">
          <text:p/>
        </draw:polygon>
        <draw:polygon draw:style-name="gr143" draw:text-style-name="P10" draw:layer="layout" svg:width="0.017cm" svg:height="0.402cm" svg:x="17.138cm" svg:y="24.464cm" svg:viewBox="0 0 18 403" draw:points="0,403 18,403 18,0 0,0">
          <text:p/>
        </draw:polygon>
        <draw:polygon draw:style-name="gr143" draw:text-style-name="P10" draw:layer="layout" svg:width="0.017cm" svg:height="0.402cm" svg:x="17.587cm" svg:y="24.464cm" svg:viewBox="0 0 18 403" draw:points="0,403 18,403 18,0 0,0">
          <text:p/>
        </draw:polygon>
        <draw:polygon draw:style-name="gr143" draw:text-style-name="P10" draw:layer="layout" svg:width="0.017cm" svg:height="0.419cm" svg:x="18.036cm" svg:y="24.447cm" svg:viewBox="0 0 18 420" draw:points="0,420 18,420 18,0 0,0">
          <text:p/>
        </draw:polygon>
        <draw:polygon draw:style-name="gr143" draw:text-style-name="P10" draw:layer="layout" svg:width="0.017cm" svg:height="0.402cm" svg:x="18.485cm" svg:y="24.464cm" svg:viewBox="0 0 18 403" draw:points="0,403 18,403 18,0 0,0">
          <text:p/>
        </draw:polygon>
        <draw:polygon draw:style-name="gr143" draw:text-style-name="P10" draw:layer="layout" svg:width="0.017cm" svg:height="0.402cm" svg:x="18.933cm" svg:y="24.464cm" svg:viewBox="0 0 18 403" draw:points="0,403 18,403 18,0 0,0">
          <text:p/>
        </draw:polygon>
        <draw:polygon draw:style-name="gr143" draw:text-style-name="P10" draw:layer="layout" svg:width="0.017cm" svg:height="0.402cm" svg:x="19.382cm" svg:y="24.464cm" svg:viewBox="0 0 18 403" draw:points="0,403 18,403 18,0 0,0">
          <text:p/>
        </draw:polygon>
        <draw:polygon draw:style-name="gr143" draw:text-style-name="P10" draw:layer="layout" svg:width="0.018cm" svg:height="0.779cm" svg:x="19.831cm" svg:y="25.078cm" svg:viewBox="0 0 19 780" draw:points="0,780 19,780 19,0 0,0">
          <text:p/>
        </draw:polygon>
        <draw:polygon draw:style-name="gr143" draw:text-style-name="P10" draw:layer="layout" svg:width="0.017cm" svg:height="0.364cm" svg:x="4.853cm" svg:y="27.842cm" svg:viewBox="0 0 18 365" draw:points="0,365 18,365 18,0 0,0">
          <text:p/>
        </draw:polygon>
        <draw:polygon draw:style-name="gr143" draw:text-style-name="P10" draw:layer="layout" svg:width="0.017cm" svg:height="0.419cm" svg:x="1.615cm" svg:y="24.447cm" svg:viewBox="0 0 18 420" draw:points="0,420 18,420 18,0 0,0">
          <text:p/>
        </draw:polygon>
        <draw:polygon draw:style-name="gr143" draw:text-style-name="P10" draw:layer="layout" svg:width="0.017cm" svg:height="0.402cm" svg:x="2.063cm" svg:y="24.464cm" svg:viewBox="0 0 18 403" draw:points="0,403 18,403 18,0 0,0">
          <text:p/>
        </draw:polygon>
        <draw:polygon draw:style-name="gr143" draw:text-style-name="P10" draw:layer="layout" svg:width="0.017cm" svg:height="0.796cm" svg:x="3.858cm" svg:y="25.061cm" svg:viewBox="0 0 18 797" draw:points="0,797 18,797 18,0 0,0">
          <text:p/>
        </draw:polygon>
        <draw:polygon draw:style-name="gr143" draw:text-style-name="P10" draw:layer="layout" svg:width="0.017cm" svg:height="0.381cm" svg:x="4.307cm" svg:y="27.825cm" svg:viewBox="0 0 18 382" draw:points="0,382 18,382 18,0 0,0">
          <text:p/>
        </draw:polygon>
        <draw:polygon draw:style-name="gr143" draw:text-style-name="P10" draw:layer="layout" svg:width="0.017cm" svg:height="0.402cm" svg:x="2.512cm" svg:y="24.464cm" svg:viewBox="0 0 18 403" draw:points="0,403 18,403 18,0 0,0">
          <text:p/>
        </draw:polygon>
        <draw:polygon draw:style-name="gr143" draw:text-style-name="P10" draw:layer="layout" svg:width="0.017cm" svg:height="0.419cm" svg:x="2.961cm" svg:y="24.447cm" svg:viewBox="0 0 18 420" draw:points="0,420 18,420 18,0 0,0">
          <text:p/>
        </draw:polygon>
        <draw:polygon draw:style-name="gr143" draw:text-style-name="P10" draw:layer="layout" svg:width="0.017cm" svg:height="0.402cm" svg:x="3.41cm" svg:y="24.464cm" svg:viewBox="0 0 18 403" draw:points="0,403 18,403 18,0 0,0">
          <text:p/>
        </draw:polygon>
        <draw:polygon draw:style-name="gr143" draw:text-style-name="P10" draw:layer="layout" svg:width="19.528cm" svg:height="0.017cm" svg:x="0.84cm" svg:y="3.691cm" svg:viewBox="0 0 19529 18" draw:points="0,18 19529,18 19529,0 0,0">
          <text:p/>
        </draw:polygon>
        <draw:polygon draw:style-name="gr143" draw:text-style-name="P10" draw:layer="layout" svg:width="19.528cm" svg:height="0.017cm" svg:x="0.79cm" svg:y="4.131cm" svg:viewBox="0 0 19529 18" draw:points="0,18 19529,18 19529,0 0,0">
          <text:p/>
        </draw:polygon>
        <draw:polygon draw:style-name="gr143" draw:text-style-name="P10" draw:layer="layout" svg:width="14.529cm" svg:height="0.017cm" svg:x="5.319cm" svg:y="4.292cm" svg:viewBox="0 0 14530 18" draw:points="0,18 14530,18 14530,0 0,0">
          <text:p/>
        </draw:polygon>
        <draw:polygon draw:style-name="gr143" draw:text-style-name="P10" draw:layer="layout" svg:width="14.529cm" svg:height="0.017cm" svg:x="5.319cm" svg:y="4.682cm" svg:viewBox="0 0 14530 18" draw:points="0,18 14530,18 14530,0 0,0">
          <text:p/>
        </draw:polygon>
        <draw:polygon draw:style-name="gr143" draw:text-style-name="P10" draw:layer="layout" svg:width="14.529cm" svg:height="0.017cm" svg:x="5.319cm" svg:y="5.084cm" svg:viewBox="0 0 14530 18" draw:points="0,18 14530,18 14530,0 0,0">
          <text:p/>
        </draw:polygon>
        <draw:polygon draw:style-name="gr143" draw:text-style-name="P10" draw:layer="layout" svg:width="13.632cm" svg:height="0.017cm" svg:x="6.216cm" svg:y="5.232cm" svg:viewBox="0 0 13633 18" draw:points="0,18 13633,18 13633,0 0,0">
          <text:p/>
        </draw:polygon>
        <draw:polygon draw:style-name="gr143" draw:text-style-name="P10" draw:layer="layout" svg:width="13.632cm" svg:height="0.017cm" svg:x="6.216cm" svg:y="5.558cm" svg:viewBox="0 0 13633 18" draw:points="0,18 13633,18 13633,0 0,0">
          <text:p/>
        </draw:polygon>
        <draw:polygon draw:style-name="gr143" draw:text-style-name="P10" draw:layer="layout" svg:width="13.64cm" svg:height="0.017cm" svg:x="6.208cm" svg:y="5.909cm" svg:viewBox="0 0 13641 18" draw:points="0,18 13641,18 13641,0 0,0">
          <text:p/>
        </draw:polygon>
        <draw:polygon draw:style-name="gr143" draw:text-style-name="P10" draw:layer="layout" svg:width="19.528cm" svg:height="0.017cm" svg:x="0.84cm" svg:y="6.019cm" svg:viewBox="0 0 19529 18" draw:points="0,18 19529,18 19529,0 0,0">
          <text:p/>
        </draw:polygon>
        <draw:polygon draw:style-name="gr143" draw:text-style-name="P10" draw:layer="layout" svg:width="0.449cm" svg:height="0.017cm" svg:x="17.604cm" svg:y="6.142cm" svg:viewBox="0 0 450 18" draw:points="0,18 450,18 450,0 0,0">
          <text:p/>
        </draw:polygon>
        <draw:polygon draw:style-name="gr143" draw:text-style-name="P10" draw:layer="layout" svg:width="0.449cm" svg:height="0.017cm" svg:x="17.604cm" svg:y="6.557cm" svg:viewBox="0 0 450 18" draw:points="0,18 450,18 450,0 0,0">
          <text:p/>
        </draw:polygon>
        <draw:polygon draw:style-name="gr143" draw:text-style-name="P10" draw:layer="layout" svg:width="1.795cm" svg:height="0.017cm" svg:x="17.604cm" svg:y="7.082cm" svg:viewBox="0 0 1796 18" draw:points="0,18 1796,18 1796,0 0,0">
          <text:p/>
        </draw:polygon>
        <draw:polygon draw:style-name="gr143" draw:text-style-name="P10" draw:layer="layout" svg:width="1.795cm" svg:height="0.017cm" svg:x="17.604cm" svg:y="7.471cm" svg:viewBox="0 0 1796 18" draw:points="0,18 1796,18 1796,0 0,0">
          <text:p/>
        </draw:polygon>
        <draw:polygon draw:style-name="gr143" draw:text-style-name="P10" draw:layer="layout" svg:width="19.528cm" svg:height="0.017cm" svg:x="0.84cm" svg:y="7.675cm" svg:viewBox="0 0 19529 18" draw:points="0,18 19529,18 19529,0 0,0">
          <text:p/>
        </draw:polygon>
        <draw:polygon draw:style-name="gr143" draw:text-style-name="P10" draw:layer="layout" svg:width="0.521cm" svg:height="0.017cm" svg:x="14.391cm" svg:y="7.823cm" svg:viewBox="0 0 522 18" draw:points="0,18 522,18 522,0 0,0">
          <text:p/>
        </draw:polygon>
        <draw:polygon draw:style-name="gr143" draw:text-style-name="P10" draw:layer="layout" svg:width="0.521cm" svg:height="0.016cm" svg:x="14.391cm" svg:y="8.2cm" svg:viewBox="0 0 522 17" draw:points="0,17 522,17 522,0 0,0">
          <text:p/>
        </draw:polygon>
        <draw:polygon draw:style-name="gr143" draw:text-style-name="P10" draw:layer="layout" svg:width="1.795cm" svg:height="0.017cm" svg:x="15.809cm" svg:y="8.614cm" svg:viewBox="0 0 1796 18" draw:points="0,18 1796,18 1796,0 0,0">
          <text:p/>
        </draw:polygon>
        <draw:polygon draw:style-name="gr143" draw:text-style-name="P10" draw:layer="layout" svg:width="1.795cm" svg:height="0.017cm" svg:x="15.809cm" svg:y="9.042cm" svg:viewBox="0 0 1796 18" draw:points="0,18 1796,18 1796,0 0,0">
          <text:p/>
        </draw:polygon>
        <draw:polygon draw:style-name="gr143" draw:text-style-name="P10" draw:layer="layout" svg:width="5.482cm" svg:height="0.017cm" svg:x="4.87cm" svg:y="9.131cm" svg:viewBox="0 0 5483 18" draw:points="0,18 5483,18 5483,0 0,0">
          <text:p/>
        </draw:polygon>
        <draw:polygon draw:style-name="gr143" draw:text-style-name="P10" draw:layer="layout" svg:width="0.449cm" svg:height="0.017cm" svg:x="17.604cm" svg:y="9.558cm" svg:viewBox="0 0 450 18" draw:points="0,18 450,18 450,0 0,0">
          <text:p/>
        </draw:polygon>
        <draw:polygon draw:style-name="gr143" draw:text-style-name="P10" draw:layer="layout" svg:width="0.449cm" svg:height="0.017cm" svg:x="17.604cm" svg:y="9.935cm" svg:viewBox="0 0 450 18" draw:points="0,18 450,18 450,0 0,0">
          <text:p/>
        </draw:polygon>
        <draw:polygon draw:style-name="gr143" draw:text-style-name="P10" draw:layer="layout" svg:width="5.482cm" svg:height="0.017cm" svg:x="4.87cm" svg:y="10.414cm" svg:viewBox="0 0 5483 18" draw:points="0,18 5483,18 5483,0 0,0">
          <text:p/>
        </draw:polygon>
        <draw:polygon draw:style-name="gr143" draw:text-style-name="P10" draw:layer="layout" svg:width="0.448cm" svg:height="0.017cm" svg:x="8.109cm" svg:y="10.752cm" svg:viewBox="0 0 449 18" draw:points="0,18 449,18 449,0 0,0">
          <text:p/>
        </draw:polygon>
        <draw:polygon draw:style-name="gr143" draw:text-style-name="P10" draw:layer="layout" svg:width="0.448cm" svg:height="0.017cm" svg:x="8.109cm" svg:y="11.142cm" svg:viewBox="0 0 449 18" draw:points="0,18 449,18 449,0 0,0">
          <text:p/>
        </draw:polygon>
        <draw:polygon draw:style-name="gr143" draw:text-style-name="P10" draw:layer="layout" svg:width="19.528cm" svg:height="0.017cm" svg:x="0.84cm" svg:y="11.243cm" svg:viewBox="0 0 19529 18" draw:points="0,18 19529,18 19529,0 0,0">
          <text:p/>
        </draw:polygon>
        <draw:polygon draw:style-name="gr143" draw:text-style-name="P10" draw:layer="layout" svg:width="5.457cm" svg:height="0.017cm" svg:x="9.455cm" svg:y="11.366cm" svg:viewBox="0 0 5458 18" draw:points="0,18 5458,18 5458,0 0,0">
          <text:p/>
        </draw:polygon>
        <draw:polygon draw:style-name="gr143" draw:text-style-name="P10" draw:layer="layout" svg:width="5.457cm" svg:height="0.017cm" svg:x="9.455cm" svg:y="11.806cm" svg:viewBox="0 0 5458 18" draw:points="0,18 5458,18 5458,0 0,0">
          <text:p/>
        </draw:polygon>
        <draw:polygon draw:style-name="gr143" draw:text-style-name="P10" draw:layer="layout" svg:width="7.375cm" svg:height="0.017cm" svg:x="3.875cm" svg:y="12.196cm" svg:viewBox="0 0 7376 18" draw:points="0,18 7376,18 7376,0 0,0">
          <text:p/>
        </draw:polygon>
        <draw:polygon draw:style-name="gr143" draw:text-style-name="P10" draw:layer="layout" svg:width="7.701cm" svg:height="0.017cm" svg:x="12.147cm" svg:y="12.598cm" svg:viewBox="0 0 7702 18" draw:points="0,18 7702,18 7702,0 0,0">
          <text:p/>
        </draw:polygon>
        <draw:polygon draw:style-name="gr143" draw:text-style-name="P10" draw:layer="layout" svg:width="7.701cm" svg:height="0.017cm" svg:x="12.147cm" svg:y="12.949cm" svg:viewBox="0 0 7702 18" draw:points="0,18 7702,18 7702,0 0,0">
          <text:p/>
        </draw:polygon>
        <draw:polygon draw:style-name="gr143" draw:text-style-name="P10" draw:layer="layout" svg:width="7.701cm" svg:height="0.017cm" svg:x="12.147cm" svg:y="13.288cm" svg:viewBox="0 0 7702 18" draw:points="0,18 7702,18 7702,0 0,0">
          <text:p/>
        </draw:polygon>
        <draw:polygon draw:style-name="gr143" draw:text-style-name="P10" draw:layer="layout" svg:width="19.528cm" svg:height="0.017cm" svg:x="0.84cm" svg:y="13.39cm" svg:viewBox="0 0 19529 18" draw:points="0,18 19529,18 19529,0 0,0">
          <text:p/>
        </draw:polygon>
        <draw:polygon draw:style-name="gr143" draw:text-style-name="P10" draw:layer="layout" svg:width="19.528cm" svg:height="0.017cm" svg:x="0.84cm" svg:y="13.855cm" svg:viewBox="0 0 19529 18" draw:points="0,18 19529,18 19529,0 0,0">
          <text:p/>
        </draw:polygon>
        <draw:polygon draw:style-name="gr143" draw:text-style-name="P10" draw:layer="layout" svg:width="0.521cm" svg:height="0.017cm" svg:x="14.391cm" svg:y="13.978cm" svg:viewBox="0 0 522 18" draw:points="0,18 522,18 522,0 0,0">
          <text:p/>
        </draw:polygon>
        <draw:polygon draw:style-name="gr143" draw:text-style-name="P10" draw:layer="layout" svg:width="0.521cm" svg:height="0.017cm" svg:x="14.391cm" svg:y="14.329cm" svg:viewBox="0 0 522 18" draw:points="0,18 522,18 522,0 0,0">
          <text:p/>
        </draw:polygon>
        <draw:polygon draw:style-name="gr143" draw:text-style-name="P10" draw:layer="layout" svg:width="0.521cm" svg:height="0.017cm" svg:x="14.391cm" svg:y="14.452cm" svg:viewBox="0 0 522 18" draw:points="0,18 522,18 522,0 0,0">
          <text:p/>
        </draw:polygon>
        <draw:polygon draw:style-name="gr143" draw:text-style-name="P10" draw:layer="layout" svg:width="0.521cm" svg:height="0.016cm" svg:x="14.391cm" svg:y="14.677cm" svg:viewBox="0 0 522 17" draw:points="0,17 522,17 522,0 0,0">
          <text:p/>
        </draw:polygon>
        <draw:polygon draw:style-name="gr143" draw:text-style-name="P10" draw:layer="layout" svg:width="0.521cm" svg:height="0.017cm" svg:x="14.391cm" svg:y="14.825cm" svg:viewBox="0 0 522 18" draw:points="0,18 522,18 522,0 0,0">
          <text:p/>
        </draw:polygon>
        <draw:polygon draw:style-name="gr143" draw:text-style-name="P10" draw:layer="layout" svg:width="0.521cm" svg:height="0.017cm" svg:x="14.391cm" svg:y="15.125cm" svg:viewBox="0 0 522 18" draw:points="0,18 522,18 522,0 0,0">
          <text:p/>
        </draw:polygon>
        <draw:polygon draw:style-name="gr143" draw:text-style-name="P10" draw:layer="layout" svg:width="0.521cm" svg:height="0.017cm" svg:x="14.391cm" svg:y="15.248cm" svg:viewBox="0 0 522 18" draw:points="0,18 522,18 522,0 0,0">
          <text:p/>
        </draw:polygon>
        <draw:polygon draw:style-name="gr143" draw:text-style-name="P10" draw:layer="layout" svg:width="0.521cm" svg:height="0.017cm" svg:x="14.391cm" svg:y="15.549cm" svg:viewBox="0 0 522 18" draw:points="0,18 522,18 522,0 0,0">
          <text:p/>
        </draw:polygon>
        <draw:polygon draw:style-name="gr143" draw:text-style-name="P10" draw:layer="layout" svg:width="0.521cm" svg:height="0.017cm" svg:x="14.391cm" svg:y="15.65cm" svg:viewBox="0 0 522 18" draw:points="0,18 522,18 522,0 0,0">
          <text:p/>
        </draw:polygon>
        <draw:polygon draw:style-name="gr143" draw:text-style-name="P10" draw:layer="layout" svg:width="0.521cm" svg:height="0.017cm" svg:x="14.391cm" svg:y="15.951cm" svg:viewBox="0 0 522 18" draw:points="0,18 522,18 522,0 0,0">
          <text:p/>
        </draw:polygon>
        <draw:polygon draw:style-name="gr143" draw:text-style-name="P10" draw:layer="layout" svg:width="0.521cm" svg:height="0.017cm" svg:x="14.391cm" svg:y="16.052cm" svg:viewBox="0 0 522 18" draw:points="0,18 522,18 522,0 0,0">
          <text:p/>
        </draw:polygon>
        <draw:polygon draw:style-name="gr143" draw:text-style-name="P10" draw:layer="layout" svg:width="0.521cm" svg:height="0.017cm" svg:x="14.391cm" svg:y="16.353cm" svg:viewBox="0 0 522 18" draw:points="0,18 522,18 522,0 0,0">
          <text:p/>
        </draw:polygon>
        <draw:polygon draw:style-name="gr143" draw:text-style-name="P10" draw:layer="layout" svg:width="0.521cm" svg:height="0.017cm" svg:x="14.391cm" svg:y="16.463cm" svg:viewBox="0 0 522 18" draw:points="0,18 522,18 522,0 0,0">
          <text:p/>
        </draw:polygon>
        <draw:polygon draw:style-name="gr143" draw:text-style-name="P10" draw:layer="layout" svg:width="0.521cm" svg:height="0.017cm" svg:x="14.391cm" svg:y="16.764cm" svg:viewBox="0 0 522 18" draw:points="0,18 522,18 522,0 0,0">
          <text:p/>
        </draw:polygon>
        <draw:polygon draw:style-name="gr143" draw:text-style-name="P10" draw:layer="layout" svg:width="0.521cm" svg:height="0.017cm" svg:x="14.391cm" svg:y="16.886cm" svg:viewBox="0 0 522 18" draw:points="0,18 522,18 522,0 0,0">
          <text:p/>
        </draw:polygon>
        <draw:polygon draw:style-name="gr143" draw:text-style-name="P10" draw:layer="layout" svg:width="0.521cm" svg:height="0.017cm" svg:x="14.391cm" svg:y="17.187cm" svg:viewBox="0 0 522 18" draw:points="0,18 522,18 522,0 0,0">
          <text:p/>
        </draw:polygon>
        <draw:polygon draw:style-name="gr143" draw:text-style-name="P10" draw:layer="layout" svg:width="0.521cm" svg:height="0.017cm" svg:x="14.391cm" svg:y="17.297cm" svg:viewBox="0 0 522 18" draw:points="0,18 522,18 522,0 0,0">
          <text:p/>
        </draw:polygon>
        <draw:polygon draw:style-name="gr143" draw:text-style-name="P10" draw:layer="layout" svg:width="0.521cm" svg:height="0.016cm" svg:x="14.391cm" svg:y="17.598cm" svg:viewBox="0 0 522 17" draw:points="0,17 522,17 522,0 0,0">
          <text:p/>
        </draw:polygon>
        <draw:polygon draw:style-name="gr143" draw:text-style-name="P10" draw:layer="layout" svg:width="0.521cm" svg:height="0.017cm" svg:x="14.391cm" svg:y="17.72cm" svg:viewBox="0 0 522 18" draw:points="0,18 522,18 522,0 0,0">
          <text:p/>
        </draw:polygon>
        <draw:polygon draw:style-name="gr143" draw:text-style-name="P10" draw:layer="layout" svg:width="0.521cm" svg:height="0.017cm" svg:x="14.391cm" svg:y="18.021cm" svg:viewBox="0 0 522 18" draw:points="0,18 522,18 522,0 0,0">
          <text:p/>
        </draw:polygon>
        <draw:polygon draw:style-name="gr143" draw:text-style-name="P10" draw:layer="layout" svg:width="0.521cm" svg:height="0.017cm" svg:x="14.391cm" svg:y="18.131cm" svg:viewBox="0 0 522 18" draw:points="0,18 522,18 522,0 0,0">
          <text:p/>
        </draw:polygon>
        <draw:polygon draw:style-name="gr143" draw:text-style-name="P10" draw:layer="layout" svg:width="0.521cm" svg:height="0.017cm" svg:x="14.391cm" svg:y="18.431cm" svg:viewBox="0 0 522 18" draw:points="0,18 522,18 522,0 0,0">
          <text:p/>
        </draw:polygon>
        <draw:polygon draw:style-name="gr143" draw:text-style-name="P10" draw:layer="layout" svg:width="0.521cm" svg:height="0.017cm" svg:x="14.391cm" svg:y="18.542cm" svg:viewBox="0 0 522 18" draw:points="0,18 522,18 522,0 0,0">
          <text:p/>
        </draw:polygon>
        <draw:polygon draw:style-name="gr143" draw:text-style-name="P10" draw:layer="layout" svg:width="0.521cm" svg:height="0.017cm" svg:x="14.391cm" svg:y="18.842cm" svg:viewBox="0 0 522 18" draw:points="0,18 522,18 522,0 0,0">
          <text:p/>
        </draw:polygon>
        <draw:polygon draw:style-name="gr143" draw:text-style-name="P10" draw:layer="layout" svg:width="0.521cm" svg:height="0.017cm" svg:x="14.391cm" svg:y="18.952cm" svg:viewBox="0 0 522 18" draw:points="0,18 522,18 522,0 0,0">
          <text:p/>
        </draw:polygon>
        <draw:polygon draw:style-name="gr143" draw:text-style-name="P10" draw:layer="layout" svg:width="0.521cm" svg:height="0.017cm" svg:x="14.391cm" svg:y="19.253cm" svg:viewBox="0 0 522 18" draw:points="0,18 522,18 522,0 0,0">
          <text:p/>
        </draw:polygon>
        <draw:polygon draw:style-name="gr143" draw:text-style-name="P10" draw:layer="layout" svg:width="0.521cm" svg:height="0.017cm" svg:x="14.391cm" svg:y="19.363cm" svg:viewBox="0 0 522 18" draw:points="0,18 522,18 522,0 0,0">
          <text:p/>
        </draw:polygon>
        <draw:polygon draw:style-name="gr143" draw:text-style-name="P10" draw:layer="layout" svg:width="0.521cm" svg:height="0.017cm" svg:x="14.391cm" svg:y="19.663cm" svg:viewBox="0 0 522 18" draw:points="0,18 522,18 522,0 0,0">
          <text:p/>
        </draw:polygon>
        <draw:polygon draw:style-name="gr143" draw:text-style-name="P10" draw:layer="layout" svg:width="0.521cm" svg:height="0.017cm" svg:x="14.391cm" svg:y="19.773cm" svg:viewBox="0 0 522 18" draw:points="0,18 522,18 522,0 0,0">
          <text:p/>
        </draw:polygon>
        <draw:polygon draw:style-name="gr143" draw:text-style-name="P10" draw:layer="layout" svg:width="0.521cm" svg:height="0.018cm" svg:x="14.391cm" svg:y="20.087cm" svg:viewBox="0 0 522 19" draw:points="0,19 522,19 522,0 0,0">
          <text:p/>
        </draw:polygon>
        <draw:polygon draw:style-name="gr143" draw:text-style-name="P10" draw:layer="layout" svg:width="19.528cm" svg:height="0.017cm" svg:x="0.84cm" svg:y="20.26cm" svg:viewBox="0 0 19529 18" draw:points="0,18 19529,18 19529,0 0,0">
          <text:p/>
        </draw:polygon>
        <draw:polygon draw:style-name="gr143" draw:text-style-name="P10" draw:layer="layout" svg:width="19.528cm" svg:height="0.017cm" svg:x="0.84cm" svg:y="21.001cm" svg:viewBox="0 0 19529 18" draw:points="0,18 19529,18 19529,0 0,0">
          <text:p/>
        </draw:polygon>
        <draw:polygon draw:style-name="gr143" draw:text-style-name="P10" draw:layer="layout" svg:width="1.795cm" svg:height="0.017cm" svg:x="18.053cm" svg:y="21.513cm" svg:viewBox="0 0 1796 18" draw:points="0,18 1796,18 1796,0 0,0">
          <text:p/>
        </draw:polygon>
        <draw:polygon draw:style-name="gr143" draw:text-style-name="P10" draw:layer="layout" svg:width="1.795cm" svg:height="0.017cm" svg:x="18.053cm" svg:y="21.877cm" svg:viewBox="0 0 1796 18" draw:points="0,18 1796,18 1796,0 0,0">
          <text:p/>
        </draw:polygon>
        <draw:polygon draw:style-name="gr143" draw:text-style-name="P10" draw:layer="layout" svg:width="1.795cm" svg:height="0.017cm" svg:x="12.147cm" svg:y="22cm" svg:viewBox="0 0 1796 18" draw:points="0,18 1796,18 1796,0 0,0">
          <text:p/>
        </draw:polygon>
        <draw:polygon draw:style-name="gr143" draw:text-style-name="P10" draw:layer="layout" svg:width="1.795cm" svg:height="0.017cm" svg:x="12.147cm" svg:y="22.428cm" svg:viewBox="0 0 1796 18" draw:points="0,18 1796,18 1796,0 0,0">
          <text:p/>
        </draw:polygon>
        <draw:polygon draw:style-name="gr143" draw:text-style-name="P10" draw:layer="layout" svg:width="19.528cm" svg:height="0.016cm" svg:x="0.84cm" svg:y="22.551cm" svg:viewBox="0 0 19529 17" draw:points="0,17 19529,17 19529,0 0,0">
          <text:p/>
        </draw:polygon>
        <draw:polygon draw:style-name="gr143" draw:text-style-name="P10" draw:layer="layout" svg:width="0.449cm" svg:height="0.017cm" svg:x="15.36cm" svg:y="23.173cm" svg:viewBox="0 0 450 18" draw:points="0,18 450,18 450,0 0,0">
          <text:p/>
        </draw:polygon>
        <draw:polygon draw:style-name="gr143" draw:text-style-name="P10" draw:layer="layout" svg:width="0.449cm" svg:height="0.017cm" svg:x="15.36cm" svg:y="23.486cm" svg:viewBox="0 0 450 18" draw:points="0,18 450,18 450,0 0,0">
          <text:p/>
        </draw:polygon>
        <draw:polygon draw:style-name="gr143" draw:text-style-name="P10" draw:layer="layout" svg:width="0.449cm" svg:height="0.017cm" svg:x="15.36cm" svg:y="23.596cm" svg:viewBox="0 0 450 18" draw:points="0,18 450,18 450,0 0,0">
          <text:p/>
        </draw:polygon>
        <draw:polygon draw:style-name="gr143" draw:text-style-name="P10" draw:layer="layout" svg:width="0.449cm" svg:height="0.017cm" svg:x="15.36cm" svg:y="23.935cm" svg:viewBox="0 0 450 18" draw:points="0,18 450,18 450,0 0,0">
          <text:p/>
        </draw:polygon>
        <draw:polygon draw:style-name="gr143" draw:text-style-name="P10" draw:layer="layout" svg:width="0.448cm" svg:height="0.017cm" svg:x="8.109cm" svg:y="24.083cm" svg:viewBox="0 0 449 18" draw:points="0,18 449,18 449,0 0,0">
          <text:p/>
        </draw:polygon>
        <draw:polygon draw:style-name="gr143" draw:text-style-name="P10" draw:layer="layout" svg:width="1.795cm" svg:height="0.017cm" svg:x="18.053cm" svg:y="24.447cm" svg:viewBox="0 0 1796 18" draw:points="0,18 1796,18 1796,0 0,0">
          <text:p/>
        </draw:polygon>
        <draw:polygon draw:style-name="gr143" draw:text-style-name="P10" draw:layer="layout" svg:width="1.795cm" svg:height="0.017cm" svg:x="18.053cm" svg:y="24.849cm" svg:viewBox="0 0 1796 18" draw:points="0,18 1796,18 1796,0 0,0">
          <text:p/>
        </draw:polygon>
        <draw:polygon draw:style-name="gr143" draw:text-style-name="P10" draw:layer="layout" svg:width="19.528cm" svg:height="0.017cm" svg:x="0.84cm" svg:y="24.972cm" svg:viewBox="0 0 19529 18" draw:points="0,18 19529,18 19529,0 0,0">
          <text:p/>
        </draw:polygon>
        <draw:polygon draw:style-name="gr143" draw:text-style-name="P10" draw:layer="layout" svg:width="4.039cm" svg:height="0.017cm" svg:x="15.809cm" svg:y="25.061cm" svg:viewBox="0 0 4040 18" draw:points="0,18 4040,18 4040,0 0,0">
          <text:p/>
        </draw:polygon>
        <draw:polygon draw:style-name="gr143" draw:text-style-name="P10" draw:layer="layout" svg:width="4.039cm" svg:height="0.017cm" svg:x="15.809cm" svg:y="25.84cm" svg:viewBox="0 0 4040 18" draw:points="0,18 4040,18 4040,0 0,0">
          <text:p/>
        </draw:polygon>
        <draw:polygon draw:style-name="gr143" draw:text-style-name="P10" draw:layer="layout" svg:width="19.528cm" svg:height="0.017cm" svg:x="0.84cm" svg:y="25.963cm" svg:viewBox="0 0 19529 18" draw:points="0,18 19529,18 19529,0 0,0">
          <text:p/>
        </draw:polygon>
        <draw:polygon draw:style-name="gr143" draw:text-style-name="P10" draw:layer="layout" svg:width="19.528cm" svg:height="0.017cm" svg:x="0.84cm" svg:y="26.428cm" svg:viewBox="0 0 19529 18" draw:points="0,18 19529,18 19529,0 0,0">
          <text:p/>
        </draw:polygon>
        <draw:polygon draw:style-name="gr143" draw:text-style-name="P10" draw:layer="layout" svg:width="10.49cm" svg:height="0.017cm" svg:x="5.319cm" svg:y="26.576cm" svg:viewBox="0 0 10491 18" draw:points="0,18 10491,18 10491,0 0,0">
          <text:p/>
        </draw:polygon>
        <draw:polygon draw:style-name="gr143" draw:text-style-name="P10" draw:layer="layout" svg:width="10.49cm" svg:height="0.017cm" svg:x="5.319cm" svg:y="26.915cm" svg:viewBox="0 0 10491 18" draw:points="0,18 10491,18 10491,0 0,0">
          <text:p/>
        </draw:polygon>
        <draw:polygon draw:style-name="gr143" draw:text-style-name="P10" draw:layer="layout" svg:width="10.041cm" svg:height="0.018cm" svg:x="5.768cm" svg:y="27.063cm" svg:viewBox="0 0 10042 19" draw:points="0,19 10042,19 10042,0 0,0">
          <text:p/>
        </draw:polygon>
        <draw:polygon draw:style-name="gr143" draw:text-style-name="P10" draw:layer="layout" svg:width="10.041cm" svg:height="0.017cm" svg:x="5.768cm" svg:y="27.402cm" svg:viewBox="0 0 10042 18" draw:points="0,18 10042,18 10042,0 0,0">
          <text:p/>
        </draw:polygon>
        <draw:polygon draw:style-name="gr143" draw:text-style-name="P10" draw:layer="layout" svg:width="10.041cm" svg:height="0.017cm" svg:x="5.768cm" svg:y="27.677cm" svg:viewBox="0 0 10042 18" draw:points="0,18 10042,18 10042,0 0,0">
          <text:p/>
        </draw:polygon>
        <draw:polygon draw:style-name="gr143" draw:text-style-name="P10" draw:layer="layout" svg:width="1.892cm" svg:height="0.017cm" svg:x="7.114cm" svg:y="27.825cm" svg:viewBox="0 0 1893 18" draw:points="0,18 1893,18 1893,0 0,0">
          <text:p/>
        </draw:polygon>
        <draw:polygon draw:style-name="gr143" draw:text-style-name="P10" draw:layer="layout" svg:width="1.892cm" svg:height="0.017cm" svg:x="7.114cm" svg:y="28.189cm" svg:viewBox="0 0 1893 18" draw:points="0,18 1893,18 1893,0 0,0">
          <text:p/>
        </draw:polygon>
        <draw:polygon draw:style-name="gr143" draw:text-style-name="P10" draw:layer="layout" svg:width="19.528cm" svg:height="0.016cm" svg:x="0.84cm" svg:y="29.028cm" svg:viewBox="0 0 19529 17" draw:points="0,17 19529,17 19529,0 0,0">
          <text:p/>
        </draw:polygon>
        <draw:frame draw:style-name="gr144" draw:text-style-name="P3" draw:layer="layout" svg:width="3.389cm" svg:height="0.243cm" svg:x="16.449cm" svg:y="27.963cm">
          <draw:text-box>
            <text:p text:style-name="P2"><text:span text:style-name="T1">…………………………………………</text:span><text:span text:style-name="T1">.</text:span></text:p>
          </draw:text-box>
        </draw:frame>
      </draw:page>
      <draw:page draw:name="page2" draw:style-name="dp1" draw:master-page-name="master-page50">
        <draw:polygon draw:style-name="gr1" draw:text-style-name="P1" draw:layer="layout" svg:width="19.135cm" svg:height="0.436cm" svg:x="1.191cm" svg:y="3.547cm" svg:viewBox="0 0 19136 437" draw:points="0,437 19136,437 19136,0 0,0">
          <text:p/>
        </draw:polygon>
        <draw:polygon draw:style-name="gr1" draw:text-style-name="P1" draw:layer="layout" svg:width="19.135cm" svg:height="0.462cm" svg:x="1.191cm" svg:y="13.038cm" svg:viewBox="0 0 19136 463" draw:points="0,463 19136,463 19136,0 0,0">
          <text:p/>
        </draw:polygon>
        <draw:polygon draw:style-name="gr1" draw:text-style-name="P1" draw:layer="layout" svg:width="19.135cm" svg:height="0.729cm" svg:x="1.191cm" svg:y="19.773cm" svg:viewBox="0 0 19136 730" draw:points="0,730 19136,730 19136,0 0,0">
          <text:p/>
        </draw:polygon>
        <draw:polygon draw:style-name="gr1" draw:text-style-name="P1" draw:layer="layout" svg:width="19.135cm" svg:height="0.462cm" svg:x="1.191cm" svg:y="25.429cm" svg:viewBox="0 0 19136 463" draw:points="0,463 19136,463 19136,0 0,0">
          <text:p/>
        </draw:polygon>
        <draw:frame draw:style-name="gr145" draw:text-style-name="P11" draw:layer="layout" svg:width="2.855cm" svg:height="0.239cm" svg:x="17.219cm" svg:y="2.114cm">
          <draw:text-box>
            <text:p text:style-name="P2"><text:span text:style-name="T11">Notification Form: Rev/2010</text:span></text:p>
          </draw:text-box>
        </draw:frame>
        <draw:frame draw:style-name="gr146" draw:text-style-name="P11" draw:layer="layout" svg:width="0.98cm" svg:height="0.239cm" svg:x="17.219cm" svg:y="2.36cm">
          <draw:text-box>
            <text:p text:style-name="P2"><text:span text:style-name="T11">Serial No:</text:span></text:p>
          </draw:text-box>
        </draw:frame>
        <draw:frame draw:style-name="gr147" draw:text-style-name="P12" draw:layer="layout" svg:width="3.854cm" svg:height="0.276cm" svg:x="1.226cm" svg:y="4.2cm">
          <draw:text-box>
            <text:p text:style-name="P2"><text:span text:style-name="T12">1. <text:s/>Full Name (CAPITAL LETTER):</text:span></text:p>
          </draw:text-box>
        </draw:frame>
        <draw:frame draw:style-name="gr148" draw:text-style-name="P12" draw:layer="layout" svg:width="4.858cm" svg:height="0.276cm" svg:x="1.598cm" svg:y="5.089cm">
          <draw:text-box>
            <text:p text:style-name="P2"><text:span text:style-name="T12">Accompany by(Mother/Father/Guardian):</text:span></text:p>
          </draw:text-box>
        </draw:frame>
        <draw:frame draw:style-name="gr149" draw:text-style-name="P13" draw:layer="layout" svg:width="4.413cm" svg:height="0.293cm" svg:x="1.672cm" svg:y="5.419cm">
          <draw:text-box>
            <text:p text:style-name="P2"><text:span text:style-name="T13">(If under age/without Identity Card)</text:span></text:p>
          </draw:text-box>
        </draw:frame>
        <draw:frame draw:style-name="gr150" draw:text-style-name="P12" draw:layer="layout" svg:width="5.742cm" svg:height="0.276cm" svg:x="1.226cm" svg:y="6.028cm">
          <draw:text-box>
            <text:p text:style-name="P2"><text:span text:style-name="T12">2. <text:s/>Identity Card Number / Travelling Document:</text:span></text:p>
          </draw:text-box>
        </draw:frame>
        <draw:frame draw:style-name="gr151" draw:text-style-name="P12" draw:layer="layout" svg:width="0.451cm" svg:height="0.276cm" svg:x="16.343cm" svg:y="6.028cm">
          <draw:text-box>
            <text:p text:style-name="P2"><text:span text:style-name="T12">Self</text:span></text:p>
          </draw:text-box>
        </draw:frame>
        <draw:frame draw:style-name="gr152" draw:text-style-name="P12" draw:layer="layout" svg:width="1.755cm" svg:height="0.276cm" svg:x="18.104cm" svg:y="6.028cm">
          <draw:text-box>
            <text:p text:style-name="P2"><text:span text:style-name="T12">Accompany by</text:span></text:p>
          </draw:text-box>
        </draw:frame>
        <draw:frame draw:style-name="gr153" draw:text-style-name="P13" draw:layer="layout" svg:width="2.098cm" svg:height="0.293cm" svg:x="4.275cm" svg:y="6.384cm">
          <draw:text-box>
            <text:p text:style-name="P2"><text:span text:style-name="T13">(For Non Citizen)</text:span></text:p>
          </draw:text-box>
        </draw:frame>
        <draw:frame draw:style-name="gr154" draw:text-style-name="P12" draw:layer="layout" svg:width="2.487cm" svg:height="0.276cm" svg:x="9.231cm" svg:y="6.934cm">
          <draw:text-box>
            <text:p text:style-name="P2"><text:span text:style-name="T12">Ward:_______________</text:span></text:p>
          </draw:text-box>
        </draw:frame>
        <draw:frame draw:style-name="gr155" draw:text-style-name="P12" draw:layer="layout" svg:width="2.246cm" svg:height="0.276cm" svg:x="12.753cm" svg:y="6.934cm">
          <draw:text-box>
            <text:p text:style-name="P2"><text:span text:style-name="T12">Date of Admission:</text:span></text:p>
          </draw:text-box>
        </draw:frame>
        <draw:frame draw:style-name="gr156" draw:text-style-name="P11" draw:layer="layout" svg:width="0.202cm" svg:height="0.225cm" svg:x="16.059cm" svg:y="6.954cm">
          <draw:text-box>
            <text:p text:style-name="P2"><text:span text:style-name="T14">/</text:span></text:p>
          </draw:text-box>
        </draw:frame>
        <draw:frame draw:style-name="gr156" draw:text-style-name="P11" draw:layer="layout" svg:width="0.202cm" svg:height="0.225cm" svg:x="17.38cm" svg:y="6.954cm">
          <draw:text-box>
            <text:p text:style-name="P2"><text:span text:style-name="T14">/</text:span></text:p>
          </draw:text-box>
        </draw:frame>
        <draw:frame draw:style-name="gr157" draw:text-style-name="P12" draw:layer="layout" svg:width="1.763cm" svg:height="0.276cm" svg:x="1.226cm" svg:y="7.654cm">
          <draw:text-box>
            <text:p text:style-name="P2"><text:span text:style-name="T12">3. <text:s/>Citizenship:</text:span></text:p>
          </draw:text-box>
        </draw:frame>
        <draw:frame draw:style-name="gr158" draw:text-style-name="P12" draw:layer="layout" svg:width="1.255cm" svg:height="0.276cm" svg:x="11.432cm" svg:y="7.654cm">
          <draw:text-box>
            <text:p text:style-name="P2"><text:span text:style-name="T12">4. Gender:</text:span></text:p>
          </draw:text-box>
        </draw:frame>
        <draw:frame draw:style-name="gr159" draw:text-style-name="P12" draw:layer="layout" svg:width="0.561cm" svg:height="0.276cm" svg:x="13.194cm" svg:y="7.654cm">
          <draw:text-box>
            <text:p text:style-name="P2"><text:span text:style-name="T12">Male</text:span></text:p>
          </draw:text-box>
        </draw:frame>
        <draw:frame draw:style-name="gr160" draw:text-style-name="P12" draw:layer="layout" svg:width="0.87cm" svg:height="0.276cm" svg:x="15.022cm" svg:y="7.654cm">
          <draw:text-box>
            <text:p text:style-name="P2"><text:span text:style-name="T12">Female</text:span></text:p>
          </draw:text-box>
        </draw:frame>
        <draw:frame draw:style-name="gr161" draw:text-style-name="P12" draw:layer="layout" svg:width="0.811cm" svg:height="0.276cm" svg:x="2cm" svg:y="8.044cm">
          <draw:text-box>
            <text:p text:style-name="P2"><text:span text:style-name="T12">Citizen</text:span></text:p>
          </draw:text-box>
        </draw:frame>
        <draw:frame draw:style-name="gr162" draw:text-style-name="P12" draw:layer="layout" svg:width="0.413cm" svg:height="0.276cm" svg:x="2.441cm" svg:y="8.454cm">
          <draw:text-box>
            <text:p text:style-name="P2"><text:span text:style-name="T12">Yes</text:span></text:p>
          </draw:text-box>
        </draw:frame>
        <draw:frame draw:style-name="gr163" draw:text-style-name="P12" draw:layer="layout" svg:width="1.484cm" svg:height="0.276cm" svg:x="3.321cm" svg:y="8.454cm">
          <draw:text-box>
            <text:p text:style-name="P2"><text:span text:style-name="T12">Race/Ethnic:</text:span></text:p>
          </draw:text-box>
        </draw:frame>
        <draw:frame draw:style-name="gr164" draw:text-style-name="P12" draw:layer="layout" svg:width="1.89cm" svg:height="0.276cm" svg:x="11.432cm" svg:y="8.454cm">
          <draw:text-box>
            <text:p text:style-name="P2"><text:span text:style-name="T12">5. Date of birth:</text:span></text:p>
          </draw:text-box>
        </draw:frame>
        <draw:frame draw:style-name="gr165" draw:text-style-name="P11" draw:layer="layout" svg:width="0.202cm" svg:height="0.239cm" svg:x="14.696cm" svg:y="8.473cm">
          <draw:text-box>
            <text:p text:style-name="P2"><text:span text:style-name="T11">/</text:span></text:p>
          </draw:text-box>
        </draw:frame>
        <draw:frame draw:style-name="gr165" draw:text-style-name="P11" draw:layer="layout" svg:width="0.202cm" svg:height="0.239cm" svg:x="16.051cm" svg:y="8.473cm">
          <draw:text-box>
            <text:p text:style-name="P2"><text:span text:style-name="T11">/</text:span></text:p>
          </draw:text-box>
        </draw:frame>
        <draw:frame draw:style-name="gr166" draw:text-style-name="P12" draw:layer="layout" svg:width="1.348cm" svg:height="0.276cm" svg:x="3.321cm" svg:y="8.958cm">
          <draw:text-box>
            <text:p text:style-name="P2"><text:span text:style-name="T12">Sub Ethnic:</text:span></text:p>
          </draw:text-box>
        </draw:frame>
        <draw:frame draw:style-name="gr167" draw:text-style-name="P13" draw:layer="layout" svg:width="5.277cm" svg:height="0.293cm" svg:x="3.395cm" svg:y="9.352cm">
          <draw:text-box>
            <text:p text:style-name="P2"><text:span text:style-name="T13">(For Aborigines, Native of Sabah/Sarawak)</text:span></text:p>
          </draw:text-box>
        </draw:frame>
        <draw:frame draw:style-name="gr168" draw:text-style-name="P12" draw:layer="layout" svg:width="0.844cm" svg:height="0.276cm" svg:x="11.432cm" svg:y="9.352cm">
          <draw:text-box>
            <text:p text:style-name="P2"><text:span text:style-name="T12">6. Age:</text:span></text:p>
          </draw:text-box>
        </draw:frame>
        <draw:frame draw:style-name="gr169" draw:text-style-name="P12" draw:layer="layout" svg:width="0.531cm" svg:height="0.276cm" svg:x="15.462cm" svg:y="9.352cm">
          <draw:text-box>
            <text:p text:style-name="P2"><text:span text:style-name="T12">Year</text:span></text:p>
          </draw:text-box>
        </draw:frame>
        <draw:frame draw:style-name="gr170" draw:text-style-name="P12" draw:layer="layout" svg:width="0.739cm" svg:height="0.276cm" svg:x="16.783cm" svg:y="9.352cm">
          <draw:text-box>
            <text:p text:style-name="P2"><text:span text:style-name="T12">Month</text:span></text:p>
          </draw:text-box>
        </draw:frame>
        <draw:frame draw:style-name="gr171" draw:text-style-name="P12" draw:layer="layout" svg:width="0.468cm" svg:height="0.276cm" svg:x="18.104cm" svg:y="9.352cm">
          <draw:text-box>
            <text:p text:style-name="P2"><text:span text:style-name="T12">Day</text:span></text:p>
          </draw:text-box>
        </draw:frame>
        <draw:frame draw:style-name="gr172" draw:text-style-name="P12" draw:layer="layout" svg:width="0.4cm" svg:height="0.276cm" svg:x="2.441cm" svg:y="9.771cm">
          <draw:text-box>
            <text:p text:style-name="P2"><text:span text:style-name="T12">No </text:span></text:p>
          </draw:text-box>
        </draw:frame>
        <draw:frame draw:style-name="gr173" draw:text-style-name="P12" draw:layer="layout" svg:width="2.076cm" svg:height="0.276cm" svg:x="3.321cm" svg:y="9.771cm">
          <draw:text-box>
            <text:p text:style-name="P2"><text:span text:style-name="T12">Country of origin:</text:span></text:p>
          </draw:text-box>
        </draw:frame>
        <draw:frame draw:style-name="gr174" draw:text-style-name="P12" draw:layer="layout" svg:width="1.06cm" svg:height="0.276cm" svg:x="3.321cm" svg:y="10.169cm">
          <draw:text-box>
            <text:p text:style-name="P2"><text:span text:style-name="T12">Status of</text:span></text:p>
          </draw:text-box>
        </draw:frame>
        <draw:frame draw:style-name="gr175" draw:text-style-name="P12" draw:layer="layout" svg:width="6.949cm" svg:height="0.276cm" svg:x="11.432cm" svg:y="10.169cm">
          <draw:text-box>
            <text:p text:style-name="P2"><text:span text:style-name="T12">7. Occupation:____________________________________________</text:span></text:p>
          </draw:text-box>
        </draw:frame>
        <draw:frame draw:style-name="gr176" draw:text-style-name="P12" draw:layer="layout" svg:width="0.709cm" svg:height="0.276cm" svg:x="3.321cm" svg:y="10.524cm">
          <draw:text-box>
            <text:p text:style-name="P2"><text:span text:style-name="T12">Entry:</text:span></text:p>
          </draw:text-box>
        </draw:frame>
        <draw:frame draw:style-name="gr177" draw:text-style-name="P12" draw:layer="layout" svg:width="0.641cm" svg:height="0.276cm" svg:x="5.616cm" svg:y="10.524cm">
          <draw:text-box>
            <text:p text:style-name="P2"><text:span text:style-name="T12">Legal</text:span></text:p>
          </draw:text-box>
        </draw:frame>
        <draw:frame draw:style-name="gr178" draw:text-style-name="P12" draw:layer="layout" svg:width="0.717cm" svg:height="0.276cm" svg:x="6.936cm" svg:y="10.524cm">
          <draw:text-box>
            <text:p text:style-name="P2"><text:span text:style-name="T12">Illegal</text:span></text:p>
          </draw:text-box>
        </draw:frame>
        <draw:frame draw:style-name="gr179" draw:text-style-name="P12" draw:layer="layout" svg:width="2.411cm" svg:height="0.276cm" svg:x="8.35cm" svg:y="10.524cm">
          <draw:text-box>
            <text:p text:style-name="P2"><text:span text:style-name="T12">Permanent Resident</text:span></text:p>
          </draw:text-box>
        </draw:frame>
        <draw:frame draw:style-name="gr180" draw:text-style-name="P13" draw:layer="layout" svg:width="5.781cm" svg:height="0.293cm" svg:x="11.506cm" svg:y="10.571cm">
          <draw:text-box>
            <text:p text:style-name="P2"><text:span text:style-name="T13"><text:s text:c="4"/></text:span><text:span text:style-name="T13">(If unemployed, please state self reference)</text:span></text:p>
          </draw:text-box>
        </draw:frame>
        <draw:frame draw:style-name="gr181" draw:text-style-name="P12" draw:layer="layout" svg:width="2.174cm" svg:height="0.276cm" svg:x="1.226cm" svg:y="11.151cm">
          <draw:text-box>
            <text:p text:style-name="P2"><text:span text:style-name="T12">8. <text:s/>Telephone No.:</text:span></text:p>
          </draw:text-box>
        </draw:frame>
        <draw:frame draw:style-name="gr182" draw:text-style-name="P12" draw:layer="layout" svg:width="1.039cm" svg:height="0.276cm" svg:x="4.642cm" svg:y="11.151cm">
          <draw:text-box>
            <text:p text:style-name="P2"><text:span text:style-name="T12">Resident</text:span></text:p>
          </draw:text-box>
        </draw:frame>
        <draw:frame draw:style-name="gr183" draw:text-style-name="P12" draw:layer="layout" svg:width="0.993cm" svg:height="0.276cm" svg:x="6.496cm" svg:y="11.151cm">
          <draw:text-box>
            <text:p text:style-name="P2"><text:span text:style-name="T12">H.phone</text:span></text:p>
          </draw:text-box>
        </draw:frame>
        <draw:frame draw:style-name="gr184" draw:text-style-name="P12" draw:layer="layout" svg:width="0.692cm" svg:height="0.276cm" svg:x="8.35cm" svg:y="11.151cm">
          <draw:text-box>
            <text:p text:style-name="P2"><text:span text:style-name="T12">Office</text:span></text:p>
          </draw:text-box>
        </draw:frame>
        <draw:frame draw:style-name="gr165" draw:text-style-name="P11" draw:layer="layout" svg:width="0.202cm" svg:height="0.239cm" svg:x="11.132cm" svg:y="11.17cm">
          <draw:text-box>
            <text:p text:style-name="P2"><text:span text:style-name="T15">-</text:span></text:p>
          </draw:text-box>
        </draw:frame>
        <draw:frame draw:style-name="gr185" draw:text-style-name="P12" draw:layer="layout" svg:width="2.385cm" svg:height="0.276cm" svg:x="1.226cm" svg:y="11.942cm">
          <draw:text-box>
            <text:p text:style-name="P2"><text:span text:style-name="T12">9. <text:s/>Current Address:</text:span></text:p>
          </draw:text-box>
        </draw:frame>
        <draw:frame draw:style-name="gr186" draw:text-style-name="P12" draw:layer="layout" svg:width="6.106cm" svg:height="0.276cm" svg:x="11.873cm" svg:y="11.942cm">
          <draw:text-box>
            <text:p text:style-name="P2"><text:span text:style-name="T12">10. Address of Employer/School/College/University:</text:span></text:p>
          </draw:text-box>
        </draw:frame>
        <draw:frame draw:style-name="gr187" draw:text-style-name="P12" draw:layer="layout" svg:width="0.236cm" svg:height="0.276cm" svg:x="2.576cm" svg:y="13.619cm">
          <draw:text-box>
            <text:p text:style-name="P2"><text:span text:style-name="T12">1.</text:span></text:p>
          </draw:text-box>
        </draw:frame>
        <draw:frame draw:style-name="gr188" draw:text-style-name="P12" draw:layer="layout" svg:width="1.505cm" svg:height="0.276cm" svg:x="2.881cm" svg:y="13.627cm">
          <draw:text-box>
            <text:p text:style-name="P2"><text:span text:style-name="T12">Poliomyelitis</text:span></text:p>
          </draw:text-box>
        </draw:frame>
        <draw:frame draw:style-name="gr189" draw:text-style-name="P12" draw:layer="layout" svg:width="4.146cm" svg:height="0.276cm" svg:x="9.248cm" svg:y="13.627cm">
          <draw:text-box>
            <text:p text:style-name="P2"><text:span text:style-name="T12">16. Hand, Food and Mouth Disease</text:span></text:p>
          </draw:text-box>
        </draw:frame>
        <draw:frame draw:style-name="gr190" draw:text-style-name="P12" draw:layer="layout" svg:width="2.669cm" svg:height="0.276cm" svg:x="15.039cm" svg:y="13.627cm">
          <draw:text-box>
            <text:p text:style-name="P2"><text:span text:style-name="T12">31. Syphilis - Acquired</text:span></text:p>
          </draw:text-box>
        </draw:frame>
        <draw:frame draw:style-name="gr187" draw:text-style-name="P12" draw:layer="layout" svg:width="0.236cm" svg:height="0.276cm" svg:x="2.576cm" svg:y="13.996cm">
          <draw:text-box>
            <text:p text:style-name="P2"><text:span text:style-name="T12">2.</text:span></text:p>
          </draw:text-box>
        </draw:frame>
        <draw:frame draw:style-name="gr191" draw:text-style-name="P12" draw:layer="layout" svg:width="1.915cm" svg:height="0.276cm" svg:x="2.881cm" svg:y="13.987cm">
          <draw:text-box>
            <text:p text:style-name="P2"><text:span text:style-name="T12">Viral Hepatitis A</text:span></text:p>
          </draw:text-box>
        </draw:frame>
        <draw:frame draw:style-name="gr192" draw:text-style-name="P12" draw:layer="layout" svg:width="5.353cm" svg:height="0.276cm" svg:x="9.248cm" svg:y="13.987cm">
          <draw:text-box>
            <text:p text:style-name="P2"><text:span text:style-name="T12">17. Human Immunodeficiency Virus Infection</text:span></text:p>
          </draw:text-box>
        </draw:frame>
        <draw:frame draw:style-name="gr193" draw:text-style-name="P12" draw:layer="layout" svg:width="2.953cm" svg:height="0.276cm" svg:x="15.039cm" svg:y="13.987cm">
          <draw:text-box>
            <text:p text:style-name="P2"><text:span text:style-name="T12">32. Tetanus Neonatorum</text:span></text:p>
          </draw:text-box>
        </draw:frame>
        <draw:frame draw:style-name="gr187" draw:text-style-name="P12" draw:layer="layout" svg:width="0.236cm" svg:height="0.276cm" svg:x="2.576cm" svg:y="14.377cm">
          <draw:text-box>
            <text:p text:style-name="P2"><text:span text:style-name="T12">3.</text:span></text:p>
          </draw:text-box>
        </draw:frame>
        <draw:frame draw:style-name="gr191" draw:text-style-name="P12" draw:layer="layout" svg:width="1.915cm" svg:height="0.276cm" svg:x="2.881cm" svg:y="14.372cm">
          <draw:text-box>
            <text:p text:style-name="P2"><text:span text:style-name="T12">Viral Hepatitis B</text:span></text:p>
          </draw:text-box>
        </draw:frame>
        <draw:frame draw:style-name="gr194" draw:text-style-name="P12" draw:layer="layout" svg:width="1.534cm" svg:height="0.276cm" svg:x="9.248cm" svg:y="14.377cm">
          <draw:text-box>
            <text:p text:style-name="P2"><text:span text:style-name="T12">18. Influenza</text:span></text:p>
          </draw:text-box>
        </draw:frame>
        <draw:frame draw:style-name="gr195" draw:text-style-name="P12" draw:layer="layout" svg:width="0.383cm" svg:height="0.276cm" svg:x="15.039cm" svg:y="14.377cm">
          <draw:text-box>
            <text:p text:style-name="P2"><text:span text:style-name="T12">33.</text:span></text:p>
          </draw:text-box>
        </draw:frame>
        <draw:frame draw:style-name="gr196" draw:text-style-name="P12" draw:layer="layout" svg:width="1.022cm" svg:height="0.276cm" svg:x="15.462cm" svg:y="14.385cm">
          <draw:text-box>
            <text:p text:style-name="P2"><text:span text:style-name="T12">Tetanus </text:span></text:p>
          </draw:text-box>
        </draw:frame>
        <draw:frame draw:style-name="gr197" draw:text-style-name="P13" draw:layer="layout" svg:width="1.031cm" svg:height="0.293cm" svg:x="16.446cm" svg:y="14.385cm">
          <draw:text-box>
            <text:p text:style-name="P2"><text:span text:style-name="T13">(Others)</text:span></text:p>
          </draw:text-box>
        </draw:frame>
        <draw:frame draw:style-name="gr187" draw:text-style-name="P12" draw:layer="layout" svg:width="0.236cm" svg:height="0.276cm" svg:x="2.576cm" svg:y="14.796cm">
          <draw:text-box>
            <text:p text:style-name="P2"><text:span text:style-name="T12">4.</text:span></text:p>
          </draw:text-box>
        </draw:frame>
        <draw:frame draw:style-name="gr198" draw:text-style-name="P12" draw:layer="layout" svg:width="1.92cm" svg:height="0.276cm" svg:x="2.881cm" svg:y="14.791cm">
          <draw:text-box>
            <text:p text:style-name="P2"><text:span text:style-name="T12">Viral Hepatitis C</text:span></text:p>
          </draw:text-box>
        </draw:frame>
        <draw:frame draw:style-name="gr195" draw:text-style-name="P12" draw:layer="layout" svg:width="0.383cm" svg:height="0.276cm" svg:x="9.248cm" svg:y="14.796cm">
          <draw:text-box>
            <text:p text:style-name="P2"><text:span text:style-name="T12">19.</text:span></text:p>
          </draw:text-box>
        </draw:frame>
        <draw:frame draw:style-name="gr199" draw:text-style-name="P12" draw:layer="layout" svg:width="1.01cm" svg:height="0.276cm" svg:x="9.671cm" svg:y="14.804cm">
          <draw:text-box>
            <text:p text:style-name="P2"><text:span text:style-name="T12">Leprosy </text:span></text:p>
          </draw:text-box>
        </draw:frame>
        <draw:frame draw:style-name="gr200" draw:text-style-name="P13" draw:layer="layout" svg:width="1.852cm" svg:height="0.293cm" svg:x="10.629cm" svg:y="14.804cm">
          <draw:text-box>
            <text:p text:style-name="P2"><text:span text:style-name="T13">(Multibacillary)</text:span></text:p>
          </draw:text-box>
        </draw:frame>
        <draw:frame draw:style-name="gr195" draw:text-style-name="P12" draw:layer="layout" svg:width="0.383cm" svg:height="0.276cm" svg:x="15.039cm" svg:y="14.796cm">
          <draw:text-box>
            <text:p text:style-name="P2"><text:span text:style-name="T12">34.</text:span></text:p>
          </draw:text-box>
        </draw:frame>
        <draw:frame draw:style-name="gr201" draw:text-style-name="P12" draw:layer="layout" svg:width="1.094cm" svg:height="0.276cm" svg:x="15.462cm" svg:y="14.804cm">
          <draw:text-box>
            <text:p text:style-name="P2"><text:span text:style-name="T12">Typhus - </text:span></text:p>
          </draw:text-box>
        </draw:frame>
        <draw:frame draw:style-name="gr202" draw:text-style-name="P13" draw:layer="layout" svg:width="0.709cm" svg:height="0.293cm" svg:x="16.531cm" svg:y="14.804cm">
          <draw:text-box>
            <text:p text:style-name="P2"><text:span text:style-name="T13">Scrub</text:span></text:p>
          </draw:text-box>
        </draw:frame>
        <draw:frame draw:style-name="gr187" draw:text-style-name="P12" draw:layer="layout" svg:width="0.236cm" svg:height="0.276cm" svg:x="2.576cm" svg:y="15.189cm">
          <draw:text-box>
            <text:p text:style-name="P2"><text:span text:style-name="T12">5.</text:span></text:p>
          </draw:text-box>
        </draw:frame>
        <draw:frame draw:style-name="gr152" draw:text-style-name="P12" draw:layer="layout" svg:width="1.755cm" svg:height="0.276cm" svg:x="2.881cm" svg:y="15.198cm">
          <draw:text-box>
            <text:p text:style-name="P2"><text:span text:style-name="T12">Viral Hepatitis </text:span></text:p>
          </draw:text-box>
        </draw:frame>
        <draw:frame draw:style-name="gr197" draw:text-style-name="P13" draw:layer="layout" svg:width="1.031cm" svg:height="0.293cm" svg:x="4.478cm" svg:y="15.198cm">
          <draw:text-box>
            <text:p text:style-name="P2"><text:span text:style-name="T13">(Others)</text:span></text:p>
          </draw:text-box>
        </draw:frame>
        <draw:frame draw:style-name="gr195" draw:text-style-name="P12" draw:layer="layout" svg:width="0.383cm" svg:height="0.276cm" svg:x="9.248cm" svg:y="15.189cm">
          <draw:text-box>
            <text:p text:style-name="P2"><text:span text:style-name="T12">20.</text:span></text:p>
          </draw:text-box>
        </draw:frame>
        <draw:frame draw:style-name="gr199" draw:text-style-name="P12" draw:layer="layout" svg:width="1.01cm" svg:height="0.276cm" svg:x="9.671cm" svg:y="15.198cm">
          <draw:text-box>
            <text:p text:style-name="P2"><text:span text:style-name="T12">Leprosy </text:span></text:p>
          </draw:text-box>
        </draw:frame>
        <draw:frame draw:style-name="gr203" draw:text-style-name="P13" draw:layer="layout" svg:width="1.911cm" svg:height="0.293cm" svg:x="10.629cm" svg:y="15.198cm">
          <draw:text-box>
            <text:p text:style-name="P2"><text:span text:style-name="T13">(Paucibacillary)</text:span></text:p>
          </draw:text-box>
        </draw:frame>
        <draw:frame draw:style-name="gr195" draw:text-style-name="P12" draw:layer="layout" svg:width="0.383cm" svg:height="0.276cm" svg:x="15.039cm" svg:y="15.189cm">
          <draw:text-box>
            <text:p text:style-name="P2"><text:span text:style-name="T12">35.</text:span></text:p>
          </draw:text-box>
        </draw:frame>
        <draw:frame draw:style-name="gr204" draw:text-style-name="P12" draw:layer="layout" svg:width="1.729cm" svg:height="0.276cm" svg:x="15.462cm" svg:y="15.198cm">
          <draw:text-box>
            <text:p text:style-name="P2"><text:span text:style-name="T12">Tuberculosis - </text:span></text:p>
          </draw:text-box>
        </draw:frame>
        <draw:frame draw:style-name="gr205" draw:text-style-name="P13" draw:layer="layout" svg:width="2.411cm" svg:height="0.293cm" svg:x="17.072cm" svg:y="15.198cm">
          <draw:text-box>
            <text:p text:style-name="P2"><text:span text:style-name="T13">PTB Smear Positive</text:span></text:p>
          </draw:text-box>
        </draw:frame>
        <draw:frame draw:style-name="gr187" draw:text-style-name="P12" draw:layer="layout" svg:width="0.236cm" svg:height="0.276cm" svg:x="2.576cm" svg:y="15.583cm">
          <draw:text-box>
            <text:p text:style-name="P2"><text:span text:style-name="T12">6.</text:span></text:p>
          </draw:text-box>
        </draw:frame>
        <draw:frame draw:style-name="gr206" draw:text-style-name="P12" draw:layer="layout" svg:width="0.569cm" svg:height="0.276cm" svg:x="2.881cm" svg:y="15.583cm">
          <draw:text-box>
            <text:p text:style-name="P2"><text:span text:style-name="T12">AIDS</text:span></text:p>
          </draw:text-box>
        </draw:frame>
        <draw:frame draw:style-name="gr207" draw:text-style-name="P12" draw:layer="layout" svg:width="2.021cm" svg:height="0.276cm" svg:x="9.248cm" svg:y="15.583cm">
          <draw:text-box>
            <text:p text:style-name="P2"><text:span text:style-name="T12">21. Leptospirosis</text:span></text:p>
          </draw:text-box>
        </draw:frame>
        <draw:frame draw:style-name="gr195" draw:text-style-name="P12" draw:layer="layout" svg:width="0.383cm" svg:height="0.276cm" svg:x="15.039cm" svg:y="15.583cm">
          <draw:text-box>
            <text:p text:style-name="P2"><text:span text:style-name="T12">36.</text:span></text:p>
          </draw:text-box>
        </draw:frame>
        <draw:frame draw:style-name="gr204" draw:text-style-name="P12" draw:layer="layout" svg:width="1.729cm" svg:height="0.276cm" svg:x="15.462cm" svg:y="15.592cm">
          <draw:text-box>
            <text:p text:style-name="P2"><text:span text:style-name="T12">Tuberculosis - </text:span></text:p>
          </draw:text-box>
        </draw:frame>
        <draw:frame draw:style-name="gr208" draw:text-style-name="P13" draw:layer="layout" svg:width="2.555cm" svg:height="0.293cm" svg:x="17.072cm" svg:y="15.592cm">
          <draw:text-box>
            <text:p text:style-name="P2"><text:span text:style-name="T13">PTB Smear Negative</text:span></text:p>
          </draw:text-box>
        </draw:frame>
        <draw:frame draw:style-name="gr187" draw:text-style-name="P12" draw:layer="layout" svg:width="0.236cm" svg:height="0.276cm" svg:x="2.576cm" svg:y="15.99cm">
          <draw:text-box>
            <text:p text:style-name="P2"><text:span text:style-name="T12">7.</text:span></text:p>
          </draw:text-box>
        </draw:frame>
        <draw:frame draw:style-name="gr209" draw:text-style-name="P12" draw:layer="layout" svg:width="1.2cm" svg:height="0.276cm" svg:x="2.881cm" svg:y="15.985cm">
          <draw:text-box>
            <text:p text:style-name="P2"><text:span text:style-name="T12">Chancroid</text:span></text:p>
          </draw:text-box>
        </draw:frame>
        <draw:frame draw:style-name="gr195" draw:text-style-name="P12" draw:layer="layout" svg:width="0.383cm" svg:height="0.276cm" svg:x="9.248cm" svg:y="15.99cm">
          <draw:text-box>
            <text:p text:style-name="P2"><text:span text:style-name="T12">22.</text:span></text:p>
          </draw:text-box>
        </draw:frame>
        <draw:frame draw:style-name="gr210" draw:text-style-name="P12" draw:layer="layout" svg:width="1.107cm" svg:height="0.276cm" svg:x="9.671cm" svg:y="15.998cm">
          <draw:text-box>
            <text:p text:style-name="P2"><text:span text:style-name="T12">Malaria - </text:span></text:p>
          </draw:text-box>
        </draw:frame>
        <draw:frame draw:style-name="gr211" draw:text-style-name="P13" draw:layer="layout" svg:width="0.688cm" svg:height="0.293cm" svg:x="10.727cm" svg:y="15.998cm">
          <draw:text-box>
            <text:p text:style-name="P2"><text:span text:style-name="T13">Vivax</text:span></text:p>
          </draw:text-box>
        </draw:frame>
        <draw:frame draw:style-name="gr195" draw:text-style-name="P12" draw:layer="layout" svg:width="0.383cm" svg:height="0.276cm" svg:x="15.039cm" svg:y="15.99cm">
          <draw:text-box>
            <text:p text:style-name="P2"><text:span text:style-name="T12">37.</text:span></text:p>
          </draw:text-box>
        </draw:frame>
        <draw:frame draw:style-name="gr204" draw:text-style-name="P12" draw:layer="layout" svg:width="1.729cm" svg:height="0.276cm" svg:x="15.462cm" svg:y="15.998cm">
          <draw:text-box>
            <text:p text:style-name="P2"><text:span text:style-name="T12">Tuberculosis - </text:span></text:p>
          </draw:text-box>
        </draw:frame>
        <draw:frame draw:style-name="gr212" draw:text-style-name="P13" draw:layer="layout" svg:width="2.068cm" svg:height="0.293cm" svg:x="17.072cm" svg:y="15.998cm">
          <draw:text-box>
            <text:p text:style-name="P2"><text:span text:style-name="T13">Extra Pulmonary</text:span></text:p>
          </draw:text-box>
        </draw:frame>
        <draw:frame draw:style-name="gr187" draw:text-style-name="P12" draw:layer="layout" svg:width="0.236cm" svg:height="0.276cm" svg:x="2.576cm" svg:y="16.409cm">
          <draw:text-box>
            <text:p text:style-name="P2"><text:span text:style-name="T12">8.</text:span></text:p>
          </draw:text-box>
        </draw:frame>
        <draw:frame draw:style-name="gr213" draw:text-style-name="P12" draw:layer="layout" svg:width="0.912cm" svg:height="0.276cm" svg:x="2.881cm" svg:y="16.404cm">
          <draw:text-box>
            <text:p text:style-name="P2"><text:span text:style-name="T12">Cholera</text:span></text:p>
          </draw:text-box>
        </draw:frame>
        <draw:frame draw:style-name="gr195" draw:text-style-name="P12" draw:layer="layout" svg:width="0.383cm" svg:height="0.276cm" svg:x="9.248cm" svg:y="16.409cm">
          <draw:text-box>
            <text:p text:style-name="P2"><text:span text:style-name="T12">23.</text:span></text:p>
          </draw:text-box>
        </draw:frame>
        <draw:frame draw:style-name="gr210" draw:text-style-name="P12" draw:layer="layout" svg:width="1.107cm" svg:height="0.276cm" svg:x="9.671cm" svg:y="16.417cm">
          <draw:text-box>
            <text:p text:style-name="P2"><text:span text:style-name="T12">Malaria - </text:span></text:p>
          </draw:text-box>
        </draw:frame>
        <draw:frame draw:style-name="gr214" draw:text-style-name="P13" draw:layer="layout" svg:width="1.378cm" svg:height="0.293cm" svg:x="10.727cm" svg:y="16.417cm">
          <draw:text-box>
            <text:p text:style-name="P2"><text:span text:style-name="T13">Falciparum</text:span></text:p>
          </draw:text-box>
        </draw:frame>
        <draw:frame draw:style-name="gr195" draw:text-style-name="P12" draw:layer="layout" svg:width="0.383cm" svg:height="0.276cm" svg:x="15.039cm" svg:y="16.409cm">
          <draw:text-box>
            <text:p text:style-name="P2"><text:span text:style-name="T12">38.</text:span></text:p>
          </draw:text-box>
        </draw:frame>
        <draw:frame draw:style-name="gr215" draw:text-style-name="P12" draw:layer="layout" svg:width="1.187cm" svg:height="0.276cm" svg:x="15.462cm" svg:y="16.417cm">
          <draw:text-box>
            <text:p text:style-name="P2"><text:span text:style-name="T12">Typhoid - </text:span></text:p>
          </draw:text-box>
        </draw:frame>
        <draw:frame draw:style-name="gr216" draw:text-style-name="P13" draw:layer="layout" svg:width="2.076cm" svg:height="0.293cm" svg:x="16.607cm" svg:y="16.417cm">
          <draw:text-box>
            <text:p text:style-name="P2"><text:span text:style-name="T13">Salmonella typhi</text:span></text:p>
          </draw:text-box>
        </draw:frame>
        <draw:frame draw:style-name="gr187" draw:text-style-name="P12" draw:layer="layout" svg:width="0.236cm" svg:height="0.276cm" svg:x="2.576cm" svg:y="16.815cm">
          <draw:text-box>
            <text:p text:style-name="P2"><text:span text:style-name="T12">9.</text:span></text:p>
          </draw:text-box>
        </draw:frame>
        <draw:frame draw:style-name="gr217" draw:text-style-name="P12" draw:layer="layout" svg:width="1.657cm" svg:height="0.276cm" svg:x="2.881cm" svg:y="16.811cm">
          <draw:text-box>
            <text:p text:style-name="P2"><text:span text:style-name="T12">Dengue Fever</text:span></text:p>
          </draw:text-box>
        </draw:frame>
        <draw:frame draw:style-name="gr195" draw:text-style-name="P12" draw:layer="layout" svg:width="0.383cm" svg:height="0.276cm" svg:x="9.248cm" svg:y="16.815cm">
          <draw:text-box>
            <text:p text:style-name="P2"><text:span text:style-name="T12">24.</text:span></text:p>
          </draw:text-box>
        </draw:frame>
        <draw:frame draw:style-name="gr210" draw:text-style-name="P12" draw:layer="layout" svg:width="1.107cm" svg:height="0.276cm" svg:x="9.671cm" svg:y="16.823cm">
          <draw:text-box>
            <text:p text:style-name="P2"><text:span text:style-name="T12">Malaria - </text:span></text:p>
          </draw:text-box>
        </draw:frame>
        <draw:frame draw:style-name="gr218" draw:text-style-name="P13" draw:layer="layout" svg:width="1.065cm" svg:height="0.293cm" svg:x="10.727cm" svg:y="16.823cm">
          <draw:text-box>
            <text:p text:style-name="P2"><text:span text:style-name="T13">Malariae</text:span></text:p>
          </draw:text-box>
        </draw:frame>
        <draw:frame draw:style-name="gr195" draw:text-style-name="P12" draw:layer="layout" svg:width="0.383cm" svg:height="0.276cm" svg:x="15.039cm" svg:y="16.815cm">
          <draw:text-box>
            <text:p text:style-name="P2"><text:span text:style-name="T12">39.</text:span></text:p>
          </draw:text-box>
        </draw:frame>
        <draw:frame draw:style-name="gr215" draw:text-style-name="P12" draw:layer="layout" svg:width="1.187cm" svg:height="0.276cm" svg:x="15.462cm" svg:y="16.823cm">
          <draw:text-box>
            <text:p text:style-name="P2"><text:span text:style-name="T12">Typhoid - </text:span></text:p>
          </draw:text-box>
        </draw:frame>
        <draw:frame draw:style-name="gr219" draw:text-style-name="P13" draw:layer="layout" svg:width="1.496cm" svg:height="0.293cm" svg:x="16.607cm" svg:y="16.823cm">
          <draw:text-box>
            <text:p text:style-name="P2"><text:span text:style-name="T13">Paratyphoid</text:span></text:p>
          </draw:text-box>
        </draw:frame>
        <draw:frame draw:style-name="gr195" draw:text-style-name="P12" draw:layer="layout" svg:width="0.383cm" svg:height="0.276cm" svg:x="2.445cm" svg:y="17.234cm">
          <draw:text-box>
            <text:p text:style-name="P2"><text:span text:style-name="T12">10.</text:span></text:p>
          </draw:text-box>
        </draw:frame>
        <draw:frame draw:style-name="gr220" draw:text-style-name="P12" draw:layer="layout" svg:width="3.414cm" svg:height="0.276cm" svg:x="2.881cm" svg:y="17.23cm">
          <draw:text-box>
            <text:p text:style-name="P2"><text:span text:style-name="T12">Dengue Haemorrhagic Fever</text:span></text:p>
          </draw:text-box>
        </draw:frame>
        <draw:frame draw:style-name="gr195" draw:text-style-name="P12" draw:layer="layout" svg:width="0.383cm" svg:height="0.276cm" svg:x="9.248cm" svg:y="17.234cm">
          <draw:text-box>
            <text:p text:style-name="P2"><text:span text:style-name="T12">25.</text:span></text:p>
          </draw:text-box>
        </draw:frame>
        <draw:frame draw:style-name="gr210" draw:text-style-name="P12" draw:layer="layout" svg:width="1.107cm" svg:height="0.276cm" svg:x="9.671cm" svg:y="17.23cm">
          <draw:text-box>
            <text:p text:style-name="P2"><text:span text:style-name="T12">Malaria - </text:span></text:p>
          </draw:text-box>
        </draw:frame>
        <draw:frame draw:style-name="gr221" draw:text-style-name="P13" draw:layer="layout" svg:width="0.836cm" svg:height="0.293cm" svg:x="10.727cm" svg:y="17.23cm">
          <draw:text-box>
            <text:p text:style-name="P2"><text:span text:style-name="T13">Others</text:span></text:p>
          </draw:text-box>
        </draw:frame>
        <draw:frame draw:style-name="gr195" draw:text-style-name="P12" draw:layer="layout" svg:width="0.383cm" svg:height="0.276cm" svg:x="15.039cm" svg:y="17.234cm">
          <draw:text-box>
            <text:p text:style-name="P2"><text:span text:style-name="T12">40.</text:span></text:p>
          </draw:text-box>
        </draw:frame>
        <draw:frame draw:style-name="gr222" draw:text-style-name="P12" draw:layer="layout" svg:width="2.288cm" svg:height="0.276cm" svg:x="15.462cm" svg:y="17.243cm">
          <draw:text-box>
            <text:p text:style-name="P2"><text:span text:style-name="T12">Viral Encephalitis - </text:span></text:p>
          </draw:text-box>
        </draw:frame>
        <draw:frame draw:style-name="gr223" draw:text-style-name="P13" draw:layer="layout" svg:width="1.128cm" svg:height="0.293cm" svg:x="17.538cm" svg:y="17.243cm">
          <draw:text-box>
            <text:p text:style-name="P2"><text:span text:style-name="T13">Japanese</text:span></text:p>
          </draw:text-box>
        </draw:frame>
        <draw:frame draw:style-name="gr195" draw:text-style-name="P12" draw:layer="layout" svg:width="0.383cm" svg:height="0.276cm" svg:x="2.445cm" svg:y="17.641cm">
          <draw:text-box>
            <text:p text:style-name="P2"><text:span text:style-name="T12">11.</text:span></text:p>
          </draw:text-box>
        </draw:frame>
        <draw:frame draw:style-name="gr224" draw:text-style-name="P12" draw:layer="layout" svg:width="1.247cm" svg:height="0.276cm" svg:x="2.881cm" svg:y="17.636cm">
          <draw:text-box>
            <text:p text:style-name="P2"><text:span text:style-name="T12">Diphtheria</text:span></text:p>
          </draw:text-box>
        </draw:frame>
        <draw:frame draw:style-name="gr195" draw:text-style-name="P12" draw:layer="layout" svg:width="0.383cm" svg:height="0.276cm" svg:x="9.248cm" svg:y="17.641cm">
          <draw:text-box>
            <text:p text:style-name="P2"><text:span text:style-name="T12">26.</text:span></text:p>
          </draw:text-box>
        </draw:frame>
        <draw:frame draw:style-name="gr225" draw:text-style-name="P12" draw:layer="layout" svg:width="0.95cm" svg:height="0.276cm" svg:x="9.671cm" svg:y="17.636cm">
          <draw:text-box>
            <text:p text:style-name="P2"><text:span text:style-name="T12">Measles</text:span></text:p>
          </draw:text-box>
        </draw:frame>
        <draw:frame draw:style-name="gr195" draw:text-style-name="P12" draw:layer="layout" svg:width="0.383cm" svg:height="0.276cm" svg:x="15.039cm" svg:y="17.641cm">
          <draw:text-box>
            <text:p text:style-name="P2"><text:span text:style-name="T12">41.</text:span></text:p>
          </draw:text-box>
        </draw:frame>
        <draw:frame draw:style-name="gr222" draw:text-style-name="P12" draw:layer="layout" svg:width="2.288cm" svg:height="0.276cm" svg:x="15.462cm" svg:y="17.649cm">
          <draw:text-box>
            <text:p text:style-name="P2"><text:span text:style-name="T12">Viral Encephalitis - </text:span></text:p>
          </draw:text-box>
        </draw:frame>
        <draw:frame draw:style-name="gr226" draw:text-style-name="P13" draw:layer="layout" svg:width="0.722cm" svg:height="0.293cm" svg:x="17.538cm" svg:y="17.649cm">
          <draw:text-box>
            <text:p text:style-name="P2"><text:span text:style-name="T13">Nipah</text:span></text:p>
          </draw:text-box>
        </draw:frame>
        <draw:frame draw:style-name="gr195" draw:text-style-name="P12" draw:layer="layout" svg:width="0.383cm" svg:height="0.276cm" svg:x="2.445cm" svg:y="18.047cm">
          <draw:text-box>
            <text:p text:style-name="P2"><text:span text:style-name="T12">12.</text:span></text:p>
          </draw:text-box>
        </draw:frame>
        <draw:frame draw:style-name="gr227" draw:text-style-name="P12" draw:layer="layout" svg:width="1.213cm" svg:height="0.276cm" svg:x="2.881cm" svg:y="18.043cm">
          <draw:text-box>
            <text:p text:style-name="P2"><text:span text:style-name="T12">Dysentery</text:span></text:p>
          </draw:text-box>
        </draw:frame>
        <draw:frame draw:style-name="gr195" draw:text-style-name="P12" draw:layer="layout" svg:width="0.383cm" svg:height="0.276cm" svg:x="9.248cm" svg:y="18.047cm">
          <draw:text-box>
            <text:p text:style-name="P2"><text:span text:style-name="T12">27.</text:span></text:p>
          </draw:text-box>
        </draw:frame>
        <draw:frame draw:style-name="gr228" draw:text-style-name="P12" draw:layer="layout" svg:width="0.878cm" svg:height="0.276cm" svg:x="9.671cm" svg:y="18.043cm">
          <draw:text-box>
            <text:p text:style-name="P2"><text:span text:style-name="T12">Plague </text:span></text:p>
          </draw:text-box>
        </draw:frame>
        <draw:frame draw:style-name="gr195" draw:text-style-name="P12" draw:layer="layout" svg:width="0.383cm" svg:height="0.276cm" svg:x="15.039cm" svg:y="18.047cm">
          <draw:text-box>
            <text:p text:style-name="P2"><text:span text:style-name="T12">42.</text:span></text:p>
          </draw:text-box>
        </draw:frame>
        <draw:frame draw:style-name="gr222" draw:text-style-name="P12" draw:layer="layout" svg:width="2.288cm" svg:height="0.276cm" svg:x="15.462cm" svg:y="18.055cm">
          <draw:text-box>
            <text:p text:style-name="P2"><text:span text:style-name="T12">Viral Encephalitis - </text:span></text:p>
          </draw:text-box>
        </draw:frame>
        <draw:frame draw:style-name="gr197" draw:text-style-name="P13" draw:layer="layout" svg:width="1.031cm" svg:height="0.293cm" svg:x="17.538cm" svg:y="18.055cm">
          <draw:text-box>
            <text:p text:style-name="P2"><text:span text:style-name="T13">(Others)</text:span></text:p>
          </draw:text-box>
        </draw:frame>
        <draw:frame draw:style-name="gr195" draw:text-style-name="P12" draw:layer="layout" svg:width="0.383cm" svg:height="0.276cm" svg:x="2.445cm" svg:y="18.453cm">
          <draw:text-box>
            <text:p text:style-name="P2"><text:span text:style-name="T12">13.</text:span></text:p>
          </draw:text-box>
        </draw:frame>
        <draw:frame draw:style-name="gr229" draw:text-style-name="P12" draw:layer="layout" svg:width="0.658cm" svg:height="0.276cm" svg:x="2.881cm" svg:y="18.449cm">
          <draw:text-box>
            <text:p text:style-name="P2"><text:span text:style-name="T12">Ebola</text:span></text:p>
          </draw:text-box>
        </draw:frame>
        <draw:frame draw:style-name="gr195" draw:text-style-name="P12" draw:layer="layout" svg:width="0.383cm" svg:height="0.276cm" svg:x="9.248cm" svg:y="18.453cm">
          <draw:text-box>
            <text:p text:style-name="P2"><text:span text:style-name="T12">28.</text:span></text:p>
          </draw:text-box>
        </draw:frame>
        <draw:frame draw:style-name="gr230" draw:text-style-name="P12" draw:layer="layout" svg:width="0.798cm" svg:height="0.276cm" svg:x="9.671cm" svg:y="18.449cm">
          <draw:text-box>
            <text:p text:style-name="P2"><text:span text:style-name="T12">Rabies</text:span></text:p>
          </draw:text-box>
        </draw:frame>
        <draw:frame draw:style-name="gr195" draw:text-style-name="P12" draw:layer="layout" svg:width="0.383cm" svg:height="0.276cm" svg:x="15.039cm" svg:y="18.453cm">
          <draw:text-box>
            <text:p text:style-name="P2"><text:span text:style-name="T12">43.</text:span></text:p>
          </draw:text-box>
        </draw:frame>
        <draw:frame draw:style-name="gr231" draw:text-style-name="P12" draw:layer="layout" svg:width="3.321cm" svg:height="0.276cm" svg:x="15.462cm" svg:y="18.449cm">
          <draw:text-box>
            <text:p text:style-name="P2"><text:span text:style-name="T12">Whooping Cough / Pertussis</text:span></text:p>
          </draw:text-box>
        </draw:frame>
        <draw:frame draw:style-name="gr195" draw:text-style-name="P12" draw:layer="layout" svg:width="0.383cm" svg:height="0.276cm" svg:x="2.445cm" svg:y="18.86cm">
          <draw:text-box>
            <text:p text:style-name="P2"><text:span text:style-name="T12">14.</text:span></text:p>
          </draw:text-box>
        </draw:frame>
        <draw:frame draw:style-name="gr232" draw:text-style-name="P12" draw:layer="layout" svg:width="1.793cm" svg:height="0.276cm" svg:x="2.881cm" svg:y="18.855cm">
          <draw:text-box>
            <text:p text:style-name="P2"><text:span text:style-name="T12">Food Poisoning</text:span></text:p>
          </draw:text-box>
        </draw:frame>
        <draw:frame draw:style-name="gr195" draw:text-style-name="P12" draw:layer="layout" svg:width="0.383cm" svg:height="0.276cm" svg:x="9.248cm" svg:y="18.86cm">
          <draw:text-box>
            <text:p text:style-name="P2"><text:span text:style-name="T12">29.</text:span></text:p>
          </draw:text-box>
        </draw:frame>
        <draw:frame draw:style-name="gr233" draw:text-style-name="P12" draw:layer="layout" svg:width="1.903cm" svg:height="0.276cm" svg:x="9.671cm" svg:y="18.855cm">
          <draw:text-box>
            <text:p text:style-name="P2"><text:span text:style-name="T12">Relapsing Fever</text:span></text:p>
          </draw:text-box>
        </draw:frame>
        <draw:frame draw:style-name="gr195" draw:text-style-name="P12" draw:layer="layout" svg:width="0.383cm" svg:height="0.276cm" svg:x="15.039cm" svg:y="18.86cm">
          <draw:text-box>
            <text:p text:style-name="P2"><text:span text:style-name="T12">44.</text:span></text:p>
          </draw:text-box>
        </draw:frame>
        <draw:frame draw:style-name="gr234" draw:text-style-name="P12" draw:layer="layout" svg:width="1.501cm" svg:height="0.276cm" svg:x="15.462cm" svg:y="18.855cm">
          <draw:text-box>
            <text:p text:style-name="P2"><text:span text:style-name="T12">Yellow Fever</text:span></text:p>
          </draw:text-box>
        </draw:frame>
        <draw:frame draw:style-name="gr195" draw:text-style-name="P12" draw:layer="layout" svg:width="0.383cm" svg:height="0.276cm" svg:x="2.445cm" svg:y="19.275cm">
          <draw:text-box>
            <text:p text:style-name="P2"><text:span text:style-name="T12">15.</text:span></text:p>
          </draw:text-box>
        </draw:frame>
        <draw:frame draw:style-name="gr235" draw:text-style-name="P12" draw:layer="layout" svg:width="1.395cm" svg:height="0.276cm" svg:x="2.881cm" svg:y="19.266cm">
          <draw:text-box>
            <text:p text:style-name="P2"><text:span text:style-name="T12">Gonorrhoea</text:span></text:p>
          </draw:text-box>
        </draw:frame>
        <draw:frame draw:style-name="gr195" draw:text-style-name="P12" draw:layer="layout" svg:width="0.383cm" svg:height="0.276cm" svg:x="9.248cm" svg:y="19.275cm">
          <draw:text-box>
            <text:p text:style-name="P2"><text:span text:style-name="T12">30.</text:span></text:p>
          </draw:text-box>
        </draw:frame>
        <draw:frame draw:style-name="gr236" draw:text-style-name="P12" draw:layer="layout" svg:width="1.158cm" svg:height="0.276cm" svg:x="9.671cm" svg:y="19.279cm">
          <draw:text-box>
            <text:p text:style-name="P2"><text:span text:style-name="T12">Syphilis - </text:span></text:p>
          </draw:text-box>
        </draw:frame>
        <draw:frame draw:style-name="gr237" draw:text-style-name="P13" draw:layer="layout" svg:width="1.336cm" svg:height="0.293cm" svg:x="10.765cm" svg:y="19.279cm">
          <draw:text-box>
            <text:p text:style-name="P2"><text:span text:style-name="T13">Congenital</text:span></text:p>
          </draw:text-box>
        </draw:frame>
        <draw:frame draw:style-name="gr195" draw:text-style-name="P12" draw:layer="layout" svg:width="0.383cm" svg:height="0.276cm" svg:x="15.039cm" svg:y="19.275cm">
          <draw:text-box>
            <text:p text:style-name="P2"><text:span text:style-name="T12">45.</text:span></text:p>
          </draw:text-box>
        </draw:frame>
        <draw:frame draw:style-name="gr225" draw:text-style-name="P12" draw:layer="layout" svg:width="0.95cm" svg:height="0.276cm" svg:x="15.462cm" svg:y="19.279cm">
          <draw:text-box>
            <text:p text:style-name="P2"><text:span text:style-name="T12">Others: </text:span></text:p>
          </draw:text-box>
        </draw:frame>
        <draw:frame draw:style-name="gr238" draw:text-style-name="P13" draw:layer="layout" svg:width="1.86cm" svg:height="0.293cm" svg:x="16.391cm" svg:y="19.279cm">
          <draw:text-box>
            <text:p text:style-name="P2"><text:span text:style-name="T13">please specify:</text:span></text:p>
          </draw:text-box>
        </draw:frame>
        <draw:frame draw:style-name="gr239" draw:text-style-name="P12" draw:layer="layout" svg:width="3.918cm" svg:height="0.276cm" svg:x="1.226cm" svg:y="20.646cm">
          <draw:text-box>
            <text:p text:style-name="P2"><text:span text:style-name="T12">11. Case detection classification:</text:span></text:p>
          </draw:text-box>
        </draw:frame>
        <draw:frame draw:style-name="gr240" draw:text-style-name="P12" draw:layer="layout" svg:width="2.517cm" svg:height="0.276cm" svg:x="7.817cm" svg:y="20.646cm">
          <draw:text-box>
            <text:p text:style-name="P2"><text:span text:style-name="T12">12. Status of patient:</text:span></text:p>
          </draw:text-box>
        </draw:frame>
        <draw:frame draw:style-name="gr241" draw:text-style-name="P12" draw:layer="layout" svg:width="2.178cm" svg:height="0.276cm" svg:x="15.022cm" svg:y="20.646cm">
          <draw:text-box>
            <text:p text:style-name="P2"><text:span text:style-name="T12">13. Date of Onset:</text:span></text:p>
          </draw:text-box>
        </draw:frame>
        <draw:frame draw:style-name="gr242" draw:text-style-name="P11" draw:layer="layout" svg:width="0.502cm" svg:height="0.239cm" svg:x="2.436cm" svg:y="21.08cm">
          <draw:text-box>
            <text:p text:style-name="P2"><text:span text:style-name="T11">Case</text:span></text:p>
          </draw:text-box>
        </draw:frame>
        <draw:frame draw:style-name="gr243" draw:text-style-name="P11" draw:layer="layout" svg:width="0.789cm" svg:height="0.239cm" svg:x="4.198cm" svg:y="21.08cm">
          <draw:text-box>
            <text:p text:style-name="P2"><text:span text:style-name="T11">Contact</text:span></text:p>
          </draw:text-box>
        </draw:frame>
        <draw:frame draw:style-name="gr244" draw:text-style-name="P11" draw:layer="layout" svg:width="0.895cm" svg:height="0.239cm" svg:x="6.052cm" svg:y="21.08cm">
          <draw:text-box>
            <text:p text:style-name="P2"><text:span text:style-name="T11">FOMEMA</text:span></text:p>
          </draw:text-box>
        </draw:frame>
        <draw:frame draw:style-name="gr245" draw:text-style-name="P11" draw:layer="layout" svg:width="0.963cm" svg:height="0.239cm" svg:x="8.786cm" svg:y="21.08cm">
          <draw:text-box>
            <text:p text:style-name="P2"><text:span text:style-name="T11">Live/alive</text:span></text:p>
          </draw:text-box>
        </draw:frame>
        <draw:frame draw:style-name="gr165" draw:text-style-name="P11" draw:layer="layout" svg:width="0.202cm" svg:height="0.239cm" svg:x="16.483cm" svg:y="21.08cm">
          <draw:text-box>
            <text:p text:style-name="P2"><text:span text:style-name="T15">-</text:span></text:p>
          </draw:text-box>
        </draw:frame>
        <draw:frame draw:style-name="gr165" draw:text-style-name="P11" draw:layer="layout" svg:width="0.202cm" svg:height="0.239cm" svg:x="17.803cm" svg:y="21.08cm">
          <draw:text-box>
            <text:p text:style-name="P2"><text:span text:style-name="T15">-</text:span></text:p>
          </draw:text-box>
        </draw:frame>
        <draw:frame draw:style-name="gr246" draw:text-style-name="P11" draw:layer="layout" svg:width="3.812cm" svg:height="0.239cm" svg:x="2.436cm" svg:y="21.588cm">
          <draw:text-box>
            <text:p text:style-name="P2"><text:span text:style-name="T11">Screening Test ______________________</text:span></text:p>
          </draw:text-box>
        </draw:frame>
        <draw:frame draw:style-name="gr247" draw:text-style-name="P11" draw:layer="layout" svg:width="0.468cm" svg:height="0.239cm" svg:x="8.786cm" svg:y="21.588cm">
          <draw:text-box>
            <text:p text:style-name="P2"><text:span text:style-name="T11">Died</text:span></text:p>
          </draw:text-box>
        </draw:frame>
        <draw:frame draw:style-name="gr165" draw:text-style-name="P11" draw:layer="layout" svg:width="0.202cm" svg:height="0.239cm" svg:x="10.691cm" svg:y="21.588cm">
          <draw:text-box>
            <text:p text:style-name="P2"><text:span text:style-name="T15">-</text:span></text:p>
          </draw:text-box>
        </draw:frame>
        <draw:frame draw:style-name="gr165" draw:text-style-name="P11" draw:layer="layout" svg:width="0.202cm" svg:height="0.239cm" svg:x="12.012cm" svg:y="21.588cm">
          <draw:text-box>
            <text:p text:style-name="P2"><text:span text:style-name="T15">-</text:span></text:p>
          </draw:text-box>
        </draw:frame>
        <draw:frame draw:style-name="gr248" draw:text-style-name="P12" draw:layer="layout" svg:width="3.435cm" svg:height="0.276cm" svg:x="1.226cm" svg:y="22.174cm">
          <draw:text-box>
            <text:p text:style-name="P2"><text:span text:style-name="T12">14. Laboratory investigation:</text:span></text:p>
          </draw:text-box>
        </draw:frame>
        <draw:frame draw:style-name="gr249" draw:text-style-name="P12" draw:layer="layout" svg:width="4.185cm" svg:height="0.276cm" svg:x="7.817cm" svg:y="22.174cm">
          <draw:text-box>
            <text:p text:style-name="P2"><text:span text:style-name="T12">15. Laboratory investigation result:</text:span></text:p>
          </draw:text-box>
        </draw:frame>
        <draw:frame draw:style-name="gr250" draw:text-style-name="P12" draw:layer="layout" svg:width="2.521cm" svg:height="0.276cm" svg:x="15.022cm" svg:y="22.174cm">
          <draw:text-box>
            <text:p text:style-name="P2"><text:span text:style-name="T12">16. Diagnosis Status:</text:span></text:p>
          </draw:text-box>
        </draw:frame>
        <draw:frame draw:style-name="gr251" draw:text-style-name="P11" draw:layer="layout" svg:width="3.791cm" svg:height="0.239cm" svg:x="1.996cm" svg:y="22.739cm">
          <draw:text-box>
            <text:p text:style-name="P2"><text:span text:style-name="T11">Investigation: (i)_____________________</text:span></text:p>
          </draw:text-box>
        </draw:frame>
        <draw:frame draw:style-name="gr252" draw:text-style-name="P11" draw:layer="layout" svg:width="3.96cm" svg:height="0.239cm" svg:x="9.227cm" svg:y="22.739cm">
          <draw:text-box>
            <text:p text:style-name="P2"><text:span text:style-name="T11">Positive (_____________________________)</text:span></text:p>
          </draw:text-box>
        </draw:frame>
        <draw:frame draw:style-name="gr253" draw:text-style-name="P11" draw:layer="layout" svg:width="2.22cm" svg:height="0.239cm" svg:x="15.898cm" svg:y="22.739cm">
          <draw:text-box>
            <text:p text:style-name="P2"><text:span text:style-name="T11">Provisional/Suspected</text:span></text:p>
          </draw:text-box>
        </draw:frame>
        <draw:frame draw:style-name="gr246" draw:text-style-name="P11" draw:layer="layout" svg:width="3.812cm" svg:height="0.239cm" svg:x="1.996cm" svg:y="23.167cm">
          <draw:text-box>
            <text:p text:style-name="P2"><text:span text:style-name="T11">(ii)_______________ (iii)________________</text:span></text:p>
          </draw:text-box>
        </draw:frame>
        <draw:frame draw:style-name="gr254" draw:text-style-name="P11" draw:layer="layout" svg:width="0.912cm" svg:height="0.239cm" svg:x="9.226cm" svg:y="23.167cm">
          <draw:text-box>
            <text:p text:style-name="P2"><text:span text:style-name="T11">Negative</text:span></text:p>
          </draw:text-box>
        </draw:frame>
        <draw:frame draw:style-name="gr255" draw:text-style-name="P11" draw:layer="layout" svg:width="1.06cm" svg:height="0.239cm" svg:x="15.898cm" svg:y="23.167cm">
          <draw:text-box>
            <text:p text:style-name="P2"><text:span text:style-name="T11">Confirmed</text:span></text:p>
          </draw:text-box>
        </draw:frame>
        <draw:frame draw:style-name="gr256" draw:text-style-name="P11" draw:layer="layout" svg:width="2.495cm" svg:height="0.239cm" svg:x="1.996cm" svg:y="23.658cm">
          <draw:text-box>
            <text:p text:style-name="P2"><text:span text:style-name="T11">Date of specimen taken:</text:span></text:p>
          </draw:text-box>
        </draw:frame>
        <draw:frame draw:style-name="gr257" draw:text-style-name="P11" draw:layer="layout" svg:width="0.815cm" svg:height="0.239cm" svg:x="9.226cm" svg:y="23.658cm">
          <draw:text-box>
            <text:p text:style-name="P2"><text:span text:style-name="T11">Pending</text:span></text:p>
          </draw:text-box>
        </draw:frame>
        <draw:frame draw:style-name="gr258" draw:text-style-name="P11" draw:layer="layout" svg:width="1.788cm" svg:height="0.239cm" svg:x="15.458cm" svg:y="23.658cm">
          <draw:text-box>
            <text:p text:style-name="P2"><text:span text:style-name="T11">Date of Diagnosis</text:span></text:p>
          </draw:text-box>
        </draw:frame>
        <draw:frame draw:style-name="gr165" draw:text-style-name="P11" draw:layer="layout" svg:width="0.202cm" svg:height="0.239cm" svg:x="3.02cm" svg:y="24.03cm">
          <draw:text-box>
            <text:p text:style-name="P2"><text:span text:style-name="T15">-</text:span></text:p>
          </draw:text-box>
        </draw:frame>
        <draw:frame draw:style-name="gr165" draw:text-style-name="P11" draw:layer="layout" svg:width="0.202cm" svg:height="0.239cm" svg:x="4.341cm" svg:y="24.03cm">
          <draw:text-box>
            <text:p text:style-name="P2"><text:span text:style-name="T15">-</text:span></text:p>
          </draw:text-box>
        </draw:frame>
        <draw:frame draw:style-name="gr165" draw:text-style-name="P11" draw:layer="layout" svg:width="0.202cm" svg:height="0.239cm" svg:x="16.482cm" svg:y="24.03cm">
          <draw:text-box>
            <text:p text:style-name="P2"><text:span text:style-name="T15">-</text:span></text:p>
          </draw:text-box>
        </draw:frame>
        <draw:frame draw:style-name="gr165" draw:text-style-name="P11" draw:layer="layout" svg:width="0.202cm" svg:height="0.239cm" svg:x="17.803cm" svg:y="24.03cm">
          <draw:text-box>
            <text:p text:style-name="P2"><text:span text:style-name="T15">-</text:span></text:p>
          </draw:text-box>
        </draw:frame>
        <draw:frame draw:style-name="gr259" draw:text-style-name="P12" draw:layer="layout" svg:width="2.44cm" svg:height="0.276cm" svg:x="1.598cm" svg:y="24.583cm">
          <draw:text-box>
            <text:p text:style-name="P2"><text:span text:style-name="T12">17. Relevant Clinical</text:span></text:p>
          </draw:text-box>
        </draw:frame>
        <draw:frame draw:style-name="gr260" draw:text-style-name="P12" draw:layer="layout" svg:width="1.7cm" svg:height="0.276cm" svg:x="14.514cm" svg:y="24.583cm">
          <draw:text-box>
            <text:p text:style-name="P2"><text:span text:style-name="T12">18. Comment:</text:span></text:p>
          </draw:text-box>
        </draw:frame>
        <draw:frame draw:style-name="gr261" draw:text-style-name="P12" draw:layer="layout" svg:width="1.458cm" svg:height="0.276cm" svg:x="2cm" svg:y="24.964cm">
          <draw:text-box>
            <text:p text:style-name="P2"><text:span text:style-name="T12">Information:</text:span></text:p>
          </draw:text-box>
        </draw:frame>
        <draw:frame draw:style-name="gr262" draw:text-style-name="P12" draw:layer="layout" svg:width="3.977cm" svg:height="0.276cm" svg:x="1.226cm" svg:y="26.116cm">
          <draw:text-box>
            <text:p text:style-name="P2"><text:span text:style-name="T12">19. Name of Medical Practitioner:</text:span></text:p>
          </draw:text-box>
        </draw:frame>
        <draw:frame draw:style-name="gr263" draw:text-style-name="P12" draw:layer="layout" svg:width="4.849cm" svg:height="0.276cm" svg:x="1.226cm" svg:y="26.683cm">
          <draw:text-box>
            <text:p text:style-name="P2"><text:span text:style-name="T12">20. Name and address of Hospital/Clinic:</text:span></text:p>
          </draw:text-box>
        </draw:frame>
        <draw:frame draw:style-name="gr264" draw:text-style-name="P12" draw:layer="layout" svg:width="2.843cm" svg:height="0.276cm" svg:x="1.226cm" svg:y="27.614cm">
          <draw:text-box>
            <text:p text:style-name="P2"><text:span text:style-name="T12">21. Date of Notification:</text:span></text:p>
          </draw:text-box>
        </draw:frame>
        <draw:frame draw:style-name="gr165" draw:text-style-name="P11" draw:layer="layout" svg:width="0.202cm" svg:height="0.239cm" svg:x="5.755cm" svg:y="27.633cm">
          <draw:text-box>
            <text:p text:style-name="P2"><text:span text:style-name="T15">-</text:span></text:p>
          </draw:text-box>
        </draw:frame>
        <draw:frame draw:style-name="gr165" draw:text-style-name="P11" draw:layer="layout" svg:width="0.202cm" svg:height="0.239cm" svg:x="7.076cm" svg:y="27.633cm">
          <draw:text-box>
            <text:p text:style-name="P2"><text:span text:style-name="T15">-</text:span></text:p>
          </draw:text-box>
        </draw:frame>
        <draw:frame draw:style-name="gr265" draw:text-style-name="P11" draw:layer="layout" svg:width="10.683cm" svg:height="0.225cm" svg:x="5.455cm" svg:y="1.662cm">
          <draw:text-box>
            <text:p text:style-name="P2"><text:span text:style-name="T14">PREVENTION AND CONTROL OF INFECTIOUS DISEASES (NOTICE FORM) (AMENDMENT) REGULATIONS 2011</text:span></text:p>
          </draw:text-box>
        </draw:frame>
        <draw:frame draw:style-name="gr266" draw:text-style-name="P11" draw:layer="layout" svg:width="6.521cm" svg:height="0.225cm" svg:x="7.521cm" svg:y="1.416cm">
          <draw:text-box>
            <text:p text:style-name="P2"><text:span text:style-name="T14">PREVENTION AND CONTROL OF INFECTIOUS DISEASES ACT 1988</text:span></text:p>
          </draw:text-box>
        </draw:frame>
        <draw:frame draw:style-name="gr267" draw:text-style-name="P11" draw:layer="layout" svg:width="1.289cm" svg:height="0.225cm" svg:x="10.124cm" svg:y="1.171cm">
          <draw:text-box>
            <text:p text:style-name="P2"><text:span text:style-name="T14">(Regulation 2)</text:span></text:p>
          </draw:text-box>
        </draw:frame>
        <draw:frame draw:style-name="gr268" draw:text-style-name="P11" draw:layer="layout" svg:width="0.476cm" svg:height="0.225cm" svg:x="10.526cm" svg:y="0.925cm">
          <draw:text-box>
            <text:p text:style-name="P2"><text:span text:style-name="T14">Form</text:span></text:p>
          </draw:text-box>
        </draw:frame>
        <draw:frame draw:style-name="gr267" draw:text-style-name="P11" draw:layer="layout" svg:width="1.289cm" svg:height="0.225cm" svg:x="10.124cm" svg:y="0.68cm">
          <draw:text-box>
            <text:p text:style-name="P2"><text:span text:style-name="T14">(Regulation 2)</text:span></text:p>
          </draw:text-box>
        </draw:frame>
        <draw:frame draw:style-name="gr269" draw:text-style-name="P11" draw:layer="layout" svg:width="1.187cm" svg:height="0.225cm" svg:x="10.171cm" svg:y="0.434cm">
          <draw:text-box>
            <text:p text:style-name="P2"><text:span text:style-name="T14">"SCHEDULE</text:span></text:p>
          </draw:text-box>
        </draw:frame>
        <draw:frame draw:style-name="gr270" draw:text-style-name="P12" draw:layer="layout" svg:width="3.423cm" svg:height="0.276cm" svg:x="2.06cm" svg:y="6.917cm">
          <draw:text-box>
            <text:p text:style-name="P2"><text:span text:style-name="T12">Hospital/Clinic Reg. Number:</text:span></text:p>
          </draw:text-box>
        </draw:frame>
        <draw:frame draw:style-name="gr271" draw:text-style-name="P14" draw:layer="layout" svg:width="1.678cm" svg:height="0.187cm" svg:x="18.113cm" svg:y="19.341cm">
          <draw:text-box>
            <text:p text:style-name="P2"><text:span text:style-name="T16">__________________</text:span></text:p>
          </draw:text-box>
        </draw:frame>
        <draw:frame draw:style-name="gr272" draw:text-style-name="P15" draw:layer="layout" svg:width="10.793cm" svg:height="0.378cm" svg:x="5.387cm" svg:y="2.606cm">
          <draw:text-box>
            <text:p text:style-name="P2"><text:span text:style-name="T17">NOTIFICATION OF COMMUNICABLE DISEASES TO BE REPORTED</text:span></text:p>
          </draw:text-box>
        </draw:frame>
        <draw:frame draw:style-name="gr273" draw:text-style-name="P13" draw:layer="layout" svg:width="9.337cm" svg:height="0.293cm" svg:x="6.904cm" svg:y="3.082cm">
          <draw:text-box>
            <text:p text:style-name="P2"><text:span text:style-name="T13">(Section 10, Prevention And Control Of Communicable Diseases Act, 1988)</text:span></text:p>
          </draw:text-box>
        </draw:frame>
        <draw:frame draw:style-name="gr274" draw:text-style-name="P16" draw:layer="layout" svg:width="20.504cm" svg:height="0.315cm" svg:x="1.238cm" svg:y="19.81cm">
          <draw:text-box>
            <text:p text:style-name="P2"><text:span text:style-name="T18">Besides by <text:s/>written notification, the following diseases must be notified by telephone within 24 hours, such as:- <text:s/>Acute Poliomyelitis, </text:span></text:p>
          </draw:text-box>
        </draw:frame>
        <draw:frame draw:style-name="gr275" draw:text-style-name="P16" draw:layer="layout" svg:width="13.02cm" svg:height="0.315cm" svg:x="1.238cm" svg:y="20.153cm">
          <draw:text-box>
            <text:p text:style-name="P2"><text:span text:style-name="T18">Cholera, Dengue, Diptheria, Ebola, Food Poisoning, Plague, Rabies and Yellow Fever.</text:span></text:p>
          </draw:text-box>
        </draw:frame>
        <draw:frame draw:style-name="gr276" draw:text-style-name="P12" draw:layer="layout" svg:width="2.821cm" svg:height="0.276cm" svg:x="1.234cm" svg:y="13.111cm">
          <draw:text-box>
            <text:p text:style-name="P2"><text:span text:style-name="T19">B. DISEASE DIAGNOSIS </text:span></text:p>
          </draw:text-box>
        </draw:frame>
        <draw:frame draw:style-name="gr277" draw:text-style-name="P12" draw:layer="layout" svg:width="3.063cm" svg:height="0.276cm" svg:x="1.234cm" svg:y="3.607cm">
          <draw:text-box>
            <text:p text:style-name="P2"><text:span text:style-name="T19">A. PATIENT INFORMATION</text:span></text:p>
          </draw:text-box>
        </draw:frame>
        <draw:frame draw:style-name="gr278" draw:text-style-name="P13" draw:layer="layout" svg:width="10.209cm" svg:height="0.293cm" svg:x="17.25cm" svg:y="27.944cm">
          <draw:text-box>
            <text:p text:style-name="P2"><text:span text:style-name="T13">Signature of <text:s text:c="107"/></text:span></text:p>
          </draw:text-box>
        </draw:frame>
        <draw:frame draw:style-name="gr279" draw:text-style-name="P13" draw:layer="layout" svg:width="2.466cm" svg:height="0.293cm" svg:x="16.865cm" svg:y="28.245cm">
          <draw:text-box>
            <text:p text:style-name="P2"><text:span text:style-name="T13">Medical Practitioner</text:span></text:p>
          </draw:text-box>
        </draw:frame>
        <draw:frame draw:style-name="gr280" draw:text-style-name="P13" draw:layer="layout" svg:width="2.461cm" svg:height="0.293cm" svg:x="1.871cm" svg:y="11.532cm">
          <draw:text-box>
            <text:p text:style-name="P2"><text:span text:style-name="T13"><text:s/></text:span><text:span text:style-name="T13">(Contact purposes)</text:span></text:p>
          </draw:text-box>
        </draw:frame>
        <draw:frame draw:style-name="gr281" draw:text-style-name="P12" draw:layer="layout" svg:width="1.42cm" svg:height="0.276cm" svg:x="1.234cm" svg:y="25.502cm">
          <draw:text-box>
            <text:p text:style-name="P2"><text:span text:style-name="T19">C. NOTIFIER</text:span></text:p>
          </draw:text-box>
        </draw:frame>
        <draw:polygon draw:style-name="gr143" draw:text-style-name="P10" draw:layer="layout" svg:width="0.017cm" svg:height="0.775cm" svg:x="6.877cm" svg:y="4.144cm" svg:viewBox="0 0 18 776" draw:points="0,776 18,776 18,0 0,0">
          <text:p/>
        </draw:polygon>
        <draw:polygon draw:style-name="gr143" draw:text-style-name="P10" draw:layer="layout" svg:width="0.017cm" svg:height="0.775cm" svg:x="7.317cm" svg:y="4.144cm" svg:viewBox="0 0 18 776" draw:points="0,776 18,776 18,0 0,0">
          <text:p/>
        </draw:polygon>
        <draw:polygon draw:style-name="gr143" draw:text-style-name="P10" draw:layer="layout" svg:width="0.017cm" svg:height="0.775cm" svg:x="7.757cm" svg:y="4.144cm" svg:viewBox="0 0 18 776" draw:points="0,776 18,776 18,0 0,0">
          <text:p/>
        </draw:polygon>
        <draw:polygon draw:style-name="gr143" draw:text-style-name="P10" draw:layer="layout" svg:width="0.017cm" svg:height="0.775cm" svg:x="8.291cm" svg:y="4.144cm" svg:viewBox="0 0 18 776" draw:points="0,776 18,776 18,0 0,0">
          <text:p/>
        </draw:polygon>
        <draw:polygon draw:style-name="gr143" draw:text-style-name="P10" draw:layer="layout" svg:width="0.017cm" svg:height="0.775cm" svg:x="8.731cm" svg:y="4.144cm" svg:viewBox="0 0 18 776" draw:points="0,776 18,776 18,0 0,0">
          <text:p/>
        </draw:polygon>
        <draw:polygon draw:style-name="gr143" draw:text-style-name="P10" draw:layer="layout" svg:width="0.017cm" svg:height="0.775cm" svg:x="9.171cm" svg:y="4.144cm" svg:viewBox="0 0 18 776" draw:points="0,776 18,776 18,0 0,0">
          <text:p/>
        </draw:polygon>
        <draw:polygon draw:style-name="gr143" draw:text-style-name="P10" draw:layer="layout" svg:width="0.017cm" svg:height="0.775cm" svg:x="9.611cm" svg:y="4.144cm" svg:viewBox="0 0 18 776" draw:points="0,776 18,776 18,0 0,0">
          <text:p/>
        </draw:polygon>
        <draw:polygon draw:style-name="gr143" draw:text-style-name="P10" draw:layer="layout" svg:width="0.017cm" svg:height="0.775cm" svg:x="10.052cm" svg:y="4.144cm" svg:viewBox="0 0 18 776" draw:points="0,776 18,776 18,0 0,0">
          <text:p/>
        </draw:polygon>
        <draw:polygon draw:style-name="gr143" draw:text-style-name="P10" draw:layer="layout" svg:width="0.017cm" svg:height="0.775cm" svg:x="10.492cm" svg:y="4.144cm" svg:viewBox="0 0 18 776" draw:points="0,776 18,776 18,0 0,0">
          <text:p/>
        </draw:polygon>
        <draw:polygon draw:style-name="gr143" draw:text-style-name="P10" draw:layer="layout" svg:width="0.017cm" svg:height="0.775cm" svg:x="10.932cm" svg:y="4.144cm" svg:viewBox="0 0 18 776" draw:points="0,776 18,776 18,0 0,0">
          <text:p/>
        </draw:polygon>
        <draw:polygon draw:style-name="gr143" draw:text-style-name="P10" draw:layer="layout" svg:width="0.017cm" svg:height="0.775cm" svg:x="11.373cm" svg:y="4.144cm" svg:viewBox="0 0 18 776" draw:points="0,776 18,776 18,0 0,0">
          <text:p/>
        </draw:polygon>
        <draw:polygon draw:style-name="gr143" draw:text-style-name="P10" draw:layer="layout" svg:width="0.017cm" svg:height="0.775cm" svg:x="11.813cm" svg:y="4.144cm" svg:viewBox="0 0 18 776" draw:points="0,776 18,776 18,0 0,0">
          <text:p/>
        </draw:polygon>
        <draw:polygon draw:style-name="gr143" draw:text-style-name="P10" draw:layer="layout" svg:width="0.017cm" svg:height="0.775cm" svg:x="12.253cm" svg:y="4.144cm" svg:viewBox="0 0 18 776" draw:points="0,776 18,776 18,0 0,0">
          <text:p/>
        </draw:polygon>
        <draw:polygon draw:style-name="gr143" draw:text-style-name="P10" draw:layer="layout" svg:width="0.017cm" svg:height="0.775cm" svg:x="12.693cm" svg:y="4.144cm" svg:viewBox="0 0 18 776" draw:points="0,776 18,776 18,0 0,0">
          <text:p/>
        </draw:polygon>
        <draw:polygon draw:style-name="gr143" draw:text-style-name="P10" draw:layer="layout" svg:width="0.017cm" svg:height="0.775cm" svg:x="13.134cm" svg:y="4.144cm" svg:viewBox="0 0 18 776" draw:points="0,776 18,776 18,0 0,0">
          <text:p/>
        </draw:polygon>
        <draw:polygon draw:style-name="gr143" draw:text-style-name="P10" draw:layer="layout" svg:width="0.017cm" svg:height="0.775cm" svg:x="13.574cm" svg:y="4.144cm" svg:viewBox="0 0 18 776" draw:points="0,776 18,776 18,0 0,0">
          <text:p/>
        </draw:polygon>
        <draw:polygon draw:style-name="gr143" draw:text-style-name="P10" draw:layer="layout" svg:width="0.017cm" svg:height="0.775cm" svg:x="14.014cm" svg:y="4.144cm" svg:viewBox="0 0 18 776" draw:points="0,776 18,776 18,0 0,0">
          <text:p/>
        </draw:polygon>
        <draw:polygon draw:style-name="gr143" draw:text-style-name="P10" draw:layer="layout" svg:width="0.017cm" svg:height="0.775cm" svg:x="14.454cm" svg:y="4.144cm" svg:viewBox="0 0 18 776" draw:points="0,776 18,776 18,0 0,0">
          <text:p/>
        </draw:polygon>
        <draw:polygon draw:style-name="gr143" draw:text-style-name="P10" draw:layer="layout" svg:width="0.017cm" svg:height="0.775cm" svg:x="14.962cm" svg:y="4.144cm" svg:viewBox="0 0 18 776" draw:points="0,776 18,776 18,0 0,0">
          <text:p/>
        </draw:polygon>
        <draw:polygon draw:style-name="gr143" draw:text-style-name="P10" draw:layer="layout" svg:width="0.017cm" svg:height="0.775cm" svg:x="15.403cm" svg:y="4.144cm" svg:viewBox="0 0 18 776" draw:points="0,776 18,776 18,0 0,0">
          <text:p/>
        </draw:polygon>
        <draw:polygon draw:style-name="gr143" draw:text-style-name="P10" draw:layer="layout" svg:width="0.017cm" svg:height="0.775cm" svg:x="15.843cm" svg:y="4.144cm" svg:viewBox="0 0 18 776" draw:points="0,776 18,776 18,0 0,0">
          <text:p/>
        </draw:polygon>
        <draw:polygon draw:style-name="gr143" draw:text-style-name="P10" draw:layer="layout" svg:width="0.017cm" svg:height="0.775cm" svg:x="16.283cm" svg:y="4.144cm" svg:viewBox="0 0 18 776" draw:points="0,776 18,776 18,0 0,0">
          <text:p/>
        </draw:polygon>
        <draw:polygon draw:style-name="gr143" draw:text-style-name="P10" draw:layer="layout" svg:width="0.017cm" svg:height="0.775cm" svg:x="16.723cm" svg:y="4.144cm" svg:viewBox="0 0 18 776" draw:points="0,776 18,776 18,0 0,0">
          <text:p/>
        </draw:polygon>
        <draw:polygon draw:style-name="gr143" draw:text-style-name="P10" draw:layer="layout" svg:width="0.017cm" svg:height="0.775cm" svg:x="17.164cm" svg:y="4.144cm" svg:viewBox="0 0 18 776" draw:points="0,776 18,776 18,0 0,0">
          <text:p/>
        </draw:polygon>
        <draw:polygon draw:style-name="gr143" draw:text-style-name="P10" draw:layer="layout" svg:width="0.017cm" svg:height="0.775cm" svg:x="17.604cm" svg:y="4.144cm" svg:viewBox="0 0 18 776" draw:points="0,776 18,776 18,0 0,0">
          <text:p/>
        </draw:polygon>
        <draw:polygon draw:style-name="gr143" draw:text-style-name="P10" draw:layer="layout" svg:width="0.017cm" svg:height="0.775cm" svg:x="18.044cm" svg:y="4.144cm" svg:viewBox="0 0 18 776" draw:points="0,776 18,776 18,0 0,0">
          <text:p/>
        </draw:polygon>
        <draw:polygon draw:style-name="gr143" draw:text-style-name="P10" draw:layer="layout" svg:width="0.017cm" svg:height="0.775cm" svg:x="18.485cm" svg:y="4.144cm" svg:viewBox="0 0 18 776" draw:points="0,776 18,776 18,0 0,0">
          <text:p/>
        </draw:polygon>
        <draw:polygon draw:style-name="gr143" draw:text-style-name="P10" draw:layer="layout" svg:width="0.017cm" svg:height="0.775cm" svg:x="18.925cm" svg:y="4.144cm" svg:viewBox="0 0 18 776" draw:points="0,776 18,776 18,0 0,0">
          <text:p/>
        </draw:polygon>
        <draw:polygon draw:style-name="gr143" draw:text-style-name="P10" draw:layer="layout" svg:width="0.017cm" svg:height="0.775cm" svg:x="19.365cm" svg:y="4.144cm" svg:viewBox="0 0 18 776" draw:points="0,776 18,776 18,0 0,0">
          <text:p/>
        </draw:polygon>
        <draw:polygon draw:style-name="gr143" draw:text-style-name="P10" draw:layer="layout" svg:width="0.017cm" svg:height="0.775cm" svg:x="19.805cm" svg:y="4.144cm" svg:viewBox="0 0 18 776" draw:points="0,776 18,776 18,0 0,0">
          <text:p/>
        </draw:polygon>
        <draw:polygon draw:style-name="gr143" draw:text-style-name="P10" draw:layer="layout" svg:width="0.017cm" svg:height="0.66cm" svg:x="7.317cm" svg:y="5.067cm" svg:viewBox="0 0 18 661" draw:points="0,661 18,661 18,0 0,0">
          <text:p/>
        </draw:polygon>
        <draw:polygon draw:style-name="gr143" draw:text-style-name="P10" draw:layer="layout" svg:width="0.017cm" svg:height="0.66cm" svg:x="7.757cm" svg:y="5.067cm" svg:viewBox="0 0 18 661" draw:points="0,661 18,661 18,0 0,0">
          <text:p/>
        </draw:polygon>
        <draw:polygon draw:style-name="gr143" draw:text-style-name="P10" draw:layer="layout" svg:width="0.017cm" svg:height="0.66cm" svg:x="8.291cm" svg:y="5.067cm" svg:viewBox="0 0 18 661" draw:points="0,661 18,661 18,0 0,0">
          <text:p/>
        </draw:polygon>
        <draw:polygon draw:style-name="gr143" draw:text-style-name="P10" draw:layer="layout" svg:width="0.017cm" svg:height="0.66cm" svg:x="8.731cm" svg:y="5.067cm" svg:viewBox="0 0 18 661" draw:points="0,661 18,661 18,0 0,0">
          <text:p/>
        </draw:polygon>
        <draw:polygon draw:style-name="gr143" draw:text-style-name="P10" draw:layer="layout" svg:width="0.017cm" svg:height="0.66cm" svg:x="9.171cm" svg:y="5.067cm" svg:viewBox="0 0 18 661" draw:points="0,661 18,661 18,0 0,0">
          <text:p/>
        </draw:polygon>
        <draw:polygon draw:style-name="gr143" draw:text-style-name="P10" draw:layer="layout" svg:width="0.017cm" svg:height="0.66cm" svg:x="9.611cm" svg:y="5.067cm" svg:viewBox="0 0 18 661" draw:points="0,661 18,661 18,0 0,0">
          <text:p/>
        </draw:polygon>
        <draw:polygon draw:style-name="gr143" draw:text-style-name="P10" draw:layer="layout" svg:width="0.017cm" svg:height="0.66cm" svg:x="10.052cm" svg:y="5.067cm" svg:viewBox="0 0 18 661" draw:points="0,661 18,661 18,0 0,0">
          <text:p/>
        </draw:polygon>
        <draw:polygon draw:style-name="gr143" draw:text-style-name="P10" draw:layer="layout" svg:width="0.017cm" svg:height="0.66cm" svg:x="10.492cm" svg:y="5.067cm" svg:viewBox="0 0 18 661" draw:points="0,661 18,661 18,0 0,0">
          <text:p/>
        </draw:polygon>
        <draw:polygon draw:style-name="gr143" draw:text-style-name="P10" draw:layer="layout" svg:width="0.017cm" svg:height="0.66cm" svg:x="10.932cm" svg:y="5.067cm" svg:viewBox="0 0 18 661" draw:points="0,661 18,661 18,0 0,0">
          <text:p/>
        </draw:polygon>
        <draw:polygon draw:style-name="gr143" draw:text-style-name="P10" draw:layer="layout" svg:width="0.017cm" svg:height="0.66cm" svg:x="11.373cm" svg:y="5.067cm" svg:viewBox="0 0 18 661" draw:points="0,661 18,661 18,0 0,0">
          <text:p/>
        </draw:polygon>
        <draw:polygon draw:style-name="gr143" draw:text-style-name="P10" draw:layer="layout" svg:width="0.017cm" svg:height="0.66cm" svg:x="11.813cm" svg:y="5.067cm" svg:viewBox="0 0 18 661" draw:points="0,661 18,661 18,0 0,0">
          <text:p/>
        </draw:polygon>
        <draw:polygon draw:style-name="gr143" draw:text-style-name="P10" draw:layer="layout" svg:width="0.017cm" svg:height="0.66cm" svg:x="12.253cm" svg:y="5.067cm" svg:viewBox="0 0 18 661" draw:points="0,661 18,661 18,0 0,0">
          <text:p/>
        </draw:polygon>
        <draw:polygon draw:style-name="gr143" draw:text-style-name="P10" draw:layer="layout" svg:width="0.017cm" svg:height="0.66cm" svg:x="12.693cm" svg:y="5.067cm" svg:viewBox="0 0 18 661" draw:points="0,661 18,661 18,0 0,0">
          <text:p/>
        </draw:polygon>
        <draw:polygon draw:style-name="gr143" draw:text-style-name="P10" draw:layer="layout" svg:width="0.017cm" svg:height="0.66cm" svg:x="13.134cm" svg:y="5.067cm" svg:viewBox="0 0 18 661" draw:points="0,661 18,661 18,0 0,0">
          <text:p/>
        </draw:polygon>
        <draw:polygon draw:style-name="gr143" draw:text-style-name="P10" draw:layer="layout" svg:width="0.017cm" svg:height="0.66cm" svg:x="13.574cm" svg:y="5.067cm" svg:viewBox="0 0 18 661" draw:points="0,661 18,661 18,0 0,0">
          <text:p/>
        </draw:polygon>
        <draw:polygon draw:style-name="gr143" draw:text-style-name="P10" draw:layer="layout" svg:width="0.017cm" svg:height="0.66cm" svg:x="14.014cm" svg:y="5.067cm" svg:viewBox="0 0 18 661" draw:points="0,661 18,661 18,0 0,0">
          <text:p/>
        </draw:polygon>
        <draw:polygon draw:style-name="gr143" draw:text-style-name="P10" draw:layer="layout" svg:width="0.017cm" svg:height="0.66cm" svg:x="14.454cm" svg:y="5.067cm" svg:viewBox="0 0 18 661" draw:points="0,661 18,661 18,0 0,0">
          <text:p/>
        </draw:polygon>
        <draw:polygon draw:style-name="gr143" draw:text-style-name="P10" draw:layer="layout" svg:width="0.017cm" svg:height="0.66cm" svg:x="14.962cm" svg:y="5.067cm" svg:viewBox="0 0 18 661" draw:points="0,661 18,661 18,0 0,0">
          <text:p/>
        </draw:polygon>
        <draw:polygon draw:style-name="gr143" draw:text-style-name="P10" draw:layer="layout" svg:width="0.017cm" svg:height="0.66cm" svg:x="15.403cm" svg:y="5.067cm" svg:viewBox="0 0 18 661" draw:points="0,661 18,661 18,0 0,0">
          <text:p/>
        </draw:polygon>
        <draw:polygon draw:style-name="gr143" draw:text-style-name="P10" draw:layer="layout" svg:width="8.086cm" svg:height="0.018cm" svg:x="7.334cm" svg:y="5.943cm" svg:viewBox="0 0 8087 19" draw:points="0,19 8087,19 8087,0 0,0">
          <text:p/>
        </draw:polygon>
        <draw:polygon draw:style-name="gr143" draw:text-style-name="P10" draw:layer="layout" svg:width="0.017cm" svg:height="0.66cm" svg:x="15.843cm" svg:y="5.067cm" svg:viewBox="0 0 18 661" draw:points="0,661 18,661 18,0 0,0">
          <text:p/>
        </draw:polygon>
        <draw:polygon draw:style-name="gr143" draw:text-style-name="P10" draw:layer="layout" svg:width="0.017cm" svg:height="0.66cm" svg:x="16.283cm" svg:y="5.067cm" svg:viewBox="0 0 18 661" draw:points="0,661 18,661 18,0 0,0">
          <text:p/>
        </draw:polygon>
        <draw:polygon draw:style-name="gr143" draw:text-style-name="P10" draw:layer="layout" svg:width="0.44cm" svg:height="0.018cm" svg:x="15.86cm" svg:y="5.943cm" svg:viewBox="0 0 441 19" draw:points="0,19 441,19 441,0 0,0">
          <text:p/>
        </draw:polygon>
        <draw:polygon draw:style-name="gr143" draw:text-style-name="P10" draw:layer="layout" svg:width="0.017cm" svg:height="0.66cm" svg:x="17.604cm" svg:y="5.067cm" svg:viewBox="0 0 18 661" draw:points="0,661 18,661 18,0 0,0">
          <text:p/>
        </draw:polygon>
        <draw:polygon draw:style-name="gr143" draw:text-style-name="P10" draw:layer="layout" svg:width="0.017cm" svg:height="0.66cm" svg:x="18.044cm" svg:y="5.067cm" svg:viewBox="0 0 18 661" draw:points="0,661 18,661 18,0 0,0">
          <text:p/>
        </draw:polygon>
        <draw:polygon draw:style-name="gr143" draw:text-style-name="P10" draw:layer="layout" svg:width="8.086cm" svg:height="0.017cm" svg:x="7.334cm" svg:y="6.35cm" svg:viewBox="0 0 8087 18" draw:points="0,18 8087,18 8087,0 0,0">
          <text:p/>
        </draw:polygon>
        <draw:polygon draw:style-name="gr143" draw:text-style-name="P10" draw:layer="layout" svg:width="0.44cm" svg:height="0.017cm" svg:x="15.86cm" svg:y="6.35cm" svg:viewBox="0 0 441 18" draw:points="0,18 441,18 441,0 0,0">
          <text:p/>
        </draw:polygon>
        <draw:polygon draw:style-name="gr143" draw:text-style-name="P10" draw:layer="layout" svg:width="0.017cm" svg:height="0.792cm" svg:x="5.556cm" svg:y="4.127cm" svg:viewBox="0 0 18 793" draw:points="0,793 18,793 18,0 0,0">
          <text:p/>
        </draw:polygon>
        <draw:polygon draw:style-name="gr143" draw:text-style-name="P10" draw:layer="layout" svg:width="0.017cm" svg:height="0.775cm" svg:x="5.996cm" svg:y="4.144cm" svg:viewBox="0 0 18 776" draw:points="0,776 18,776 18,0 0,0">
          <text:p/>
        </draw:polygon>
        <draw:polygon draw:style-name="gr143" draw:text-style-name="P10" draw:layer="layout" svg:width="0.017cm" svg:height="0.775cm" svg:x="6.436cm" svg:y="4.144cm" svg:viewBox="0 0 18 776" draw:points="0,776 18,776 18,0 0,0">
          <text:p/>
        </draw:polygon>
        <draw:polygon draw:style-name="gr143" draw:text-style-name="P10" draw:layer="layout" svg:width="0.017cm" svg:height="0.677cm" svg:x="6.877cm" svg:y="5.05cm" svg:viewBox="0 0 18 678" draw:points="0,678 18,678 18,0 0,0">
          <text:p/>
        </draw:polygon>
        <draw:polygon draw:style-name="gr143" draw:text-style-name="P10" draw:layer="layout" svg:width="0.017cm" svg:height="0.424cm" svg:x="7.317cm" svg:y="5.943cm" svg:viewBox="0 0 18 425" draw:points="0,425 18,425 18,0 0,0">
          <text:p/>
        </draw:polygon>
        <draw:polygon draw:style-name="gr143" draw:text-style-name="P10" draw:layer="layout" svg:width="0.017cm" svg:height="0.407cm" svg:x="7.757cm" svg:y="5.96cm" svg:viewBox="0 0 18 408" draw:points="0,408 18,408 18,0 0,0">
          <text:p/>
        </draw:polygon>
        <draw:polygon draw:style-name="gr143" draw:text-style-name="P10" draw:layer="layout" svg:width="0.017cm" svg:height="0.407cm" svg:x="8.291cm" svg:y="5.96cm" svg:viewBox="0 0 18 408" draw:points="0,408 18,408 18,0 0,0">
          <text:p/>
        </draw:polygon>
        <draw:polygon draw:style-name="gr143" draw:text-style-name="P10" draw:layer="layout" svg:width="0.017cm" svg:height="0.407cm" svg:x="8.731cm" svg:y="5.96cm" svg:viewBox="0 0 18 408" draw:points="0,408 18,408 18,0 0,0">
          <text:p/>
        </draw:polygon>
        <draw:polygon draw:style-name="gr143" draw:text-style-name="P10" draw:layer="layout" svg:width="3.175cm" svg:height="0.017cm" svg:x="5.573cm" svg:y="6.862cm" svg:viewBox="0 0 3176 18" draw:points="0,18 3176,18 3176,0 0,0">
          <text:p/>
        </draw:polygon>
        <draw:polygon draw:style-name="gr143" draw:text-style-name="P10" draw:layer="layout" svg:width="0.017cm" svg:height="0.407cm" svg:x="14.962cm" svg:y="5.96cm" svg:viewBox="0 0 18 408" draw:points="0,408 18,408 18,0 0,0">
          <text:p/>
        </draw:polygon>
        <draw:polygon draw:style-name="gr143" draw:text-style-name="P10" draw:layer="layout" svg:width="0.017cm" svg:height="0.407cm" svg:x="15.403cm" svg:y="5.96cm" svg:viewBox="0 0 18 408" draw:points="0,408 18,408 18,0 0,0">
          <text:p/>
        </draw:polygon>
        <draw:polygon draw:style-name="gr143" draw:text-style-name="P10" draw:layer="layout" svg:width="0.017cm" svg:height="0.424cm" svg:x="15.843cm" svg:y="5.943cm" svg:viewBox="0 0 18 425" draw:points="0,425 18,425 18,0 0,0">
          <text:p/>
        </draw:polygon>
        <draw:polygon draw:style-name="gr143" draw:text-style-name="P10" draw:layer="layout" svg:width="0.881cm" svg:height="0.017cm" svg:x="14.979cm" svg:y="6.862cm" svg:viewBox="0 0 882 18" draw:points="0,18 882,18 882,0 0,0">
          <text:p/>
        </draw:polygon>
        <draw:polygon draw:style-name="gr143" draw:text-style-name="P10" draw:layer="layout" svg:width="0.017cm" svg:height="0.407cm" svg:x="16.283cm" svg:y="5.96cm" svg:viewBox="0 0 18 408" draw:points="0,408 18,408 18,0 0,0">
          <text:p/>
        </draw:polygon>
        <draw:polygon draw:style-name="gr143" draw:text-style-name="P10" draw:layer="layout" svg:width="0.017cm" svg:height="0.66cm" svg:x="16.723cm" svg:y="5.067cm" svg:viewBox="0 0 18 661" draw:points="0,661 18,661 18,0 0,0">
          <text:p/>
        </draw:polygon>
        <draw:polygon draw:style-name="gr143" draw:text-style-name="P10" draw:layer="layout" svg:width="0.017cm" svg:height="0.66cm" svg:x="17.164cm" svg:y="5.067cm" svg:viewBox="0 0 18 661" draw:points="0,661 18,661 18,0 0,0">
          <text:p/>
        </draw:polygon>
        <draw:polygon draw:style-name="gr143" draw:text-style-name="P10" draw:layer="layout" svg:width="0.881cm" svg:height="0.017cm" svg:x="16.3cm" svg:y="6.862cm" svg:viewBox="0 0 882 18" draw:points="0,18 882,18 882,0 0,0">
          <text:p/>
        </draw:polygon>
        <draw:polygon draw:style-name="gr143" draw:text-style-name="P10" draw:layer="layout" svg:width="0.017cm" svg:height="0.424cm" svg:x="17.604cm" svg:y="5.943cm" svg:viewBox="0 0 18 425" draw:points="0,425 18,425 18,0 0,0">
          <text:p/>
        </draw:polygon>
        <draw:polygon draw:style-name="gr143" draw:text-style-name="P10" draw:layer="layout" svg:width="0.017cm" svg:height="0.407cm" svg:x="18.044cm" svg:y="5.96cm" svg:viewBox="0 0 18 408" draw:points="0,408 18,408 18,0 0,0">
          <text:p/>
        </draw:polygon>
        <draw:polygon draw:style-name="gr143" draw:text-style-name="P10" draw:layer="layout" svg:width="0.017cm" svg:height="0.66cm" svg:x="18.485cm" svg:y="5.067cm" svg:viewBox="0 0 18 661" draw:points="0,661 18,661 18,0 0,0">
          <text:p/>
        </draw:polygon>
        <draw:polygon draw:style-name="gr143" draw:text-style-name="P10" draw:layer="layout" svg:width="0.017cm" svg:height="0.66cm" svg:x="18.925cm" svg:y="5.067cm" svg:viewBox="0 0 18 661" draw:points="0,661 18,661 18,0 0,0">
          <text:p/>
        </draw:polygon>
        <draw:polygon draw:style-name="gr143" draw:text-style-name="P10" draw:layer="layout" svg:width="0.017cm" svg:height="0.66cm" svg:x="19.365cm" svg:y="5.067cm" svg:viewBox="0 0 18 661" draw:points="0,661 18,661 18,0 0,0">
          <text:p/>
        </draw:polygon>
        <draw:polygon draw:style-name="gr143" draw:text-style-name="P10" draw:layer="layout" svg:width="3.175cm" svg:height="0.017cm" svg:x="5.573cm" svg:y="7.243cm" svg:viewBox="0 0 3176 18" draw:points="0,18 3176,18 3176,0 0,0">
          <text:p/>
        </draw:polygon>
        <draw:polygon draw:style-name="gr143" draw:text-style-name="P10" draw:layer="layout" svg:width="0.881cm" svg:height="0.017cm" svg:x="14.979cm" svg:y="7.243cm" svg:viewBox="0 0 882 18" draw:points="0,18 882,18 882,0 0,0">
          <text:p/>
        </draw:polygon>
        <draw:polygon draw:style-name="gr143" draw:text-style-name="P10" draw:layer="layout" svg:width="0.881cm" svg:height="0.017cm" svg:x="16.3cm" svg:y="7.243cm" svg:viewBox="0 0 882 18" draw:points="0,18 882,18 882,0 0,0">
          <text:p/>
        </draw:polygon>
        <draw:polygon draw:style-name="gr143" draw:text-style-name="P10" draw:layer="layout" svg:width="0.017cm" svg:height="0.407cm" svg:x="10.932cm" svg:y="5.96cm" svg:viewBox="0 0 18 408" draw:points="0,408 18,408 18,0 0,0">
          <text:p/>
        </draw:polygon>
        <draw:polygon draw:style-name="gr143" draw:text-style-name="P10" draw:layer="layout" svg:width="0.017cm" svg:height="0.407cm" svg:x="12.693cm" svg:y="5.96cm" svg:viewBox="0 0 18 408" draw:points="0,408 18,408 18,0 0,0">
          <text:p/>
        </draw:polygon>
        <draw:polygon draw:style-name="gr143" draw:text-style-name="P10" draw:layer="layout" svg:width="0.017cm" svg:height="0.407cm" svg:x="13.134cm" svg:y="5.96cm" svg:viewBox="0 0 18 408" draw:points="0,408 18,408 18,0 0,0">
          <text:p/>
        </draw:polygon>
        <draw:polygon draw:style-name="gr143" draw:text-style-name="P10" draw:layer="layout" svg:width="0.44cm" svg:height="0.017cm" svg:x="12.71cm" svg:y="7.59cm" svg:viewBox="0 0 441 18" draw:points="0,18 441,18 441,0 0,0">
          <text:p/>
        </draw:polygon>
        <draw:polygon draw:style-name="gr143" draw:text-style-name="P10" draw:layer="layout" svg:width="0.017cm" svg:height="0.407cm" svg:x="14.454cm" svg:y="5.96cm" svg:viewBox="0 0 18 408" draw:points="0,408 18,408 18,0 0,0">
          <text:p/>
        </draw:polygon>
        <draw:polygon draw:style-name="gr143" draw:text-style-name="P10" draw:layer="layout" svg:width="0.017cm" svg:height="0.398cm" svg:x="14.962cm" svg:y="6.862cm" svg:viewBox="0 0 18 399" draw:points="0,399 18,399 18,0 0,0">
          <text:p/>
        </draw:polygon>
        <draw:polygon draw:style-name="gr143" draw:text-style-name="P10" draw:layer="layout" svg:width="0.44cm" svg:height="0.017cm" svg:x="12.71cm" svg:y="7.958cm" svg:viewBox="0 0 441 18" draw:points="0,18 441,18 441,0 0,0">
          <text:p/>
        </draw:polygon>
        <draw:polygon draw:style-name="gr143" draw:text-style-name="P10" draw:layer="layout" svg:width="0.44cm" svg:height="0.017cm" svg:x="1.958cm" svg:y="8.365cm" svg:viewBox="0 0 441 18" draw:points="0,18 441,18 441,0 0,0">
          <text:p/>
        </draw:polygon>
        <draw:polygon draw:style-name="gr143" draw:text-style-name="P10" draw:layer="layout" svg:width="0.017cm" svg:height="0.398cm" svg:x="5.556cm" svg:y="6.862cm" svg:viewBox="0 0 18 399" draw:points="0,399 18,399 18,0 0,0">
          <text:p/>
        </draw:polygon>
        <draw:polygon draw:style-name="gr143" draw:text-style-name="P10" draw:layer="layout" svg:width="0.017cm" svg:height="0.381cm" svg:x="5.996cm" svg:y="6.879cm" svg:viewBox="0 0 18 382" draw:points="0,382 18,382 18,0 0,0">
          <text:p/>
        </draw:polygon>
        <draw:polygon draw:style-name="gr143" draw:text-style-name="P10" draw:layer="layout" svg:width="0.017cm" svg:height="0.381cm" svg:x="6.436cm" svg:y="6.879cm" svg:viewBox="0 0 18 382" draw:points="0,382 18,382 18,0 0,0">
          <text:p/>
        </draw:polygon>
        <draw:polygon draw:style-name="gr143" draw:text-style-name="P10" draw:layer="layout" svg:width="0.017cm" svg:height="0.381cm" svg:x="6.877cm" svg:y="6.879cm" svg:viewBox="0 0 18 382" draw:points="0,382 18,382 18,0 0,0">
          <text:p/>
        </draw:polygon>
        <draw:polygon draw:style-name="gr143" draw:text-style-name="P10" draw:layer="layout" svg:width="0.017cm" svg:height="0.381cm" svg:x="7.317cm" svg:y="6.879cm" svg:viewBox="0 0 18 382" draw:points="0,382 18,382 18,0 0,0">
          <text:p/>
        </draw:polygon>
        <draw:polygon draw:style-name="gr143" draw:text-style-name="P10" draw:layer="layout" svg:width="0.017cm" svg:height="0.381cm" svg:x="7.757cm" svg:y="6.879cm" svg:viewBox="0 0 18 382" draw:points="0,382 18,382 18,0 0,0">
          <text:p/>
        </draw:polygon>
        <draw:polygon draw:style-name="gr143" draw:text-style-name="P10" draw:layer="layout" svg:width="0.017cm" svg:height="0.381cm" svg:x="8.291cm" svg:y="6.879cm" svg:viewBox="0 0 18 382" draw:points="0,382 18,382 18,0 0,0">
          <text:p/>
        </draw:polygon>
        <draw:polygon draw:style-name="gr143" draw:text-style-name="P10" draw:layer="layout" svg:width="0.017cm" svg:height="0.381cm" svg:x="8.731cm" svg:y="6.879cm" svg:viewBox="0 0 18 382" draw:points="0,382 18,382 18,0 0,0">
          <text:p/>
        </draw:polygon>
        <draw:polygon draw:style-name="gr143" draw:text-style-name="P10" draw:layer="layout" svg:width="0.017cm" svg:height="0.407cm" svg:x="9.171cm" svg:y="5.96cm" svg:viewBox="0 0 18 408" draw:points="0,408 18,408 18,0 0,0">
          <text:p/>
        </draw:polygon>
        <draw:polygon draw:style-name="gr143" draw:text-style-name="P10" draw:layer="layout" svg:width="0.017cm" svg:height="0.407cm" svg:x="9.611cm" svg:y="5.96cm" svg:viewBox="0 0 18 408" draw:points="0,408 18,408 18,0 0,0">
          <text:p/>
        </draw:polygon>
        <draw:polygon draw:style-name="gr143" draw:text-style-name="P10" draw:layer="layout" svg:width="0.017cm" svg:height="0.407cm" svg:x="10.052cm" svg:y="5.96cm" svg:viewBox="0 0 18 408" draw:points="0,408 18,408 18,0 0,0">
          <text:p/>
        </draw:polygon>
        <draw:polygon draw:style-name="gr143" draw:text-style-name="P10" draw:layer="layout" svg:width="0.017cm" svg:height="0.407cm" svg:x="10.492cm" svg:y="5.96cm" svg:viewBox="0 0 18 408" draw:points="0,408 18,408 18,0 0,0">
          <text:p/>
        </draw:polygon>
        <draw:polygon draw:style-name="gr143" draw:text-style-name="P10" draw:layer="layout" svg:width="5.376cm" svg:height="0.017cm" svg:x="5.133cm" svg:y="8.365cm" svg:viewBox="0 0 5377 18" draw:points="0,18 5377,18 5377,0 0,0">
          <text:p/>
        </draw:polygon>
        <draw:polygon draw:style-name="gr143" draw:text-style-name="P10" draw:layer="layout" svg:width="0.017cm" svg:height="0.407cm" svg:x="13.574cm" svg:y="5.96cm" svg:viewBox="0 0 18 408" draw:points="0,408 18,408 18,0 0,0">
          <text:p/>
        </draw:polygon>
        <draw:polygon draw:style-name="gr143" draw:text-style-name="P10" draw:layer="layout" svg:width="0.017cm" svg:height="0.407cm" svg:x="14.014cm" svg:y="5.96cm" svg:viewBox="0 0 18 408" draw:points="0,408 18,408 18,0 0,0">
          <text:p/>
        </draw:polygon>
        <draw:polygon draw:style-name="gr143" draw:text-style-name="P10" draw:layer="layout" svg:width="0.017cm" svg:height="0.385cm" svg:x="14.454cm" svg:y="7.59cm" svg:viewBox="0 0 18 386" draw:points="0,386 18,386 18,0 0,0">
          <text:p/>
        </draw:polygon>
        <draw:polygon draw:style-name="gr143" draw:text-style-name="P10" draw:layer="layout" svg:width="0.88cm" svg:height="0.017cm" svg:x="13.591cm" svg:y="8.365cm" svg:viewBox="0 0 881 18" draw:points="0,18 881,18 881,0 0,0">
          <text:p/>
        </draw:polygon>
        <draw:polygon draw:style-name="gr143" draw:text-style-name="P10" draw:layer="layout" svg:width="0.017cm" svg:height="0.368cm" svg:x="14.962cm" svg:y="7.607cm" svg:viewBox="0 0 18 369" draw:points="0,369 18,369 18,0 0,0">
          <text:p/>
        </draw:polygon>
        <draw:polygon draw:style-name="gr143" draw:text-style-name="P10" draw:layer="layout" svg:width="0.017cm" svg:height="0.381cm" svg:x="15.403cm" svg:y="6.879cm" svg:viewBox="0 0 18 382" draw:points="0,382 18,382 18,0 0,0">
          <text:p/>
        </draw:polygon>
        <draw:polygon draw:style-name="gr143" draw:text-style-name="P10" draw:layer="layout" svg:width="0.017cm" svg:height="0.381cm" svg:x="15.843cm" svg:y="6.879cm" svg:viewBox="0 0 18 382" draw:points="0,382 18,382 18,0 0,0">
          <text:p/>
        </draw:polygon>
        <draw:polygon draw:style-name="gr143" draw:text-style-name="P10" draw:layer="layout" svg:width="0.881cm" svg:height="0.017cm" svg:x="14.979cm" svg:y="8.365cm" svg:viewBox="0 0 882 18" draw:points="0,18 882,18 882,0 0,0">
          <text:p/>
        </draw:polygon>
        <draw:polygon draw:style-name="gr143" draw:text-style-name="P10" draw:layer="layout" svg:width="0.017cm" svg:height="0.398cm" svg:x="16.283cm" svg:y="6.862cm" svg:viewBox="0 0 18 399" draw:points="0,399 18,399 18,0 0,0">
          <text:p/>
        </draw:polygon>
        <draw:polygon draw:style-name="gr143" draw:text-style-name="P10" draw:layer="layout" svg:width="0.017cm" svg:height="0.381cm" svg:x="16.723cm" svg:y="6.879cm" svg:viewBox="0 0 18 382" draw:points="0,382 18,382 18,0 0,0">
          <text:p/>
        </draw:polygon>
        <draw:polygon draw:style-name="gr143" draw:text-style-name="P10" draw:layer="layout" svg:width="0.017cm" svg:height="0.381cm" svg:x="17.164cm" svg:y="6.879cm" svg:viewBox="0 0 18 382" draw:points="0,382 18,382 18,0 0,0">
          <text:p/>
        </draw:polygon>
        <draw:polygon draw:style-name="gr143" draw:text-style-name="P10" draw:layer="layout" svg:width="0.017cm" svg:height="0.398cm" svg:x="17.604cm" svg:y="6.862cm" svg:viewBox="0 0 18 399" draw:points="0,399 18,399 18,0 0,0">
          <text:p/>
        </draw:polygon>
        <draw:polygon draw:style-name="gr143" draw:text-style-name="P10" draw:layer="layout" svg:width="0.017cm" svg:height="0.381cm" svg:x="18.044cm" svg:y="6.879cm" svg:viewBox="0 0 18 382" draw:points="0,382 18,382 18,0 0,0">
          <text:p/>
        </draw:polygon>
        <draw:polygon draw:style-name="gr143" draw:text-style-name="P10" draw:layer="layout" svg:width="0.44cm" svg:height="0.017cm" svg:x="1.958cm" svg:y="8.784cm" svg:viewBox="0 0 441 18" draw:points="0,18 441,18 441,0 0,0">
          <text:p/>
        </draw:polygon>
        <draw:polygon draw:style-name="gr143" draw:text-style-name="P10" draw:layer="layout" svg:width="5.376cm" svg:height="0.017cm" svg:x="5.133cm" svg:y="8.784cm" svg:viewBox="0 0 5377 18" draw:points="0,18 5377,18 5377,0 0,0">
          <text:p/>
        </draw:polygon>
        <draw:polygon draw:style-name="gr143" draw:text-style-name="P10" draw:layer="layout" svg:width="0.88cm" svg:height="0.017cm" svg:x="13.591cm" svg:y="8.784cm" svg:viewBox="0 0 881 18" draw:points="0,18 881,18 881,0 0,0">
          <text:p/>
        </draw:polygon>
        <draw:polygon draw:style-name="gr143" draw:text-style-name="P10" draw:layer="layout" svg:width="0.881cm" svg:height="0.017cm" svg:x="14.979cm" svg:y="8.784cm" svg:viewBox="0 0 882 18" draw:points="0,18 882,18 882,0 0,0">
          <text:p/>
        </draw:polygon>
        <draw:polygon draw:style-name="gr143" draw:text-style-name="P10" draw:layer="layout" svg:width="0.017cm" svg:height="0.436cm" svg:x="5.116cm" svg:y="8.365cm" svg:viewBox="0 0 18 437" draw:points="0,437 18,437 18,0 0,0">
          <text:p/>
        </draw:polygon>
        <draw:polygon draw:style-name="gr143" draw:text-style-name="P10" draw:layer="layout" svg:width="0.017cm" svg:height="0.419cm" svg:x="5.556cm" svg:y="8.382cm" svg:viewBox="0 0 18 420" draw:points="0,420 18,420 18,0 0,0">
          <text:p/>
        </draw:polygon>
        <draw:polygon draw:style-name="gr143" draw:text-style-name="P10" draw:layer="layout" svg:width="0.017cm" svg:height="0.419cm" svg:x="5.996cm" svg:y="8.382cm" svg:viewBox="0 0 18 420" draw:points="0,420 18,420 18,0 0,0">
          <text:p/>
        </draw:polygon>
        <draw:polygon draw:style-name="gr143" draw:text-style-name="P10" draw:layer="layout" svg:width="0.017cm" svg:height="0.419cm" svg:x="6.436cm" svg:y="8.382cm" svg:viewBox="0 0 18 420" draw:points="0,420 18,420 18,0 0,0">
          <text:p/>
        </draw:polygon>
        <draw:polygon draw:style-name="gr143" draw:text-style-name="P10" draw:layer="layout" svg:width="0.017cm" svg:height="0.419cm" svg:x="6.877cm" svg:y="8.382cm" svg:viewBox="0 0 18 420" draw:points="0,420 18,420 18,0 0,0">
          <text:p/>
        </draw:polygon>
        <draw:polygon draw:style-name="gr143" draw:text-style-name="P10" draw:layer="layout" svg:width="0.017cm" svg:height="0.419cm" svg:x="7.317cm" svg:y="8.382cm" svg:viewBox="0 0 18 420" draw:points="0,420 18,420 18,0 0,0">
          <text:p/>
        </draw:polygon>
        <draw:polygon draw:style-name="gr143" draw:text-style-name="P10" draw:layer="layout" svg:width="0.017cm" svg:height="0.419cm" svg:x="7.757cm" svg:y="8.382cm" svg:viewBox="0 0 18 420" draw:points="0,420 18,420 18,0 0,0">
          <text:p/>
        </draw:polygon>
        <draw:polygon draw:style-name="gr143" draw:text-style-name="P10" draw:layer="layout" svg:width="0.017cm" svg:height="0.419cm" svg:x="8.291cm" svg:y="8.382cm" svg:viewBox="0 0 18 420" draw:points="0,420 18,420 18,0 0,0">
          <text:p/>
        </draw:polygon>
        <draw:polygon draw:style-name="gr143" draw:text-style-name="P10" draw:layer="layout" svg:width="0.017cm" svg:height="0.419cm" svg:x="8.731cm" svg:y="8.382cm" svg:viewBox="0 0 18 420" draw:points="0,420 18,420 18,0 0,0">
          <text:p/>
        </draw:polygon>
        <draw:polygon draw:style-name="gr143" draw:text-style-name="P10" draw:layer="layout" svg:width="0.017cm" svg:height="0.419cm" svg:x="9.171cm" svg:y="8.382cm" svg:viewBox="0 0 18 420" draw:points="0,420 18,420 18,0 0,0">
          <text:p/>
        </draw:polygon>
        <draw:polygon draw:style-name="gr143" draw:text-style-name="P10" draw:layer="layout" svg:width="0.017cm" svg:height="0.419cm" svg:x="9.611cm" svg:y="8.382cm" svg:viewBox="0 0 18 420" draw:points="0,420 18,420 18,0 0,0">
          <text:p/>
        </draw:polygon>
        <draw:polygon draw:style-name="gr143" draw:text-style-name="P10" draw:layer="layout" svg:width="0.017cm" svg:height="0.419cm" svg:x="10.052cm" svg:y="8.382cm" svg:viewBox="0 0 18 420" draw:points="0,420 18,420 18,0 0,0">
          <text:p/>
        </draw:polygon>
        <draw:polygon draw:style-name="gr143" draw:text-style-name="P10" draw:layer="layout" svg:width="0.017cm" svg:height="0.419cm" svg:x="10.492cm" svg:y="8.382cm" svg:viewBox="0 0 18 420" draw:points="0,420 18,420 18,0 0,0">
          <text:p/>
        </draw:polygon>
        <draw:polygon draw:style-name="gr143" draw:text-style-name="P10" draw:layer="layout" svg:width="5.376cm" svg:height="0.018cm" svg:x="5.133cm" svg:y="9.287cm" svg:viewBox="0 0 5377 19" draw:points="0,19 5377,19 5377,0 0,0">
          <text:p/>
        </draw:polygon>
        <draw:polygon draw:style-name="gr143" draw:text-style-name="P10" draw:layer="layout" svg:width="0.017cm" svg:height="0.385cm" svg:x="12.693cm" svg:y="7.59cm" svg:viewBox="0 0 18 386" draw:points="0,386 18,386 18,0 0,0">
          <text:p/>
        </draw:polygon>
        <draw:polygon draw:style-name="gr143" draw:text-style-name="P10" draw:layer="layout" svg:width="0.017cm" svg:height="0.368cm" svg:x="13.134cm" svg:y="7.607cm" svg:viewBox="0 0 18 369" draw:points="0,369 18,369 18,0 0,0">
          <text:p/>
        </draw:polygon>
        <draw:polygon draw:style-name="gr143" draw:text-style-name="P10" draw:layer="layout" svg:width="0.017cm" svg:height="0.436cm" svg:x="13.574cm" svg:y="8.365cm" svg:viewBox="0 0 18 437" draw:points="0,437 18,437 18,0 0,0">
          <text:p/>
        </draw:polygon>
        <draw:polygon draw:style-name="gr143" draw:text-style-name="P10" draw:layer="layout" svg:width="0.017cm" svg:height="0.419cm" svg:x="14.014cm" svg:y="8.382cm" svg:viewBox="0 0 18 420" draw:points="0,420 18,420 18,0 0,0">
          <text:p/>
        </draw:polygon>
        <draw:polygon draw:style-name="gr143" draw:text-style-name="P10" draw:layer="layout" svg:width="1.321cm" svg:height="0.018cm" svg:x="12.71cm" svg:y="9.287cm" svg:viewBox="0 0 1322 19" draw:points="0,19 1322,19 1322,0 0,0">
          <text:p/>
        </draw:polygon>
        <draw:polygon draw:style-name="gr143" draw:text-style-name="P10" draw:layer="layout" svg:width="0.017cm" svg:height="0.436cm" svg:x="14.962cm" svg:y="8.365cm" svg:viewBox="0 0 18 437" draw:points="0,437 18,437 18,0 0,0">
          <text:p/>
        </draw:polygon>
        <draw:polygon draw:style-name="gr143" draw:text-style-name="P10" draw:layer="layout" svg:width="0.017cm" svg:height="0.419cm" svg:x="15.403cm" svg:y="8.382cm" svg:viewBox="0 0 18 420" draw:points="0,420 18,420 18,0 0,0">
          <text:p/>
        </draw:polygon>
        <draw:polygon draw:style-name="gr143" draw:text-style-name="P10" draw:layer="layout" svg:width="0.441cm" svg:height="0.018cm" svg:x="14.979cm" svg:y="9.287cm" svg:viewBox="0 0 442 19" draw:points="0,19 442,19 442,0 0,0">
          <text:p/>
        </draw:polygon>
        <draw:polygon draw:style-name="gr143" draw:text-style-name="P10" draw:layer="layout" svg:width="0.017cm" svg:height="0.436cm" svg:x="16.283cm" svg:y="8.365cm" svg:viewBox="0 0 18 437" draw:points="0,437 18,437 18,0 0,0">
          <text:p/>
        </draw:polygon>
        <draw:polygon draw:style-name="gr143" draw:text-style-name="P10" draw:layer="layout" svg:width="0.017cm" svg:height="0.419cm" svg:x="16.723cm" svg:y="8.382cm" svg:viewBox="0 0 18 420" draw:points="0,420 18,420 18,0 0,0">
          <text:p/>
        </draw:polygon>
        <draw:polygon draw:style-name="gr143" draw:text-style-name="P10" draw:layer="layout" svg:width="0.44cm" svg:height="0.018cm" svg:x="16.3cm" svg:y="9.287cm" svg:viewBox="0 0 441 19" draw:points="0,19 441,19 441,0 0,0">
          <text:p/>
        </draw:polygon>
        <draw:polygon draw:style-name="gr143" draw:text-style-name="P10" draw:layer="layout" svg:width="0.017cm" svg:height="0.419cm" svg:x="17.604cm" svg:y="8.382cm" svg:viewBox="0 0 18 420" draw:points="0,420 18,420 18,0 0,0">
          <text:p/>
        </draw:polygon>
        <draw:polygon draw:style-name="gr143" draw:text-style-name="P10" draw:layer="layout" svg:width="0.017cm" svg:height="0.419cm" svg:x="18.044cm" svg:y="8.382cm" svg:viewBox="0 0 18 420" draw:points="0,420 18,420 18,0 0,0">
          <text:p/>
        </draw:polygon>
        <draw:polygon draw:style-name="gr143" draw:text-style-name="P10" draw:layer="layout" svg:width="0.017cm" svg:height="0.436cm" svg:x="1.941cm" svg:y="8.365cm" svg:viewBox="0 0 18 437" draw:points="0,437 18,437 18,0 0,0">
          <text:p/>
        </draw:polygon>
        <draw:polygon draw:style-name="gr143" draw:text-style-name="P10" draw:layer="layout" svg:width="0.017cm" svg:height="0.419cm" svg:x="2.381cm" svg:y="8.382cm" svg:viewBox="0 0 18 420" draw:points="0,420 18,420 18,0 0,0">
          <text:p/>
        </draw:polygon>
        <draw:polygon draw:style-name="gr143" draw:text-style-name="P10" draw:layer="layout" svg:width="0.44cm" svg:height="0.017cm" svg:x="1.958cm" svg:y="9.656cm" svg:viewBox="0 0 441 18" draw:points="0,18 441,18 441,0 0,0">
          <text:p/>
        </draw:polygon>
        <draw:polygon draw:style-name="gr143" draw:text-style-name="P10" draw:layer="layout" svg:width="0.017cm" svg:height="0.419cm" svg:x="5.556cm" svg:y="8.885cm" svg:viewBox="0 0 18 420" draw:points="0,420 18,420 18,0 0,0">
          <text:p/>
        </draw:polygon>
        <draw:polygon draw:style-name="gr143" draw:text-style-name="P10" draw:layer="layout" svg:width="0.017cm" svg:height="0.419cm" svg:x="5.996cm" svg:y="8.885cm" svg:viewBox="0 0 18 420" draw:points="0,420 18,420 18,0 0,0">
          <text:p/>
        </draw:polygon>
        <draw:polygon draw:style-name="gr143" draw:text-style-name="P10" draw:layer="layout" svg:width="0.017cm" svg:height="0.419cm" svg:x="6.436cm" svg:y="8.885cm" svg:viewBox="0 0 18 420" draw:points="0,420 18,420 18,0 0,0">
          <text:p/>
        </draw:polygon>
        <draw:polygon draw:style-name="gr143" draw:text-style-name="P10" draw:layer="layout" svg:width="0.017cm" svg:height="0.419cm" svg:x="6.877cm" svg:y="8.885cm" svg:viewBox="0 0 18 420" draw:points="0,420 18,420 18,0 0,0">
          <text:p/>
        </draw:polygon>
        <draw:polygon draw:style-name="gr143" draw:text-style-name="P10" draw:layer="layout" svg:width="0.017cm" svg:height="0.419cm" svg:x="7.317cm" svg:y="8.885cm" svg:viewBox="0 0 18 420" draw:points="0,420 18,420 18,0 0,0">
          <text:p/>
        </draw:polygon>
        <draw:polygon draw:style-name="gr143" draw:text-style-name="P10" draw:layer="layout" svg:width="0.017cm" svg:height="0.419cm" svg:x="7.757cm" svg:y="8.885cm" svg:viewBox="0 0 18 420" draw:points="0,420 18,420 18,0 0,0">
          <text:p/>
        </draw:polygon>
        <draw:polygon draw:style-name="gr143" draw:text-style-name="P10" draw:layer="layout" svg:width="0.017cm" svg:height="0.419cm" svg:x="8.291cm" svg:y="8.885cm" svg:viewBox="0 0 18 420" draw:points="0,420 18,420 18,0 0,0">
          <text:p/>
        </draw:polygon>
        <draw:polygon draw:style-name="gr143" draw:text-style-name="P10" draw:layer="layout" svg:width="0.017cm" svg:height="0.419cm" svg:x="8.731cm" svg:y="8.885cm" svg:viewBox="0 0 18 420" draw:points="0,420 18,420 18,0 0,0">
          <text:p/>
        </draw:polygon>
        <draw:polygon draw:style-name="gr143" draw:text-style-name="P10" draw:layer="layout" svg:width="0.017cm" svg:height="0.419cm" svg:x="9.171cm" svg:y="8.885cm" svg:viewBox="0 0 18 420" draw:points="0,420 18,420 18,0 0,0">
          <text:p/>
        </draw:polygon>
        <draw:polygon draw:style-name="gr143" draw:text-style-name="P10" draw:layer="layout" svg:width="0.017cm" svg:height="0.419cm" svg:x="9.611cm" svg:y="8.885cm" svg:viewBox="0 0 18 420" draw:points="0,420 18,420 18,0 0,0">
          <text:p/>
        </draw:polygon>
        <draw:polygon draw:style-name="gr143" draw:text-style-name="P10" draw:layer="layout" svg:width="0.017cm" svg:height="0.419cm" svg:x="10.052cm" svg:y="8.885cm" svg:viewBox="0 0 18 420" draw:points="0,420 18,420 18,0 0,0">
          <text:p/>
        </draw:polygon>
        <draw:polygon draw:style-name="gr143" draw:text-style-name="P10" draw:layer="layout" svg:width="0.017cm" svg:height="0.419cm" svg:x="10.492cm" svg:y="8.885cm" svg:viewBox="0 0 18 420" draw:points="0,420 18,420 18,0 0,0">
          <text:p/>
        </draw:polygon>
        <draw:polygon draw:style-name="gr143" draw:text-style-name="P10" draw:layer="layout" svg:width="4.936cm" svg:height="0.017cm" svg:x="5.573cm" svg:y="9.656cm" svg:viewBox="0 0 4937 18" draw:points="0,18 4937,18 4937,0 0,0">
          <text:p/>
        </draw:polygon>
        <draw:polygon draw:style-name="gr143" draw:text-style-name="P10" draw:layer="layout" svg:width="1.321cm" svg:height="0.017cm" svg:x="12.71cm" svg:y="9.656cm" svg:viewBox="0 0 1322 18" draw:points="0,18 1322,18 1322,0 0,0">
          <text:p/>
        </draw:polygon>
        <draw:polygon draw:style-name="gr143" draw:text-style-name="P10" draw:layer="layout" svg:width="0.441cm" svg:height="0.017cm" svg:x="14.979cm" svg:y="9.656cm" svg:viewBox="0 0 442 18" draw:points="0,18 442,18 442,0 0,0">
          <text:p/>
        </draw:polygon>
        <draw:polygon draw:style-name="gr143" draw:text-style-name="P10" draw:layer="layout" svg:width="0.44cm" svg:height="0.017cm" svg:x="16.3cm" svg:y="9.656cm" svg:viewBox="0 0 441 18" draw:points="0,18 441,18 441,0 0,0">
          <text:p/>
        </draw:polygon>
        <draw:polygon draw:style-name="gr143" draw:text-style-name="P10" draw:layer="layout" svg:width="0.44cm" svg:height="0.017cm" svg:x="1.958cm" svg:y="10.121cm" svg:viewBox="0 0 441 18" draw:points="0,18 441,18 441,0 0,0">
          <text:p/>
        </draw:polygon>
        <draw:polygon draw:style-name="gr143" draw:text-style-name="P10" draw:layer="layout" svg:width="0.017cm" svg:height="0.436cm" svg:x="5.116cm" svg:y="8.868cm" svg:viewBox="0 0 18 437" draw:points="0,437 18,437 18,0 0,0">
          <text:p/>
        </draw:polygon>
        <draw:polygon draw:style-name="gr143" draw:text-style-name="P10" draw:layer="layout" svg:width="0.017cm" svg:height="0.482cm" svg:x="5.556cm" svg:y="9.656cm" svg:viewBox="0 0 18 483" draw:points="0,483 18,483 18,0 0,0">
          <text:p/>
        </draw:polygon>
        <draw:polygon draw:style-name="gr143" draw:text-style-name="P10" draw:layer="layout" svg:width="0.44cm" svg:height="0.017cm" svg:x="5.133cm" svg:y="10.452cm" svg:viewBox="0 0 441 18" draw:points="0,18 441,18 441,0 0,0">
          <text:p/>
        </draw:polygon>
        <draw:polygon draw:style-name="gr143" draw:text-style-name="P10" draw:layer="layout" svg:width="0.017cm" svg:height="0.465cm" svg:x="6.436cm" svg:y="9.673cm" svg:viewBox="0 0 18 466" draw:points="0,466 18,466 18,0 0,0">
          <text:p/>
        </draw:polygon>
        <draw:polygon draw:style-name="gr143" draw:text-style-name="P10" draw:layer="layout" svg:width="0.017cm" svg:height="0.465cm" svg:x="6.877cm" svg:y="9.673cm" svg:viewBox="0 0 18 466" draw:points="0,466 18,466 18,0 0,0">
          <text:p/>
        </draw:polygon>
        <draw:polygon draw:style-name="gr143" draw:text-style-name="P10" draw:layer="layout" svg:width="0.441cm" svg:height="0.017cm" svg:x="6.453cm" svg:y="10.452cm" svg:viewBox="0 0 442 18" draw:points="0,18 442,18 442,0 0,0">
          <text:p/>
        </draw:polygon>
        <draw:polygon draw:style-name="gr143" draw:text-style-name="P10" draw:layer="layout" svg:width="0.017cm" svg:height="0.465cm" svg:x="7.757cm" svg:y="9.673cm" svg:viewBox="0 0 18 466" draw:points="0,466 18,466 18,0 0,0">
          <text:p/>
        </draw:polygon>
        <draw:polygon draw:style-name="gr143" draw:text-style-name="P10" draw:layer="layout" svg:width="0.017cm" svg:height="0.465cm" svg:x="8.291cm" svg:y="9.673cm" svg:viewBox="0 0 18 466" draw:points="0,466 18,466 18,0 0,0">
          <text:p/>
        </draw:polygon>
        <draw:polygon draw:style-name="gr143" draw:text-style-name="P10" draw:layer="layout" svg:width="0.44cm" svg:height="0.017cm" svg:x="5.133cm" svg:y="10.833cm" svg:viewBox="0 0 441 18" draw:points="0,18 441,18 441,0 0,0">
          <text:p/>
        </draw:polygon>
        <draw:polygon draw:style-name="gr143" draw:text-style-name="P10" draw:layer="layout" svg:width="0.441cm" svg:height="0.017cm" svg:x="6.453cm" svg:y="10.833cm" svg:viewBox="0 0 442 18" draw:points="0,18 442,18 442,0 0,0">
          <text:p/>
        </draw:polygon>
        <draw:polygon draw:style-name="gr143" draw:text-style-name="P10" draw:layer="layout" svg:width="0.44cm" svg:height="0.017cm" svg:x="4.159cm" svg:y="11.053cm" svg:viewBox="0 0 441 18" draw:points="0,18 441,18 441,0 0,0">
          <text:p/>
        </draw:polygon>
        <draw:polygon draw:style-name="gr143" draw:text-style-name="P10" draw:layer="layout" svg:width="0.017cm" svg:height="0.465cm" svg:x="5.996cm" svg:y="9.673cm" svg:viewBox="0 0 18 466" draw:points="0,466 18,466 18,0 0,0">
          <text:p/>
        </draw:polygon>
        <draw:polygon draw:style-name="gr143" draw:text-style-name="P10" draw:layer="layout" svg:width="0.017cm" svg:height="0.398cm" svg:x="6.436cm" svg:y="10.452cm" svg:viewBox="0 0 18 399" draw:points="0,399 18,399 18,0 0,0">
          <text:p/>
        </draw:polygon>
        <draw:polygon draw:style-name="gr143" draw:text-style-name="P10" draw:layer="layout" svg:width="0.44cm" svg:height="0.017cm" svg:x="6.013cm" svg:y="11.053cm" svg:viewBox="0 0 441 18" draw:points="0,18 441,18 441,0 0,0">
          <text:p/>
        </draw:polygon>
        <draw:polygon draw:style-name="gr143" draw:text-style-name="P10" draw:layer="layout" svg:width="0.017cm" svg:height="0.398cm" svg:x="7.757cm" svg:y="10.452cm" svg:viewBox="0 0 18 399" draw:points="0,399 18,399 18,0 0,0">
          <text:p/>
        </draw:polygon>
        <draw:polygon draw:style-name="gr143" draw:text-style-name="P10" draw:layer="layout" svg:width="0.017cm" svg:height="0.381cm" svg:x="8.291cm" svg:y="10.469cm" svg:viewBox="0 0 18 382" draw:points="0,382 18,382 18,0 0,0">
          <text:p/>
        </draw:polygon>
        <draw:polygon draw:style-name="gr143" draw:text-style-name="P10" draw:layer="layout" svg:width="0.534cm" svg:height="0.017cm" svg:x="7.774cm" svg:y="11.053cm" svg:viewBox="0 0 535 18" draw:points="0,18 535,18 535,0 0,0">
          <text:p/>
        </draw:polygon>
        <draw:polygon draw:style-name="gr143" draw:text-style-name="P10" draw:layer="layout" svg:width="0.017cm" svg:height="0.465cm" svg:x="9.611cm" svg:y="9.673cm" svg:viewBox="0 0 18 466" draw:points="0,466 18,466 18,0 0,0">
          <text:p/>
        </draw:polygon>
        <draw:polygon draw:style-name="gr143" draw:text-style-name="P10" draw:layer="layout" svg:width="0.017cm" svg:height="0.465cm" svg:x="10.052cm" svg:y="9.673cm" svg:viewBox="0 0 18 466" draw:points="0,466 18,466 18,0 0,0">
          <text:p/>
        </draw:polygon>
        <draw:polygon draw:style-name="gr143" draw:text-style-name="P10" draw:layer="layout" svg:width="0.017cm" svg:height="0.465cm" svg:x="10.492cm" svg:y="9.673cm" svg:viewBox="0 0 18 466" draw:points="0,466 18,466 18,0 0,0">
          <text:p/>
        </draw:polygon>
        <draw:polygon draw:style-name="gr143" draw:text-style-name="P10" draw:layer="layout" svg:width="0.017cm" svg:height="3.488cm" svg:x="10.932cm" svg:y="7.459cm" svg:viewBox="0 0 18 3489" draw:points="0,3489 18,3489 18,0 0,0">
          <text:p/>
        </draw:polygon>
        <draw:polygon draw:style-name="gr143" draw:text-style-name="P10" draw:layer="layout" svg:width="0.017cm" svg:height="0.407cm" svg:x="11.373cm" svg:y="5.96cm" svg:viewBox="0 0 18 408" draw:points="0,408 18,408 18,0 0,0">
          <text:p/>
        </draw:polygon>
        <draw:polygon draw:style-name="gr143" draw:text-style-name="P10" draw:layer="layout" svg:width="0.017cm" svg:height="0.407cm" svg:x="11.813cm" svg:y="5.96cm" svg:viewBox="0 0 18 408" draw:points="0,408 18,408 18,0 0,0">
          <text:p/>
        </draw:polygon>
        <draw:polygon draw:style-name="gr143" draw:text-style-name="P10" draw:layer="layout" svg:width="0.017cm" svg:height="0.407cm" svg:x="12.253cm" svg:y="5.96cm" svg:viewBox="0 0 18 408" draw:points="0,408 18,408 18,0 0,0">
          <text:p/>
        </draw:polygon>
        <draw:polygon draw:style-name="gr143" draw:text-style-name="P10" draw:layer="layout" svg:width="0.017cm" svg:height="0.386cm" svg:x="12.693cm" svg:y="9.287cm" svg:viewBox="0 0 18 387" draw:points="0,387 18,387 18,0 0,0">
          <text:p/>
        </draw:polygon>
        <draw:polygon draw:style-name="gr143" draw:text-style-name="P10" draw:layer="layout" svg:width="0.017cm" svg:height="0.369cm" svg:x="13.134cm" svg:y="9.304cm" svg:viewBox="0 0 18 370" draw:points="0,370 18,370 18,0 0,0">
          <text:p/>
        </draw:polygon>
        <draw:polygon draw:style-name="gr143" draw:text-style-name="P10" draw:layer="layout" svg:width="0.017cm" svg:height="0.369cm" svg:x="13.574cm" svg:y="9.304cm" svg:viewBox="0 0 18 370" draw:points="0,370 18,370 18,0 0,0">
          <text:p/>
        </draw:polygon>
        <draw:polygon draw:style-name="gr143" draw:text-style-name="P10" draw:layer="layout" svg:width="0.017cm" svg:height="0.369cm" svg:x="14.014cm" svg:y="9.304cm" svg:viewBox="0 0 18 370" draw:points="0,370 18,370 18,0 0,0">
          <text:p/>
        </draw:polygon>
        <draw:polygon draw:style-name="gr143" draw:text-style-name="P10" draw:layer="layout" svg:width="0.017cm" svg:height="0.419cm" svg:x="14.454cm" svg:y="8.382cm" svg:viewBox="0 0 18 420" draw:points="0,420 18,420 18,0 0,0">
          <text:p/>
        </draw:polygon>
        <draw:polygon draw:style-name="gr143" draw:text-style-name="P10" draw:layer="layout" svg:width="0.017cm" svg:height="0.386cm" svg:x="14.962cm" svg:y="9.287cm" svg:viewBox="0 0 18 387" draw:points="0,387 18,387 18,0 0,0">
          <text:p/>
        </draw:polygon>
        <draw:polygon draw:style-name="gr143" draw:text-style-name="P10" draw:layer="layout" svg:width="0.44cm" svg:height="0.017cm" svg:x="4.159cm" svg:y="11.485cm" svg:viewBox="0 0 441 18" draw:points="0,18 441,18 441,0 0,0">
          <text:p/>
        </draw:polygon>
        <draw:polygon draw:style-name="gr143" draw:text-style-name="P10" draw:layer="layout" svg:width="0.44cm" svg:height="0.017cm" svg:x="6.013cm" svg:y="11.485cm" svg:viewBox="0 0 441 18" draw:points="0,18 441,18 441,0 0,0">
          <text:p/>
        </draw:polygon>
        <draw:polygon draw:style-name="gr143" draw:text-style-name="P10" draw:layer="layout" svg:width="0.534cm" svg:height="0.017cm" svg:x="7.774cm" svg:y="11.485cm" svg:viewBox="0 0 535 18" draw:points="0,18 535,18 535,0 0,0">
          <text:p/>
        </draw:polygon>
        <draw:polygon draw:style-name="gr143" draw:text-style-name="P10" draw:layer="layout" svg:width="0.017cm" svg:height="0.449cm" svg:x="4.142cm" svg:y="11.053cm" svg:viewBox="0 0 18 450" draw:points="0,450 18,450 18,0 0,0">
          <text:p/>
        </draw:polygon>
        <draw:polygon draw:style-name="gr143" draw:text-style-name="P10" draw:layer="layout" svg:width="0.017cm" svg:height="0.432cm" svg:x="4.582cm" svg:y="11.07cm" svg:viewBox="0 0 18 433" draw:points="0,433 18,433 18,0 0,0">
          <text:p/>
        </draw:polygon>
        <draw:polygon draw:style-name="gr143" draw:text-style-name="P10" draw:layer="layout" svg:width="0.017cm" svg:height="0.398cm" svg:x="5.116cm" svg:y="10.452cm" svg:viewBox="0 0 18 399" draw:points="0,399 18,399 18,0 0,0">
          <text:p/>
        </draw:polygon>
        <draw:polygon draw:style-name="gr143" draw:text-style-name="P10" draw:layer="layout" svg:width="0.017cm" svg:height="0.381cm" svg:x="5.556cm" svg:y="10.469cm" svg:viewBox="0 0 18 382" draw:points="0,382 18,382 18,0 0,0">
          <text:p/>
        </draw:polygon>
        <draw:polygon draw:style-name="gr143" draw:text-style-name="P10" draw:layer="layout" svg:width="0.017cm" svg:height="0.449cm" svg:x="5.996cm" svg:y="11.053cm" svg:viewBox="0 0 18 450" draw:points="0,450 18,450 18,0 0,0">
          <text:p/>
        </draw:polygon>
        <draw:polygon draw:style-name="gr143" draw:text-style-name="P10" draw:layer="layout" svg:width="0.017cm" svg:height="0.432cm" svg:x="6.436cm" svg:y="11.07cm" svg:viewBox="0 0 18 433" draw:points="0,433 18,433 18,0 0,0">
          <text:p/>
        </draw:polygon>
        <draw:polygon draw:style-name="gr143" draw:text-style-name="P10" draw:layer="layout" svg:width="0.017cm" svg:height="0.381cm" svg:x="6.877cm" svg:y="10.469cm" svg:viewBox="0 0 18 382" draw:points="0,382 18,382 18,0 0,0">
          <text:p/>
        </draw:polygon>
        <draw:polygon draw:style-name="gr143" draw:text-style-name="P10" draw:layer="layout" svg:width="0.017cm" svg:height="0.465cm" svg:x="7.317cm" svg:y="9.673cm" svg:viewBox="0 0 18 466" draw:points="0,466 18,466 18,0 0,0">
          <text:p/>
        </draw:polygon>
        <draw:polygon draw:style-name="gr143" draw:text-style-name="P10" draw:layer="layout" svg:width="0.017cm" svg:height="0.449cm" svg:x="7.757cm" svg:y="11.053cm" svg:viewBox="0 0 18 450" draw:points="0,450 18,450 18,0 0,0">
          <text:p/>
        </draw:polygon>
        <draw:polygon draw:style-name="gr143" draw:text-style-name="P10" draw:layer="layout" svg:width="0.017cm" svg:height="0.432cm" svg:x="8.291cm" svg:y="11.07cm" svg:viewBox="0 0 18 433" draw:points="0,433 18,433 18,0 0,0">
          <text:p/>
        </draw:polygon>
        <draw:polygon draw:style-name="gr143" draw:text-style-name="P10" draw:layer="layout" svg:width="0.017cm" svg:height="0.465cm" svg:x="8.731cm" svg:y="9.673cm" svg:viewBox="0 0 18 466" draw:points="0,466 18,466 18,0 0,0">
          <text:p/>
        </draw:polygon>
        <draw:polygon draw:style-name="gr143" draw:text-style-name="P10" draw:layer="layout" svg:width="0.017cm" svg:height="0.465cm" svg:x="9.171cm" svg:y="9.673cm" svg:viewBox="0 0 18 466" draw:points="0,466 18,466 18,0 0,0">
          <text:p/>
        </draw:polygon>
        <draw:polygon draw:style-name="gr143" draw:text-style-name="P10" draw:layer="layout" svg:width="0.017cm" svg:height="0.449cm" svg:x="9.611cm" svg:y="11.053cm" svg:viewBox="0 0 18 450" draw:points="0,450 18,450 18,0 0,0">
          <text:p/>
        </draw:polygon>
        <draw:polygon draw:style-name="gr143" draw:text-style-name="P10" draw:layer="layout" svg:width="0.017cm" svg:height="0.432cm" svg:x="10.052cm" svg:y="11.07cm" svg:viewBox="0 0 18 433" draw:points="0,433 18,433 18,0 0,0">
          <text:p/>
        </draw:polygon>
        <draw:polygon draw:style-name="gr143" draw:text-style-name="P10" draw:layer="layout" svg:width="0.017cm" svg:height="0.432cm" svg:x="10.492cm" svg:y="11.07cm" svg:viewBox="0 0 18 433" draw:points="0,433 18,433 18,0 0,0">
          <text:p/>
        </draw:polygon>
        <draw:polygon draw:style-name="gr143" draw:text-style-name="P10" draw:layer="layout" svg:width="0.017cm" svg:height="0.432cm" svg:x="10.932cm" svg:y="11.07cm" svg:viewBox="0 0 18 433" draw:points="0,433 18,433 18,0 0,0">
          <text:p/>
        </draw:polygon>
        <draw:polygon draw:style-name="gr143" draw:text-style-name="P10" draw:layer="layout" svg:width="0.017cm" svg:height="0.432cm" svg:x="11.373cm" svg:y="11.07cm" svg:viewBox="0 0 18 433" draw:points="0,433 18,433 18,0 0,0">
          <text:p/>
        </draw:polygon>
        <draw:polygon draw:style-name="gr143" draw:text-style-name="P10" draw:layer="layout" svg:width="0.017cm" svg:height="0.482cm" svg:x="1.941cm" svg:y="9.656cm" svg:viewBox="0 0 18 483" draw:points="0,483 18,483 18,0 0,0">
          <text:p/>
        </draw:polygon>
        <draw:polygon draw:style-name="gr143" draw:text-style-name="P10" draw:layer="layout" svg:width="0.017cm" svg:height="0.465cm" svg:x="2.381cm" svg:y="9.673cm" svg:viewBox="0 0 18 466" draw:points="0,466 18,466 18,0 0,0">
          <text:p/>
        </draw:polygon>
        <draw:polygon draw:style-name="gr143" draw:text-style-name="P10" draw:layer="layout" svg:width="9.431cm" svg:height="0.017cm" svg:x="1.958cm" svg:y="12.259cm" svg:viewBox="0 0 9432 18" draw:points="0,18 9432,18 9432,0 0,0">
          <text:p/>
        </draw:polygon>
        <draw:polygon draw:style-name="gr143" draw:text-style-name="P10" draw:layer="layout" svg:width="0.017cm" svg:height="0.432cm" svg:x="12.253cm" svg:y="11.07cm" svg:viewBox="0 0 18 433" draw:points="0,433 18,433 18,0 0,0">
          <text:p/>
        </draw:polygon>
        <draw:polygon draw:style-name="gr143" draw:text-style-name="P10" draw:layer="layout" svg:width="0.017cm" svg:height="0.432cm" svg:x="12.693cm" svg:y="11.07cm" svg:viewBox="0 0 18 433" draw:points="0,433 18,433 18,0 0,0">
          <text:p/>
        </draw:polygon>
        <draw:polygon draw:style-name="gr143" draw:text-style-name="P10" draw:layer="layout" svg:width="0.017cm" svg:height="0.432cm" svg:x="13.134cm" svg:y="11.07cm" svg:viewBox="0 0 18 433" draw:points="0,433 18,433 18,0 0,0">
          <text:p/>
        </draw:polygon>
        <draw:polygon draw:style-name="gr143" draw:text-style-name="P10" draw:layer="layout" svg:width="0.017cm" svg:height="0.432cm" svg:x="13.574cm" svg:y="11.07cm" svg:viewBox="0 0 18 433" draw:points="0,433 18,433 18,0 0,0">
          <text:p/>
        </draw:polygon>
        <draw:polygon draw:style-name="gr143" draw:text-style-name="P10" draw:layer="layout" svg:width="0.017cm" svg:height="0.432cm" svg:x="14.014cm" svg:y="11.07cm" svg:viewBox="0 0 18 433" draw:points="0,433 18,433 18,0 0,0">
          <text:p/>
        </draw:polygon>
        <draw:polygon draw:style-name="gr143" draw:text-style-name="P10" draw:layer="layout" svg:width="0.017cm" svg:height="0.432cm" svg:x="14.454cm" svg:y="11.07cm" svg:viewBox="0 0 18 433" draw:points="0,433 18,433 18,0 0,0">
          <text:p/>
        </draw:polygon>
        <draw:polygon draw:style-name="gr143" draw:text-style-name="P10" draw:layer="layout" svg:width="0.017cm" svg:height="0.432cm" svg:x="14.962cm" svg:y="11.07cm" svg:viewBox="0 0 18 433" draw:points="0,433 18,433 18,0 0,0">
          <text:p/>
        </draw:polygon>
        <draw:polygon draw:style-name="gr143" draw:text-style-name="P10" draw:layer="layout" svg:width="0.017cm" svg:height="0.369cm" svg:x="15.403cm" svg:y="9.304cm" svg:viewBox="0 0 18 370" draw:points="0,370 18,370 18,0 0,0">
          <text:p/>
        </draw:polygon>
        <draw:polygon draw:style-name="gr143" draw:text-style-name="P10" draw:layer="layout" svg:width="0.017cm" svg:height="0.419cm" svg:x="15.843cm" svg:y="8.382cm" svg:viewBox="0 0 18 420" draw:points="0,420 18,420 18,0 0,0">
          <text:p/>
        </draw:polygon>
        <draw:polygon draw:style-name="gr143" draw:text-style-name="P10" draw:layer="layout" svg:width="0.017cm" svg:height="0.386cm" svg:x="16.283cm" svg:y="9.287cm" svg:viewBox="0 0 18 387" draw:points="0,387 18,387 18,0 0,0">
          <text:p/>
        </draw:polygon>
        <draw:polygon draw:style-name="gr143" draw:text-style-name="P10" draw:layer="layout" svg:width="0.017cm" svg:height="0.369cm" svg:x="16.723cm" svg:y="9.304cm" svg:viewBox="0 0 18 370" draw:points="0,370 18,370 18,0 0,0">
          <text:p/>
        </draw:polygon>
        <draw:polygon draw:style-name="gr143" draw:text-style-name="P10" draw:layer="layout" svg:width="0.017cm" svg:height="0.419cm" svg:x="17.164cm" svg:y="8.382cm" svg:viewBox="0 0 18 420" draw:points="0,420 18,420 18,0 0,0">
          <text:p/>
        </draw:polygon>
        <draw:polygon draw:style-name="gr143" draw:text-style-name="P10" draw:layer="layout" svg:width="0.017cm" svg:height="0.386cm" svg:x="17.604cm" svg:y="9.287cm" svg:viewBox="0 0 18 387" draw:points="0,387 18,387 18,0 0,0">
          <text:p/>
        </draw:polygon>
        <draw:polygon draw:style-name="gr143" draw:text-style-name="P10" draw:layer="layout" svg:width="0.017cm" svg:height="0.369cm" svg:x="18.044cm" svg:y="9.304cm" svg:viewBox="0 0 18 370" draw:points="0,370 18,370 18,0 0,0">
          <text:p/>
        </draw:polygon>
        <draw:polygon draw:style-name="gr143" draw:text-style-name="P10" draw:layer="layout" svg:width="0.017cm" svg:height="0.381cm" svg:x="18.485cm" svg:y="6.879cm" svg:viewBox="0 0 18 382" draw:points="0,382 18,382 18,0 0,0">
          <text:p/>
        </draw:polygon>
        <draw:polygon draw:style-name="gr143" draw:text-style-name="P10" draw:layer="layout" svg:width="0.017cm" svg:height="0.381cm" svg:x="18.925cm" svg:y="6.879cm" svg:viewBox="0 0 18 382" draw:points="0,382 18,382 18,0 0,0">
          <text:p/>
        </draw:polygon>
        <draw:polygon draw:style-name="gr143" draw:text-style-name="P10" draw:layer="layout" svg:width="0.017cm" svg:height="0.381cm" svg:x="19.365cm" svg:y="6.879cm" svg:viewBox="0 0 18 382" draw:points="0,382 18,382 18,0 0,0">
          <text:p/>
        </draw:polygon>
        <draw:polygon draw:style-name="gr143" draw:text-style-name="P10" draw:layer="layout" svg:width="0.017cm" svg:height="0.66cm" svg:x="19.805cm" svg:y="5.067cm" svg:viewBox="0 0 18 661" draw:points="0,661 18,661 18,0 0,0">
          <text:p/>
        </draw:polygon>
        <draw:polygon draw:style-name="gr143" draw:text-style-name="P10" draw:layer="layout" svg:width="9.431cm" svg:height="0.017cm" svg:x="1.958cm" svg:y="12.602cm" svg:viewBox="0 0 9432 18" draw:points="0,18 9432,18 9432,0 0,0">
          <text:p/>
        </draw:polygon>
        <draw:polygon draw:style-name="gr143" draw:text-style-name="P10" draw:layer="layout" svg:width="9.431cm" svg:height="0.017cm" svg:x="1.958cm" svg:y="12.932cm" svg:viewBox="0 0 9432 18" draw:points="0,18 9432,18 9432,0 0,0">
          <text:p/>
        </draw:polygon>
        <draw:polygon draw:style-name="gr143" draw:text-style-name="P10" draw:layer="layout" svg:width="0.017cm" svg:height="0.69cm" svg:x="1.941cm" svg:y="12.259cm" svg:viewBox="0 0 18 691" draw:points="0,691 18,691 18,0 0,0">
          <text:p/>
        </draw:polygon>
        <draw:polygon draw:style-name="gr143" draw:text-style-name="P10" draw:layer="layout" svg:width="0.017cm" svg:height="0.673cm" svg:x="2.381cm" svg:y="12.276cm" svg:viewBox="0 0 18 674" draw:points="0,674 18,674 18,0 0,0">
          <text:p/>
        </draw:polygon>
        <draw:polygon draw:style-name="gr143" draw:text-style-name="P10" draw:layer="layout" svg:width="0.44cm" svg:height="0.017cm" svg:x="1.958cm" svg:y="13.61cm" svg:viewBox="0 0 441 18" draw:points="0,18 441,18 441,0 0,0">
          <text:p/>
        </draw:polygon>
        <draw:polygon draw:style-name="gr143" draw:text-style-name="P10" draw:layer="layout" svg:width="0.017cm" svg:height="1.066cm" svg:x="8.731cm" svg:y="11.883cm" svg:viewBox="0 0 18 1067" draw:points="0,1067 18,1067 18,0 0,0">
          <text:p/>
        </draw:polygon>
        <draw:polygon draw:style-name="gr143" draw:text-style-name="P10" draw:layer="layout" svg:width="0.017cm" svg:height="1.066cm" svg:x="9.171cm" svg:y="11.883cm" svg:viewBox="0 0 18 1067" draw:points="0,1067 18,1067 18,0 0,0">
          <text:p/>
        </draw:polygon>
        <draw:polygon draw:style-name="gr143" draw:text-style-name="P10" draw:layer="layout" svg:width="0.44cm" svg:height="0.017cm" svg:x="8.748cm" svg:y="13.61cm" svg:viewBox="0 0 441 18" draw:points="0,18 441,18 441,0 0,0">
          <text:p/>
        </draw:polygon>
        <draw:polygon draw:style-name="gr143" draw:text-style-name="P10" draw:layer="layout" svg:width="0.017cm" svg:height="0.673cm" svg:x="14.454cm" svg:y="12.276cm" svg:viewBox="0 0 18 674" draw:points="0,674 18,674 18,0 0,0">
          <text:p/>
        </draw:polygon>
        <draw:polygon draw:style-name="gr143" draw:text-style-name="P10" draw:layer="layout" svg:width="0.017cm" svg:height="0.673cm" svg:x="14.962cm" svg:y="12.276cm" svg:viewBox="0 0 18 674" draw:points="0,674 18,674 18,0 0,0">
          <text:p/>
        </draw:polygon>
        <draw:polygon draw:style-name="gr143" draw:text-style-name="P10" draw:layer="layout" svg:width="0.44cm" svg:height="0.017cm" svg:x="1.958cm" svg:y="13.881cm" svg:viewBox="0 0 441 18" draw:points="0,18 441,18 441,0 0,0">
          <text:p/>
        </draw:polygon>
        <draw:polygon draw:style-name="gr143" draw:text-style-name="P10" draw:layer="layout" svg:width="0.44cm" svg:height="0.017cm" svg:x="8.748cm" svg:y="13.881cm" svg:viewBox="0 0 441 18" draw:points="0,18 441,18 441,0 0,0">
          <text:p/>
        </draw:polygon>
        <draw:polygon draw:style-name="gr143" draw:text-style-name="P10" draw:layer="layout" svg:width="0.017cm" svg:height="0.288cm" svg:x="1.941cm" svg:y="13.61cm" svg:viewBox="0 0 18 289" draw:points="0,289 18,289 18,0 0,0">
          <text:p/>
        </draw:polygon>
        <draw:polygon draw:style-name="gr143" draw:text-style-name="P10" draw:layer="layout" svg:width="0.017cm" svg:height="0.271cm" svg:x="2.381cm" svg:y="13.627cm" svg:viewBox="0 0 18 272" draw:points="0,272 18,272 18,0 0,0">
          <text:p/>
        </draw:polygon>
        <draw:polygon draw:style-name="gr143" draw:text-style-name="P10" draw:layer="layout" svg:width="0.44cm" svg:height="0.017cm" svg:x="1.958cm" svg:y="13.953cm" svg:viewBox="0 0 441 18" draw:points="0,18 441,18 441,0 0,0">
          <text:p/>
        </draw:polygon>
        <draw:polygon draw:style-name="gr143" draw:text-style-name="P10" draw:layer="layout" svg:width="0.017cm" svg:height="0.288cm" svg:x="8.731cm" svg:y="13.61cm" svg:viewBox="0 0 18 289" draw:points="0,289 18,289 18,0 0,0">
          <text:p/>
        </draw:polygon>
        <draw:polygon draw:style-name="gr143" draw:text-style-name="P10" draw:layer="layout" svg:width="0.017cm" svg:height="0.271cm" svg:x="9.171cm" svg:y="13.627cm" svg:viewBox="0 0 18 272" draw:points="0,272 18,272 18,0 0,0">
          <text:p/>
        </draw:polygon>
        <draw:polygon draw:style-name="gr143" draw:text-style-name="P10" draw:layer="layout" svg:width="0.44cm" svg:height="0.017cm" svg:x="8.748cm" svg:y="13.953cm" svg:viewBox="0 0 441 18" draw:points="0,18 441,18 441,0 0,0">
          <text:p/>
        </draw:polygon>
        <draw:polygon draw:style-name="gr143" draw:text-style-name="P10" draw:layer="layout" svg:width="0.017cm" svg:height="0.288cm" svg:x="14.454cm" svg:y="13.61cm" svg:viewBox="0 0 18 289" draw:points="0,289 18,289 18,0 0,0">
          <text:p/>
        </draw:polygon>
        <draw:polygon draw:style-name="gr143" draw:text-style-name="P10" draw:layer="layout" svg:width="0.017cm" svg:height="0.271cm" svg:x="14.962cm" svg:y="13.627cm" svg:viewBox="0 0 18 272" draw:points="0,272 18,272 18,0 0,0">
          <text:p/>
        </draw:polygon>
        <draw:polygon draw:style-name="gr143" draw:text-style-name="P10" draw:layer="layout" svg:width="0.44cm" svg:height="0.017cm" svg:x="1.958cm" svg:y="14.257cm" svg:viewBox="0 0 441 18" draw:points="0,18 441,18 441,0 0,0">
          <text:p/>
        </draw:polygon>
        <draw:polygon draw:style-name="gr143" draw:text-style-name="P10" draw:layer="layout" svg:width="0.44cm" svg:height="0.017cm" svg:x="8.748cm" svg:y="14.257cm" svg:viewBox="0 0 441 18" draw:points="0,18 441,18 441,0 0,0">
          <text:p/>
        </draw:polygon>
        <draw:polygon draw:style-name="gr143" draw:text-style-name="P10" draw:layer="layout" svg:width="0.017cm" svg:height="0.321cm" svg:x="1.941cm" svg:y="13.953cm" svg:viewBox="0 0 18 322" draw:points="0,322 18,322 18,0 0,0">
          <text:p/>
        </draw:polygon>
        <draw:polygon draw:style-name="gr143" draw:text-style-name="P10" draw:layer="layout" svg:width="0.017cm" svg:height="0.304cm" svg:x="2.381cm" svg:y="13.97cm" svg:viewBox="0 0 18 305" draw:points="0,305 18,305 18,0 0,0">
          <text:p/>
        </draw:polygon>
        <draw:polygon draw:style-name="gr143" draw:text-style-name="P10" draw:layer="layout" svg:width="0.44cm" svg:height="0.017cm" svg:x="1.958cm" svg:y="14.342cm" svg:viewBox="0 0 441 18" draw:points="0,18 441,18 441,0 0,0">
          <text:p/>
        </draw:polygon>
        <draw:polygon draw:style-name="gr143" draw:text-style-name="P10" draw:layer="layout" svg:width="0.017cm" svg:height="0.321cm" svg:x="8.731cm" svg:y="13.953cm" svg:viewBox="0 0 18 322" draw:points="0,322 18,322 18,0 0,0">
          <text:p/>
        </draw:polygon>
        <draw:polygon draw:style-name="gr143" draw:text-style-name="P10" draw:layer="layout" svg:width="0.017cm" svg:height="0.304cm" svg:x="9.171cm" svg:y="13.97cm" svg:viewBox="0 0 18 305" draw:points="0,305 18,305 18,0 0,0">
          <text:p/>
        </draw:polygon>
        <draw:polygon draw:style-name="gr143" draw:text-style-name="P10" draw:layer="layout" svg:width="0.44cm" svg:height="0.017cm" svg:x="8.748cm" svg:y="14.342cm" svg:viewBox="0 0 441 18" draw:points="0,18 441,18 441,0 0,0">
          <text:p/>
        </draw:polygon>
        <draw:polygon draw:style-name="gr143" draw:text-style-name="P10" draw:layer="layout" svg:width="0.017cm" svg:height="0.321cm" svg:x="14.454cm" svg:y="13.953cm" svg:viewBox="0 0 18 322" draw:points="0,322 18,322 18,0 0,0">
          <text:p/>
        </draw:polygon>
        <draw:polygon draw:style-name="gr143" draw:text-style-name="P10" draw:layer="layout" svg:width="0.017cm" svg:height="0.304cm" svg:x="14.962cm" svg:y="13.97cm" svg:viewBox="0 0 18 305" draw:points="0,305 18,305 18,0 0,0">
          <text:p/>
        </draw:polygon>
        <draw:polygon draw:style-name="gr143" draw:text-style-name="P10" draw:layer="layout" svg:width="0.44cm" svg:height="0.017cm" svg:x="1.958cm" svg:y="14.638cm" svg:viewBox="0 0 441 18" draw:points="0,18 441,18 441,0 0,0">
          <text:p/>
        </draw:polygon>
        <draw:polygon draw:style-name="gr143" draw:text-style-name="P10" draw:layer="layout" svg:width="0.44cm" svg:height="0.017cm" svg:x="8.748cm" svg:y="14.638cm" svg:viewBox="0 0 441 18" draw:points="0,18 441,18 441,0 0,0">
          <text:p/>
        </draw:polygon>
        <draw:polygon draw:style-name="gr143" draw:text-style-name="P10" draw:layer="layout" svg:width="0.017cm" svg:height="0.313cm" svg:x="1.941cm" svg:y="14.342cm" svg:viewBox="0 0 18 314" draw:points="0,314 18,314 18,0 0,0">
          <text:p/>
        </draw:polygon>
        <draw:polygon draw:style-name="gr143" draw:text-style-name="P10" draw:layer="layout" svg:width="0.017cm" svg:height="0.296cm" svg:x="2.381cm" svg:y="14.359cm" svg:viewBox="0 0 18 297" draw:points="0,297 18,297 18,0 0,0">
          <text:p/>
        </draw:polygon>
        <draw:polygon draw:style-name="gr143" draw:text-style-name="P10" draw:layer="layout" svg:width="0.44cm" svg:height="0.017cm" svg:x="1.958cm" svg:y="14.761cm" svg:viewBox="0 0 441 18" draw:points="0,18 441,18 441,0 0,0">
          <text:p/>
        </draw:polygon>
        <draw:polygon draw:style-name="gr143" draw:text-style-name="P10" draw:layer="layout" svg:width="0.017cm" svg:height="0.313cm" svg:x="8.731cm" svg:y="14.342cm" svg:viewBox="0 0 18 314" draw:points="0,314 18,314 18,0 0,0">
          <text:p/>
        </draw:polygon>
        <draw:polygon draw:style-name="gr143" draw:text-style-name="P10" draw:layer="layout" svg:width="0.017cm" svg:height="0.296cm" svg:x="9.171cm" svg:y="14.359cm" svg:viewBox="0 0 18 297" draw:points="0,297 18,297 18,0 0,0">
          <text:p/>
        </draw:polygon>
        <draw:polygon draw:style-name="gr143" draw:text-style-name="P10" draw:layer="layout" svg:width="0.44cm" svg:height="0.017cm" svg:x="8.748cm" svg:y="14.761cm" svg:viewBox="0 0 441 18" draw:points="0,18 441,18 441,0 0,0">
          <text:p/>
        </draw:polygon>
        <draw:polygon draw:style-name="gr143" draw:text-style-name="P10" draw:layer="layout" svg:width="0.017cm" svg:height="0.313cm" svg:x="14.454cm" svg:y="14.342cm" svg:viewBox="0 0 18 314" draw:points="0,314 18,314 18,0 0,0">
          <text:p/>
        </draw:polygon>
        <draw:polygon draw:style-name="gr143" draw:text-style-name="P10" draw:layer="layout" svg:width="0.017cm" svg:height="0.296cm" svg:x="14.962cm" svg:y="14.359cm" svg:viewBox="0 0 18 297" draw:points="0,297 18,297 18,0 0,0">
          <text:p/>
        </draw:polygon>
        <draw:polygon draw:style-name="gr143" draw:text-style-name="P10" draw:layer="layout" svg:width="0.44cm" svg:height="0.016cm" svg:x="1.958cm" svg:y="15.058cm" svg:viewBox="0 0 441 17" draw:points="0,17 441,17 441,0 0,0">
          <text:p/>
        </draw:polygon>
        <draw:polygon draw:style-name="gr143" draw:text-style-name="P10" draw:layer="layout" svg:width="0.44cm" svg:height="0.016cm" svg:x="8.748cm" svg:y="15.058cm" svg:viewBox="0 0 441 17" draw:points="0,17 441,17 441,0 0,0">
          <text:p/>
        </draw:polygon>
        <draw:polygon draw:style-name="gr143" draw:text-style-name="P10" draw:layer="layout" svg:width="0.017cm" svg:height="0.313cm" svg:x="1.941cm" svg:y="14.761cm" svg:viewBox="0 0 18 314" draw:points="0,314 18,314 18,0 0,0">
          <text:p/>
        </draw:polygon>
        <draw:polygon draw:style-name="gr143" draw:text-style-name="P10" draw:layer="layout" svg:width="0.017cm" svg:height="0.296cm" svg:x="2.381cm" svg:y="14.778cm" svg:viewBox="0 0 18 297" draw:points="0,297 18,297 18,0 0,0">
          <text:p/>
        </draw:polygon>
        <draw:polygon draw:style-name="gr143" draw:text-style-name="P10" draw:layer="layout" svg:width="0.44cm" svg:height="0.017cm" svg:x="1.958cm" svg:y="15.155cm" svg:viewBox="0 0 441 18" draw:points="0,18 441,18 441,0 0,0">
          <text:p/>
        </draw:polygon>
        <draw:polygon draw:style-name="gr143" draw:text-style-name="P10" draw:layer="layout" svg:width="0.017cm" svg:height="0.313cm" svg:x="8.731cm" svg:y="14.761cm" svg:viewBox="0 0 18 314" draw:points="0,314 18,314 18,0 0,0">
          <text:p/>
        </draw:polygon>
        <draw:polygon draw:style-name="gr143" draw:text-style-name="P10" draw:layer="layout" svg:width="0.017cm" svg:height="0.296cm" svg:x="9.171cm" svg:y="14.778cm" svg:viewBox="0 0 18 297" draw:points="0,297 18,297 18,0 0,0">
          <text:p/>
        </draw:polygon>
        <draw:polygon draw:style-name="gr143" draw:text-style-name="P10" draw:layer="layout" svg:width="0.44cm" svg:height="0.017cm" svg:x="8.748cm" svg:y="15.155cm" svg:viewBox="0 0 441 18" draw:points="0,18 441,18 441,0 0,0">
          <text:p/>
        </draw:polygon>
        <draw:polygon draw:style-name="gr143" draw:text-style-name="P10" draw:layer="layout" svg:width="0.017cm" svg:height="0.313cm" svg:x="14.454cm" svg:y="14.761cm" svg:viewBox="0 0 18 314" draw:points="0,314 18,314 18,0 0,0">
          <text:p/>
        </draw:polygon>
        <draw:polygon draw:style-name="gr143" draw:text-style-name="P10" draw:layer="layout" svg:width="0.017cm" svg:height="0.296cm" svg:x="14.962cm" svg:y="14.778cm" svg:viewBox="0 0 18 297" draw:points="0,297 18,297 18,0 0,0">
          <text:p/>
        </draw:polygon>
        <draw:polygon draw:style-name="gr143" draw:text-style-name="P10" draw:layer="layout" svg:width="0.44cm" svg:height="0.017cm" svg:x="1.958cm" svg:y="15.451cm" svg:viewBox="0 0 441 18" draw:points="0,18 441,18 441,0 0,0">
          <text:p/>
        </draw:polygon>
        <draw:polygon draw:style-name="gr143" draw:text-style-name="P10" draw:layer="layout" svg:width="0.44cm" svg:height="0.017cm" svg:x="8.748cm" svg:y="15.451cm" svg:viewBox="0 0 441 18" draw:points="0,18 441,18 441,0 0,0">
          <text:p/>
        </draw:polygon>
        <draw:polygon draw:style-name="gr143" draw:text-style-name="P10" draw:layer="layout" svg:width="0.017cm" svg:height="0.313cm" svg:x="1.941cm" svg:y="15.155cm" svg:viewBox="0 0 18 314" draw:points="0,314 18,314 18,0 0,0">
          <text:p/>
        </draw:polygon>
        <draw:polygon draw:style-name="gr143" draw:text-style-name="P10" draw:layer="layout" svg:width="0.017cm" svg:height="0.296cm" svg:x="2.381cm" svg:y="15.172cm" svg:viewBox="0 0 18 297" draw:points="0,297 18,297 18,0 0,0">
          <text:p/>
        </draw:polygon>
        <draw:polygon draw:style-name="gr143" draw:text-style-name="P10" draw:layer="layout" svg:width="0.44cm" svg:height="0.017cm" svg:x="1.958cm" svg:y="15.549cm" svg:viewBox="0 0 441 18" draw:points="0,18 441,18 441,0 0,0">
          <text:p/>
        </draw:polygon>
        <draw:polygon draw:style-name="gr143" draw:text-style-name="P10" draw:layer="layout" svg:width="0.017cm" svg:height="0.313cm" svg:x="8.731cm" svg:y="15.155cm" svg:viewBox="0 0 18 314" draw:points="0,314 18,314 18,0 0,0">
          <text:p/>
        </draw:polygon>
        <draw:polygon draw:style-name="gr143" draw:text-style-name="P10" draw:layer="layout" svg:width="0.017cm" svg:height="0.296cm" svg:x="9.171cm" svg:y="15.172cm" svg:viewBox="0 0 18 297" draw:points="0,297 18,297 18,0 0,0">
          <text:p/>
        </draw:polygon>
        <draw:polygon draw:style-name="gr143" draw:text-style-name="P10" draw:layer="layout" svg:width="0.44cm" svg:height="0.017cm" svg:x="8.748cm" svg:y="15.549cm" svg:viewBox="0 0 441 18" draw:points="0,18 441,18 441,0 0,0">
          <text:p/>
        </draw:polygon>
        <draw:polygon draw:style-name="gr143" draw:text-style-name="P10" draw:layer="layout" svg:width="0.017cm" svg:height="0.313cm" svg:x="14.454cm" svg:y="15.155cm" svg:viewBox="0 0 18 314" draw:points="0,314 18,314 18,0 0,0">
          <text:p/>
        </draw:polygon>
        <draw:polygon draw:style-name="gr143" draw:text-style-name="P10" draw:layer="layout" svg:width="0.017cm" svg:height="0.296cm" svg:x="14.962cm" svg:y="15.172cm" svg:viewBox="0 0 18 297" draw:points="0,297 18,297 18,0 0,0">
          <text:p/>
        </draw:polygon>
        <draw:polygon draw:style-name="gr143" draw:text-style-name="P10" draw:layer="layout" svg:width="0.44cm" svg:height="0.017cm" svg:x="1.958cm" svg:y="15.845cm" svg:viewBox="0 0 441 18" draw:points="0,18 441,18 441,0 0,0">
          <text:p/>
        </draw:polygon>
        <draw:polygon draw:style-name="gr143" draw:text-style-name="P10" draw:layer="layout" svg:width="0.44cm" svg:height="0.017cm" svg:x="8.748cm" svg:y="15.845cm" svg:viewBox="0 0 441 18" draw:points="0,18 441,18 441,0 0,0">
          <text:p/>
        </draw:polygon>
        <draw:polygon draw:style-name="gr143" draw:text-style-name="P10" draw:layer="layout" svg:width="0.017cm" svg:height="0.313cm" svg:x="1.941cm" svg:y="15.549cm" svg:viewBox="0 0 18 314" draw:points="0,314 18,314 18,0 0,0">
          <text:p/>
        </draw:polygon>
        <draw:polygon draw:style-name="gr143" draw:text-style-name="P10" draw:layer="layout" svg:width="0.017cm" svg:height="0.296cm" svg:x="2.381cm" svg:y="15.566cm" svg:viewBox="0 0 18 297" draw:points="0,297 18,297 18,0 0,0">
          <text:p/>
        </draw:polygon>
        <draw:polygon draw:style-name="gr143" draw:text-style-name="P10" draw:layer="layout" svg:width="0.44cm" svg:height="0.017cm" svg:x="1.958cm" svg:y="15.955cm" svg:viewBox="0 0 441 18" draw:points="0,18 441,18 441,0 0,0">
          <text:p/>
        </draw:polygon>
        <draw:polygon draw:style-name="gr143" draw:text-style-name="P10" draw:layer="layout" svg:width="0.017cm" svg:height="0.313cm" svg:x="8.731cm" svg:y="15.549cm" svg:viewBox="0 0 18 314" draw:points="0,314 18,314 18,0 0,0">
          <text:p/>
        </draw:polygon>
        <draw:polygon draw:style-name="gr143" draw:text-style-name="P10" draw:layer="layout" svg:width="0.017cm" svg:height="0.296cm" svg:x="9.171cm" svg:y="15.566cm" svg:viewBox="0 0 18 297" draw:points="0,297 18,297 18,0 0,0">
          <text:p/>
        </draw:polygon>
        <draw:polygon draw:style-name="gr143" draw:text-style-name="P10" draw:layer="layout" svg:width="0.44cm" svg:height="0.017cm" svg:x="8.748cm" svg:y="15.955cm" svg:viewBox="0 0 441 18" draw:points="0,18 441,18 441,0 0,0">
          <text:p/>
        </draw:polygon>
        <draw:polygon draw:style-name="gr143" draw:text-style-name="P10" draw:layer="layout" svg:width="0.017cm" svg:height="0.313cm" svg:x="14.454cm" svg:y="15.549cm" svg:viewBox="0 0 18 314" draw:points="0,314 18,314 18,0 0,0">
          <text:p/>
        </draw:polygon>
        <draw:polygon draw:style-name="gr143" draw:text-style-name="P10" draw:layer="layout" svg:width="0.017cm" svg:height="0.296cm" svg:x="14.962cm" svg:y="15.566cm" svg:viewBox="0 0 18 297" draw:points="0,297 18,297 18,0 0,0">
          <text:p/>
        </draw:polygon>
        <draw:polygon draw:style-name="gr143" draw:text-style-name="P10" draw:layer="layout" svg:width="0.44cm" svg:height="0.017cm" svg:x="1.958cm" svg:y="16.251cm" svg:viewBox="0 0 441 18" draw:points="0,18 441,18 441,0 0,0">
          <text:p/>
        </draw:polygon>
        <draw:polygon draw:style-name="gr143" draw:text-style-name="P10" draw:layer="layout" svg:width="0.44cm" svg:height="0.017cm" svg:x="8.748cm" svg:y="16.251cm" svg:viewBox="0 0 441 18" draw:points="0,18 441,18 441,0 0,0">
          <text:p/>
        </draw:polygon>
        <draw:polygon draw:style-name="gr143" draw:text-style-name="P10" draw:layer="layout" svg:width="0.017cm" svg:height="0.313cm" svg:x="1.941cm" svg:y="15.955cm" svg:viewBox="0 0 18 314" draw:points="0,314 18,314 18,0 0,0">
          <text:p/>
        </draw:polygon>
        <draw:polygon draw:style-name="gr143" draw:text-style-name="P10" draw:layer="layout" svg:width="0.017cm" svg:height="0.296cm" svg:x="2.381cm" svg:y="15.972cm" svg:viewBox="0 0 18 297" draw:points="0,297 18,297 18,0 0,0">
          <text:p/>
        </draw:polygon>
        <draw:polygon draw:style-name="gr143" draw:text-style-name="P10" draw:layer="layout" svg:width="0.44cm" svg:height="0.017cm" svg:x="1.958cm" svg:y="16.374cm" svg:viewBox="0 0 441 18" draw:points="0,18 441,18 441,0 0,0">
          <text:p/>
        </draw:polygon>
        <draw:polygon draw:style-name="gr143" draw:text-style-name="P10" draw:layer="layout" svg:width="0.017cm" svg:height="0.313cm" svg:x="8.731cm" svg:y="15.955cm" svg:viewBox="0 0 18 314" draw:points="0,314 18,314 18,0 0,0">
          <text:p/>
        </draw:polygon>
        <draw:polygon draw:style-name="gr143" draw:text-style-name="P10" draw:layer="layout" svg:width="0.017cm" svg:height="0.296cm" svg:x="9.171cm" svg:y="15.972cm" svg:viewBox="0 0 18 297" draw:points="0,297 18,297 18,0 0,0">
          <text:p/>
        </draw:polygon>
        <draw:polygon draw:style-name="gr143" draw:text-style-name="P10" draw:layer="layout" svg:width="0.44cm" svg:height="0.017cm" svg:x="8.748cm" svg:y="16.374cm" svg:viewBox="0 0 441 18" draw:points="0,18 441,18 441,0 0,0">
          <text:p/>
        </draw:polygon>
        <draw:polygon draw:style-name="gr143" draw:text-style-name="P10" draw:layer="layout" svg:width="0.017cm" svg:height="0.313cm" svg:x="14.454cm" svg:y="15.955cm" svg:viewBox="0 0 18 314" draw:points="0,314 18,314 18,0 0,0">
          <text:p/>
        </draw:polygon>
        <draw:polygon draw:style-name="gr143" draw:text-style-name="P10" draw:layer="layout" svg:width="0.017cm" svg:height="0.296cm" svg:x="14.962cm" svg:y="15.972cm" svg:viewBox="0 0 18 297" draw:points="0,297 18,297 18,0 0,0">
          <text:p/>
        </draw:polygon>
        <draw:polygon draw:style-name="gr143" draw:text-style-name="P10" draw:layer="layout" svg:width="0.44cm" svg:height="0.017cm" svg:x="1.958cm" svg:y="16.67cm" svg:viewBox="0 0 441 18" draw:points="0,18 441,18 441,0 0,0">
          <text:p/>
        </draw:polygon>
        <draw:polygon draw:style-name="gr143" draw:text-style-name="P10" draw:layer="layout" svg:width="0.44cm" svg:height="0.017cm" svg:x="8.748cm" svg:y="16.67cm" svg:viewBox="0 0 441 18" draw:points="0,18 441,18 441,0 0,0">
          <text:p/>
        </draw:polygon>
        <draw:polygon draw:style-name="gr143" draw:text-style-name="P10" draw:layer="layout" svg:width="0.017cm" svg:height="0.313cm" svg:x="1.941cm" svg:y="16.374cm" svg:viewBox="0 0 18 314" draw:points="0,314 18,314 18,0 0,0">
          <text:p/>
        </draw:polygon>
        <draw:polygon draw:style-name="gr143" draw:text-style-name="P10" draw:layer="layout" svg:width="0.017cm" svg:height="0.296cm" svg:x="2.381cm" svg:y="16.391cm" svg:viewBox="0 0 18 297" draw:points="0,297 18,297 18,0 0,0">
          <text:p/>
        </draw:polygon>
        <draw:polygon draw:style-name="gr143" draw:text-style-name="P10" draw:layer="layout" svg:width="0.44cm" svg:height="0.017cm" svg:x="1.958cm" svg:y="16.78cm" svg:viewBox="0 0 441 18" draw:points="0,18 441,18 441,0 0,0">
          <text:p/>
        </draw:polygon>
        <draw:polygon draw:style-name="gr143" draw:text-style-name="P10" draw:layer="layout" svg:width="0.017cm" svg:height="0.313cm" svg:x="8.731cm" svg:y="16.374cm" svg:viewBox="0 0 18 314" draw:points="0,314 18,314 18,0 0,0">
          <text:p/>
        </draw:polygon>
        <draw:polygon draw:style-name="gr143" draw:text-style-name="P10" draw:layer="layout" svg:width="0.017cm" svg:height="0.296cm" svg:x="9.171cm" svg:y="16.391cm" svg:viewBox="0 0 18 297" draw:points="0,297 18,297 18,0 0,0">
          <text:p/>
        </draw:polygon>
        <draw:polygon draw:style-name="gr143" draw:text-style-name="P10" draw:layer="layout" svg:width="0.44cm" svg:height="0.017cm" svg:x="8.748cm" svg:y="16.78cm" svg:viewBox="0 0 441 18" draw:points="0,18 441,18 441,0 0,0">
          <text:p/>
        </draw:polygon>
        <draw:polygon draw:style-name="gr143" draw:text-style-name="P10" draw:layer="layout" svg:width="0.017cm" svg:height="0.313cm" svg:x="14.454cm" svg:y="16.374cm" svg:viewBox="0 0 18 314" draw:points="0,314 18,314 18,0 0,0">
          <text:p/>
        </draw:polygon>
        <draw:polygon draw:style-name="gr143" draw:text-style-name="P10" draw:layer="layout" svg:width="0.017cm" svg:height="0.296cm" svg:x="14.962cm" svg:y="16.391cm" svg:viewBox="0 0 18 297" draw:points="0,297 18,297 18,0 0,0">
          <text:p/>
        </draw:polygon>
        <draw:polygon draw:style-name="gr143" draw:text-style-name="P10" draw:layer="layout" svg:width="0.44cm" svg:height="0.017cm" svg:x="1.958cm" svg:y="17.077cm" svg:viewBox="0 0 441 18" draw:points="0,18 441,18 441,0 0,0">
          <text:p/>
        </draw:polygon>
        <draw:polygon draw:style-name="gr143" draw:text-style-name="P10" draw:layer="layout" svg:width="0.44cm" svg:height="0.017cm" svg:x="8.748cm" svg:y="17.077cm" svg:viewBox="0 0 441 18" draw:points="0,18 441,18 441,0 0,0">
          <text:p/>
        </draw:polygon>
        <draw:polygon draw:style-name="gr143" draw:text-style-name="P10" draw:layer="layout" svg:width="0.017cm" svg:height="0.313cm" svg:x="1.941cm" svg:y="16.781cm" svg:viewBox="0 0 18 314" draw:points="0,314 18,314 18,0 0,0">
          <text:p/>
        </draw:polygon>
        <draw:polygon draw:style-name="gr143" draw:text-style-name="P10" draw:layer="layout" svg:width="0.017cm" svg:height="0.297cm" svg:x="2.381cm" svg:y="16.797cm" svg:viewBox="0 0 18 298" draw:points="0,298 18,298 18,0 0,0">
          <text:p/>
        </draw:polygon>
        <draw:polygon draw:style-name="gr143" draw:text-style-name="P10" draw:layer="layout" svg:width="0.44cm" svg:height="0.017cm" svg:x="1.958cm" svg:y="17.2cm" svg:viewBox="0 0 441 18" draw:points="0,18 441,18 441,0 0,0">
          <text:p/>
        </draw:polygon>
        <draw:polygon draw:style-name="gr143" draw:text-style-name="P10" draw:layer="layout" svg:width="0.017cm" svg:height="0.313cm" svg:x="8.731cm" svg:y="16.781cm" svg:viewBox="0 0 18 314" draw:points="0,314 18,314 18,0 0,0">
          <text:p/>
        </draw:polygon>
        <draw:polygon draw:style-name="gr143" draw:text-style-name="P10" draw:layer="layout" svg:width="0.017cm" svg:height="0.297cm" svg:x="9.171cm" svg:y="16.797cm" svg:viewBox="0 0 18 298" draw:points="0,298 18,298 18,0 0,0">
          <text:p/>
        </draw:polygon>
        <draw:polygon draw:style-name="gr143" draw:text-style-name="P10" draw:layer="layout" svg:width="0.44cm" svg:height="0.017cm" svg:x="8.748cm" svg:y="17.2cm" svg:viewBox="0 0 441 18" draw:points="0,18 441,18 441,0 0,0">
          <text:p/>
        </draw:polygon>
        <draw:polygon draw:style-name="gr143" draw:text-style-name="P10" draw:layer="layout" svg:width="0.017cm" svg:height="0.313cm" svg:x="14.454cm" svg:y="16.781cm" svg:viewBox="0 0 18 314" draw:points="0,314 18,314 18,0 0,0">
          <text:p/>
        </draw:polygon>
        <draw:polygon draw:style-name="gr143" draw:text-style-name="P10" draw:layer="layout" svg:width="0.017cm" svg:height="0.297cm" svg:x="14.962cm" svg:y="16.797cm" svg:viewBox="0 0 18 298" draw:points="0,298 18,298 18,0 0,0">
          <text:p/>
        </draw:polygon>
        <draw:polygon draw:style-name="gr143" draw:text-style-name="P10" draw:layer="layout" svg:width="0.44cm" svg:height="0.017cm" svg:x="1.958cm" svg:y="17.496cm" svg:viewBox="0 0 441 18" draw:points="0,18 441,18 441,0 0,0">
          <text:p/>
        </draw:polygon>
        <draw:polygon draw:style-name="gr143" draw:text-style-name="P10" draw:layer="layout" svg:width="0.44cm" svg:height="0.017cm" svg:x="8.748cm" svg:y="17.496cm" svg:viewBox="0 0 441 18" draw:points="0,18 441,18 441,0 0,0">
          <text:p/>
        </draw:polygon>
        <draw:polygon draw:style-name="gr143" draw:text-style-name="P10" draw:layer="layout" svg:width="0.017cm" svg:height="0.313cm" svg:x="1.941cm" svg:y="17.2cm" svg:viewBox="0 0 18 314" draw:points="0,314 18,314 18,0 0,0">
          <text:p/>
        </draw:polygon>
        <draw:polygon draw:style-name="gr143" draw:text-style-name="P10" draw:layer="layout" svg:width="0.017cm" svg:height="0.296cm" svg:x="2.381cm" svg:y="17.217cm" svg:viewBox="0 0 18 297" draw:points="0,297 18,297 18,0 0,0">
          <text:p/>
        </draw:polygon>
        <draw:polygon draw:style-name="gr143" draw:text-style-name="P10" draw:layer="layout" svg:width="0.44cm" svg:height="0.017cm" svg:x="1.958cm" svg:y="17.606cm" svg:viewBox="0 0 441 18" draw:points="0,18 441,18 441,0 0,0">
          <text:p/>
        </draw:polygon>
        <draw:polygon draw:style-name="gr143" draw:text-style-name="P10" draw:layer="layout" svg:width="0.017cm" svg:height="0.313cm" svg:x="8.731cm" svg:y="17.2cm" svg:viewBox="0 0 18 314" draw:points="0,314 18,314 18,0 0,0">
          <text:p/>
        </draw:polygon>
        <draw:polygon draw:style-name="gr143" draw:text-style-name="P10" draw:layer="layout" svg:width="0.017cm" svg:height="0.296cm" svg:x="9.171cm" svg:y="17.217cm" svg:viewBox="0 0 18 297" draw:points="0,297 18,297 18,0 0,0">
          <text:p/>
        </draw:polygon>
        <draw:polygon draw:style-name="gr143" draw:text-style-name="P10" draw:layer="layout" svg:width="0.44cm" svg:height="0.017cm" svg:x="8.748cm" svg:y="17.606cm" svg:viewBox="0 0 441 18" draw:points="0,18 441,18 441,0 0,0">
          <text:p/>
        </draw:polygon>
        <draw:polygon draw:style-name="gr143" draw:text-style-name="P10" draw:layer="layout" svg:width="0.017cm" svg:height="0.313cm" svg:x="14.454cm" svg:y="17.2cm" svg:viewBox="0 0 18 314" draw:points="0,314 18,314 18,0 0,0">
          <text:p/>
        </draw:polygon>
        <draw:polygon draw:style-name="gr143" draw:text-style-name="P10" draw:layer="layout" svg:width="0.017cm" svg:height="0.296cm" svg:x="14.962cm" svg:y="17.217cm" svg:viewBox="0 0 18 297" draw:points="0,297 18,297 18,0 0,0">
          <text:p/>
        </draw:polygon>
        <draw:polygon draw:style-name="gr143" draw:text-style-name="P10" draw:layer="layout" svg:width="0.44cm" svg:height="0.017cm" svg:x="1.958cm" svg:y="17.902cm" svg:viewBox="0 0 441 18" draw:points="0,18 441,18 441,0 0,0">
          <text:p/>
        </draw:polygon>
        <draw:polygon draw:style-name="gr143" draw:text-style-name="P10" draw:layer="layout" svg:width="0.44cm" svg:height="0.017cm" svg:x="8.748cm" svg:y="17.902cm" svg:viewBox="0 0 441 18" draw:points="0,18 441,18 441,0 0,0">
          <text:p/>
        </draw:polygon>
        <draw:polygon draw:style-name="gr143" draw:text-style-name="P10" draw:layer="layout" svg:width="0.017cm" svg:height="0.313cm" svg:x="1.941cm" svg:y="17.606cm" svg:viewBox="0 0 18 314" draw:points="0,314 18,314 18,0 0,0">
          <text:p/>
        </draw:polygon>
        <draw:polygon draw:style-name="gr143" draw:text-style-name="P10" draw:layer="layout" svg:width="0.017cm" svg:height="0.296cm" svg:x="2.381cm" svg:y="17.623cm" svg:viewBox="0 0 18 297" draw:points="0,297 18,297 18,0 0,0">
          <text:p/>
        </draw:polygon>
        <draw:polygon draw:style-name="gr143" draw:text-style-name="P10" draw:layer="layout" svg:width="0.44cm" svg:height="0.017cm" svg:x="1.958cm" svg:y="18.012cm" svg:viewBox="0 0 441 18" draw:points="0,18 441,18 441,0 0,0">
          <text:p/>
        </draw:polygon>
        <draw:polygon draw:style-name="gr143" draw:text-style-name="P10" draw:layer="layout" svg:width="0.017cm" svg:height="0.313cm" svg:x="8.731cm" svg:y="17.606cm" svg:viewBox="0 0 18 314" draw:points="0,314 18,314 18,0 0,0">
          <text:p/>
        </draw:polygon>
        <draw:polygon draw:style-name="gr143" draw:text-style-name="P10" draw:layer="layout" svg:width="0.017cm" svg:height="0.296cm" svg:x="9.171cm" svg:y="17.623cm" svg:viewBox="0 0 18 297" draw:points="0,297 18,297 18,0 0,0">
          <text:p/>
        </draw:polygon>
        <draw:polygon draw:style-name="gr143" draw:text-style-name="P10" draw:layer="layout" svg:width="0.44cm" svg:height="0.017cm" svg:x="8.748cm" svg:y="18.012cm" svg:viewBox="0 0 441 18" draw:points="0,18 441,18 441,0 0,0">
          <text:p/>
        </draw:polygon>
        <draw:polygon draw:style-name="gr143" draw:text-style-name="P10" draw:layer="layout" svg:width="0.017cm" svg:height="0.313cm" svg:x="14.454cm" svg:y="17.606cm" svg:viewBox="0 0 18 314" draw:points="0,314 18,314 18,0 0,0">
          <text:p/>
        </draw:polygon>
        <draw:polygon draw:style-name="gr143" draw:text-style-name="P10" draw:layer="layout" svg:width="0.017cm" svg:height="0.296cm" svg:x="14.962cm" svg:y="17.623cm" svg:viewBox="0 0 18 297" draw:points="0,297 18,297 18,0 0,0">
          <text:p/>
        </draw:polygon>
        <draw:polygon draw:style-name="gr143" draw:text-style-name="P10" draw:layer="layout" svg:width="0.44cm" svg:height="0.017cm" svg:x="1.958cm" svg:y="18.309cm" svg:viewBox="0 0 441 18" draw:points="0,18 441,18 441,0 0,0">
          <text:p/>
        </draw:polygon>
        <draw:polygon draw:style-name="gr143" draw:text-style-name="P10" draw:layer="layout" svg:width="0.44cm" svg:height="0.017cm" svg:x="8.748cm" svg:y="18.309cm" svg:viewBox="0 0 441 18" draw:points="0,18 441,18 441,0 0,0">
          <text:p/>
        </draw:polygon>
        <draw:polygon draw:style-name="gr143" draw:text-style-name="P10" draw:layer="layout" svg:width="0.017cm" svg:height="0.314cm" svg:x="1.941cm" svg:y="18.012cm" svg:viewBox="0 0 18 315" draw:points="0,315 18,315 18,0 0,0">
          <text:p/>
        </draw:polygon>
        <draw:polygon draw:style-name="gr143" draw:text-style-name="P10" draw:layer="layout" svg:width="0.017cm" svg:height="0.297cm" svg:x="2.381cm" svg:y="18.029cm" svg:viewBox="0 0 18 298" draw:points="0,298 18,298 18,0 0,0">
          <text:p/>
        </draw:polygon>
        <draw:polygon draw:style-name="gr143" draw:text-style-name="P10" draw:layer="layout" svg:width="0.44cm" svg:height="0.017cm" svg:x="1.958cm" svg:y="18.419cm" svg:viewBox="0 0 441 18" draw:points="0,18 441,18 441,0 0,0">
          <text:p/>
        </draw:polygon>
        <draw:polygon draw:style-name="gr143" draw:text-style-name="P10" draw:layer="layout" svg:width="0.017cm" svg:height="0.314cm" svg:x="8.731cm" svg:y="18.012cm" svg:viewBox="0 0 18 315" draw:points="0,315 18,315 18,0 0,0">
          <text:p/>
        </draw:polygon>
        <draw:polygon draw:style-name="gr143" draw:text-style-name="P10" draw:layer="layout" svg:width="0.017cm" svg:height="0.297cm" svg:x="9.171cm" svg:y="18.029cm" svg:viewBox="0 0 18 298" draw:points="0,298 18,298 18,0 0,0">
          <text:p/>
        </draw:polygon>
        <draw:polygon draw:style-name="gr143" draw:text-style-name="P10" draw:layer="layout" svg:width="0.44cm" svg:height="0.017cm" svg:x="8.748cm" svg:y="18.419cm" svg:viewBox="0 0 441 18" draw:points="0,18 441,18 441,0 0,0">
          <text:p/>
        </draw:polygon>
        <draw:polygon draw:style-name="gr143" draw:text-style-name="P10" draw:layer="layout" svg:width="0.017cm" svg:height="0.314cm" svg:x="14.454cm" svg:y="18.012cm" svg:viewBox="0 0 18 315" draw:points="0,315 18,315 18,0 0,0">
          <text:p/>
        </draw:polygon>
        <draw:polygon draw:style-name="gr143" draw:text-style-name="P10" draw:layer="layout" svg:width="0.017cm" svg:height="0.297cm" svg:x="14.962cm" svg:y="18.029cm" svg:viewBox="0 0 18 298" draw:points="0,298 18,298 18,0 0,0">
          <text:p/>
        </draw:polygon>
        <draw:polygon draw:style-name="gr143" draw:text-style-name="P10" draw:layer="layout" svg:width="0.44cm" svg:height="0.017cm" svg:x="1.958cm" svg:y="18.715cm" svg:viewBox="0 0 441 18" draw:points="0,18 441,18 441,0 0,0">
          <text:p/>
        </draw:polygon>
        <draw:polygon draw:style-name="gr143" draw:text-style-name="P10" draw:layer="layout" svg:width="0.44cm" svg:height="0.017cm" svg:x="8.748cm" svg:y="18.715cm" svg:viewBox="0 0 441 18" draw:points="0,18 441,18 441,0 0,0">
          <text:p/>
        </draw:polygon>
        <draw:polygon draw:style-name="gr143" draw:text-style-name="P10" draw:layer="layout" svg:width="0.017cm" svg:height="0.313cm" svg:x="1.941cm" svg:y="18.419cm" svg:viewBox="0 0 18 314" draw:points="0,314 18,314 18,0 0,0">
          <text:p/>
        </draw:polygon>
        <draw:polygon draw:style-name="gr143" draw:text-style-name="P10" draw:layer="layout" svg:width="0.017cm" svg:height="0.296cm" svg:x="2.381cm" svg:y="18.436cm" svg:viewBox="0 0 18 297" draw:points="0,297 18,297 18,0 0,0">
          <text:p/>
        </draw:polygon>
        <draw:polygon draw:style-name="gr143" draw:text-style-name="P10" draw:layer="layout" svg:width="0.44cm" svg:height="0.017cm" svg:x="1.958cm" svg:y="18.825cm" svg:viewBox="0 0 441 18" draw:points="0,18 441,18 441,0 0,0">
          <text:p/>
        </draw:polygon>
        <draw:polygon draw:style-name="gr143" draw:text-style-name="P10" draw:layer="layout" svg:width="0.017cm" svg:height="0.313cm" svg:x="8.731cm" svg:y="18.419cm" svg:viewBox="0 0 18 314" draw:points="0,314 18,314 18,0 0,0">
          <text:p/>
        </draw:polygon>
        <draw:polygon draw:style-name="gr143" draw:text-style-name="P10" draw:layer="layout" svg:width="0.017cm" svg:height="0.296cm" svg:x="9.171cm" svg:y="18.436cm" svg:viewBox="0 0 18 297" draw:points="0,297 18,297 18,0 0,0">
          <text:p/>
        </draw:polygon>
        <draw:polygon draw:style-name="gr143" draw:text-style-name="P10" draw:layer="layout" svg:width="0.44cm" svg:height="0.017cm" svg:x="8.748cm" svg:y="18.825cm" svg:viewBox="0 0 441 18" draw:points="0,18 441,18 441,0 0,0">
          <text:p/>
        </draw:polygon>
        <draw:polygon draw:style-name="gr143" draw:text-style-name="P10" draw:layer="layout" svg:width="0.017cm" svg:height="0.313cm" svg:x="14.454cm" svg:y="18.419cm" svg:viewBox="0 0 18 314" draw:points="0,314 18,314 18,0 0,0">
          <text:p/>
        </draw:polygon>
        <draw:polygon draw:style-name="gr143" draw:text-style-name="P10" draw:layer="layout" svg:width="0.017cm" svg:height="0.296cm" svg:x="14.962cm" svg:y="18.436cm" svg:viewBox="0 0 18 297" draw:points="0,297 18,297 18,0 0,0">
          <text:p/>
        </draw:polygon>
        <draw:polygon draw:style-name="gr143" draw:text-style-name="P10" draw:layer="layout" svg:width="0.44cm" svg:height="0.016cm" svg:x="1.958cm" svg:y="19.122cm" svg:viewBox="0 0 441 17" draw:points="0,17 441,17 441,0 0,0">
          <text:p/>
        </draw:polygon>
        <draw:polygon draw:style-name="gr143" draw:text-style-name="P10" draw:layer="layout" svg:width="0.44cm" svg:height="0.016cm" svg:x="8.748cm" svg:y="19.122cm" svg:viewBox="0 0 441 17" draw:points="0,17 441,17 441,0 0,0">
          <text:p/>
        </draw:polygon>
        <draw:polygon draw:style-name="gr143" draw:text-style-name="P10" draw:layer="layout" svg:width="0.017cm" svg:height="0.313cm" svg:x="1.941cm" svg:y="18.825cm" svg:viewBox="0 0 18 314" draw:points="0,314 18,314 18,0 0,0">
          <text:p/>
        </draw:polygon>
        <draw:polygon draw:style-name="gr143" draw:text-style-name="P10" draw:layer="layout" svg:width="0.017cm" svg:height="0.296cm" svg:x="2.381cm" svg:y="18.842cm" svg:viewBox="0 0 18 297" draw:points="0,297 18,297 18,0 0,0">
          <text:p/>
        </draw:polygon>
        <draw:polygon draw:style-name="gr143" draw:text-style-name="P10" draw:layer="layout" svg:width="0.44cm" svg:height="0.017cm" svg:x="1.958cm" svg:y="19.232cm" svg:viewBox="0 0 441 18" draw:points="0,18 441,18 441,0 0,0">
          <text:p/>
        </draw:polygon>
        <draw:polygon draw:style-name="gr143" draw:text-style-name="P10" draw:layer="layout" svg:width="0.017cm" svg:height="0.313cm" svg:x="8.731cm" svg:y="18.825cm" svg:viewBox="0 0 18 314" draw:points="0,314 18,314 18,0 0,0">
          <text:p/>
        </draw:polygon>
        <draw:polygon draw:style-name="gr143" draw:text-style-name="P10" draw:layer="layout" svg:width="0.017cm" svg:height="0.296cm" svg:x="9.171cm" svg:y="18.842cm" svg:viewBox="0 0 18 297" draw:points="0,297 18,297 18,0 0,0">
          <text:p/>
        </draw:polygon>
        <draw:polygon draw:style-name="gr143" draw:text-style-name="P10" draw:layer="layout" svg:width="0.44cm" svg:height="0.017cm" svg:x="8.748cm" svg:y="19.232cm" svg:viewBox="0 0 441 18" draw:points="0,18 441,18 441,0 0,0">
          <text:p/>
        </draw:polygon>
        <draw:polygon draw:style-name="gr143" draw:text-style-name="P10" draw:layer="layout" svg:width="0.017cm" svg:height="0.313cm" svg:x="14.454cm" svg:y="18.825cm" svg:viewBox="0 0 18 314" draw:points="0,314 18,314 18,0 0,0">
          <text:p/>
        </draw:polygon>
        <draw:polygon draw:style-name="gr143" draw:text-style-name="P10" draw:layer="layout" svg:width="0.017cm" svg:height="0.296cm" svg:x="14.962cm" svg:y="18.842cm" svg:viewBox="0 0 18 297" draw:points="0,297 18,297 18,0 0,0">
          <text:p/>
        </draw:polygon>
        <draw:polygon draw:style-name="gr143" draw:text-style-name="P10" draw:layer="layout" svg:width="0.44cm" svg:height="0.017cm" svg:x="1.958cm" svg:y="19.536cm" svg:viewBox="0 0 441 18" draw:points="0,18 441,18 441,0 0,0">
          <text:p/>
        </draw:polygon>
        <draw:polygon draw:style-name="gr143" draw:text-style-name="P10" draw:layer="layout" svg:width="0.44cm" svg:height="0.017cm" svg:x="8.748cm" svg:y="19.536cm" svg:viewBox="0 0 441 18" draw:points="0,18 441,18 441,0 0,0">
          <text:p/>
        </draw:polygon>
        <draw:polygon draw:style-name="gr143" draw:text-style-name="P10" draw:layer="layout" svg:width="0.017cm" svg:height="1.066cm" svg:x="7.317cm" svg:y="11.883cm" svg:viewBox="0 0 18 1067" draw:points="0,1067 18,1067 18,0 0,0">
          <text:p/>
        </draw:polygon>
        <draw:polygon draw:style-name="gr143" draw:text-style-name="P10" draw:layer="layout" svg:width="0.017cm" svg:height="0.321cm" svg:x="14.454cm" svg:y="19.232cm" svg:viewBox="0 0 18 322" draw:points="0,322 18,322 18,0 0,0">
          <text:p/>
        </draw:polygon>
        <draw:polygon draw:style-name="gr143" draw:text-style-name="P10" draw:layer="layout" svg:width="0.017cm" svg:height="0.321cm" svg:x="1.941cm" svg:y="19.232cm" svg:viewBox="0 0 18 322" draw:points="0,322 18,322 18,0 0,0">
          <text:p/>
        </draw:polygon>
        <draw:polygon draw:style-name="gr143" draw:text-style-name="P10" draw:layer="layout" svg:width="0.017cm" svg:height="0.304cm" svg:x="2.381cm" svg:y="19.249cm" svg:viewBox="0 0 18 305" draw:points="0,305 18,305 18,0 0,0">
          <text:p/>
        </draw:polygon>
        <draw:polygon draw:style-name="gr143" draw:text-style-name="P10" draw:layer="layout" svg:width="0.44cm" svg:height="0.017cm" svg:x="1.958cm" svg:y="21.001cm" svg:viewBox="0 0 441 18" draw:points="0,18 441,18 441,0 0,0">
          <text:p/>
        </draw:polygon>
        <draw:polygon draw:style-name="gr143" draw:text-style-name="P10" draw:layer="layout" svg:width="0.017cm" svg:height="0.673cm" svg:x="3.702cm" svg:y="12.276cm" svg:viewBox="0 0 18 674" draw:points="0,674 18,674 18,0 0,0">
          <text:p/>
        </draw:polygon>
        <draw:polygon draw:style-name="gr143" draw:text-style-name="P10" draw:layer="layout" svg:width="0.017cm" svg:height="1.083cm" svg:x="4.142cm" svg:y="11.866cm" svg:viewBox="0 0 18 1084" draw:points="0,1084 18,1084 18,0 0,0">
          <text:p/>
        </draw:polygon>
        <draw:polygon draw:style-name="gr143" draw:text-style-name="P10" draw:layer="layout" svg:width="0.44cm" svg:height="0.017cm" svg:x="3.719cm" svg:y="21.001cm" svg:viewBox="0 0 441 18" draw:points="0,18 441,18 441,0 0,0">
          <text:p/>
        </draw:polygon>
        <draw:polygon draw:style-name="gr143" draw:text-style-name="P10" draw:layer="layout" svg:width="0.017cm" svg:height="1.066cm" svg:x="5.556cm" svg:y="11.883cm" svg:viewBox="0 0 18 1067" draw:points="0,1067 18,1067 18,0 0,0">
          <text:p/>
        </draw:polygon>
        <draw:polygon draw:style-name="gr143" draw:text-style-name="P10" draw:layer="layout" svg:width="0.017cm" svg:height="1.066cm" svg:x="5.996cm" svg:y="11.883cm" svg:viewBox="0 0 18 1067" draw:points="0,1067 18,1067 18,0 0,0">
          <text:p/>
        </draw:polygon>
        <draw:polygon draw:style-name="gr143" draw:text-style-name="P10" draw:layer="layout" svg:width="0.44cm" svg:height="0.017cm" svg:x="5.573cm" svg:y="21.001cm" svg:viewBox="0 0 441 18" draw:points="0,18 441,18 441,0 0,0">
          <text:p/>
        </draw:polygon>
        <draw:polygon draw:style-name="gr143" draw:text-style-name="P10" draw:layer="layout" svg:width="0.017cm" svg:height="1.066cm" svg:x="8.291cm" svg:y="11.883cm" svg:viewBox="0 0 18 1067" draw:points="0,1067 18,1067 18,0 0,0">
          <text:p/>
        </draw:polygon>
        <draw:polygon draw:style-name="gr143" draw:text-style-name="P10" draw:layer="layout" svg:width="0.017cm" svg:height="0.321cm" svg:x="8.731cm" svg:y="19.232cm" svg:viewBox="0 0 18 322" draw:points="0,322 18,322 18,0 0,0">
          <text:p/>
        </draw:polygon>
        <draw:polygon draw:style-name="gr143" draw:text-style-name="P10" draw:layer="layout" svg:width="0.44cm" svg:height="0.017cm" svg:x="8.308cm" svg:y="21.001cm" svg:viewBox="0 0 441 18" draw:points="0,18 441,18 441,0 0,0">
          <text:p/>
        </draw:polygon>
        <draw:polygon draw:style-name="gr143" draw:text-style-name="P10" draw:layer="layout" svg:width="0.017cm" svg:height="0.673cm" svg:x="15.403cm" svg:y="12.276cm" svg:viewBox="0 0 18 674" draw:points="0,674 18,674 18,0 0,0">
          <text:p/>
        </draw:polygon>
        <draw:polygon draw:style-name="gr143" draw:text-style-name="P10" draw:layer="layout" svg:width="0.017cm" svg:height="0.673cm" svg:x="15.843cm" svg:y="12.276cm" svg:viewBox="0 0 18 674" draw:points="0,674 18,674 18,0 0,0">
          <text:p/>
        </draw:polygon>
        <draw:polygon draw:style-name="gr143" draw:text-style-name="P10" draw:layer="layout" svg:width="0.017cm" svg:height="0.673cm" svg:x="16.283cm" svg:y="12.276cm" svg:viewBox="0 0 18 674" draw:points="0,674 18,674 18,0 0,0">
          <text:p/>
        </draw:polygon>
        <draw:polygon draw:style-name="gr143" draw:text-style-name="P10" draw:layer="layout" svg:width="0.88cm" svg:height="0.017cm" svg:x="15.42cm" svg:y="21.001cm" svg:viewBox="0 0 881 18" draw:points="0,18 881,18 881,0 0,0">
          <text:p/>
        </draw:polygon>
        <draw:polygon draw:style-name="gr143" draw:text-style-name="P10" draw:layer="layout" svg:width="0.017cm" svg:height="0.673cm" svg:x="16.723cm" svg:y="12.276cm" svg:viewBox="0 0 18 674" draw:points="0,674 18,674 18,0 0,0">
          <text:p/>
        </draw:polygon>
        <draw:polygon draw:style-name="gr143" draw:text-style-name="P10" draw:layer="layout" svg:width="0.017cm" svg:height="0.673cm" svg:x="17.164cm" svg:y="12.276cm" svg:viewBox="0 0 18 674" draw:points="0,674 18,674 18,0 0,0">
          <text:p/>
        </draw:polygon>
        <draw:polygon draw:style-name="gr143" draw:text-style-name="P10" draw:layer="layout" svg:width="0.017cm" svg:height="0.673cm" svg:x="17.604cm" svg:y="12.276cm" svg:viewBox="0 0 18 674" draw:points="0,674 18,674 18,0 0,0">
          <text:p/>
        </draw:polygon>
        <draw:polygon draw:style-name="gr143" draw:text-style-name="P10" draw:layer="layout" svg:width="0.881cm" svg:height="0.017cm" svg:x="16.74cm" svg:y="21.001cm" svg:viewBox="0 0 882 18" draw:points="0,18 882,18 882,0 0,0">
          <text:p/>
        </draw:polygon>
        <draw:polygon draw:style-name="gr143" draw:text-style-name="P10" draw:layer="layout" svg:width="0.017cm" svg:height="0.673cm" svg:x="18.044cm" svg:y="12.276cm" svg:viewBox="0 0 18 674" draw:points="0,674 18,674 18,0 0,0">
          <text:p/>
        </draw:polygon>
        <draw:polygon draw:style-name="gr143" draw:text-style-name="P10" draw:layer="layout" svg:width="0.017cm" svg:height="0.673cm" svg:x="18.485cm" svg:y="12.276cm" svg:viewBox="0 0 18 674" draw:points="0,674 18,674 18,0 0,0">
          <text:p/>
        </draw:polygon>
        <draw:polygon draw:style-name="gr143" draw:text-style-name="P10" draw:layer="layout" svg:width="0.017cm" svg:height="0.673cm" svg:x="18.925cm" svg:y="12.276cm" svg:viewBox="0 0 18 674" draw:points="0,674 18,674 18,0 0,0">
          <text:p/>
        </draw:polygon>
        <draw:polygon draw:style-name="gr143" draw:text-style-name="P10" draw:layer="layout" svg:width="0.017cm" svg:height="0.673cm" svg:x="19.365cm" svg:y="12.276cm" svg:viewBox="0 0 18 674" draw:points="0,674 18,674 18,0 0,0">
          <text:p/>
        </draw:polygon>
        <draw:polygon draw:style-name="gr143" draw:text-style-name="P10" draw:layer="layout" svg:width="0.017cm" svg:height="0.673cm" svg:x="19.805cm" svg:y="12.276cm" svg:viewBox="0 0 18 674" draw:points="0,674 18,674 18,0 0,0">
          <text:p/>
        </draw:polygon>
        <draw:polygon draw:style-name="gr143" draw:text-style-name="P10" draw:layer="layout" svg:width="0.44cm" svg:height="0.017cm" svg:x="1.958cm" svg:y="21.357cm" svg:viewBox="0 0 441 18" draw:points="0,18 441,18 441,0 0,0">
          <text:p/>
        </draw:polygon>
        <draw:polygon draw:style-name="gr143" draw:text-style-name="P10" draw:layer="layout" svg:width="0.44cm" svg:height="0.017cm" svg:x="3.719cm" svg:y="21.357cm" svg:viewBox="0 0 441 18" draw:points="0,18 441,18 441,0 0,0">
          <text:p/>
        </draw:polygon>
        <draw:polygon draw:style-name="gr143" draw:text-style-name="P10" draw:layer="layout" svg:width="0.44cm" svg:height="0.017cm" svg:x="5.573cm" svg:y="21.357cm" svg:viewBox="0 0 441 18" draw:points="0,18 441,18 441,0 0,0">
          <text:p/>
        </draw:polygon>
        <draw:polygon draw:style-name="gr143" draw:text-style-name="P10" draw:layer="layout" svg:width="0.44cm" svg:height="0.017cm" svg:x="8.308cm" svg:y="21.357cm" svg:viewBox="0 0 441 18" draw:points="0,18 441,18 441,0 0,0">
          <text:p/>
        </draw:polygon>
        <draw:polygon draw:style-name="gr143" draw:text-style-name="P10" draw:layer="layout" svg:width="0.88cm" svg:height="0.017cm" svg:x="15.42cm" svg:y="21.357cm" svg:viewBox="0 0 881 18" draw:points="0,18 881,18 881,0 0,0">
          <text:p/>
        </draw:polygon>
        <draw:polygon draw:style-name="gr143" draw:text-style-name="P10" draw:layer="layout" svg:width="0.881cm" svg:height="0.017cm" svg:x="16.74cm" svg:y="21.357cm" svg:viewBox="0 0 882 18" draw:points="0,18 882,18 882,0 0,0">
          <text:p/>
        </draw:polygon>
        <draw:polygon draw:style-name="gr143" draw:text-style-name="P10" draw:layer="layout" svg:width="0.017cm" svg:height="0.373cm" svg:x="1.941cm" svg:y="21.001cm" svg:viewBox="0 0 18 374" draw:points="0,374 18,374 18,0 0,0">
          <text:p/>
        </draw:polygon>
        <draw:polygon draw:style-name="gr143" draw:text-style-name="P10" draw:layer="layout" svg:width="0.017cm" svg:height="0.356cm" svg:x="2.381cm" svg:y="21.018cm" svg:viewBox="0 0 18 357" draw:points="0,357 18,357 18,0 0,0">
          <text:p/>
        </draw:polygon>
        <draw:polygon draw:style-name="gr143" draw:text-style-name="P10" draw:layer="layout" svg:width="0.44cm" svg:height="0.018cm" svg:x="1.958cm" svg:y="21.479cm" svg:viewBox="0 0 441 19" draw:points="0,19 441,19 441,0 0,0">
          <text:p/>
        </draw:polygon>
        <draw:polygon draw:style-name="gr143" draw:text-style-name="P10" draw:layer="layout" svg:width="0.017cm" svg:height="0.373cm" svg:x="8.291cm" svg:y="21.001cm" svg:viewBox="0 0 18 374" draw:points="0,374 18,374 18,0 0,0">
          <text:p/>
        </draw:polygon>
        <draw:polygon draw:style-name="gr143" draw:text-style-name="P10" draw:layer="layout" svg:width="0.017cm" svg:height="0.356cm" svg:x="8.731cm" svg:y="21.018cm" svg:viewBox="0 0 18 357" draw:points="0,357 18,357 18,0 0,0">
          <text:p/>
        </draw:polygon>
        <draw:polygon draw:style-name="gr143" draw:text-style-name="P10" draw:layer="layout" svg:width="0.44cm" svg:height="0.018cm" svg:x="8.308cm" svg:y="21.479cm" svg:viewBox="0 0 441 19" draw:points="0,19 441,19 441,0 0,0">
          <text:p/>
        </draw:polygon>
        <draw:polygon draw:style-name="gr143" draw:text-style-name="P10" draw:layer="layout" svg:width="0.017cm" svg:height="1.066cm" svg:x="9.611cm" svg:y="11.883cm" svg:viewBox="0 0 18 1067" draw:points="0,1067 18,1067 18,0 0,0">
          <text:p/>
        </draw:polygon>
        <draw:polygon draw:style-name="gr143" draw:text-style-name="P10" draw:layer="layout" svg:width="0.017cm" svg:height="1.066cm" svg:x="10.052cm" svg:y="11.883cm" svg:viewBox="0 0 18 1067" draw:points="0,1067 18,1067 18,0 0,0">
          <text:p/>
        </draw:polygon>
        <draw:polygon draw:style-name="gr143" draw:text-style-name="P10" draw:layer="layout" svg:width="0.017cm" svg:height="1.066cm" svg:x="10.492cm" svg:y="11.883cm" svg:viewBox="0 0 18 1067" draw:points="0,1067 18,1067 18,0 0,0">
          <text:p/>
        </draw:polygon>
        <draw:polygon draw:style-name="gr143" draw:text-style-name="P10" draw:layer="layout" svg:width="0.881cm" svg:height="0.018cm" svg:x="9.628cm" svg:y="21.479cm" svg:viewBox="0 0 882 19" draw:points="0,19 882,19 882,0 0,0">
          <text:p/>
        </draw:polygon>
        <draw:polygon draw:style-name="gr143" draw:text-style-name="P10" draw:layer="layout" svg:width="0.017cm" svg:height="1.066cm" svg:x="10.932cm" svg:y="11.883cm" svg:viewBox="0 0 18 1067" draw:points="0,1067 18,1067 18,0 0,0">
          <text:p/>
        </draw:polygon>
        <draw:polygon draw:style-name="gr143" draw:text-style-name="P10" draw:layer="layout" svg:width="0.017cm" svg:height="1.066cm" svg:x="11.373cm" svg:y="11.883cm" svg:viewBox="0 0 18 1067" draw:points="0,1067 18,1067 18,0 0,0">
          <text:p/>
        </draw:polygon>
        <draw:polygon draw:style-name="gr143" draw:text-style-name="P10" draw:layer="layout" svg:width="0.017cm" svg:height="0.432cm" svg:x="11.813cm" svg:y="11.07cm" svg:viewBox="0 0 18 433" draw:points="0,433 18,433 18,0 0,0">
          <text:p/>
        </draw:polygon>
        <draw:polygon draw:style-name="gr143" draw:text-style-name="P10" draw:layer="layout" svg:width="0.881cm" svg:height="0.018cm" svg:x="10.949cm" svg:y="21.479cm" svg:viewBox="0 0 882 19" draw:points="0,19 882,19 882,0 0,0">
          <text:p/>
        </draw:polygon>
        <draw:polygon draw:style-name="gr143" draw:text-style-name="P10" draw:layer="layout" svg:width="0.017cm" svg:height="0.69cm" svg:x="12.253cm" svg:y="12.259cm" svg:viewBox="0 0 18 691" draw:points="0,691 18,691 18,0 0,0">
          <text:p/>
        </draw:polygon>
        <draw:polygon draw:style-name="gr143" draw:text-style-name="P10" draw:layer="layout" svg:width="0.017cm" svg:height="0.673cm" svg:x="12.693cm" svg:y="12.276cm" svg:viewBox="0 0 18 674" draw:points="0,674 18,674 18,0 0,0">
          <text:p/>
        </draw:polygon>
        <draw:polygon draw:style-name="gr143" draw:text-style-name="P10" draw:layer="layout" svg:width="0.017cm" svg:height="0.673cm" svg:x="13.134cm" svg:y="12.276cm" svg:viewBox="0 0 18 674" draw:points="0,674 18,674 18,0 0,0">
          <text:p/>
        </draw:polygon>
        <draw:polygon draw:style-name="gr143" draw:text-style-name="P10" draw:layer="layout" svg:width="0.017cm" svg:height="0.673cm" svg:x="13.574cm" svg:y="12.276cm" svg:viewBox="0 0 18 674" draw:points="0,674 18,674 18,0 0,0">
          <text:p/>
        </draw:polygon>
        <draw:polygon draw:style-name="gr143" draw:text-style-name="P10" draw:layer="layout" svg:width="0.017cm" svg:height="0.673cm" svg:x="14.014cm" svg:y="12.276cm" svg:viewBox="0 0 18 674" draw:points="0,674 18,674 18,0 0,0">
          <text:p/>
        </draw:polygon>
        <draw:polygon draw:style-name="gr143" draw:text-style-name="P10" draw:layer="layout" svg:width="0.44cm" svg:height="0.017cm" svg:x="1.958cm" svg:y="21.899cm" svg:viewBox="0 0 441 18" draw:points="0,18 441,18 441,0 0,0">
          <text:p/>
        </draw:polygon>
        <draw:polygon draw:style-name="gr143" draw:text-style-name="P10" draw:layer="layout" svg:width="0.44cm" svg:height="0.017cm" svg:x="8.308cm" svg:y="21.899cm" svg:viewBox="0 0 441 18" draw:points="0,18 441,18 441,0 0,0">
          <text:p/>
        </draw:polygon>
        <draw:polygon draw:style-name="gr143" draw:text-style-name="P10" draw:layer="layout" svg:width="0.881cm" svg:height="0.017cm" svg:x="9.628cm" svg:y="21.899cm" svg:viewBox="0 0 882 18" draw:points="0,18 882,18 882,0 0,0">
          <text:p/>
        </draw:polygon>
        <draw:polygon draw:style-name="gr143" draw:text-style-name="P10" draw:layer="layout" svg:width="0.881cm" svg:height="0.017cm" svg:x="10.949cm" svg:y="21.899cm" svg:viewBox="0 0 882 18" draw:points="0,18 882,18 882,0 0,0">
          <text:p/>
        </draw:polygon>
        <draw:polygon draw:style-name="gr143" draw:text-style-name="P10" draw:layer="layout" svg:width="0.017cm" svg:height="0.437cm" svg:x="8.291cm" svg:y="21.479cm" svg:viewBox="0 0 18 438" draw:points="0,438 18,438 18,0 0,0">
          <text:p/>
        </draw:polygon>
        <draw:polygon draw:style-name="gr143" draw:text-style-name="P10" draw:layer="layout" svg:width="0.017cm" svg:height="0.42cm" svg:x="8.731cm" svg:y="21.496cm" svg:viewBox="0 0 18 421" draw:points="0,421 18,421 18,0 0,0">
          <text:p/>
        </draw:polygon>
        <draw:polygon draw:style-name="gr143" draw:text-style-name="P10" draw:layer="layout" svg:width="0.44cm" svg:height="0.017cm" svg:x="8.308cm" svg:y="22.686cm" svg:viewBox="0 0 441 18" draw:points="0,18 441,18 441,0 0,0">
          <text:p/>
        </draw:polygon>
        <draw:polygon draw:style-name="gr143" draw:text-style-name="P10" draw:layer="layout" svg:width="0.017cm" svg:height="0.373cm" svg:x="15.403cm" svg:y="21.001cm" svg:viewBox="0 0 18 374" draw:points="0,374 18,374 18,0 0,0">
          <text:p/>
        </draw:polygon>
        <draw:polygon draw:style-name="gr143" draw:text-style-name="P10" draw:layer="layout" svg:width="0.017cm" svg:height="0.356cm" svg:x="15.843cm" svg:y="21.018cm" svg:viewBox="0 0 18 357" draw:points="0,357 18,357 18,0 0,0">
          <text:p/>
        </draw:polygon>
        <draw:polygon draw:style-name="gr143" draw:text-style-name="P10" draw:layer="layout" svg:width="0.44cm" svg:height="0.017cm" svg:x="8.308cm" svg:y="22.991cm" svg:viewBox="0 0 441 18" draw:points="0,18 441,18 441,0 0,0">
          <text:p/>
        </draw:polygon>
        <draw:polygon draw:style-name="gr143" draw:text-style-name="P10" draw:layer="layout" svg:width="0.017cm" svg:height="0.322cm" svg:x="8.291cm" svg:y="22.686cm" svg:viewBox="0 0 18 323" draw:points="0,323 18,323 18,0 0,0">
          <text:p/>
        </draw:polygon>
        <draw:polygon draw:style-name="gr143" draw:text-style-name="P10" draw:layer="layout" svg:width="0.017cm" svg:height="0.305cm" svg:x="8.731cm" svg:y="22.703cm" svg:viewBox="0 0 18 306" draw:points="0,306 18,306 18,0 0,0">
          <text:p/>
        </draw:polygon>
        <draw:polygon draw:style-name="gr143" draw:text-style-name="P10" draw:layer="layout" svg:width="0.44cm" svg:height="0.017cm" svg:x="8.308cm" svg:y="23.101cm" svg:viewBox="0 0 441 18" draw:points="0,18 441,18 441,0 0,0">
          <text:p/>
        </draw:polygon>
        <draw:polygon draw:style-name="gr143" draw:text-style-name="P10" draw:layer="layout" svg:width="0.017cm" svg:height="0.322cm" svg:x="15.403cm" svg:y="22.686cm" svg:viewBox="0 0 18 323" draw:points="0,323 18,323 18,0 0,0">
          <text:p/>
        </draw:polygon>
        <draw:polygon draw:style-name="gr143" draw:text-style-name="P10" draw:layer="layout" svg:width="0.017cm" svg:height="0.305cm" svg:x="15.843cm" svg:y="22.703cm" svg:viewBox="0 0 18 306" draw:points="0,306 18,306 18,0 0,0">
          <text:p/>
        </draw:polygon>
        <draw:polygon draw:style-name="gr143" draw:text-style-name="P10" draw:layer="layout" svg:width="0.44cm" svg:height="0.018cm" svg:x="8.308cm" svg:y="23.431cm" svg:viewBox="0 0 441 19" draw:points="0,19 441,19 441,0 0,0">
          <text:p/>
        </draw:polygon>
        <draw:polygon draw:style-name="gr143" draw:text-style-name="P10" draw:layer="layout" svg:width="0.017cm" svg:height="0.347cm" svg:x="8.291cm" svg:y="23.101cm" svg:viewBox="0 0 18 348" draw:points="0,348 18,348 18,0 0,0">
          <text:p/>
        </draw:polygon>
        <draw:polygon draw:style-name="gr143" draw:text-style-name="P10" draw:layer="layout" svg:width="0.017cm" svg:height="0.33cm" svg:x="8.731cm" svg:y="23.118cm" svg:viewBox="0 0 18 331" draw:points="0,331 18,331 18,0 0,0">
          <text:p/>
        </draw:polygon>
        <draw:polygon draw:style-name="gr143" draw:text-style-name="P10" draw:layer="layout" svg:width="0.017cm" svg:height="0.437cm" svg:x="1.941cm" svg:y="21.479cm" svg:viewBox="0 0 18 438" draw:points="0,438 18,438 18,0 0,0">
          <text:p/>
        </draw:polygon>
        <draw:polygon draw:style-name="gr143" draw:text-style-name="P10" draw:layer="layout" svg:width="0.017cm" svg:height="0.42cm" svg:x="2.381cm" svg:y="21.496cm" svg:viewBox="0 0 18 421" draw:points="0,421 18,421 18,0 0,0">
          <text:p/>
        </draw:polygon>
        <draw:polygon draw:style-name="gr143" draw:text-style-name="P10" draw:layer="layout" svg:width="0.017cm" svg:height="0.673cm" svg:x="2.821cm" svg:y="12.276cm" svg:viewBox="0 0 18 674" draw:points="0,674 18,674 18,0 0,0">
          <text:p/>
        </draw:polygon>
        <draw:polygon draw:style-name="gr143" draw:text-style-name="P10" draw:layer="layout" svg:width="0.88cm" svg:height="0.017cm" svg:x="1.958cm" svg:y="23.935cm" svg:viewBox="0 0 881 18" draw:points="0,18 881,18 881,0 0,0">
          <text:p/>
        </draw:polygon>
        <draw:polygon draw:style-name="gr143" draw:text-style-name="P10" draw:layer="layout" svg:width="0.017cm" svg:height="0.673cm" svg:x="3.261cm" svg:y="12.276cm" svg:viewBox="0 0 18 674" draw:points="0,674 18,674 18,0 0,0">
          <text:p/>
        </draw:polygon>
        <draw:polygon draw:style-name="gr143" draw:text-style-name="P10" draw:layer="layout" svg:width="0.017cm" svg:height="0.373cm" svg:x="3.702cm" svg:y="21.001cm" svg:viewBox="0 0 18 374" draw:points="0,374 18,374 18,0 0,0">
          <text:p/>
        </draw:polygon>
        <draw:polygon draw:style-name="gr143" draw:text-style-name="P10" draw:layer="layout" svg:width="0.017cm" svg:height="0.356cm" svg:x="4.142cm" svg:y="21.018cm" svg:viewBox="0 0 18 357" draw:points="0,357 18,357 18,0 0,0">
          <text:p/>
        </draw:polygon>
        <draw:polygon draw:style-name="gr143" draw:text-style-name="P10" draw:layer="layout" svg:width="0.881cm" svg:height="0.017cm" svg:x="3.278cm" svg:y="23.935cm" svg:viewBox="0 0 882 18" draw:points="0,18 882,18 882,0 0,0">
          <text:p/>
        </draw:polygon>
        <draw:polygon draw:style-name="gr143" draw:text-style-name="P10" draw:layer="layout" svg:width="0.017cm" svg:height="1.066cm" svg:x="4.582cm" svg:y="11.883cm" svg:viewBox="0 0 18 1067" draw:points="0,1067 18,1067 18,0 0,0">
          <text:p/>
        </draw:polygon>
        <draw:polygon draw:style-name="gr143" draw:text-style-name="P10" draw:layer="layout" svg:width="0.017cm" svg:height="1.066cm" svg:x="5.116cm" svg:y="11.883cm" svg:viewBox="0 0 18 1067" draw:points="0,1067 18,1067 18,0 0,0">
          <text:p/>
        </draw:polygon>
        <draw:polygon draw:style-name="gr143" draw:text-style-name="P10" draw:layer="layout" svg:width="0.017cm" svg:height="0.373cm" svg:x="5.556cm" svg:y="21.001cm" svg:viewBox="0 0 18 374" draw:points="0,374 18,374 18,0 0,0">
          <text:p/>
        </draw:polygon>
        <draw:polygon draw:style-name="gr143" draw:text-style-name="P10" draw:layer="layout" svg:width="0.017cm" svg:height="0.356cm" svg:x="5.996cm" svg:y="21.018cm" svg:viewBox="0 0 18 357" draw:points="0,357 18,357 18,0 0,0">
          <text:p/>
        </draw:polygon>
        <draw:polygon draw:style-name="gr143" draw:text-style-name="P10" draw:layer="layout" svg:width="0.017cm" svg:height="1.066cm" svg:x="6.436cm" svg:y="11.883cm" svg:viewBox="0 0 18 1067" draw:points="0,1067 18,1067 18,0 0,0">
          <text:p/>
        </draw:polygon>
        <draw:polygon draw:style-name="gr143" draw:text-style-name="P10" draw:layer="layout" svg:width="1.854cm" svg:height="0.017cm" svg:x="4.599cm" svg:y="23.935cm" svg:viewBox="0 0 1855 18" draw:points="0,18 1855,18 1855,0 0,0">
          <text:p/>
        </draw:polygon>
        <draw:polygon draw:style-name="gr143" draw:text-style-name="P10" draw:layer="layout" svg:width="0.44cm" svg:height="0.017cm" svg:x="8.308cm" svg:y="23.935cm" svg:viewBox="0 0 441 18" draw:points="0,18 441,18 441,0 0,0">
          <text:p/>
        </draw:polygon>
        <draw:polygon draw:style-name="gr143" draw:text-style-name="P10" draw:layer="layout" svg:width="0.017cm" svg:height="0.347cm" svg:x="15.403cm" svg:y="23.101cm" svg:viewBox="0 0 18 348" draw:points="0,348 18,348 18,0 0,0">
          <text:p/>
        </draw:polygon>
        <draw:polygon draw:style-name="gr143" draw:text-style-name="P10" draw:layer="layout" svg:width="0.017cm" svg:height="0.33cm" svg:x="15.843cm" svg:y="23.118cm" svg:viewBox="0 0 18 331" draw:points="0,331 18,331 18,0 0,0">
          <text:p/>
        </draw:polygon>
        <draw:polygon draw:style-name="gr143" draw:text-style-name="P10" draw:layer="layout" svg:width="0.017cm" svg:height="0.356cm" svg:x="16.283cm" svg:y="21.018cm" svg:viewBox="0 0 18 357" draw:points="0,357 18,357 18,0 0,0">
          <text:p/>
        </draw:polygon>
        <draw:polygon draw:style-name="gr143" draw:text-style-name="P10" draw:layer="layout" svg:width="0.88cm" svg:height="0.017cm" svg:x="15.42cm" svg:y="23.935cm" svg:viewBox="0 0 881 18" draw:points="0,18 881,18 881,0 0,0">
          <text:p/>
        </draw:polygon>
        <draw:polygon draw:style-name="gr143" draw:text-style-name="P10" draw:layer="layout" svg:width="0.017cm" svg:height="0.373cm" svg:x="16.723cm" svg:y="21.001cm" svg:viewBox="0 0 18 374" draw:points="0,374 18,374 18,0 0,0">
          <text:p/>
        </draw:polygon>
        <draw:polygon draw:style-name="gr143" draw:text-style-name="P10" draw:layer="layout" svg:width="0.017cm" svg:height="0.356cm" svg:x="17.164cm" svg:y="21.018cm" svg:viewBox="0 0 18 357" draw:points="0,357 18,357 18,0 0,0">
          <text:p/>
        </draw:polygon>
        <draw:polygon draw:style-name="gr143" draw:text-style-name="P10" draw:layer="layout" svg:width="0.017cm" svg:height="0.356cm" svg:x="17.604cm" svg:y="21.018cm" svg:viewBox="0 0 18 357" draw:points="0,357 18,357 18,0 0,0">
          <text:p/>
        </draw:polygon>
        <draw:polygon draw:style-name="gr143" draw:text-style-name="P10" draw:layer="layout" svg:width="0.881cm" svg:height="0.017cm" svg:x="16.74cm" svg:y="23.935cm" svg:viewBox="0 0 882 18" draw:points="0,18 882,18 882,0 0,0">
          <text:p/>
        </draw:polygon>
        <draw:polygon draw:style-name="gr143" draw:text-style-name="P10" draw:layer="layout" svg:width="0.017cm" svg:height="0.373cm" svg:x="18.044cm" svg:y="21.001cm" svg:viewBox="0 0 18 374" draw:points="0,374 18,374 18,0 0,0">
          <text:p/>
        </draw:polygon>
        <draw:polygon draw:style-name="gr143" draw:text-style-name="P10" draw:layer="layout" svg:width="0.017cm" svg:height="0.356cm" svg:x="18.485cm" svg:y="21.018cm" svg:viewBox="0 0 18 357" draw:points="0,357 18,357 18,0 0,0">
          <text:p/>
        </draw:polygon>
        <draw:polygon draw:style-name="gr143" draw:text-style-name="P10" draw:layer="layout" svg:width="0.017cm" svg:height="0.356cm" svg:x="18.925cm" svg:y="21.018cm" svg:viewBox="0 0 18 357" draw:points="0,357 18,357 18,0 0,0">
          <text:p/>
        </draw:polygon>
        <draw:polygon draw:style-name="gr143" draw:text-style-name="P10" draw:layer="layout" svg:width="0.017cm" svg:height="0.356cm" svg:x="19.365cm" svg:y="21.018cm" svg:viewBox="0 0 18 357" draw:points="0,357 18,357 18,0 0,0">
          <text:p/>
        </draw:polygon>
        <draw:polygon draw:style-name="gr143" draw:text-style-name="P10" draw:layer="layout" svg:width="0.017cm" svg:height="0.356cm" svg:x="19.805cm" svg:y="21.018cm" svg:viewBox="0 0 18 357" draw:points="0,357 18,357 18,0 0,0">
          <text:p/>
        </draw:polygon>
        <draw:polygon draw:style-name="gr143" draw:text-style-name="P10" draw:layer="layout" svg:width="0.88cm" svg:height="0.016cm" svg:x="1.958cm" svg:y="24.329cm" svg:viewBox="0 0 881 17" draw:points="0,17 881,17 881,0 0,0">
          <text:p/>
        </draw:polygon>
        <draw:polygon draw:style-name="gr143" draw:text-style-name="P10" draw:layer="layout" svg:width="0.881cm" svg:height="0.016cm" svg:x="3.278cm" svg:y="24.329cm" svg:viewBox="0 0 882 17" draw:points="0,17 882,17 882,0 0,0">
          <text:p/>
        </draw:polygon>
        <draw:polygon draw:style-name="gr143" draw:text-style-name="P10" draw:layer="layout" svg:width="1.854cm" svg:height="0.016cm" svg:x="4.599cm" svg:y="24.329cm" svg:viewBox="0 0 1855 17" draw:points="0,17 1855,17 1855,0 0,0">
          <text:p/>
        </draw:polygon>
        <draw:polygon draw:style-name="gr143" draw:text-style-name="P10" draw:layer="layout" svg:width="0.88cm" svg:height="0.016cm" svg:x="15.42cm" svg:y="24.329cm" svg:viewBox="0 0 881 17" draw:points="0,17 881,17 881,0 0,0">
          <text:p/>
        </draw:polygon>
        <draw:polygon draw:style-name="gr143" draw:text-style-name="P10" draw:layer="layout" svg:width="0.881cm" svg:height="0.016cm" svg:x="16.74cm" svg:y="24.329cm" svg:viewBox="0 0 882 17" draw:points="0,17 882,17 882,0 0,0">
          <text:p/>
        </draw:polygon>
        <draw:polygon draw:style-name="gr143" draw:text-style-name="P10" draw:layer="layout" svg:width="0.017cm" svg:height="0.393cm" svg:x="4.142cm" svg:y="23.952cm" svg:viewBox="0 0 18 394" draw:points="0,394 18,394 18,0 0,0">
          <text:p/>
        </draw:polygon>
        <draw:polygon draw:style-name="gr143" draw:text-style-name="P10" draw:layer="layout" svg:width="0.017cm" svg:height="0.42cm" svg:x="14.014cm" svg:y="21.496cm" svg:viewBox="0 0 18 421" draw:points="0,421 18,421 18,0 0,0">
          <text:p/>
        </draw:polygon>
        <draw:polygon draw:style-name="gr143" draw:text-style-name="P10" draw:layer="layout" svg:width="9.872cm" svg:height="0.017cm" svg:x="4.159cm" svg:y="24.536cm" svg:viewBox="0 0 9873 18" draw:points="0,18 9873,18 9873,0 0,0">
          <text:p/>
        </draw:polygon>
        <draw:polygon draw:style-name="gr143" draw:text-style-name="P10" draw:layer="layout" svg:width="0.017cm" svg:height="0.393cm" svg:x="16.283cm" svg:y="23.952cm" svg:viewBox="0 0 18 394" draw:points="0,394 18,394 18,0 0,0">
          <text:p/>
        </draw:polygon>
        <draw:polygon draw:style-name="gr143" draw:text-style-name="P10" draw:layer="layout" svg:width="0.017cm" svg:height="0.393cm" svg:x="19.805cm" svg:y="23.952cm" svg:viewBox="0 0 18 394" draw:points="0,394 18,394 18,0 0,0">
          <text:p/>
        </draw:polygon>
        <draw:polygon draw:style-name="gr143" draw:text-style-name="P10" draw:layer="layout" svg:width="9.872cm" svg:height="0.017cm" svg:x="4.159cm" svg:y="25.298cm" svg:viewBox="0 0 9873 18" draw:points="0,18 9873,18 9873,0 0,0">
          <text:p/>
        </draw:polygon>
        <draw:polygon draw:style-name="gr143" draw:text-style-name="P10" draw:layer="layout" svg:width="0.017cm" svg:height="0.393cm" svg:x="5.556cm" svg:y="23.952cm" svg:viewBox="0 0 18 394" draw:points="0,394 18,394 18,0 0,0">
          <text:p/>
        </draw:polygon>
        <draw:polygon draw:style-name="gr143" draw:text-style-name="P10" draw:layer="layout" svg:width="0.017cm" svg:height="0.393cm" svg:x="5.996cm" svg:y="23.952cm" svg:viewBox="0 0 18 394" draw:points="0,394 18,394 18,0 0,0">
          <text:p/>
        </draw:polygon>
        <draw:polygon draw:style-name="gr143" draw:text-style-name="P10" draw:layer="layout" svg:width="0.017cm" svg:height="0.393cm" svg:x="6.436cm" svg:y="23.952cm" svg:viewBox="0 0 18 394" draw:points="0,394 18,394 18,0 0,0">
          <text:p/>
        </draw:polygon>
        <draw:polygon draw:style-name="gr143" draw:text-style-name="P10" draw:layer="layout" svg:width="0.017cm" svg:height="1.066cm" svg:x="6.877cm" svg:y="11.883cm" svg:viewBox="0 0 18 1067" draw:points="0,1067 18,1067 18,0 0,0">
          <text:p/>
        </draw:polygon>
        <draw:polygon draw:style-name="gr143" draw:text-style-name="P10" draw:layer="layout" svg:width="0.017cm" svg:height="3.962cm" svg:x="7.317cm" svg:y="20.506cm" svg:viewBox="0 0 18 3963" draw:points="0,3963 18,3963 18,0 0,0">
          <text:p/>
        </draw:polygon>
        <draw:polygon draw:style-name="gr143" draw:text-style-name="P10" draw:layer="layout" svg:width="0.017cm" svg:height="1.066cm" svg:x="7.757cm" svg:y="11.883cm" svg:viewBox="0 0 18 1067" draw:points="0,1067 18,1067 18,0 0,0">
          <text:p/>
        </draw:polygon>
        <draw:polygon draw:style-name="gr143" draw:text-style-name="P10" draw:layer="layout" svg:width="0.017cm" svg:height="0.373cm" svg:x="8.291cm" svg:y="23.579cm" svg:viewBox="0 0 18 374" draw:points="0,374 18,374 18,0 0,0">
          <text:p/>
        </draw:polygon>
        <draw:polygon draw:style-name="gr143" draw:text-style-name="P10" draw:layer="layout" svg:width="0.017cm" svg:height="0.356cm" svg:x="8.731cm" svg:y="23.596cm" svg:viewBox="0 0 18 357" draw:points="0,357 18,357 18,0 0,0">
          <text:p/>
        </draw:polygon>
        <draw:polygon draw:style-name="gr143" draw:text-style-name="P10" draw:layer="layout" svg:width="0.017cm" svg:height="0.304cm" svg:x="9.171cm" svg:y="19.249cm" svg:viewBox="0 0 18 305" draw:points="0,305 18,305 18,0 0,0">
          <text:p/>
        </draw:polygon>
        <draw:polygon draw:style-name="gr143" draw:text-style-name="P10" draw:layer="layout" svg:width="0.017cm" svg:height="0.437cm" svg:x="9.611cm" svg:y="21.479cm" svg:viewBox="0 0 18 438" draw:points="0,438 18,438 18,0 0,0">
          <text:p/>
        </draw:polygon>
        <draw:polygon draw:style-name="gr143" draw:text-style-name="P10" draw:layer="layout" svg:width="0.017cm" svg:height="0.42cm" svg:x="10.052cm" svg:y="21.496cm" svg:viewBox="0 0 18 421" draw:points="0,421 18,421 18,0 0,0">
          <text:p/>
        </draw:polygon>
        <draw:polygon draw:style-name="gr143" draw:text-style-name="P10" draw:layer="layout" svg:width="0.017cm" svg:height="0.42cm" svg:x="10.492cm" svg:y="21.496cm" svg:viewBox="0 0 18 421" draw:points="0,421 18,421 18,0 0,0">
          <text:p/>
        </draw:polygon>
        <draw:polygon draw:style-name="gr143" draw:text-style-name="P10" draw:layer="layout" svg:width="0.017cm" svg:height="0.437cm" svg:x="10.932cm" svg:y="21.479cm" svg:viewBox="0 0 18 438" draw:points="0,438 18,438 18,0 0,0">
          <text:p/>
        </draw:polygon>
        <draw:polygon draw:style-name="gr143" draw:text-style-name="P10" draw:layer="layout" svg:width="0.017cm" svg:height="0.42cm" svg:x="11.373cm" svg:y="21.496cm" svg:viewBox="0 0 18 421" draw:points="0,421 18,421 18,0 0,0">
          <text:p/>
        </draw:polygon>
        <draw:polygon draw:style-name="gr143" draw:text-style-name="P10" draw:layer="layout" svg:width="0.017cm" svg:height="0.42cm" svg:x="11.813cm" svg:y="21.496cm" svg:viewBox="0 0 18 421" draw:points="0,421 18,421 18,0 0,0">
          <text:p/>
        </draw:polygon>
        <draw:polygon draw:style-name="gr143" draw:text-style-name="P10" draw:layer="layout" svg:width="0.017cm" svg:height="0.437cm" svg:x="12.253cm" svg:y="21.479cm" svg:viewBox="0 0 18 438" draw:points="0,438 18,438 18,0 0,0">
          <text:p/>
        </draw:polygon>
        <draw:polygon draw:style-name="gr143" draw:text-style-name="P10" draw:layer="layout" svg:width="0.017cm" svg:height="0.42cm" svg:x="12.693cm" svg:y="21.496cm" svg:viewBox="0 0 18 421" draw:points="0,421 18,421 18,0 0,0">
          <text:p/>
        </draw:polygon>
        <draw:polygon draw:style-name="gr143" draw:text-style-name="P10" draw:layer="layout" svg:width="0.017cm" svg:height="0.42cm" svg:x="13.134cm" svg:y="21.496cm" svg:viewBox="0 0 18 421" draw:points="0,421 18,421 18,0 0,0">
          <text:p/>
        </draw:polygon>
        <draw:polygon draw:style-name="gr143" draw:text-style-name="P10" draw:layer="layout" svg:width="0.017cm" svg:height="0.42cm" svg:x="13.574cm" svg:y="21.496cm" svg:viewBox="0 0 18 421" draw:points="0,421 18,421 18,0 0,0">
          <text:p/>
        </draw:polygon>
        <draw:polygon draw:style-name="gr143" draw:text-style-name="P10" draw:layer="layout" svg:width="0.017cm" svg:height="0.762cm" svg:x="14.014cm" svg:y="24.553cm" svg:viewBox="0 0 18 763" draw:points="0,763 18,763 18,0 0,0">
          <text:p/>
        </draw:polygon>
        <draw:polygon draw:style-name="gr143" draw:text-style-name="P10" draw:layer="layout" svg:width="0.017cm" svg:height="3.962cm" svg:x="14.454cm" svg:y="20.506cm" svg:viewBox="0 0 18 3963" draw:points="0,3963 18,3963 18,0 0,0">
          <text:p/>
        </draw:polygon>
        <draw:polygon draw:style-name="gr143" draw:text-style-name="P10" draw:layer="layout" svg:width="0.017cm" svg:height="0.304cm" svg:x="14.962cm" svg:y="19.249cm" svg:viewBox="0 0 18 305" draw:points="0,305 18,305 18,0 0,0">
          <text:p/>
        </draw:polygon>
        <draw:polygon draw:style-name="gr143" draw:text-style-name="P10" draw:layer="layout" svg:width="0.017cm" svg:height="0.41cm" svg:x="15.403cm" svg:y="23.935cm" svg:viewBox="0 0 18 411" draw:points="0,411 18,411 18,0 0,0">
          <text:p/>
        </draw:polygon>
        <draw:polygon draw:style-name="gr143" draw:text-style-name="P10" draw:layer="layout" svg:width="0.017cm" svg:height="0.393cm" svg:x="15.843cm" svg:y="23.952cm" svg:viewBox="0 0 18 394" draw:points="0,394 18,394 18,0 0,0">
          <text:p/>
        </draw:polygon>
        <draw:polygon draw:style-name="gr143" draw:text-style-name="P10" draw:layer="layout" svg:width="0.017cm" svg:height="0.419cm" svg:x="5.996cm" svg:y="26.043cm" svg:viewBox="0 0 18 420" draw:points="0,420 18,420 18,0 0,0">
          <text:p/>
        </draw:polygon>
        <draw:polygon draw:style-name="gr143" draw:text-style-name="P10" draw:layer="layout" svg:width="0.017cm" svg:height="0.419cm" svg:x="6.436cm" svg:y="26.043cm" svg:viewBox="0 0 18 420" draw:points="0,420 18,420 18,0 0,0">
          <text:p/>
        </draw:polygon>
        <draw:polygon draw:style-name="gr143" draw:text-style-name="P10" draw:layer="layout" svg:width="0.017cm" svg:height="0.419cm" svg:x="6.877cm" svg:y="26.043cm" svg:viewBox="0 0 18 420" draw:points="0,420 18,420 18,0 0,0">
          <text:p/>
        </draw:polygon>
        <draw:polygon draw:style-name="gr143" draw:text-style-name="P10" draw:layer="layout" svg:width="0.017cm" svg:height="0.419cm" svg:x="7.317cm" svg:y="26.043cm" svg:viewBox="0 0 18 420" draw:points="0,420 18,420 18,0 0,0">
          <text:p/>
        </draw:polygon>
        <draw:polygon draw:style-name="gr143" draw:text-style-name="P10" draw:layer="layout" svg:width="0.017cm" svg:height="0.419cm" svg:x="7.757cm" svg:y="26.043cm" svg:viewBox="0 0 18 420" draw:points="0,420 18,420 18,0 0,0">
          <text:p/>
        </draw:polygon>
        <draw:polygon draw:style-name="gr143" draw:text-style-name="P10" draw:layer="layout" svg:width="0.017cm" svg:height="0.419cm" svg:x="8.291cm" svg:y="26.043cm" svg:viewBox="0 0 18 420" draw:points="0,420 18,420 18,0 0,0">
          <text:p/>
        </draw:polygon>
        <draw:polygon draw:style-name="gr143" draw:text-style-name="P10" draw:layer="layout" svg:width="0.017cm" svg:height="0.419cm" svg:x="8.731cm" svg:y="26.043cm" svg:viewBox="0 0 18 420" draw:points="0,420 18,420 18,0 0,0">
          <text:p/>
        </draw:polygon>
        <draw:polygon draw:style-name="gr143" draw:text-style-name="P10" draw:layer="layout" svg:width="0.017cm" svg:height="0.419cm" svg:x="9.171cm" svg:y="26.043cm" svg:viewBox="0 0 18 420" draw:points="0,420 18,420 18,0 0,0">
          <text:p/>
        </draw:polygon>
        <draw:polygon draw:style-name="gr143" draw:text-style-name="P10" draw:layer="layout" svg:width="0.017cm" svg:height="0.419cm" svg:x="9.611cm" svg:y="26.043cm" svg:viewBox="0 0 18 420" draw:points="0,420 18,420 18,0 0,0">
          <text:p/>
        </draw:polygon>
        <draw:polygon draw:style-name="gr143" draw:text-style-name="P10" draw:layer="layout" svg:width="0.017cm" svg:height="0.419cm" svg:x="10.052cm" svg:y="26.043cm" svg:viewBox="0 0 18 420" draw:points="0,420 18,420 18,0 0,0">
          <text:p/>
        </draw:polygon>
        <draw:polygon draw:style-name="gr143" draw:text-style-name="P10" draw:layer="layout" svg:width="0.017cm" svg:height="0.419cm" svg:x="10.492cm" svg:y="26.043cm" svg:viewBox="0 0 18 420" draw:points="0,420 18,420 18,0 0,0">
          <text:p/>
        </draw:polygon>
        <draw:polygon draw:style-name="gr143" draw:text-style-name="P10" draw:layer="layout" svg:width="0.017cm" svg:height="0.419cm" svg:x="10.932cm" svg:y="26.043cm" svg:viewBox="0 0 18 420" draw:points="0,420 18,420 18,0 0,0">
          <text:p/>
        </draw:polygon>
        <draw:polygon draw:style-name="gr143" draw:text-style-name="P10" draw:layer="layout" svg:width="0.017cm" svg:height="0.419cm" svg:x="11.373cm" svg:y="26.043cm" svg:viewBox="0 0 18 420" draw:points="0,420 18,420 18,0 0,0">
          <text:p/>
        </draw:polygon>
        <draw:polygon draw:style-name="gr143" draw:text-style-name="P10" draw:layer="layout" svg:width="0.017cm" svg:height="0.419cm" svg:x="11.813cm" svg:y="26.043cm" svg:viewBox="0 0 18 420" draw:points="0,420 18,420 18,0 0,0">
          <text:p/>
        </draw:polygon>
        <draw:polygon draw:style-name="gr143" draw:text-style-name="P10" draw:layer="layout" svg:width="0.017cm" svg:height="0.419cm" svg:x="12.253cm" svg:y="26.043cm" svg:viewBox="0 0 18 420" draw:points="0,420 18,420 18,0 0,0">
          <text:p/>
        </draw:polygon>
        <draw:polygon draw:style-name="gr143" draw:text-style-name="P10" draw:layer="layout" svg:width="0.017cm" svg:height="0.419cm" svg:x="12.693cm" svg:y="26.043cm" svg:viewBox="0 0 18 420" draw:points="0,420 18,420 18,0 0,0">
          <text:p/>
        </draw:polygon>
        <draw:polygon draw:style-name="gr143" draw:text-style-name="P10" draw:layer="layout" svg:width="0.017cm" svg:height="0.419cm" svg:x="13.134cm" svg:y="26.043cm" svg:viewBox="0 0 18 420" draw:points="0,420 18,420 18,0 0,0">
          <text:p/>
        </draw:polygon>
        <draw:polygon draw:style-name="gr143" draw:text-style-name="P10" draw:layer="layout" svg:width="0.017cm" svg:height="0.419cm" svg:x="13.574cm" svg:y="26.043cm" svg:viewBox="0 0 18 420" draw:points="0,420 18,420 18,0 0,0">
          <text:p/>
        </draw:polygon>
        <draw:polygon draw:style-name="gr143" draw:text-style-name="P10" draw:layer="layout" svg:width="0.017cm" svg:height="0.419cm" svg:x="14.014cm" svg:y="26.043cm" svg:viewBox="0 0 18 420" draw:points="0,420 18,420 18,0 0,0">
          <text:p/>
        </draw:polygon>
        <draw:polygon draw:style-name="gr143" draw:text-style-name="P10" draw:layer="layout" svg:width="0.017cm" svg:height="0.419cm" svg:x="14.454cm" svg:y="26.043cm" svg:viewBox="0 0 18 420" draw:points="0,420 18,420 18,0 0,0">
          <text:p/>
        </draw:polygon>
        <draw:polygon draw:style-name="gr143" draw:text-style-name="P10" draw:layer="layout" svg:width="0.017cm" svg:height="0.419cm" svg:x="14.962cm" svg:y="26.043cm" svg:viewBox="0 0 18 420" draw:points="0,420 18,420 18,0 0,0">
          <text:p/>
        </draw:polygon>
        <draw:polygon draw:style-name="gr143" draw:text-style-name="P10" draw:layer="layout" svg:width="0.017cm" svg:height="0.419cm" svg:x="15.403cm" svg:y="26.043cm" svg:viewBox="0 0 18 420" draw:points="0,420 18,420 18,0 0,0">
          <text:p/>
        </draw:polygon>
        <draw:polygon draw:style-name="gr143" draw:text-style-name="P10" draw:layer="layout" svg:width="0.017cm" svg:height="0.419cm" svg:x="15.843cm" svg:y="26.043cm" svg:viewBox="0 0 18 420" draw:points="0,420 18,420 18,0 0,0">
          <text:p/>
        </draw:polygon>
        <draw:polygon draw:style-name="gr143" draw:text-style-name="P10" draw:layer="layout" svg:width="0.017cm" svg:height="0.41cm" svg:x="4.582cm" svg:y="23.935cm" svg:viewBox="0 0 18 411" draw:points="0,411 18,411 18,0 0,0">
          <text:p/>
        </draw:polygon>
        <draw:polygon draw:style-name="gr143" draw:text-style-name="P10" draw:layer="layout" svg:width="0.017cm" svg:height="0.393cm" svg:x="5.116cm" svg:y="23.952cm" svg:viewBox="0 0 18 394" draw:points="0,394 18,394 18,0 0,0">
          <text:p/>
        </draw:polygon>
        <draw:polygon draw:style-name="gr143" draw:text-style-name="P10" draw:layer="layout" svg:width="0.017cm" svg:height="0.436cm" svg:x="5.556cm" svg:y="26.026cm" svg:viewBox="0 0 18 437" draw:points="0,437 18,437 18,0 0,0">
          <text:p/>
        </draw:polygon>
        <draw:polygon draw:style-name="gr143" draw:text-style-name="P10" draw:layer="layout" svg:width="0.974cm" svg:height="0.017cm" svg:x="4.599cm" svg:y="27.554cm" svg:viewBox="0 0 975 18" draw:points="0,18 975,18 975,0 0,0">
          <text:p/>
        </draw:polygon>
        <draw:polygon draw:style-name="gr143" draw:text-style-name="P10" draw:layer="layout" svg:width="0.017cm" svg:height="0.83cm" svg:x="5.996cm" svg:y="26.593cm" svg:viewBox="0 0 18 831" draw:points="0,831 18,831 18,0 0,0">
          <text:p/>
        </draw:polygon>
        <draw:polygon draw:style-name="gr143" draw:text-style-name="P10" draw:layer="layout" svg:width="0.017cm" svg:height="0.813cm" svg:x="6.436cm" svg:y="26.61cm" svg:viewBox="0 0 18 814" draw:points="0,814 18,814 18,0 0,0">
          <text:p/>
        </draw:polygon>
        <draw:polygon draw:style-name="gr143" draw:text-style-name="P10" draw:layer="layout" svg:width="0.017cm" svg:height="0.813cm" svg:x="6.877cm" svg:y="26.61cm" svg:viewBox="0 0 18 814" draw:points="0,814 18,814 18,0 0,0">
          <text:p/>
        </draw:polygon>
        <draw:polygon draw:style-name="gr143" draw:text-style-name="P10" draw:layer="layout" svg:width="0.881cm" svg:height="0.017cm" svg:x="6.013cm" svg:y="27.554cm" svg:viewBox="0 0 882 18" draw:points="0,18 882,18 882,0 0,0">
          <text:p/>
        </draw:polygon>
        <draw:polygon draw:style-name="gr143" draw:text-style-name="P10" draw:layer="layout" svg:width="0.017cm" svg:height="0.813cm" svg:x="7.317cm" svg:y="26.61cm" svg:viewBox="0 0 18 814" draw:points="0,814 18,814 18,0 0,0">
          <text:p/>
        </draw:polygon>
        <draw:polygon draw:style-name="gr143" draw:text-style-name="P10" draw:layer="layout" svg:width="0.017cm" svg:height="0.813cm" svg:x="7.757cm" svg:y="26.61cm" svg:viewBox="0 0 18 814" draw:points="0,814 18,814 18,0 0,0">
          <text:p/>
        </draw:polygon>
        <draw:polygon draw:style-name="gr143" draw:text-style-name="P10" draw:layer="layout" svg:width="0.017cm" svg:height="0.813cm" svg:x="8.291cm" svg:y="26.61cm" svg:viewBox="0 0 18 814" draw:points="0,814 18,814 18,0 0,0">
          <text:p/>
        </draw:polygon>
        <draw:polygon draw:style-name="gr143" draw:text-style-name="P10" draw:layer="layout" svg:width="0.017cm" svg:height="0.813cm" svg:x="8.731cm" svg:y="26.61cm" svg:viewBox="0 0 18 814" draw:points="0,814 18,814 18,0 0,0">
          <text:p/>
        </draw:polygon>
        <draw:polygon draw:style-name="gr143" draw:text-style-name="P10" draw:layer="layout" svg:width="0.017cm" svg:height="0.813cm" svg:x="9.171cm" svg:y="26.61cm" svg:viewBox="0 0 18 814" draw:points="0,814 18,814 18,0 0,0">
          <text:p/>
        </draw:polygon>
        <draw:polygon draw:style-name="gr143" draw:text-style-name="P10" draw:layer="layout" svg:width="0.974cm" svg:height="0.017cm" svg:x="4.599cm" svg:y="27.91cm" svg:viewBox="0 0 975 18" draw:points="0,18 975,18 975,0 0,0">
          <text:p/>
        </draw:polygon>
        <draw:polygon draw:style-name="gr143" draw:text-style-name="P10" draw:layer="layout" svg:width="0.881cm" svg:height="0.017cm" svg:x="6.013cm" svg:y="27.91cm" svg:viewBox="0 0 882 18" draw:points="0,18 882,18 882,0 0,0">
          <text:p/>
        </draw:polygon>
        <draw:polygon draw:style-name="gr143" draw:text-style-name="P10" draw:layer="layout" svg:width="0.017cm" svg:height="25.15cm" svg:x="1.166cm" svg:y="3.539cm" svg:viewBox="0 0 18 25151" draw:points="0,25151 18,25151 18,0 0,0">
          <text:p/>
        </draw:polygon>
        <draw:polygon draw:style-name="gr143" draw:text-style-name="P10" draw:layer="layout" svg:width="0.017cm" svg:height="25.133cm" svg:x="20.313cm" svg:y="3.556cm" svg:viewBox="0 0 18 25134" draw:points="0,25134 18,25134 18,0 0,0">
          <text:p/>
        </draw:polygon>
        <draw:polygon draw:style-name="gr143" draw:text-style-name="P10" draw:layer="layout" svg:width="0.017cm" svg:height="0.356cm" svg:x="5.556cm" svg:y="27.571cm" svg:viewBox="0 0 18 357" draw:points="0,357 18,357 18,0 0,0">
          <text:p/>
        </draw:polygon>
        <draw:polygon draw:style-name="gr143" draw:text-style-name="P10" draw:layer="layout" svg:width="0.017cm" svg:height="0.373cm" svg:x="5.996cm" svg:y="27.554cm" svg:viewBox="0 0 18 374" draw:points="0,374 18,374 18,0 0,0">
          <text:p/>
        </draw:polygon>
        <draw:polygon draw:style-name="gr143" draw:text-style-name="P10" draw:layer="layout" svg:width="0.017cm" svg:height="0.356cm" svg:x="6.436cm" svg:y="27.571cm" svg:viewBox="0 0 18 357" draw:points="0,357 18,357 18,0 0,0">
          <text:p/>
        </draw:polygon>
        <draw:polygon draw:style-name="gr143" draw:text-style-name="P10" draw:layer="layout" svg:width="0.017cm" svg:height="0.356cm" svg:x="6.877cm" svg:y="27.571cm" svg:viewBox="0 0 18 357" draw:points="0,357 18,357 18,0 0,0">
          <text:p/>
        </draw:polygon>
        <draw:polygon draw:style-name="gr143" draw:text-style-name="P10" draw:layer="layout" svg:width="0.017cm" svg:height="0.373cm" svg:x="7.317cm" svg:y="27.554cm" svg:viewBox="0 0 18 374" draw:points="0,374 18,374 18,0 0,0">
          <text:p/>
        </draw:polygon>
        <draw:polygon draw:style-name="gr143" draw:text-style-name="P10" draw:layer="layout" svg:width="0.017cm" svg:height="0.356cm" svg:x="7.757cm" svg:y="27.571cm" svg:viewBox="0 0 18 357" draw:points="0,357 18,357 18,0 0,0">
          <text:p/>
        </draw:polygon>
        <draw:polygon draw:style-name="gr143" draw:text-style-name="P10" draw:layer="layout" svg:width="0.017cm" svg:height="0.356cm" svg:x="8.291cm" svg:y="27.571cm" svg:viewBox="0 0 18 357" draw:points="0,357 18,357 18,0 0,0">
          <text:p/>
        </draw:polygon>
        <draw:polygon draw:style-name="gr143" draw:text-style-name="P10" draw:layer="layout" svg:width="0.017cm" svg:height="0.356cm" svg:x="8.731cm" svg:y="27.571cm" svg:viewBox="0 0 18 357" draw:points="0,357 18,357 18,0 0,0">
          <text:p/>
        </draw:polygon>
        <draw:polygon draw:style-name="gr143" draw:text-style-name="P10" draw:layer="layout" svg:width="0.017cm" svg:height="0.356cm" svg:x="9.171cm" svg:y="27.571cm" svg:viewBox="0 0 18 357" draw:points="0,357 18,357 18,0 0,0">
          <text:p/>
        </draw:polygon>
        <draw:polygon draw:style-name="gr143" draw:text-style-name="P10" draw:layer="layout" svg:width="0.017cm" svg:height="0.813cm" svg:x="9.611cm" svg:y="26.61cm" svg:viewBox="0 0 18 814" draw:points="0,814 18,814 18,0 0,0">
          <text:p/>
        </draw:polygon>
        <draw:polygon draw:style-name="gr143" draw:text-style-name="P10" draw:layer="layout" svg:width="0.017cm" svg:height="0.813cm" svg:x="10.052cm" svg:y="26.61cm" svg:viewBox="0 0 18 814" draw:points="0,814 18,814 18,0 0,0">
          <text:p/>
        </draw:polygon>
        <draw:polygon draw:style-name="gr143" draw:text-style-name="P10" draw:layer="layout" svg:width="0.017cm" svg:height="0.813cm" svg:x="10.492cm" svg:y="26.61cm" svg:viewBox="0 0 18 814" draw:points="0,814 18,814 18,0 0,0">
          <text:p/>
        </draw:polygon>
        <draw:polygon draw:style-name="gr143" draw:text-style-name="P10" draw:layer="layout" svg:width="0.017cm" svg:height="0.813cm" svg:x="10.932cm" svg:y="26.61cm" svg:viewBox="0 0 18 814" draw:points="0,814 18,814 18,0 0,0">
          <text:p/>
        </draw:polygon>
        <draw:polygon draw:style-name="gr143" draw:text-style-name="P10" draw:layer="layout" svg:width="0.017cm" svg:height="0.813cm" svg:x="11.373cm" svg:y="26.61cm" svg:viewBox="0 0 18 814" draw:points="0,814 18,814 18,0 0,0">
          <text:p/>
        </draw:polygon>
        <draw:polygon draw:style-name="gr143" draw:text-style-name="P10" draw:layer="layout" svg:width="0.017cm" svg:height="0.813cm" svg:x="11.813cm" svg:y="26.61cm" svg:viewBox="0 0 18 814" draw:points="0,814 18,814 18,0 0,0">
          <text:p/>
        </draw:polygon>
        <draw:polygon draw:style-name="gr143" draw:text-style-name="P10" draw:layer="layout" svg:width="0.017cm" svg:height="0.813cm" svg:x="12.253cm" svg:y="26.61cm" svg:viewBox="0 0 18 814" draw:points="0,814 18,814 18,0 0,0">
          <text:p/>
        </draw:polygon>
        <draw:polygon draw:style-name="gr143" draw:text-style-name="P10" draw:layer="layout" svg:width="0.017cm" svg:height="0.813cm" svg:x="12.693cm" svg:y="26.61cm" svg:viewBox="0 0 18 814" draw:points="0,814 18,814 18,0 0,0">
          <text:p/>
        </draw:polygon>
        <draw:polygon draw:style-name="gr143" draw:text-style-name="P10" draw:layer="layout" svg:width="0.017cm" svg:height="0.813cm" svg:x="13.134cm" svg:y="26.61cm" svg:viewBox="0 0 18 814" draw:points="0,814 18,814 18,0 0,0">
          <text:p/>
        </draw:polygon>
        <draw:polygon draw:style-name="gr143" draw:text-style-name="P10" draw:layer="layout" svg:width="0.017cm" svg:height="0.813cm" svg:x="13.574cm" svg:y="26.61cm" svg:viewBox="0 0 18 814" draw:points="0,814 18,814 18,0 0,0">
          <text:p/>
        </draw:polygon>
        <draw:polygon draw:style-name="gr143" draw:text-style-name="P10" draw:layer="layout" svg:width="0.017cm" svg:height="0.813cm" svg:x="14.014cm" svg:y="26.61cm" svg:viewBox="0 0 18 814" draw:points="0,814 18,814 18,0 0,0">
          <text:p/>
        </draw:polygon>
        <draw:polygon draw:style-name="gr143" draw:text-style-name="P10" draw:layer="layout" svg:width="0.017cm" svg:height="0.813cm" svg:x="14.454cm" svg:y="26.61cm" svg:viewBox="0 0 18 814" draw:points="0,814 18,814 18,0 0,0">
          <text:p/>
        </draw:polygon>
        <draw:polygon draw:style-name="gr143" draw:text-style-name="P10" draw:layer="layout" svg:width="0.017cm" svg:height="0.813cm" svg:x="14.962cm" svg:y="26.61cm" svg:viewBox="0 0 18 814" draw:points="0,814 18,814 18,0 0,0">
          <text:p/>
        </draw:polygon>
        <draw:polygon draw:style-name="gr143" draw:text-style-name="P10" draw:layer="layout" svg:width="0.017cm" svg:height="0.813cm" svg:x="15.403cm" svg:y="26.61cm" svg:viewBox="0 0 18 814" draw:points="0,814 18,814 18,0 0,0">
          <text:p/>
        </draw:polygon>
        <draw:polygon draw:style-name="gr143" draw:text-style-name="P10" draw:layer="layout" svg:width="0.017cm" svg:height="0.813cm" svg:x="15.843cm" svg:y="26.61cm" svg:viewBox="0 0 18 814" draw:points="0,814 18,814 18,0 0,0">
          <text:p/>
        </draw:polygon>
        <draw:polygon draw:style-name="gr143" draw:text-style-name="P10" draw:layer="layout" svg:width="0.017cm" svg:height="0.779cm" svg:x="16.283cm" svg:y="24.536cm" svg:viewBox="0 0 18 780" draw:points="0,780 18,780 18,0 0,0">
          <text:p/>
        </draw:polygon>
        <draw:polygon draw:style-name="gr143" draw:text-style-name="P10" draw:layer="layout" svg:width="0.017cm" svg:height="0.41cm" svg:x="16.723cm" svg:y="23.935cm" svg:viewBox="0 0 18 411" draw:points="0,411 18,411 18,0 0,0">
          <text:p/>
        </draw:polygon>
        <draw:polygon draw:style-name="gr143" draw:text-style-name="P10" draw:layer="layout" svg:width="0.017cm" svg:height="0.393cm" svg:x="17.164cm" svg:y="23.952cm" svg:viewBox="0 0 18 394" draw:points="0,394 18,394 18,0 0,0">
          <text:p/>
        </draw:polygon>
        <draw:polygon draw:style-name="gr143" draw:text-style-name="P10" draw:layer="layout" svg:width="0.017cm" svg:height="0.393cm" svg:x="17.604cm" svg:y="23.952cm" svg:viewBox="0 0 18 394" draw:points="0,394 18,394 18,0 0,0">
          <text:p/>
        </draw:polygon>
        <draw:polygon draw:style-name="gr143" draw:text-style-name="P10" draw:layer="layout" svg:width="0.017cm" svg:height="0.41cm" svg:x="18.044cm" svg:y="23.935cm" svg:viewBox="0 0 18 411" draw:points="0,411 18,411 18,0 0,0">
          <text:p/>
        </draw:polygon>
        <draw:polygon draw:style-name="gr143" draw:text-style-name="P10" draw:layer="layout" svg:width="0.017cm" svg:height="0.393cm" svg:x="18.485cm" svg:y="23.952cm" svg:viewBox="0 0 18 394" draw:points="0,394 18,394 18,0 0,0">
          <text:p/>
        </draw:polygon>
        <draw:polygon draw:style-name="gr143" draw:text-style-name="P10" draw:layer="layout" svg:width="0.017cm" svg:height="0.393cm" svg:x="18.925cm" svg:y="23.952cm" svg:viewBox="0 0 18 394" draw:points="0,394 18,394 18,0 0,0">
          <text:p/>
        </draw:polygon>
        <draw:polygon draw:style-name="gr143" draw:text-style-name="P10" draw:layer="layout" svg:width="0.017cm" svg:height="0.393cm" svg:x="19.365cm" svg:y="23.952cm" svg:viewBox="0 0 18 394" draw:points="0,394 18,394 18,0 0,0">
          <text:p/>
        </draw:polygon>
        <draw:polygon draw:style-name="gr143" draw:text-style-name="P10" draw:layer="layout" svg:width="0.017cm" svg:height="0.762cm" svg:x="19.805cm" svg:y="24.553cm" svg:viewBox="0 0 18 763" draw:points="0,763 18,763 18,0 0,0">
          <text:p/>
        </draw:polygon>
        <draw:polygon draw:style-name="gr143" draw:text-style-name="P10" draw:layer="layout" svg:width="0.017cm" svg:height="0.41cm" svg:x="1.941cm" svg:y="23.935cm" svg:viewBox="0 0 18 411" draw:points="0,411 18,411 18,0 0,0">
          <text:p/>
        </draw:polygon>
        <draw:polygon draw:style-name="gr143" draw:text-style-name="P10" draw:layer="layout" svg:width="0.017cm" svg:height="0.393cm" svg:x="2.381cm" svg:y="23.952cm" svg:viewBox="0 0 18 394" draw:points="0,394 18,394 18,0 0,0">
          <text:p/>
        </draw:polygon>
        <draw:polygon draw:style-name="gr143" draw:text-style-name="P10" draw:layer="layout" svg:width="0.017cm" svg:height="0.356cm" svg:x="5.116cm" svg:y="27.571cm" svg:viewBox="0 0 18 357" draw:points="0,357 18,357 18,0 0,0">
          <text:p/>
        </draw:polygon>
        <draw:polygon draw:style-name="gr143" draw:text-style-name="P10" draw:layer="layout" svg:width="0.017cm" svg:height="0.779cm" svg:x="4.142cm" svg:y="24.536cm" svg:viewBox="0 0 18 780" draw:points="0,780 18,780 18,0 0,0">
          <text:p/>
        </draw:polygon>
        <draw:polygon draw:style-name="gr143" draw:text-style-name="P10" draw:layer="layout" svg:width="0.017cm" svg:height="0.373cm" svg:x="4.582cm" svg:y="27.554cm" svg:viewBox="0 0 18 374" draw:points="0,374 18,374 18,0 0,0">
          <text:p/>
        </draw:polygon>
        <draw:polygon draw:style-name="gr143" draw:text-style-name="P10" draw:layer="layout" svg:width="0.017cm" svg:height="0.393cm" svg:x="2.821cm" svg:y="23.952cm" svg:viewBox="0 0 18 394" draw:points="0,394 18,394 18,0 0,0">
          <text:p/>
        </draw:polygon>
        <draw:polygon draw:style-name="gr143" draw:text-style-name="P10" draw:layer="layout" svg:width="0.017cm" svg:height="0.41cm" svg:x="3.261cm" svg:y="23.935cm" svg:viewBox="0 0 18 411" draw:points="0,411 18,411 18,0 0,0">
          <text:p/>
        </draw:polygon>
        <draw:polygon draw:style-name="gr143" draw:text-style-name="P10" draw:layer="layout" svg:width="0.017cm" svg:height="0.393cm" svg:x="3.702cm" svg:y="23.952cm" svg:viewBox="0 0 18 394" draw:points="0,394 18,394 18,0 0,0">
          <text:p/>
        </draw:polygon>
        <draw:polygon draw:style-name="gr143" draw:text-style-name="P10" draw:layer="layout" svg:width="19.147cm" svg:height="0.017cm" svg:x="1.183cm" svg:y="3.539cm" svg:viewBox="0 0 19148 18" draw:points="0,18 19148,18 19148,0 0,0">
          <text:p/>
        </draw:polygon>
        <draw:polygon draw:style-name="gr143" draw:text-style-name="P10" draw:layer="layout" svg:width="19.147cm" svg:height="0.017cm" svg:x="1.183cm" svg:y="3.97cm" svg:viewBox="0 0 19148 18" draw:points="0,18 19148,18 19148,0 0,0">
          <text:p/>
        </draw:polygon>
        <draw:polygon draw:style-name="gr143" draw:text-style-name="P10" draw:layer="layout" svg:width="14.249cm" svg:height="0.017cm" svg:x="5.573cm" svg:y="4.127cm" svg:viewBox="0 0 14250 18" draw:points="0,18 14250,18 14250,0 0,0">
          <text:p/>
        </draw:polygon>
        <draw:polygon draw:style-name="gr143" draw:text-style-name="P10" draw:layer="layout" svg:width="14.249cm" svg:height="0.017cm" svg:x="5.573cm" svg:y="4.508cm" svg:viewBox="0 0 14250 18" draw:points="0,18 14250,18 14250,0 0,0">
          <text:p/>
        </draw:polygon>
        <draw:polygon draw:style-name="gr143" draw:text-style-name="P10" draw:layer="layout" svg:width="14.249cm" svg:height="0.017cm" svg:x="5.573cm" svg:y="4.902cm" svg:viewBox="0 0 14250 18" draw:points="0,18 14250,18 14250,0 0,0">
          <text:p/>
        </draw:polygon>
        <draw:polygon draw:style-name="gr143" draw:text-style-name="P10" draw:layer="layout" svg:width="12.928cm" svg:height="0.017cm" svg:x="6.894cm" svg:y="5.05cm" svg:viewBox="0 0 12929 18" draw:points="0,18 12929,18 12929,0 0,0">
          <text:p/>
        </draw:polygon>
        <draw:polygon draw:style-name="gr143" draw:text-style-name="P10" draw:layer="layout" svg:width="12.928cm" svg:height="0.018cm" svg:x="6.894cm" svg:y="5.367cm" svg:viewBox="0 0 12929 19" draw:points="0,19 12929,19 12929,0 0,0">
          <text:p/>
        </draw:polygon>
        <draw:polygon draw:style-name="gr143" draw:text-style-name="P10" draw:layer="layout" svg:width="12.928cm" svg:height="0.017cm" svg:x="6.894cm" svg:y="5.71cm" svg:viewBox="0 0 12929 18" draw:points="0,18 12929,18 12929,0 0,0">
          <text:p/>
        </draw:polygon>
        <draw:polygon draw:style-name="gr143" draw:text-style-name="P10" draw:layer="layout" svg:width="19.147cm" svg:height="0.017cm" svg:x="1.183cm" svg:y="5.82cm" svg:viewBox="0 0 19148 18" draw:points="0,18 19148,18 19148,0 0,0">
          <text:p/>
        </draw:polygon>
        <draw:polygon draw:style-name="gr143" draw:text-style-name="P10" draw:layer="layout" svg:width="0.44cm" svg:height="0.018cm" svg:x="17.621cm" svg:y="5.943cm" svg:viewBox="0 0 441 19" draw:points="0,19 441,19 441,0 0,0">
          <text:p/>
        </draw:polygon>
        <draw:polygon draw:style-name="gr143" draw:text-style-name="P10" draw:layer="layout" svg:width="0.44cm" svg:height="0.017cm" svg:x="17.621cm" svg:y="6.35cm" svg:viewBox="0 0 441 18" draw:points="0,18 441,18 441,0 0,0">
          <text:p/>
        </draw:polygon>
        <draw:polygon draw:style-name="gr143" draw:text-style-name="P10" draw:layer="layout" svg:width="1.761cm" svg:height="0.017cm" svg:x="17.621cm" svg:y="6.862cm" svg:viewBox="0 0 1762 18" draw:points="0,18 1762,18 1762,0 0,0">
          <text:p/>
        </draw:polygon>
        <draw:polygon draw:style-name="gr143" draw:text-style-name="P10" draw:layer="layout" svg:width="1.761cm" svg:height="0.017cm" svg:x="17.621cm" svg:y="7.243cm" svg:viewBox="0 0 1762 18" draw:points="0,18 1762,18 1762,0 0,0">
          <text:p/>
        </draw:polygon>
        <draw:polygon draw:style-name="gr143" draw:text-style-name="P10" draw:layer="layout" svg:width="19.147cm" svg:height="0.017cm" svg:x="1.183cm" svg:y="7.442cm" svg:viewBox="0 0 19148 18" draw:points="0,18 19148,18 19148,0 0,0">
          <text:p/>
        </draw:polygon>
        <draw:polygon draw:style-name="gr143" draw:text-style-name="P10" draw:layer="layout" svg:width="0.508cm" svg:height="0.017cm" svg:x="14.471cm" svg:y="7.59cm" svg:viewBox="0 0 509 18" draw:points="0,18 509,18 509,0 0,0">
          <text:p/>
        </draw:polygon>
        <draw:polygon draw:style-name="gr143" draw:text-style-name="P10" draw:layer="layout" svg:width="0.508cm" svg:height="0.017cm" svg:x="14.471cm" svg:y="7.958cm" svg:viewBox="0 0 509 18" draw:points="0,18 509,18 509,0 0,0">
          <text:p/>
        </draw:polygon>
        <draw:polygon draw:style-name="gr143" draw:text-style-name="P10" draw:layer="layout" svg:width="1.761cm" svg:height="0.017cm" svg:x="16.3cm" svg:y="8.365cm" svg:viewBox="0 0 1762 18" draw:points="0,18 1762,18 1762,0 0,0">
          <text:p/>
        </draw:polygon>
        <draw:polygon draw:style-name="gr143" draw:text-style-name="P10" draw:layer="layout" svg:width="1.761cm" svg:height="0.017cm" svg:x="16.3cm" svg:y="8.784cm" svg:viewBox="0 0 1762 18" draw:points="0,18 1762,18 1762,0 0,0">
          <text:p/>
        </draw:polygon>
        <draw:polygon draw:style-name="gr143" draw:text-style-name="P10" draw:layer="layout" svg:width="5.376cm" svg:height="0.017cm" svg:x="5.133cm" svg:y="8.868cm" svg:viewBox="0 0 5377 18" draw:points="0,18 5377,18 5377,0 0,0">
          <text:p/>
        </draw:polygon>
        <draw:polygon draw:style-name="gr143" draw:text-style-name="P10" draw:layer="layout" svg:width="0.44cm" svg:height="0.018cm" svg:x="17.621cm" svg:y="9.287cm" svg:viewBox="0 0 441 19" draw:points="0,19 441,19 441,0 0,0">
          <text:p/>
        </draw:polygon>
        <draw:polygon draw:style-name="gr143" draw:text-style-name="P10" draw:layer="layout" svg:width="0.44cm" svg:height="0.017cm" svg:x="17.621cm" svg:y="9.656cm" svg:viewBox="0 0 441 18" draw:points="0,18 441,18 441,0 0,0">
          <text:p/>
        </draw:polygon>
        <draw:polygon draw:style-name="gr143" draw:text-style-name="P10" draw:layer="layout" svg:width="4.936cm" svg:height="0.017cm" svg:x="5.573cm" svg:y="10.121cm" svg:viewBox="0 0 4937 18" draw:points="0,18 4937,18 4937,0 0,0">
          <text:p/>
        </draw:polygon>
        <draw:polygon draw:style-name="gr143" draw:text-style-name="P10" draw:layer="layout" svg:width="0.534cm" svg:height="0.017cm" svg:x="7.774cm" svg:y="10.452cm" svg:viewBox="0 0 535 18" draw:points="0,18 535,18 535,0 0,0">
          <text:p/>
        </draw:polygon>
        <draw:polygon draw:style-name="gr143" draw:text-style-name="P10" draw:layer="layout" svg:width="0.534cm" svg:height="0.017cm" svg:x="7.774cm" svg:y="10.833cm" svg:viewBox="0 0 535 18" draw:points="0,18 535,18 535,0 0,0">
          <text:p/>
        </draw:polygon>
        <draw:polygon draw:style-name="gr143" draw:text-style-name="P10" draw:layer="layout" svg:width="19.147cm" svg:height="0.017cm" svg:x="1.183cm" svg:y="10.93cm" svg:viewBox="0 0 19148 18" draw:points="0,18 19148,18 19148,0 0,0">
          <text:p/>
        </draw:polygon>
        <draw:polygon draw:style-name="gr143" draw:text-style-name="P10" draw:layer="layout" svg:width="5.351cm" svg:height="0.017cm" svg:x="9.628cm" svg:y="11.053cm" svg:viewBox="0 0 5352 18" draw:points="0,18 5352,18 5352,0 0,0">
          <text:p/>
        </draw:polygon>
        <draw:polygon draw:style-name="gr143" draw:text-style-name="P10" draw:layer="layout" svg:width="5.351cm" svg:height="0.017cm" svg:x="9.628cm" svg:y="11.485cm" svg:viewBox="0 0 5352 18" draw:points="0,18 5352,18 5352,0 0,0">
          <text:p/>
        </draw:polygon>
        <draw:polygon draw:style-name="gr143" draw:text-style-name="P10" draw:layer="layout" svg:width="7.231cm" svg:height="0.017cm" svg:x="4.159cm" svg:y="11.866cm" svg:viewBox="0 0 7232 18" draw:points="0,18 7232,18 7232,0 0,0">
          <text:p/>
        </draw:polygon>
        <draw:polygon draw:style-name="gr143" draw:text-style-name="P10" draw:layer="layout" svg:width="7.552cm" svg:height="0.017cm" svg:x="12.27cm" svg:y="12.259cm" svg:viewBox="0 0 7553 18" draw:points="0,18 7553,18 7553,0 0,0">
          <text:p/>
        </draw:polygon>
        <draw:polygon draw:style-name="gr143" draw:text-style-name="P10" draw:layer="layout" svg:width="7.552cm" svg:height="0.017cm" svg:x="12.27cm" svg:y="12.602cm" svg:viewBox="0 0 7553 18" draw:points="0,18 7553,18 7553,0 0,0">
          <text:p/>
        </draw:polygon>
        <draw:polygon draw:style-name="gr143" draw:text-style-name="P10" draw:layer="layout" svg:width="7.552cm" svg:height="0.017cm" svg:x="12.27cm" svg:y="12.932cm" svg:viewBox="0 0 7553 18" draw:points="0,18 7553,18 7553,0 0,0">
          <text:p/>
        </draw:polygon>
        <draw:polygon draw:style-name="gr143" draw:text-style-name="P10" draw:layer="layout" svg:width="19.147cm" svg:height="0.017cm" svg:x="1.183cm" svg:y="13.03cm" svg:viewBox="0 0 19148 18" draw:points="0,18 19148,18 19148,0 0,0">
          <text:p/>
        </draw:polygon>
        <draw:polygon draw:style-name="gr143" draw:text-style-name="P10" draw:layer="layout" svg:width="19.147cm" svg:height="0.017cm" svg:x="1.183cm" svg:y="13.487cm" svg:viewBox="0 0 19148 18" draw:points="0,18 19148,18 19148,0 0,0">
          <text:p/>
        </draw:polygon>
        <draw:polygon draw:style-name="gr143" draw:text-style-name="P10" draw:layer="layout" svg:width="0.508cm" svg:height="0.017cm" svg:x="14.471cm" svg:y="13.61cm" svg:viewBox="0 0 509 18" draw:points="0,18 509,18 509,0 0,0">
          <text:p/>
        </draw:polygon>
        <draw:polygon draw:style-name="gr143" draw:text-style-name="P10" draw:layer="layout" svg:width="0.508cm" svg:height="0.017cm" svg:x="14.471cm" svg:y="13.881cm" svg:viewBox="0 0 509 18" draw:points="0,18 509,18 509,0 0,0">
          <text:p/>
        </draw:polygon>
        <draw:polygon draw:style-name="gr143" draw:text-style-name="P10" draw:layer="layout" svg:width="0.508cm" svg:height="0.017cm" svg:x="14.471cm" svg:y="13.953cm" svg:viewBox="0 0 509 18" draw:points="0,18 509,18 509,0 0,0">
          <text:p/>
        </draw:polygon>
        <draw:polygon draw:style-name="gr143" draw:text-style-name="P10" draw:layer="layout" svg:width="0.508cm" svg:height="0.017cm" svg:x="14.471cm" svg:y="14.257cm" svg:viewBox="0 0 509 18" draw:points="0,18 509,18 509,0 0,0">
          <text:p/>
        </draw:polygon>
        <draw:polygon draw:style-name="gr143" draw:text-style-name="P10" draw:layer="layout" svg:width="0.508cm" svg:height="0.017cm" svg:x="14.471cm" svg:y="14.342cm" svg:viewBox="0 0 509 18" draw:points="0,18 509,18 509,0 0,0">
          <text:p/>
        </draw:polygon>
        <draw:polygon draw:style-name="gr143" draw:text-style-name="P10" draw:layer="layout" svg:width="0.508cm" svg:height="0.017cm" svg:x="14.471cm" svg:y="14.638cm" svg:viewBox="0 0 509 18" draw:points="0,18 509,18 509,0 0,0">
          <text:p/>
        </draw:polygon>
        <draw:polygon draw:style-name="gr143" draw:text-style-name="P10" draw:layer="layout" svg:width="0.508cm" svg:height="0.017cm" svg:x="14.471cm" svg:y="14.761cm" svg:viewBox="0 0 509 18" draw:points="0,18 509,18 509,0 0,0">
          <text:p/>
        </draw:polygon>
        <draw:polygon draw:style-name="gr143" draw:text-style-name="P10" draw:layer="layout" svg:width="0.508cm" svg:height="0.016cm" svg:x="14.471cm" svg:y="15.058cm" svg:viewBox="0 0 509 17" draw:points="0,17 509,17 509,0 0,0">
          <text:p/>
        </draw:polygon>
        <draw:polygon draw:style-name="gr143" draw:text-style-name="P10" draw:layer="layout" svg:width="0.508cm" svg:height="0.017cm" svg:x="14.471cm" svg:y="15.155cm" svg:viewBox="0 0 509 18" draw:points="0,18 509,18 509,0 0,0">
          <text:p/>
        </draw:polygon>
        <draw:polygon draw:style-name="gr143" draw:text-style-name="P10" draw:layer="layout" svg:width="0.508cm" svg:height="0.017cm" svg:x="14.471cm" svg:y="15.451cm" svg:viewBox="0 0 509 18" draw:points="0,18 509,18 509,0 0,0">
          <text:p/>
        </draw:polygon>
        <draw:polygon draw:style-name="gr143" draw:text-style-name="P10" draw:layer="layout" svg:width="0.508cm" svg:height="0.017cm" svg:x="14.471cm" svg:y="15.549cm" svg:viewBox="0 0 509 18" draw:points="0,18 509,18 509,0 0,0">
          <text:p/>
        </draw:polygon>
        <draw:polygon draw:style-name="gr143" draw:text-style-name="P10" draw:layer="layout" svg:width="0.508cm" svg:height="0.017cm" svg:x="14.471cm" svg:y="15.845cm" svg:viewBox="0 0 509 18" draw:points="0,18 509,18 509,0 0,0">
          <text:p/>
        </draw:polygon>
        <draw:polygon draw:style-name="gr143" draw:text-style-name="P10" draw:layer="layout" svg:width="0.508cm" svg:height="0.017cm" svg:x="14.471cm" svg:y="15.955cm" svg:viewBox="0 0 509 18" draw:points="0,18 509,18 509,0 0,0">
          <text:p/>
        </draw:polygon>
        <draw:polygon draw:style-name="gr143" draw:text-style-name="P10" draw:layer="layout" svg:width="0.508cm" svg:height="0.017cm" svg:x="14.471cm" svg:y="16.251cm" svg:viewBox="0 0 509 18" draw:points="0,18 509,18 509,0 0,0">
          <text:p/>
        </draw:polygon>
        <draw:polygon draw:style-name="gr143" draw:text-style-name="P10" draw:layer="layout" svg:width="0.508cm" svg:height="0.017cm" svg:x="14.471cm" svg:y="16.374cm" svg:viewBox="0 0 509 18" draw:points="0,18 509,18 509,0 0,0">
          <text:p/>
        </draw:polygon>
        <draw:polygon draw:style-name="gr143" draw:text-style-name="P10" draw:layer="layout" svg:width="0.508cm" svg:height="0.017cm" svg:x="14.471cm" svg:y="16.67cm" svg:viewBox="0 0 509 18" draw:points="0,18 509,18 509,0 0,0">
          <text:p/>
        </draw:polygon>
        <draw:polygon draw:style-name="gr143" draw:text-style-name="P10" draw:layer="layout" svg:width="0.508cm" svg:height="0.017cm" svg:x="14.471cm" svg:y="16.78cm" svg:viewBox="0 0 509 18" draw:points="0,18 509,18 509,0 0,0">
          <text:p/>
        </draw:polygon>
        <draw:polygon draw:style-name="gr143" draw:text-style-name="P10" draw:layer="layout" svg:width="0.508cm" svg:height="0.017cm" svg:x="14.471cm" svg:y="17.077cm" svg:viewBox="0 0 509 18" draw:points="0,18 509,18 509,0 0,0">
          <text:p/>
        </draw:polygon>
        <draw:polygon draw:style-name="gr143" draw:text-style-name="P10" draw:layer="layout" svg:width="0.508cm" svg:height="0.017cm" svg:x="14.471cm" svg:y="17.2cm" svg:viewBox="0 0 509 18" draw:points="0,18 509,18 509,0 0,0">
          <text:p/>
        </draw:polygon>
        <draw:polygon draw:style-name="gr143" draw:text-style-name="P10" draw:layer="layout" svg:width="0.508cm" svg:height="0.017cm" svg:x="14.471cm" svg:y="17.496cm" svg:viewBox="0 0 509 18" draw:points="0,18 509,18 509,0 0,0">
          <text:p/>
        </draw:polygon>
        <draw:polygon draw:style-name="gr143" draw:text-style-name="P10" draw:layer="layout" svg:width="0.508cm" svg:height="0.017cm" svg:x="14.471cm" svg:y="17.606cm" svg:viewBox="0 0 509 18" draw:points="0,18 509,18 509,0 0,0">
          <text:p/>
        </draw:polygon>
        <draw:polygon draw:style-name="gr143" draw:text-style-name="P10" draw:layer="layout" svg:width="0.508cm" svg:height="0.017cm" svg:x="14.471cm" svg:y="17.902cm" svg:viewBox="0 0 509 18" draw:points="0,18 509,18 509,0 0,0">
          <text:p/>
        </draw:polygon>
        <draw:polygon draw:style-name="gr143" draw:text-style-name="P10" draw:layer="layout" svg:width="0.508cm" svg:height="0.017cm" svg:x="14.471cm" svg:y="18.012cm" svg:viewBox="0 0 509 18" draw:points="0,18 509,18 509,0 0,0">
          <text:p/>
        </draw:polygon>
        <draw:polygon draw:style-name="gr143" draw:text-style-name="P10" draw:layer="layout" svg:width="0.508cm" svg:height="0.017cm" svg:x="14.471cm" svg:y="18.309cm" svg:viewBox="0 0 509 18" draw:points="0,18 509,18 509,0 0,0">
          <text:p/>
        </draw:polygon>
        <draw:polygon draw:style-name="gr143" draw:text-style-name="P10" draw:layer="layout" svg:width="0.508cm" svg:height="0.017cm" svg:x="14.471cm" svg:y="18.419cm" svg:viewBox="0 0 509 18" draw:points="0,18 509,18 509,0 0,0">
          <text:p/>
        </draw:polygon>
        <draw:polygon draw:style-name="gr143" draw:text-style-name="P10" draw:layer="layout" svg:width="0.508cm" svg:height="0.017cm" svg:x="14.471cm" svg:y="18.715cm" svg:viewBox="0 0 509 18" draw:points="0,18 509,18 509,0 0,0">
          <text:p/>
        </draw:polygon>
        <draw:polygon draw:style-name="gr143" draw:text-style-name="P10" draw:layer="layout" svg:width="0.508cm" svg:height="0.017cm" svg:x="14.471cm" svg:y="18.825cm" svg:viewBox="0 0 509 18" draw:points="0,18 509,18 509,0 0,0">
          <text:p/>
        </draw:polygon>
        <draw:polygon draw:style-name="gr143" draw:text-style-name="P10" draw:layer="layout" svg:width="0.508cm" svg:height="0.016cm" svg:x="14.471cm" svg:y="19.122cm" svg:viewBox="0 0 509 17" draw:points="0,17 509,17 509,0 0,0">
          <text:p/>
        </draw:polygon>
        <draw:polygon draw:style-name="gr143" draw:text-style-name="P10" draw:layer="layout" svg:width="0.508cm" svg:height="0.017cm" svg:x="14.471cm" svg:y="19.232cm" svg:viewBox="0 0 509 18" draw:points="0,18 509,18 509,0 0,0">
          <text:p/>
        </draw:polygon>
        <draw:polygon draw:style-name="gr143" draw:text-style-name="P10" draw:layer="layout" svg:width="0.508cm" svg:height="0.017cm" svg:x="14.471cm" svg:y="19.536cm" svg:viewBox="0 0 509 18" draw:points="0,18 509,18 509,0 0,0">
          <text:p/>
        </draw:polygon>
        <draw:polygon draw:style-name="gr143" draw:text-style-name="P10" draw:layer="layout" svg:width="19.147cm" svg:height="0.017cm" svg:x="1.183cm" svg:y="19.765cm" svg:viewBox="0 0 19148 18" draw:points="0,18 19148,18 19148,0 0,0">
          <text:p/>
        </draw:polygon>
        <draw:polygon draw:style-name="gr143" draw:text-style-name="P10" draw:layer="layout" svg:width="19.147cm" svg:height="0.017cm" svg:x="1.183cm" svg:y="20.489cm" svg:viewBox="0 0 19148 18" draw:points="0,18 19148,18 19148,0 0,0">
          <text:p/>
        </draw:polygon>
        <draw:polygon draw:style-name="gr143" draw:text-style-name="P10" draw:layer="layout" svg:width="1.761cm" svg:height="0.017cm" svg:x="18.061cm" svg:y="21.001cm" svg:viewBox="0 0 1762 18" draw:points="0,18 1762,18 1762,0 0,0">
          <text:p/>
        </draw:polygon>
        <draw:polygon draw:style-name="gr143" draw:text-style-name="P10" draw:layer="layout" svg:width="1.761cm" svg:height="0.017cm" svg:x="18.061cm" svg:y="21.357cm" svg:viewBox="0 0 1762 18" draw:points="0,18 1762,18 1762,0 0,0">
          <text:p/>
        </draw:polygon>
        <draw:polygon draw:style-name="gr143" draw:text-style-name="P10" draw:layer="layout" svg:width="1.761cm" svg:height="0.018cm" svg:x="12.27cm" svg:y="21.479cm" svg:viewBox="0 0 1762 19" draw:points="0,19 1762,19 1762,0 0,0">
          <text:p/>
        </draw:polygon>
        <draw:polygon draw:style-name="gr143" draw:text-style-name="P10" draw:layer="layout" svg:width="1.761cm" svg:height="0.017cm" svg:x="12.27cm" svg:y="21.899cm" svg:viewBox="0 0 1762 18" draw:points="0,18 1762,18 1762,0 0,0">
          <text:p/>
        </draw:polygon>
        <draw:polygon draw:style-name="gr143" draw:text-style-name="P10" draw:layer="layout" svg:width="19.147cm" svg:height="0.017cm" svg:x="1.183cm" svg:y="22.021cm" svg:viewBox="0 0 19148 18" draw:points="0,18 19148,18 19148,0 0,0">
          <text:p/>
        </draw:polygon>
        <draw:polygon draw:style-name="gr143" draw:text-style-name="P10" draw:layer="layout" svg:width="0.44cm" svg:height="0.017cm" svg:x="15.42cm" svg:y="22.686cm" svg:viewBox="0 0 441 18" draw:points="0,18 441,18 441,0 0,0">
          <text:p/>
        </draw:polygon>
        <draw:polygon draw:style-name="gr143" draw:text-style-name="P10" draw:layer="layout" svg:width="0.44cm" svg:height="0.017cm" svg:x="15.42cm" svg:y="22.991cm" svg:viewBox="0 0 441 18" draw:points="0,18 441,18 441,0 0,0">
          <text:p/>
        </draw:polygon>
        <draw:polygon draw:style-name="gr143" draw:text-style-name="P10" draw:layer="layout" svg:width="0.44cm" svg:height="0.017cm" svg:x="15.42cm" svg:y="23.101cm" svg:viewBox="0 0 441 18" draw:points="0,18 441,18 441,0 0,0">
          <text:p/>
        </draw:polygon>
        <draw:polygon draw:style-name="gr143" draw:text-style-name="P10" draw:layer="layout" svg:width="0.44cm" svg:height="0.018cm" svg:x="15.42cm" svg:y="23.431cm" svg:viewBox="0 0 441 19" draw:points="0,19 441,19 441,0 0,0">
          <text:p/>
        </draw:polygon>
        <draw:polygon draw:style-name="gr143" draw:text-style-name="P10" draw:layer="layout" svg:width="0.44cm" svg:height="0.017cm" svg:x="8.308cm" svg:y="23.579cm" svg:viewBox="0 0 441 18" draw:points="0,18 441,18 441,0 0,0">
          <text:p/>
        </draw:polygon>
        <draw:polygon draw:style-name="gr143" draw:text-style-name="P10" draw:layer="layout" svg:width="1.761cm" svg:height="0.017cm" svg:x="18.061cm" svg:y="23.935cm" svg:viewBox="0 0 1762 18" draw:points="0,18 1762,18 1762,0 0,0">
          <text:p/>
        </draw:polygon>
        <draw:polygon draw:style-name="gr143" draw:text-style-name="P10" draw:layer="layout" svg:width="1.761cm" svg:height="0.016cm" svg:x="18.061cm" svg:y="24.329cm" svg:viewBox="0 0 1762 17" draw:points="0,17 1762,17 1762,0 0,0">
          <text:p/>
        </draw:polygon>
        <draw:polygon draw:style-name="gr143" draw:text-style-name="P10" draw:layer="layout" svg:width="19.147cm" svg:height="0.017cm" svg:x="1.183cm" svg:y="24.451cm" svg:viewBox="0 0 19148 18" draw:points="0,18 19148,18 19148,0 0,0">
          <text:p/>
        </draw:polygon>
        <draw:polygon draw:style-name="gr143" draw:text-style-name="P10" draw:layer="layout" svg:width="3.522cm" svg:height="0.017cm" svg:x="16.3cm" svg:y="24.536cm" svg:viewBox="0 0 3523 18" draw:points="0,18 3523,18 3523,0 0,0">
          <text:p/>
        </draw:polygon>
        <draw:polygon draw:style-name="gr143" draw:text-style-name="P10" draw:layer="layout" svg:width="3.522cm" svg:height="0.017cm" svg:x="16.3cm" svg:y="25.298cm" svg:viewBox="0 0 3523 18" draw:points="0,18 3523,18 3523,0 0,0">
          <text:p/>
        </draw:polygon>
        <draw:polygon draw:style-name="gr143" draw:text-style-name="P10" draw:layer="layout" svg:width="19.147cm" svg:height="0.017cm" svg:x="1.183cm" svg:y="25.421cm" svg:viewBox="0 0 19148 18" draw:points="0,18 19148,18 19148,0 0,0">
          <text:p/>
        </draw:polygon>
        <draw:polygon draw:style-name="gr143" draw:text-style-name="P10" draw:layer="layout" svg:width="19.147cm" svg:height="0.017cm" svg:x="1.183cm" svg:y="25.878cm" svg:viewBox="0 0 19148 18" draw:points="0,18 19148,18 19148,0 0,0">
          <text:p/>
        </draw:polygon>
        <draw:polygon draw:style-name="gr143" draw:text-style-name="P10" draw:layer="layout" svg:width="10.287cm" svg:height="0.017cm" svg:x="5.573cm" svg:y="26.026cm" svg:viewBox="0 0 10288 18" draw:points="0,18 10288,18 10288,0 0,0">
          <text:p/>
        </draw:polygon>
        <draw:polygon draw:style-name="gr143" draw:text-style-name="P10" draw:layer="layout" svg:width="10.287cm" svg:height="0.017cm" svg:x="5.573cm" svg:y="26.445cm" svg:viewBox="0 0 10288 18" draw:points="0,18 10288,18 10288,0 0,0">
          <text:p/>
        </draw:polygon>
        <draw:polygon draw:style-name="gr143" draw:text-style-name="P10" draw:layer="layout" svg:width="9.847cm" svg:height="0.017cm" svg:x="6.013cm" svg:y="26.593cm" svg:viewBox="0 0 9848 18" draw:points="0,18 9848,18 9848,0 0,0">
          <text:p/>
        </draw:polygon>
        <draw:polygon draw:style-name="gr143" draw:text-style-name="P10" draw:layer="layout" svg:width="9.847cm" svg:height="0.017cm" svg:x="6.013cm" svg:y="27.012cm" svg:viewBox="0 0 9848 18" draw:points="0,18 9848,18 9848,0 0,0">
          <text:p/>
        </draw:polygon>
        <draw:polygon draw:style-name="gr143" draw:text-style-name="P10" draw:layer="layout" svg:width="9.847cm" svg:height="0.017cm" svg:x="6.013cm" svg:y="27.406cm" svg:viewBox="0 0 9848 18" draw:points="0,18 9848,18 9848,0 0,0">
          <text:p/>
        </draw:polygon>
        <draw:polygon draw:style-name="gr143" draw:text-style-name="P10" draw:layer="layout" svg:width="1.854cm" svg:height="0.017cm" svg:x="7.334cm" svg:y="27.554cm" svg:viewBox="0 0 1855 18" draw:points="0,18 1855,18 1855,0 0,0">
          <text:p/>
        </draw:polygon>
        <draw:polygon draw:style-name="gr143" draw:text-style-name="P10" draw:layer="layout" svg:width="1.854cm" svg:height="0.017cm" svg:x="7.334cm" svg:y="27.91cm" svg:viewBox="0 0 1855 18" draw:points="0,18 1855,18 1855,0 0,0">
          <text:p/>
        </draw:polygon>
        <draw:polygon draw:style-name="gr143" draw:text-style-name="P10" draw:layer="layout" svg:width="19.147cm" svg:height="0.017cm" svg:x="1.183cm" svg:y="28.672cm" svg:viewBox="0 0 19148 18" draw:points="0,18 19148,18 19148,0 0,0">
          <text:p/>
        </draw:polygon>
        <draw:frame draw:style-name="gr282" draw:text-style-name="P11" draw:layer="layout" svg:width="3.317cm" svg:height="0.239cm" svg:x="16.495cm" svg:y="27.688cm">
          <draw:text-box>
            <text:p text:style-name="P2"><text:span text:style-name="T11">…………………………………………</text:span><text:span text:style-name="T11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Black1" svg:font-family="ArialBlack"/>
    <style:font-face style:name="Tahoma1" svg:font-family="Tahoma"/>
    <style:font-face style:name="Arial1" svg:font-family="Arial" style:font-pitch="variable"/>
    <style:font-face style:name="ArialBlack" svg:font-family="ArialBlack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12cm" fo:margin-bottom="0.4cm" fo:margin-left="0.217cm" fo:margin-right="0.365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2T18:17:34.661638677</dc:date>
    <meta:editing-duration>PT1H29M56S</meta:editing-duration>
    <meta:editing-cycles>3</meta:editing-cycles>
    <meta:generator>LibreOffice/6.4.6.2$Linux_X86_64 LibreOffice_project/40$Build-2</meta:generator>
    <meta:document-statistic meta:object-count="1801"/>
  </office:meta>
</office:document-meta>
</file>